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744cm"/>
    </style:style>
    <style:style style:name="co2" style:family="table-column">
      <style:table-column-properties fo:break-before="auto" style:column-width="1.475cm"/>
    </style:style>
    <style:style style:name="co3" style:family="table-column">
      <style:table-column-properties fo:break-before="auto" style:column-width="1.669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3.057cm"/>
    </style:style>
    <style:style style:name="co6" style:family="table-column">
      <style:table-column-properties fo:break-before="auto" style:column-width="4.445cm"/>
    </style:style>
    <style:style style:name="co7" style:family="table-column">
      <style:table-column-properties fo:break-before="auto" style:column-width="3.362cm"/>
    </style:style>
    <style:style style:name="co8" style:family="table-column">
      <style:table-column-properties fo:break-before="auto" style:column-width="2.584cm"/>
    </style:style>
    <style:style style:name="co9" style:family="table-column">
      <style:table-column-properties fo:break-before="auto" style:column-width="3.833cm"/>
    </style:style>
    <style:style style:name="co10" style:family="table-column">
      <style:table-column-properties fo:break-before="auto" style:column-width="3.556cm"/>
    </style:style>
    <style:style style:name="co11" style:family="table-column">
      <style:table-column-properties fo:break-before="auto" style:column-width="2.612cm"/>
    </style:style>
    <style:style style:name="co12" style:family="table-column">
      <style:table-column-properties fo:break-before="auto" style:column-width="1.28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number-columns-repeated="8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" table:default-cell-style-name="Default"/>
        <table:table-column table:style-name="co12" table:default-cell-style-name="Default"/>
        <table:table-column table:style-name="co2" table:number-columns-repeated="7" table:default-cell-style-name="Default"/>
        <table:table-row table:style-name="ro1">
          <table:table-cell office:value-type="string">
            <text:p>Insertions</text:p>
          </table:table-cell>
          <table:table-cell office:value-type="float" office:value="125000">
            <text:p>125000</text:p>
          </table:table-cell>
          <table:table-cell office:value-type="float" office:value="250000">
            <text:p>250000</text:p>
          </table:table-cell>
          <table:table-cell office:value-type="float" office:value="375000">
            <text:p>375000</text:p>
          </table:table-cell>
          <table:table-cell office:value-type="float" office:value="500000">
            <text:p>500000</text:p>
          </table:table-cell>
          <table:table-cell office:value-type="float" office:value="625000">
            <text:p>625000</text:p>
          </table:table-cell>
          <table:table-cell office:value-type="float" office:value="750000">
            <text:p>750000</text:p>
          </table:table-cell>
          <table:table-cell office:value-type="float" office:value="875000">
            <text:p>875000</text:p>
          </table:table-cell>
          <table:table-cell office:value-type="float" office:value="1000000">
            <text:p>1000000</text:p>
          </table:table-cell>
          <table:table-cell/>
          <table:table-cell office:value-type="string">
            <text:p>CacheStats</text:p>
          </table:table-cell>
          <table:table-cell office:value-type="string">
            <text:p>Disk Usage (MB)</text:p>
          </table:table-cell>
          <table:table-cell office:value-type="string">
            <text:p>Uncompressed Size (MB)</text:p>
          </table:table-cell>
          <table:table-cell office:value-type="string">
            <text:p>Compression Ratio</text:p>
          </table:table-cell>
          <table:table-cell office:value-type="string">
            <text:p>Parition Count</text:p>
          </table:table-cell>
          <table:table-cell office:value-type="string">
            <text:p>Serialization Time (%)</text:p>
          </table:table-cell>
          <table:table-cell office:value-type="string">
            <text:p>Disk Write Time (%)</text:p>
          </table:table-cell>
          <table:table-cell/>
          <table:table-cell office:value-type="string">
            <text:p>Contains</text:p>
          </table:table-cell>
          <table:table-cell office:value-type="float" office:value="200000">
            <text:p>200000</text:p>
          </table:table-cell>
          <table:table-cell office:value-type="float" office:value="400000">
            <text:p>400000</text:p>
          </table:table-cell>
          <table:table-cell office:value-type="float" office:value="600000">
            <text:p>600000</text:p>
          </table:table-cell>
          <table:table-cell office:value-type="float" office:value="800000">
            <text:p>800000</text:p>
          </table:table-cell>
          <table:table-cell office:value-type="float" office:value="1000000">
            <text:p>1000000</text:p>
          </table:table-cell>
          <table:table-cell office:value-type="float" office:value="1200000">
            <text:p>1200000</text:p>
          </table:table-cell>
          <table:table-cell office:value-type="float" office:value="1400000">
            <text:p>1400000</text:p>
          </table:table-cell>
          <table:table-cell office:value-type="float" office:value="1600000">
            <text:p>1600000</text:p>
          </table:table-cell>
          <table:table-cell/>
          <table:table-cell office:value-type="string">
            <text:p>PrefixSearches</text:p>
          </table:table-cell>
          <table:table-cell office:value-type="float" office:value="100000">
            <text:p>100000</text:p>
          </table:table-cell>
          <table:table-cell office:value-type="float" office:value="200000">
            <text:p>200000</text:p>
          </table:table-cell>
          <table:table-cell office:value-type="float" office:value="300000">
            <text:p>300000</text:p>
          </table:table-cell>
          <table:table-cell office:value-type="float" office:value="400000">
            <text:p>400000</text:p>
          </table:table-cell>
          <table:table-cell office:value-type="float" office:value="500000">
            <text:p>500000</text:p>
          </table:table-cell>
          <table:table-cell office:value-type="float" office:value="600000">
            <text:p>600000</text:p>
          </table:table-cell>
          <table:table-cell office:value-type="float" office:value="700000">
            <text:p>700000</text:p>
          </table:table-cell>
          <table:table-cell office:value-type="float" office:value="800000">
            <text:p>800000</text:p>
          </table:table-cell>
          <table:table-cell office:value-type="string">
            <text:p>TotalResults</text:p>
          </table:table-cell>
          <table:table-cell/>
          <table:table-cell office:value-type="string">
            <text:p>Removals</text:p>
          </table:table-cell>
          <table:table-cell office:value-type="float" office:value="93750">
            <text:p>93750</text:p>
          </table:table-cell>
          <table:table-cell office:value-type="float" office:value="187500">
            <text:p>187500</text:p>
          </table:table-cell>
          <table:table-cell office:value-type="float" office:value="281250">
            <text:p>281250</text:p>
          </table:table-cell>
          <table:table-cell office:value-type="float" office:value="375000">
            <text:p>375000</text:p>
          </table:table-cell>
          <table:table-cell office:value-type="float" office:value="468750">
            <text:p>468750</text:p>
          </table:table-cell>
          <table:table-cell office:value-type="float" office:value="562500">
            <text:p>562500</text:p>
          </table:table-cell>
          <table:table-cell office:value-type="float" office:value="656250">
            <text:p>656250</text:p>
          </table:table-cell>
          <table:table-cell office:value-type="float" office:value="750000">
            <text:p>750000</text:p>
          </table:table-cell>
        </table:table-row>
        <table:table-row table:style-name="ro1">
          <table:table-cell office:value-type="string">
            <text:p>BTree-Seq-CompressSnappy-ArrayList-15000-rawIteration0</text:p>
          </table:table-cell>
          <table:table-cell office:value-type="float" office:value="0.12">
            <text:p>0.12</text:p>
          </table:table-cell>
          <table:table-cell office:value-type="float" office:value="0.21">
            <text:p>0.21</text:p>
          </table:table-cell>
          <table:table-cell office:value-type="float" office:value="0.38">
            <text:p>0.38</text:p>
          </table:table-cell>
          <table:table-cell office:value-type="float" office:value="0.54">
            <text:p>0.54</text:p>
          </table:table-cell>
          <table:table-cell office:value-type="float" office:value="0.7">
            <text:p>0.7</text:p>
          </table:table-cell>
          <table:table-cell office:value-type="float" office:value="0.86">
            <text:p>0.86</text:p>
          </table:table-cell>
          <table:table-cell office:value-type="float" office:value="1.02">
            <text:p>1.02</text:p>
          </table:table-cell>
          <table:table-cell office:value-type="float" office:value="1.18">
            <text:p>1.18</text:p>
          </table:table-cell>
          <table:table-cell/>
          <table:table-cell office:value-type="string">
            <text:p>BTree-Seq-CompressSnappy-ArrayList-15000-rawIteration0</text:p>
          </table:table-cell>
          <table:table-cell office:value-type="float" office:value="5.07">
            <text:p>5.07</text:p>
          </table:table-cell>
          <table:table-cell office:value-type="float" office:value="191.09">
            <text:p>191.09</text:p>
          </table:table-cell>
          <table:table-cell office:value-type="float" office:value="0.027">
            <text:p>0.027</text:p>
          </table:table-cell>
          <table:table-cell office:value-type="float" office:value="134">
            <text:p>134</text:p>
          </table:table-cell>
          <table:table-cell office:value-type="float" office:value="0.337">
            <text:p>0.337</text:p>
          </table:table-cell>
          <table:table-cell office:value-type="float" office:value="0.042">
            <text:p>0.042</text:p>
          </table:table-cell>
          <table:table-cell/>
          <table:table-cell office:value-type="string">
            <text:p>BTree-Seq-CompressSnappy-ArrayList-15000-rawIteration0</text:p>
          </table:table-cell>
          <table:table-cell office:value-type="float" office:value="0.21">
            <text:p>0.21</text:p>
          </table:table-cell>
          <table:table-cell office:value-type="float" office:value="0.42">
            <text:p>0.42</text:p>
          </table:table-cell>
          <table:table-cell office:value-type="float" office:value="0.64">
            <text:p>0.64</text:p>
          </table:table-cell>
          <table:table-cell office:value-type="float" office:value="0.86">
            <text:p>0.86</text:p>
          </table:table-cell>
          <table:table-cell office:value-type="float" office:value="1.07">
            <text:p>1.07</text:p>
          </table:table-cell>
          <table:table-cell office:value-type="float" office:value="1.28">
            <text:p>1.28</text:p>
          </table:table-cell>
          <table:table-cell office:value-type="float" office:value="1.49">
            <text:p>1.49</text:p>
          </table:table-cell>
          <table:table-cell office:value-type="float" office:value="1.75">
            <text:p>1.75</text:p>
          </table:table-cell>
          <table:table-cell/>
          <table:table-cell office:value-type="string">
            <text:p>BTree-Seq-CompressSnappy-ArrayList-15000-rawIteration0</text:p>
          </table:table-cell>
          <table:table-cell office:value-type="float" office:value="4.52">
            <text:p>4.52</text:p>
          </table:table-cell>
          <table:table-cell office:value-type="float" office:value="9.64">
            <text:p>9.64</text:p>
          </table:table-cell>
          <table:table-cell office:value-type="float" office:value="14.76">
            <text:p>14.76</text:p>
          </table:table-cell>
          <table:table-cell office:value-type="float" office:value="20.2">
            <text:p>20.2</text:p>
          </table:table-cell>
          <table:table-cell office:value-type="float" office:value="25.06">
            <text:p>25.06</text:p>
          </table:table-cell>
          <table:table-cell office:value-type="float" office:value="30.02">
            <text:p>30.02</text:p>
          </table:table-cell>
          <table:table-cell office:value-type="float" office:value="35.02">
            <text:p>35.02</text:p>
          </table:table-cell>
          <table:table-cell office:value-type="float" office:value="39.97">
            <text:p>39.97</text:p>
          </table:table-cell>
          <table:table-cell office:value-type="string">
            <text:p>8.0E7</text:p>
          </table:table-cell>
          <table:table-cell/>
          <table:table-cell office:value-type="string">
            <text:p>BTree-Seq-CompressSnappy-ArrayList-15000-rawIteration0</text:p>
          </table:table-cell>
          <table:table-cell office:value-type="float" office:value="0.23">
            <text:p>0.23</text:p>
          </table:table-cell>
          <table:table-cell office:value-type="float" office:value="0.47">
            <text:p>0.47</text:p>
          </table:table-cell>
          <table:table-cell office:value-type="float" office:value="0.71">
            <text:p>0.71</text:p>
          </table:table-cell>
          <table:table-cell office:value-type="float" office:value="0.94">
            <text:p>0.94</text:p>
          </table:table-cell>
          <table:table-cell office:value-type="float" office:value="1.17">
            <text:p>1.17</text:p>
          </table:table-cell>
          <table:table-cell office:value-type="float" office:value="1.38">
            <text:p>1.38</text:p>
          </table:table-cell>
          <table:table-cell office:value-type="float" office:value="1.57">
            <text:p>1.57</text:p>
          </table:table-cell>
          <table:table-cell office:value-type="float" office:value="1.77">
            <text:p>1.77</text:p>
          </table:table-cell>
        </table:table-row>
        <table:table-row table:style-name="ro1">
          <table:table-cell office:value-type="string">
            <text:p>BTree-Seq-CompressSnappy-ArrayList-15000-rawIteration1</text:p>
          </table:table-cell>
          <table:table-cell office:value-type="float" office:value="0.09">
            <text:p>0.09</text:p>
          </table:table-cell>
          <table:table-cell office:value-type="float" office:value="0.18">
            <text:p>0.18</text:p>
          </table:table-cell>
          <table:table-cell office:value-type="float" office:value="0.33">
            <text:p>0.33</text:p>
          </table:table-cell>
          <table:table-cell office:value-type="float" office:value="0.48">
            <text:p>0.48</text:p>
          </table:table-cell>
          <table:table-cell office:value-type="float" office:value="0.63">
            <text:p>0.63</text:p>
          </table:table-cell>
          <table:table-cell office:value-type="float" office:value="0.79">
            <text:p>0.79</text:p>
          </table:table-cell>
          <table:table-cell office:value-type="float" office:value="0.94">
            <text:p>0.94</text:p>
          </table:table-cell>
          <table:table-cell office:value-type="float" office:value="1.1">
            <text:p>1.1</text:p>
          </table:table-cell>
          <table:table-cell/>
          <table:table-cell office:value-type="string">
            <text:p>BTree-Seq-CompressSnappy-ArrayList-15000-rawIteration1</text:p>
          </table:table-cell>
          <table:table-cell office:value-type="float" office:value="5.07">
            <text:p>5.07</text:p>
          </table:table-cell>
          <table:table-cell office:value-type="float" office:value="191.09">
            <text:p>191.09</text:p>
          </table:table-cell>
          <table:table-cell office:value-type="float" office:value="0.027">
            <text:p>0.027</text:p>
          </table:table-cell>
          <table:table-cell office:value-type="float" office:value="134">
            <text:p>134</text:p>
          </table:table-cell>
          <table:table-cell office:value-type="float" office:value="0.364">
            <text:p>0.364</text:p>
          </table:table-cell>
          <table:table-cell office:value-type="float" office:value="0.034">
            <text:p>0.034</text:p>
          </table:table-cell>
          <table:table-cell/>
          <table:table-cell office:value-type="string">
            <text:p>BTree-Seq-CompressSnappy-ArrayList-15000-rawIteration1</text:p>
          </table:table-cell>
          <table:table-cell office:value-type="float" office:value="0.21">
            <text:p>0.21</text:p>
          </table:table-cell>
          <table:table-cell office:value-type="float" office:value="0.43">
            <text:p>0.43</text:p>
          </table:table-cell>
          <table:table-cell office:value-type="float" office:value="0.64">
            <text:p>0.64</text:p>
          </table:table-cell>
          <table:table-cell office:value-type="float" office:value="0.86">
            <text:p>0.86</text:p>
          </table:table-cell>
          <table:table-cell office:value-type="float" office:value="1.12">
            <text:p>1.12</text:p>
          </table:table-cell>
          <table:table-cell office:value-type="float" office:value="1.33">
            <text:p>1.33</text:p>
          </table:table-cell>
          <table:table-cell office:value-type="float" office:value="1.54">
            <text:p>1.54</text:p>
          </table:table-cell>
          <table:table-cell office:value-type="float" office:value="1.75">
            <text:p>1.75</text:p>
          </table:table-cell>
          <table:table-cell/>
          <table:table-cell office:value-type="string">
            <text:p>BTree-Seq-CompressSnappy-ArrayList-15000-rawIteration1</text:p>
          </table:table-cell>
          <table:table-cell office:value-type="float" office:value="4.73">
            <text:p>4.73</text:p>
          </table:table-cell>
          <table:table-cell office:value-type="float" office:value="9.64">
            <text:p>9.64</text:p>
          </table:table-cell>
          <table:table-cell office:value-type="float" office:value="14.57">
            <text:p>14.57</text:p>
          </table:table-cell>
          <table:table-cell office:value-type="float" office:value="19.6">
            <text:p>19.6</text:p>
          </table:table-cell>
          <table:table-cell office:value-type="float" office:value="24.29">
            <text:p>24.29</text:p>
          </table:table-cell>
          <table:table-cell office:value-type="float" office:value="29.22">
            <text:p>29.22</text:p>
          </table:table-cell>
          <table:table-cell office:value-type="float" office:value="34.2">
            <text:p>34.2</text:p>
          </table:table-cell>
          <table:table-cell office:value-type="float" office:value="38.91">
            <text:p>38.91</text:p>
          </table:table-cell>
          <table:table-cell office:value-type="string">
            <text:p>8.0E7</text:p>
          </table:table-cell>
          <table:table-cell/>
          <table:table-cell office:value-type="string">
            <text:p>BTree-Seq-CompressSnappy-ArrayList-15000-rawIteration1</text:p>
          </table:table-cell>
          <table:table-cell office:value-type="float" office:value="0.23">
            <text:p>0.23</text:p>
          </table:table-cell>
          <table:table-cell office:value-type="float" office:value="0.49">
            <text:p>0.49</text:p>
          </table:table-cell>
          <table:table-cell office:value-type="float" office:value="0.73">
            <text:p>0.73</text:p>
          </table:table-cell>
          <table:table-cell office:value-type="float" office:value="0.97">
            <text:p>0.97</text:p>
          </table:table-cell>
          <table:table-cell office:value-type="float" office:value="1.2">
            <text:p>1.2</text:p>
          </table:table-cell>
          <table:table-cell office:value-type="float" office:value="1.41">
            <text:p>1.41</text:p>
          </table:table-cell>
          <table:table-cell office:value-type="float" office:value="1.62">
            <text:p>1.62</text:p>
          </table:table-cell>
          <table:table-cell office:value-type="float" office:value="1.82">
            <text:p>1.82</text:p>
          </table:table-cell>
        </table:table-row>
        <table:table-row table:style-name="ro1">
          <table:table-cell office:value-type="string">
            <text:p>BTree-Seq-CompressSnappy-ArrayList-15000-rawIteration2</text:p>
          </table:table-cell>
          <table:table-cell office:value-type="float" office:value="0.09">
            <text:p>0.09</text:p>
          </table:table-cell>
          <table:table-cell office:value-type="float" office:value="0.19">
            <text:p>0.19</text:p>
          </table:table-cell>
          <table:table-cell office:value-type="float" office:value="0.33">
            <text:p>0.33</text:p>
          </table:table-cell>
          <table:table-cell office:value-type="float" office:value="0.49">
            <text:p>0.49</text:p>
          </table:table-cell>
          <table:table-cell office:value-type="float" office:value="0.64">
            <text:p>0.64</text:p>
          </table:table-cell>
          <table:table-cell office:value-type="float" office:value="0.8">
            <text:p>0.8</text:p>
          </table:table-cell>
          <table:table-cell office:value-type="float" office:value="0.95">
            <text:p>0.95</text:p>
          </table:table-cell>
          <table:table-cell office:value-type="float" office:value="1.11">
            <text:p>1.11</text:p>
          </table:table-cell>
          <table:table-cell/>
          <table:table-cell office:value-type="string">
            <text:p>BTree-Seq-CompressSnappy-ArrayList-15000-rawIteration2</text:p>
          </table:table-cell>
          <table:table-cell office:value-type="float" office:value="5.07">
            <text:p>5.07</text:p>
          </table:table-cell>
          <table:table-cell office:value-type="float" office:value="191.09">
            <text:p>191.09</text:p>
          </table:table-cell>
          <table:table-cell office:value-type="float" office:value="0.027">
            <text:p>0.027</text:p>
          </table:table-cell>
          <table:table-cell office:value-type="float" office:value="134">
            <text:p>134</text:p>
          </table:table-cell>
          <table:table-cell office:value-type="float" office:value="0.363">
            <text:p>0.363</text:p>
          </table:table-cell>
          <table:table-cell office:value-type="float" office:value="0.036">
            <text:p>0.036</text:p>
          </table:table-cell>
          <table:table-cell/>
          <table:table-cell office:value-type="string">
            <text:p>BTree-Seq-CompressSnappy-ArrayList-15000-rawIteration2</text:p>
          </table:table-cell>
          <table:table-cell office:value-type="float" office:value="0.21">
            <text:p>0.21</text:p>
          </table:table-cell>
          <table:table-cell office:value-type="float" office:value="0.42">
            <text:p>0.42</text:p>
          </table:table-cell>
          <table:table-cell office:value-type="float" office:value="0.63">
            <text:p>0.63</text:p>
          </table:table-cell>
          <table:table-cell office:value-type="float" office:value="0.84">
            <text:p>0.84</text:p>
          </table:table-cell>
          <table:table-cell office:value-type="float" office:value="1.05">
            <text:p>1.05</text:p>
          </table:table-cell>
          <table:table-cell office:value-type="float" office:value="1.31">
            <text:p>1.31</text:p>
          </table:table-cell>
          <table:table-cell office:value-type="float" office:value="1.51">
            <text:p>1.51</text:p>
          </table:table-cell>
          <table:table-cell office:value-type="float" office:value="1.72">
            <text:p>1.72</text:p>
          </table:table-cell>
          <table:table-cell/>
          <table:table-cell office:value-type="string">
            <text:p>BTree-Seq-CompressSnappy-ArrayList-15000-rawIteration2</text:p>
          </table:table-cell>
          <table:table-cell office:value-type="float" office:value="4.69">
            <text:p>4.69</text:p>
          </table:table-cell>
          <table:table-cell office:value-type="float" office:value="9.56">
            <text:p>9.56</text:p>
          </table:table-cell>
          <table:table-cell office:value-type="float" office:value="14.49">
            <text:p>14.49</text:p>
          </table:table-cell>
          <table:table-cell office:value-type="float" office:value="19.15">
            <text:p>19.15</text:p>
          </table:table-cell>
          <table:table-cell office:value-type="float" office:value="23.92">
            <text:p>23.92</text:p>
          </table:table-cell>
          <table:table-cell office:value-type="float" office:value="29.03">
            <text:p>29.03</text:p>
          </table:table-cell>
          <table:table-cell office:value-type="float" office:value="34.06">
            <text:p>34.06</text:p>
          </table:table-cell>
          <table:table-cell office:value-type="float" office:value="38.62">
            <text:p>38.62</text:p>
          </table:table-cell>
          <table:table-cell office:value-type="string">
            <text:p>8.0E7</text:p>
          </table:table-cell>
          <table:table-cell/>
          <table:table-cell office:value-type="string">
            <text:p>BTree-Seq-CompressSnappy-ArrayList-15000-rawIteration2</text:p>
          </table:table-cell>
          <table:table-cell office:value-type="float" office:value="0.24">
            <text:p>0.24</text:p>
          </table:table-cell>
          <table:table-cell office:value-type="float" office:value="0.48">
            <text:p>0.48</text:p>
          </table:table-cell>
          <table:table-cell office:value-type="float" office:value="0.71">
            <text:p>0.71</text:p>
          </table:table-cell>
          <table:table-cell office:value-type="float" office:value="0.94">
            <text:p>0.94</text:p>
          </table:table-cell>
          <table:table-cell office:value-type="float" office:value="1.17">
            <text:p>1.17</text:p>
          </table:table-cell>
          <table:table-cell office:value-type="float" office:value="1.38">
            <text:p>1.38</text:p>
          </table:table-cell>
          <table:table-cell office:value-type="float" office:value="1.58">
            <text:p>1.58</text:p>
          </table:table-cell>
          <table:table-cell office:value-type="float" office:value="1.77">
            <text:p>1.77</text:p>
          </table:table-cell>
        </table:table-row>
        <table:table-row table:style-name="ro1">
          <table:table-cell office:value-type="string">
            <text:p>BTree-Seq-CompressSnappy-25000-rawIteration0</text:p>
          </table:table-cell>
          <table:table-cell office:value-type="float" office:value="0.09">
            <text:p>0.09</text:p>
          </table:table-cell>
          <table:table-cell office:value-type="float" office:value="0.18">
            <text:p>0.18</text:p>
          </table:table-cell>
          <table:table-cell office:value-type="float" office:value="0.34">
            <text:p>0.34</text:p>
          </table:table-cell>
          <table:table-cell office:value-type="float" office:value="0.49">
            <text:p>0.49</text:p>
          </table:table-cell>
          <table:table-cell office:value-type="float" office:value="0.65">
            <text:p>0.65</text:p>
          </table:table-cell>
          <table:table-cell office:value-type="float" office:value="0.81">
            <text:p>0.81</text:p>
          </table:table-cell>
          <table:table-cell office:value-type="float" office:value="0.97">
            <text:p>0.97</text:p>
          </table:table-cell>
          <table:table-cell office:value-type="float" office:value="1.14">
            <text:p>1.14</text:p>
          </table:table-cell>
          <table:table-cell/>
          <table:table-cell office:value-type="string">
            <text:p>BTree-Seq-CompressSnappy-25000-rawIteration0</text:p>
          </table:table-cell>
          <table:table-cell office:value-type="float" office:value="5.03">
            <text:p>5.03</text:p>
          </table:table-cell>
          <table:table-cell office:value-type="float" office:value="189.63">
            <text:p>189.63</text:p>
          </table:table-cell>
          <table:table-cell office:value-type="float" office:value="0.027">
            <text:p>0.027</text:p>
          </table:table-cell>
          <table:table-cell office:value-type="float" office:value="80">
            <text:p>80</text:p>
          </table:table-cell>
          <table:table-cell office:value-type="float" office:value="0.354">
            <text:p>0.354</text:p>
          </table:table-cell>
          <table:table-cell office:value-type="float" office:value="0.035">
            <text:p>0.035</text:p>
          </table:table-cell>
          <table:table-cell/>
          <table:table-cell office:value-type="string">
            <text:p>BTree-Seq-CompressSnappy-25000-rawIteration0</text:p>
          </table:table-cell>
          <table:table-cell office:value-type="float" office:value="0.21">
            <text:p>0.21</text:p>
          </table:table-cell>
          <table:table-cell office:value-type="float" office:value="0.42">
            <text:p>0.42</text:p>
          </table:table-cell>
          <table:table-cell office:value-type="float" office:value="0.63">
            <text:p>0.63</text:p>
          </table:table-cell>
          <table:table-cell office:value-type="float" office:value="0.84">
            <text:p>0.84</text:p>
          </table:table-cell>
          <table:table-cell office:value-type="float" office:value="1.08">
            <text:p>1.08</text:p>
          </table:table-cell>
          <table:table-cell office:value-type="float" office:value="1.34">
            <text:p>1.34</text:p>
          </table:table-cell>
          <table:table-cell office:value-type="float" office:value="1.56">
            <text:p>1.56</text:p>
          </table:table-cell>
          <table:table-cell office:value-type="float" office:value="1.77">
            <text:p>1.77</text:p>
          </table:table-cell>
          <table:table-cell/>
          <table:table-cell office:value-type="string">
            <text:p>BTree-Seq-CompressSnappy-25000-rawIteration0</text:p>
          </table:table-cell>
          <table:table-cell office:value-type="float" office:value="5.01">
            <text:p>5.01</text:p>
          </table:table-cell>
          <table:table-cell office:value-type="float" office:value="9.89">
            <text:p>9.89</text:p>
          </table:table-cell>
          <table:table-cell office:value-type="float" office:value="14.89">
            <text:p>14.89</text:p>
          </table:table-cell>
          <table:table-cell office:value-type="float" office:value="19.7">
            <text:p>19.7</text:p>
          </table:table-cell>
          <table:table-cell office:value-type="float" office:value="24.91">
            <text:p>24.91</text:p>
          </table:table-cell>
          <table:table-cell office:value-type="float" office:value="30.13">
            <text:p>30.13</text:p>
          </table:table-cell>
          <table:table-cell office:value-type="float" office:value="35.36">
            <text:p>35.36</text:p>
          </table:table-cell>
          <table:table-cell office:value-type="float" office:value="39.84">
            <text:p>39.84</text:p>
          </table:table-cell>
          <table:table-cell office:value-type="string">
            <text:p>8.0E7</text:p>
          </table:table-cell>
          <table:table-cell/>
          <table:table-cell office:value-type="string">
            <text:p>BTree-Seq-CompressSnappy-25000-rawIteration0</text:p>
          </table:table-cell>
          <table:table-cell office:value-type="float" office:value="0.31">
            <text:p>0.31</text:p>
          </table:table-cell>
          <table:table-cell office:value-type="float" office:value="0.63">
            <text:p>0.63</text:p>
          </table:table-cell>
          <table:table-cell office:value-type="float" office:value="0.95">
            <text:p>0.95</text:p>
          </table:table-cell>
          <table:table-cell office:value-type="float" office:value="1.26">
            <text:p>1.26</text:p>
          </table:table-cell>
          <table:table-cell office:value-type="float" office:value="1.57">
            <text:p>1.57</text:p>
          </table:table-cell>
          <table:table-cell office:value-type="float" office:value="1.85">
            <text:p>1.85</text:p>
          </table:table-cell>
          <table:table-cell office:value-type="float" office:value="2.13">
            <text:p>2.13</text:p>
          </table:table-cell>
          <table:table-cell office:value-type="float" office:value="2.4">
            <text:p>2.4</text:p>
          </table:table-cell>
        </table:table-row>
        <table:table-row table:style-name="ro1">
          <table:table-cell office:value-type="string">
            <text:p>BTree-Seq-CompressSnappy-25000-rawIteration1</text:p>
          </table:table-cell>
          <table:table-cell office:value-type="float" office:value="0.09">
            <text:p>0.09</text:p>
          </table:table-cell>
          <table:table-cell office:value-type="float" office:value="0.18">
            <text:p>0.18</text:p>
          </table:table-cell>
          <table:table-cell office:value-type="float" office:value="0.34">
            <text:p>0.34</text:p>
          </table:table-cell>
          <table:table-cell office:value-type="float" office:value="0.51">
            <text:p>0.51</text:p>
          </table:table-cell>
          <table:table-cell office:value-type="float" office:value="0.67">
            <text:p>0.67</text:p>
          </table:table-cell>
          <table:table-cell office:value-type="float" office:value="0.82">
            <text:p>0.82</text:p>
          </table:table-cell>
          <table:table-cell office:value-type="float" office:value="0.98">
            <text:p>0.98</text:p>
          </table:table-cell>
          <table:table-cell office:value-type="float" office:value="1.14">
            <text:p>1.14</text:p>
          </table:table-cell>
          <table:table-cell/>
          <table:table-cell office:value-type="string">
            <text:p>BTree-Seq-CompressSnappy-25000-rawIteration1</text:p>
          </table:table-cell>
          <table:table-cell office:value-type="float" office:value="5.03">
            <text:p>5.03</text:p>
          </table:table-cell>
          <table:table-cell office:value-type="float" office:value="189.63">
            <text:p>189.63</text:p>
          </table:table-cell>
          <table:table-cell office:value-type="float" office:value="0.027">
            <text:p>0.027</text:p>
          </table:table-cell>
          <table:table-cell office:value-type="float" office:value="80">
            <text:p>80</text:p>
          </table:table-cell>
          <table:table-cell office:value-type="float" office:value="0.355">
            <text:p>0.355</text:p>
          </table:table-cell>
          <table:table-cell office:value-type="float" office:value="0.032">
            <text:p>0.032</text:p>
          </table:table-cell>
          <table:table-cell/>
          <table:table-cell office:value-type="string">
            <text:p>BTree-Seq-CompressSnappy-25000-rawIteration1</text:p>
          </table:table-cell>
          <table:table-cell office:value-type="float" office:value="0.21">
            <text:p>0.21</text:p>
          </table:table-cell>
          <table:table-cell office:value-type="float" office:value="0.42">
            <text:p>0.42</text:p>
          </table:table-cell>
          <table:table-cell office:value-type="float" office:value="0.62">
            <text:p>0.62</text:p>
          </table:table-cell>
          <table:table-cell office:value-type="float" office:value="0.83">
            <text:p>0.83</text:p>
          </table:table-cell>
          <table:table-cell office:value-type="float" office:value="1.05">
            <text:p>1.05</text:p>
          </table:table-cell>
          <table:table-cell office:value-type="float" office:value="1.31">
            <text:p>1.31</text:p>
          </table:table-cell>
          <table:table-cell office:value-type="float" office:value="1.52">
            <text:p>1.52</text:p>
          </table:table-cell>
          <table:table-cell office:value-type="float" office:value="1.73">
            <text:p>1.73</text:p>
          </table:table-cell>
          <table:table-cell/>
          <table:table-cell office:value-type="string">
            <text:p>BTree-Seq-CompressSnappy-25000-rawIteration1</text:p>
          </table:table-cell>
          <table:table-cell office:value-type="float" office:value="4.63">
            <text:p>4.63</text:p>
          </table:table-cell>
          <table:table-cell office:value-type="float" office:value="9.53">
            <text:p>9.53</text:p>
          </table:table-cell>
          <table:table-cell office:value-type="float" office:value="14.46">
            <text:p>14.46</text:p>
          </table:table-cell>
          <table:table-cell office:value-type="float" office:value="19.11">
            <text:p>19.11</text:p>
          </table:table-cell>
          <table:table-cell office:value-type="float" office:value="23.8">
            <text:p>23.8</text:p>
          </table:table-cell>
          <table:table-cell office:value-type="float" office:value="28.83">
            <text:p>28.83</text:p>
          </table:table-cell>
          <table:table-cell office:value-type="float" office:value="33.83">
            <text:p>33.83</text:p>
          </table:table-cell>
          <table:table-cell office:value-type="float" office:value="38.3">
            <text:p>38.3</text:p>
          </table:table-cell>
          <table:table-cell office:value-type="string">
            <text:p>8.0E7</text:p>
          </table:table-cell>
          <table:table-cell/>
          <table:table-cell office:value-type="string">
            <text:p>BTree-Seq-CompressSnappy-25000-rawIteration1</text:p>
          </table:table-cell>
          <table:table-cell office:value-type="float" office:value="0.32">
            <text:p>0.32</text:p>
          </table:table-cell>
          <table:table-cell office:value-type="float" office:value="0.63">
            <text:p>0.63</text:p>
          </table:table-cell>
          <table:table-cell office:value-type="float" office:value="0.94">
            <text:p>0.94</text:p>
          </table:table-cell>
          <table:table-cell office:value-type="float" office:value="1.26">
            <text:p>1.26</text:p>
          </table:table-cell>
          <table:table-cell office:value-type="float" office:value="1.57">
            <text:p>1.57</text:p>
          </table:table-cell>
          <table:table-cell office:value-type="float" office:value="1.87">
            <text:p>1.87</text:p>
          </table:table-cell>
          <table:table-cell office:value-type="float" office:value="2.14">
            <text:p>2.14</text:p>
          </table:table-cell>
          <table:table-cell office:value-type="float" office:value="2.42">
            <text:p>2.42</text:p>
          </table:table-cell>
        </table:table-row>
        <table:table-row table:style-name="ro1">
          <table:table-cell office:value-type="string">
            <text:p>BTree-Seq-CompressSnappy-25000-rawIteration2</text:p>
          </table:table-cell>
          <table:table-cell office:value-type="float" office:value="0.09">
            <text:p>0.09</text:p>
          </table:table-cell>
          <table:table-cell office:value-type="float" office:value="0.18">
            <text:p>0.18</text:p>
          </table:table-cell>
          <table:table-cell office:value-type="float" office:value="0.33">
            <text:p>0.33</text:p>
          </table:table-cell>
          <table:table-cell office:value-type="float" office:value="0.48">
            <text:p>0.48</text:p>
          </table:table-cell>
          <table:table-cell office:value-type="float" office:value="0.64">
            <text:p>0.64</text:p>
          </table:table-cell>
          <table:table-cell office:value-type="float" office:value="0.8">
            <text:p>0.8</text:p>
          </table:table-cell>
          <table:table-cell office:value-type="float" office:value="0.95">
            <text:p>0.95</text:p>
          </table:table-cell>
          <table:table-cell office:value-type="float" office:value="1.11">
            <text:p>1.11</text:p>
          </table:table-cell>
          <table:table-cell/>
          <table:table-cell office:value-type="string">
            <text:p>BTree-Seq-CompressSnappy-25000-rawIteration2</text:p>
          </table:table-cell>
          <table:table-cell office:value-type="float" office:value="5.03">
            <text:p>5.03</text:p>
          </table:table-cell>
          <table:table-cell office:value-type="float" office:value="189.63">
            <text:p>189.63</text:p>
          </table:table-cell>
          <table:table-cell office:value-type="float" office:value="0.027">
            <text:p>0.027</text:p>
          </table:table-cell>
          <table:table-cell office:value-type="float" office:value="80">
            <text:p>80</text:p>
          </table:table-cell>
          <table:table-cell office:value-type="float" office:value="0.365">
            <text:p>0.365</text:p>
          </table:table-cell>
          <table:table-cell office:value-type="float" office:value="0.02">
            <text:p>0.02</text:p>
          </table:table-cell>
          <table:table-cell/>
          <table:table-cell office:value-type="string">
            <text:p>BTree-Seq-CompressSnappy-25000-rawIteration2</text:p>
          </table:table-cell>
          <table:table-cell office:value-type="float" office:value="0.21">
            <text:p>0.21</text:p>
          </table:table-cell>
          <table:table-cell office:value-type="float" office:value="0.41">
            <text:p>0.41</text:p>
          </table:table-cell>
          <table:table-cell office:value-type="float" office:value="0.63">
            <text:p>0.63</text:p>
          </table:table-cell>
          <table:table-cell office:value-type="float" office:value="0.84">
            <text:p>0.84</text:p>
          </table:table-cell>
          <table:table-cell office:value-type="float" office:value="1.05">
            <text:p>1.05</text:p>
          </table:table-cell>
          <table:table-cell office:value-type="float" office:value="1.31">
            <text:p>1.31</text:p>
          </table:table-cell>
          <table:table-cell office:value-type="float" office:value="1.51">
            <text:p>1.51</text:p>
          </table:table-cell>
          <table:table-cell office:value-type="float" office:value="1.72">
            <text:p>1.72</text:p>
          </table:table-cell>
          <table:table-cell/>
          <table:table-cell office:value-type="string">
            <text:p>BTree-Seq-CompressSnappy-25000-rawIteration2</text:p>
          </table:table-cell>
          <table:table-cell office:value-type="float" office:value="4.61">
            <text:p>4.61</text:p>
          </table:table-cell>
          <table:table-cell office:value-type="float" office:value="9.49">
            <text:p>9.49</text:p>
          </table:table-cell>
          <table:table-cell office:value-type="float" office:value="14.38">
            <text:p>14.38</text:p>
          </table:table-cell>
          <table:table-cell office:value-type="float" office:value="19.06">
            <text:p>19.06</text:p>
          </table:table-cell>
          <table:table-cell office:value-type="float" office:value="23.78">
            <text:p>23.78</text:p>
          </table:table-cell>
          <table:table-cell office:value-type="float" office:value="28.77">
            <text:p>28.77</text:p>
          </table:table-cell>
          <table:table-cell office:value-type="float" office:value="33.85">
            <text:p>33.85</text:p>
          </table:table-cell>
          <table:table-cell office:value-type="float" office:value="38.29">
            <text:p>38.29</text:p>
          </table:table-cell>
          <table:table-cell office:value-type="string">
            <text:p>8.0E7</text:p>
          </table:table-cell>
          <table:table-cell/>
          <table:table-cell office:value-type="string">
            <text:p>BTree-Seq-CompressSnappy-25000-rawIteration2</text:p>
          </table:table-cell>
          <table:table-cell office:value-type="float" office:value="0.32">
            <text:p>0.32</text:p>
          </table:table-cell>
          <table:table-cell office:value-type="float" office:value="0.64">
            <text:p>0.64</text:p>
          </table:table-cell>
          <table:table-cell office:value-type="float" office:value="0.96">
            <text:p>0.96</text:p>
          </table:table-cell>
          <table:table-cell office:value-type="float" office:value="1.27">
            <text:p>1.27</text:p>
          </table:table-cell>
          <table:table-cell office:value-type="float" office:value="1.58">
            <text:p>1.58</text:p>
          </table:table-cell>
          <table:table-cell office:value-type="float" office:value="1.87">
            <text:p>1.87</text:p>
          </table:table-cell>
          <table:table-cell office:value-type="float" office:value="2.15">
            <text:p>2.15</text:p>
          </table:table-cell>
          <table:table-cell office:value-type="float" office:value="2.42">
            <text:p>2.42</text:p>
          </table:table-cell>
        </table:table-row>
        <table:table-row table:style-name="ro1">
          <table:table-cell office:value-type="string">
            <text:p>BTree-Seq-CompressGzip-ArrayList-15000-rawIteration0</text:p>
          </table:table-cell>
          <table:table-cell office:value-type="float" office:value="0.09">
            <text:p>0.09</text:p>
          </table:table-cell>
          <table:table-cell office:value-type="float" office:value="0.18">
            <text:p>0.18</text:p>
          </table:table-cell>
          <table:table-cell office:value-type="float" office:value="0.47">
            <text:p>0.47</text:p>
          </table:table-cell>
          <table:table-cell office:value-type="float" office:value="0.74">
            <text:p>0.74</text:p>
          </table:table-cell>
          <table:table-cell office:value-type="float" office:value="0.99">
            <text:p>0.99</text:p>
          </table:table-cell>
          <table:table-cell office:value-type="float" office:value="1.26">
            <text:p>1.26</text:p>
          </table:table-cell>
          <table:table-cell office:value-type="float" office:value="1.53">
            <text:p>1.53</text:p>
          </table:table-cell>
          <table:table-cell office:value-type="float" office:value="1.78">
            <text:p>1.78</text:p>
          </table:table-cell>
          <table:table-cell/>
          <table:table-cell office:value-type="string">
            <text:p>BTree-Seq-CompressGzip-ArrayList-15000-rawIteration0</text:p>
          </table:table-cell>
          <table:table-cell office:value-type="float" office:value="2.37">
            <text:p>2.37</text:p>
          </table:table-cell>
          <table:table-cell office:value-type="float" office:value="191.09">
            <text:p>191.09</text:p>
          </table:table-cell>
          <table:table-cell office:value-type="float" office:value="0.012">
            <text:p>0.012</text:p>
          </table:table-cell>
          <table:table-cell office:value-type="float" office:value="134">
            <text:p>134</text:p>
          </table:table-cell>
          <table:table-cell office:value-type="float" office:value="0.718">
            <text:p>0.718</text:p>
          </table:table-cell>
          <table:table-cell office:value-type="float" office:value="0.029">
            <text:p>0.029</text:p>
          </table:table-cell>
          <table:table-cell/>
          <table:table-cell office:value-type="string">
            <text:p>BTree-Seq-CompressGzip-ArrayList-15000-rawIteration0</text:p>
          </table:table-cell>
          <table:table-cell office:value-type="float" office:value="0.41">
            <text:p>0.41</text:p>
          </table:table-cell>
          <table:table-cell office:value-type="float" office:value="0.74">
            <text:p>0.74</text:p>
          </table:table-cell>
          <table:table-cell office:value-type="float" office:value="1.07">
            <text:p>1.07</text:p>
          </table:table-cell>
          <table:table-cell office:value-type="float" office:value="1.41">
            <text:p>1.41</text:p>
          </table:table-cell>
          <table:table-cell office:value-type="float" office:value="1.73">
            <text:p>1.73</text:p>
          </table:table-cell>
          <table:table-cell office:value-type="float" office:value="2.06">
            <text:p>2.06</text:p>
          </table:table-cell>
          <table:table-cell office:value-type="float" office:value="2.46">
            <text:p>2.46</text:p>
          </table:table-cell>
          <table:table-cell office:value-type="float" office:value="2.8">
            <text:p>2.8</text:p>
          </table:table-cell>
          <table:table-cell/>
          <table:table-cell office:value-type="string">
            <text:p>BTree-Seq-CompressGzip-ArrayList-15000-rawIteration0</text:p>
          </table:table-cell>
          <table:table-cell office:value-type="float" office:value="11.59">
            <text:p>11.59</text:p>
          </table:table-cell>
          <table:table-cell office:value-type="float" office:value="23.34">
            <text:p>23.34</text:p>
          </table:table-cell>
          <table:table-cell office:value-type="float" office:value="34.88">
            <text:p>34.88</text:p>
          </table:table-cell>
          <table:table-cell office:value-type="float" office:value="46.82">
            <text:p>46.82</text:p>
          </table:table-cell>
          <table:table-cell office:value-type="float" office:value="58.43">
            <text:p>58.43</text:p>
          </table:table-cell>
          <table:table-cell office:value-type="float" office:value="70.75">
            <text:p>70.75</text:p>
          </table:table-cell>
          <table:table-cell office:value-type="float" office:value="82.34">
            <text:p>82.34</text:p>
          </table:table-cell>
          <table:table-cell office:value-type="float" office:value="94.13">
            <text:p>94.13</text:p>
          </table:table-cell>
          <table:table-cell office:value-type="string">
            <text:p>8.0E7</text:p>
          </table:table-cell>
          <table:table-cell/>
          <table:table-cell office:value-type="string">
            <text:p>BTree-Seq-CompressGzip-ArrayList-15000-rawIteration0</text:p>
          </table:table-cell>
          <table:table-cell office:value-type="float" office:value="0.33">
            <text:p>0.33</text:p>
          </table:table-cell>
          <table:table-cell office:value-type="float" office:value="0.7">
            <text:p>0.7</text:p>
          </table:table-cell>
          <table:table-cell office:value-type="float" office:value="1.03">
            <text:p>1.03</text:p>
          </table:table-cell>
          <table:table-cell office:value-type="float" office:value="1.36">
            <text:p>1.36</text:p>
          </table:table-cell>
          <table:table-cell office:value-type="float" office:value="1.72">
            <text:p>1.72</text:p>
          </table:table-cell>
          <table:table-cell office:value-type="float" office:value="1.97">
            <text:p>1.97</text:p>
          </table:table-cell>
          <table:table-cell office:value-type="float" office:value="2.21">
            <text:p>2.21</text:p>
          </table:table-cell>
          <table:table-cell office:value-type="float" office:value="2.44">
            <text:p>2.44</text:p>
          </table:table-cell>
        </table:table-row>
        <table:table-row table:style-name="ro1">
          <table:table-cell office:value-type="string">
            <text:p>BTree-Seq-CompressGzip-ArrayList-15000-rawIteration1</text:p>
          </table:table-cell>
          <table:table-cell office:value-type="float" office:value="0.09">
            <text:p>0.09</text:p>
          </table:table-cell>
          <table:table-cell office:value-type="float" office:value="0.2">
            <text:p>0.2</text:p>
          </table:table-cell>
          <table:table-cell office:value-type="float" office:value="0.45">
            <text:p>0.45</text:p>
          </table:table-cell>
          <table:table-cell office:value-type="float" office:value="0.74">
            <text:p>0.74</text:p>
          </table:table-cell>
          <table:table-cell office:value-type="float" office:value="1">
            <text:p>1</text:p>
          </table:table-cell>
          <table:table-cell office:value-type="float" office:value="1.29">
            <text:p>1.29</text:p>
          </table:table-cell>
          <table:table-cell office:value-type="float" office:value="1.56">
            <text:p>1.56</text:p>
          </table:table-cell>
          <table:table-cell office:value-type="float" office:value="1.83">
            <text:p>1.83</text:p>
          </table:table-cell>
          <table:table-cell/>
          <table:table-cell office:value-type="string">
            <text:p>BTree-Seq-CompressGzip-ArrayList-15000-rawIteration1</text:p>
          </table:table-cell>
          <table:table-cell office:value-type="float" office:value="2.37">
            <text:p>2.37</text:p>
          </table:table-cell>
          <table:table-cell office:value-type="float" office:value="191.09">
            <text:p>191.09</text:p>
          </table:table-cell>
          <table:table-cell office:value-type="float" office:value="0.012">
            <text:p>0.012</text:p>
          </table:table-cell>
          <table:table-cell office:value-type="float" office:value="134">
            <text:p>134</text:p>
          </table:table-cell>
          <table:table-cell office:value-type="float" office:value="0.738">
            <text:p>0.738</text:p>
          </table:table-cell>
          <table:table-cell office:value-type="float" office:value="0.028">
            <text:p>0.028</text:p>
          </table:table-cell>
          <table:table-cell/>
          <table:table-cell office:value-type="string">
            <text:p>BTree-Seq-CompressGzip-ArrayList-15000-rawIteration1</text:p>
          </table:table-cell>
          <table:table-cell office:value-type="float" office:value="0.34">
            <text:p>0.34</text:p>
          </table:table-cell>
          <table:table-cell office:value-type="float" office:value="0.68">
            <text:p>0.68</text:p>
          </table:table-cell>
          <table:table-cell office:value-type="float" office:value="1.01">
            <text:p>1.01</text:p>
          </table:table-cell>
          <table:table-cell office:value-type="float" office:value="1.34">
            <text:p>1.34</text:p>
          </table:table-cell>
          <table:table-cell office:value-type="float" office:value="1.68">
            <text:p>1.68</text:p>
          </table:table-cell>
          <table:table-cell office:value-type="float" office:value="2.08">
            <text:p>2.08</text:p>
          </table:table-cell>
          <table:table-cell office:value-type="float" office:value="2.42">
            <text:p>2.42</text:p>
          </table:table-cell>
          <table:table-cell office:value-type="float" office:value="2.76">
            <text:p>2.76</text:p>
          </table:table-cell>
          <table:table-cell/>
          <table:table-cell office:value-type="string">
            <text:p>BTree-Seq-CompressGzip-ArrayList-15000-rawIteration1</text:p>
          </table:table-cell>
          <table:table-cell office:value-type="float" office:value="11.36">
            <text:p>11.36</text:p>
          </table:table-cell>
          <table:table-cell office:value-type="float" office:value="22.98">
            <text:p>22.98</text:p>
          </table:table-cell>
          <table:table-cell office:value-type="float" office:value="34.81">
            <text:p>34.81</text:p>
          </table:table-cell>
          <table:table-cell office:value-type="float" office:value="46.58">
            <text:p>46.58</text:p>
          </table:table-cell>
          <table:table-cell office:value-type="float" office:value="58">
            <text:p>58</text:p>
          </table:table-cell>
          <table:table-cell office:value-type="float" office:value="69.59">
            <text:p>69.59</text:p>
          </table:table-cell>
          <table:table-cell office:value-type="float" office:value="81.25">
            <text:p>81.25</text:p>
          </table:table-cell>
          <table:table-cell office:value-type="float" office:value="92.44">
            <text:p>92.44</text:p>
          </table:table-cell>
          <table:table-cell office:value-type="string">
            <text:p>8.0E7</text:p>
          </table:table-cell>
          <table:table-cell/>
          <table:table-cell office:value-type="string">
            <text:p>BTree-Seq-CompressGzip-ArrayList-15000-rawIteration1</text:p>
          </table:table-cell>
          <table:table-cell office:value-type="float" office:value="0.34">
            <text:p>0.34</text:p>
          </table:table-cell>
          <table:table-cell office:value-type="float" office:value="0.69">
            <text:p>0.69</text:p>
          </table:table-cell>
          <table:table-cell office:value-type="float" office:value="1.03">
            <text:p>1.03</text:p>
          </table:table-cell>
          <table:table-cell office:value-type="float" office:value="1.37">
            <text:p>1.37</text:p>
          </table:table-cell>
          <table:table-cell office:value-type="float" office:value="1.69">
            <text:p>1.69</text:p>
          </table:table-cell>
          <table:table-cell office:value-type="float" office:value="1.94">
            <text:p>1.94</text:p>
          </table:table-cell>
          <table:table-cell office:value-type="float" office:value="2.17">
            <text:p>2.17</text:p>
          </table:table-cell>
          <table:table-cell office:value-type="float" office:value="2.41">
            <text:p>2.41</text:p>
          </table:table-cell>
        </table:table-row>
        <table:table-row table:style-name="ro1">
          <table:table-cell office:value-type="string">
            <text:p>BTree-Seq-CompressGzip-ArrayList-15000-rawIteration2</text:p>
          </table:table-cell>
          <table:table-cell office:value-type="float" office:value="0.09">
            <text:p>0.09</text:p>
          </table:table-cell>
          <table:table-cell office:value-type="float" office:value="0.18">
            <text:p>0.18</text:p>
          </table:table-cell>
          <table:table-cell office:value-type="float" office:value="0.43">
            <text:p>0.43</text:p>
          </table:table-cell>
          <table:table-cell office:value-type="float" office:value="0.71">
            <text:p>0.71</text:p>
          </table:table-cell>
          <table:table-cell office:value-type="float" office:value="0.97">
            <text:p>0.97</text:p>
          </table:table-cell>
          <table:table-cell office:value-type="float" office:value="1.25">
            <text:p>1.25</text:p>
          </table:table-cell>
          <table:table-cell office:value-type="float" office:value="1.53">
            <text:p>1.53</text:p>
          </table:table-cell>
          <table:table-cell office:value-type="float" office:value="1.79">
            <text:p>1.79</text:p>
          </table:table-cell>
          <table:table-cell/>
          <table:table-cell office:value-type="string">
            <text:p>BTree-Seq-CompressGzip-ArrayList-15000-rawIteration2</text:p>
          </table:table-cell>
          <table:table-cell office:value-type="float" office:value="2.37">
            <text:p>2.37</text:p>
          </table:table-cell>
          <table:table-cell office:value-type="float" office:value="191.09">
            <text:p>191.09</text:p>
          </table:table-cell>
          <table:table-cell office:value-type="float" office:value="0.012">
            <text:p>0.012</text:p>
          </table:table-cell>
          <table:table-cell office:value-type="float" office:value="134">
            <text:p>134</text:p>
          </table:table-cell>
          <table:table-cell office:value-type="float" office:value="0.741">
            <text:p>0.741</text:p>
          </table:table-cell>
          <table:table-cell office:value-type="float" office:value="0.028">
            <text:p>0.028</text:p>
          </table:table-cell>
          <table:table-cell/>
          <table:table-cell office:value-type="string">
            <text:p>BTree-Seq-CompressGzip-ArrayList-15000-rawIteration2</text:p>
          </table:table-cell>
          <table:table-cell office:value-type="float" office:value="0.34">
            <text:p>0.34</text:p>
          </table:table-cell>
          <table:table-cell office:value-type="float" office:value="0.67">
            <text:p>0.67</text:p>
          </table:table-cell>
          <table:table-cell office:value-type="float" office:value="1">
            <text:p>1</text:p>
          </table:table-cell>
          <table:table-cell office:value-type="float" office:value="1.35">
            <text:p>1.35</text:p>
          </table:table-cell>
          <table:table-cell office:value-type="float" office:value="1.7">
            <text:p>1.7</text:p>
          </table:table-cell>
          <table:table-cell office:value-type="float" office:value="2.09">
            <text:p>2.09</text:p>
          </table:table-cell>
          <table:table-cell office:value-type="float" office:value="2.42">
            <text:p>2.42</text:p>
          </table:table-cell>
          <table:table-cell office:value-type="float" office:value="2.75">
            <text:p>2.75</text:p>
          </table:table-cell>
          <table:table-cell/>
          <table:table-cell office:value-type="string">
            <text:p>BTree-Seq-CompressGzip-ArrayList-15000-rawIteration2</text:p>
          </table:table-cell>
          <table:table-cell office:value-type="float" office:value="11.35">
            <text:p>11.35</text:p>
          </table:table-cell>
          <table:table-cell office:value-type="float" office:value="22.93">
            <text:p>22.93</text:p>
          </table:table-cell>
          <table:table-cell office:value-type="float" office:value="34.52">
            <text:p>34.52</text:p>
          </table:table-cell>
          <table:table-cell office:value-type="float" office:value="45.83">
            <text:p>45.83</text:p>
          </table:table-cell>
          <table:table-cell office:value-type="float" office:value="57.14">
            <text:p>57.14</text:p>
          </table:table-cell>
          <table:table-cell office:value-type="float" office:value="68.8">
            <text:p>68.8</text:p>
          </table:table-cell>
          <table:table-cell office:value-type="float" office:value="80.48">
            <text:p>80.48</text:p>
          </table:table-cell>
          <table:table-cell office:value-type="float" office:value="91.59">
            <text:p>91.59</text:p>
          </table:table-cell>
          <table:table-cell office:value-type="string">
            <text:p>8.0E7</text:p>
          </table:table-cell>
          <table:table-cell/>
          <table:table-cell office:value-type="string">
            <text:p>BTree-Seq-CompressGzip-ArrayList-15000-rawIteration2</text:p>
          </table:table-cell>
          <table:table-cell office:value-type="float" office:value="0.34">
            <text:p>0.34</text:p>
          </table:table-cell>
          <table:table-cell office:value-type="float" office:value="0.67">
            <text:p>0.67</text:p>
          </table:table-cell>
          <table:table-cell office:value-type="float" office:value="0.99">
            <text:p>0.99</text:p>
          </table:table-cell>
          <table:table-cell office:value-type="float" office:value="1.33">
            <text:p>1.33</text:p>
          </table:table-cell>
          <table:table-cell office:value-type="float" office:value="1.66">
            <text:p>1.66</text:p>
          </table:table-cell>
          <table:table-cell office:value-type="float" office:value="1.91">
            <text:p>1.91</text:p>
          </table:table-cell>
          <table:table-cell office:value-type="float" office:value="2.14">
            <text:p>2.14</text:p>
          </table:table-cell>
          <table:table-cell office:value-type="float" office:value="2.38">
            <text:p>2.38</text:p>
          </table:table-cell>
        </table:table-row>
        <table:table-row table:style-name="ro1">
          <table:table-cell office:value-type="string">
            <text:p>BTree-Seq-CompressGzip-25000-rawIteration0</text:p>
          </table:table-cell>
          <table:table-cell office:value-type="float" office:value="0.09">
            <text:p>0.09</text:p>
          </table:table-cell>
          <table:table-cell office:value-type="float" office:value="0.18">
            <text:p>0.18</text:p>
          </table:table-cell>
          <table:table-cell office:value-type="float" office:value="0.43">
            <text:p>0.43</text:p>
          </table:table-cell>
          <table:table-cell office:value-type="float" office:value="0.71">
            <text:p>0.71</text:p>
          </table:table-cell>
          <table:table-cell office:value-type="float" office:value="1">
            <text:p>1</text:p>
          </table:table-cell>
          <table:table-cell office:value-type="float" office:value="1.28">
            <text:p>1.28</text:p>
          </table:table-cell>
          <table:table-cell office:value-type="float" office:value="1.56">
            <text:p>1.56</text:p>
          </table:table-cell>
          <table:table-cell office:value-type="float" office:value="1.85">
            <text:p>1.85</text:p>
          </table:table-cell>
          <table:table-cell/>
          <table:table-cell office:value-type="string">
            <text:p>BTree-Seq-CompressGzip-25000-rawIteration0</text:p>
          </table:table-cell>
          <table:table-cell office:value-type="float" office:value="2.33">
            <text:p>2.33</text:p>
          </table:table-cell>
          <table:table-cell office:value-type="float" office:value="189.63">
            <text:p>189.63</text:p>
          </table:table-cell>
          <table:table-cell office:value-type="float" office:value="0.012">
            <text:p>0.012</text:p>
          </table:table-cell>
          <table:table-cell office:value-type="float" office:value="80">
            <text:p>80</text:p>
          </table:table-cell>
          <table:table-cell office:value-type="float" office:value="0.745">
            <text:p>0.745</text:p>
          </table:table-cell>
          <table:table-cell office:value-type="float" office:value="0.013">
            <text:p>0.013</text:p>
          </table:table-cell>
          <table:table-cell/>
          <table:table-cell office:value-type="string">
            <text:p>BTree-Seq-CompressGzip-25000-rawIteration0</text:p>
          </table:table-cell>
          <table:table-cell office:value-type="float" office:value="0.34">
            <text:p>0.34</text:p>
          </table:table-cell>
          <table:table-cell office:value-type="float" office:value="0.68">
            <text:p>0.68</text:p>
          </table:table-cell>
          <table:table-cell office:value-type="float" office:value="1.01">
            <text:p>1.01</text:p>
          </table:table-cell>
          <table:table-cell office:value-type="float" office:value="1.34">
            <text:p>1.34</text:p>
          </table:table-cell>
          <table:table-cell office:value-type="float" office:value="1.68">
            <text:p>1.68</text:p>
          </table:table-cell>
          <table:table-cell office:value-type="float" office:value="2.08">
            <text:p>2.08</text:p>
          </table:table-cell>
          <table:table-cell office:value-type="float" office:value="2.41">
            <text:p>2.41</text:p>
          </table:table-cell>
          <table:table-cell office:value-type="float" office:value="2.75">
            <text:p>2.75</text:p>
          </table:table-cell>
          <table:table-cell/>
          <table:table-cell office:value-type="string">
            <text:p>BTree-Seq-CompressGzip-25000-rawIteration0</text:p>
          </table:table-cell>
          <table:table-cell office:value-type="float" office:value="11.32">
            <text:p>11.32</text:p>
          </table:table-cell>
          <table:table-cell office:value-type="float" office:value="22.87">
            <text:p>22.87</text:p>
          </table:table-cell>
          <table:table-cell office:value-type="float" office:value="34.42">
            <text:p>34.42</text:p>
          </table:table-cell>
          <table:table-cell office:value-type="float" office:value="45.84">
            <text:p>45.84</text:p>
          </table:table-cell>
          <table:table-cell office:value-type="float" office:value="57.19">
            <text:p>57.19</text:p>
          </table:table-cell>
          <table:table-cell office:value-type="float" office:value="68.89">
            <text:p>68.89</text:p>
          </table:table-cell>
          <table:table-cell office:value-type="float" office:value="80.49">
            <text:p>80.49</text:p>
          </table:table-cell>
          <table:table-cell office:value-type="float" office:value="91.7">
            <text:p>91.7</text:p>
          </table:table-cell>
          <table:table-cell office:value-type="string">
            <text:p>8.0E7</text:p>
          </table:table-cell>
          <table:table-cell/>
          <table:table-cell office:value-type="string">
            <text:p>BTree-Seq-CompressGzip-25000-rawIteration0</text:p>
          </table:table-cell>
          <table:table-cell office:value-type="float" office:value="0.44">
            <text:p>0.44</text:p>
          </table:table-cell>
          <table:table-cell office:value-type="float" office:value="0.89">
            <text:p>0.89</text:p>
          </table:table-cell>
          <table:table-cell office:value-type="float" office:value="1.31">
            <text:p>1.31</text:p>
          </table:table-cell>
          <table:table-cell office:value-type="float" office:value="1.75">
            <text:p>1.75</text:p>
          </table:table-cell>
          <table:table-cell office:value-type="float" office:value="2.17">
            <text:p>2.17</text:p>
          </table:table-cell>
          <table:table-cell office:value-type="float" office:value="2.53">
            <text:p>2.53</text:p>
          </table:table-cell>
          <table:table-cell office:value-type="float" office:value="2.86">
            <text:p>2.86</text:p>
          </table:table-cell>
          <table:table-cell office:value-type="float" office:value="3.19">
            <text:p>3.19</text:p>
          </table:table-cell>
        </table:table-row>
        <table:table-row table:style-name="ro1">
          <table:table-cell office:value-type="string">
            <text:p>BTree-Seq-CompressGzip-25000-rawIteration1</text:p>
          </table:table-cell>
          <table:table-cell office:value-type="float" office:value="0.09">
            <text:p>0.09</text:p>
          </table:table-cell>
          <table:table-cell office:value-type="float" office:value="0.18">
            <text:p>0.18</text:p>
          </table:table-cell>
          <table:table-cell office:value-type="float" office:value="0.44">
            <text:p>0.44</text:p>
          </table:table-cell>
          <table:table-cell office:value-type="float" office:value="0.71">
            <text:p>0.71</text:p>
          </table:table-cell>
          <table:table-cell office:value-type="float" office:value="0.98">
            <text:p>0.98</text:p>
          </table:table-cell>
          <table:table-cell office:value-type="float" office:value="1.27">
            <text:p>1.27</text:p>
          </table:table-cell>
          <table:table-cell office:value-type="float" office:value="1.54">
            <text:p>1.54</text:p>
          </table:table-cell>
          <table:table-cell office:value-type="float" office:value="1.82">
            <text:p>1.82</text:p>
          </table:table-cell>
          <table:table-cell/>
          <table:table-cell office:value-type="string">
            <text:p>BTree-Seq-CompressGzip-25000-rawIteration1</text:p>
          </table:table-cell>
          <table:table-cell office:value-type="float" office:value="2.33">
            <text:p>2.33</text:p>
          </table:table-cell>
          <table:table-cell office:value-type="float" office:value="189.63">
            <text:p>189.63</text:p>
          </table:table-cell>
          <table:table-cell office:value-type="float" office:value="0.012">
            <text:p>0.012</text:p>
          </table:table-cell>
          <table:table-cell office:value-type="float" office:value="80">
            <text:p>80</text:p>
          </table:table-cell>
          <table:table-cell office:value-type="float" office:value="0.747">
            <text:p>0.747</text:p>
          </table:table-cell>
          <table:table-cell office:value-type="float" office:value="0.017">
            <text:p>0.017</text:p>
          </table:table-cell>
          <table:table-cell/>
          <table:table-cell office:value-type="string">
            <text:p>BTree-Seq-CompressGzip-25000-rawIteration1</text:p>
          </table:table-cell>
          <table:table-cell office:value-type="float" office:value="0.34">
            <text:p>0.34</text:p>
          </table:table-cell>
          <table:table-cell office:value-type="float" office:value="0.67">
            <text:p>0.67</text:p>
          </table:table-cell>
          <table:table-cell office:value-type="float" office:value="1.01">
            <text:p>1.01</text:p>
          </table:table-cell>
          <table:table-cell office:value-type="float" office:value="1.36">
            <text:p>1.36</text:p>
          </table:table-cell>
          <table:table-cell office:value-type="float" office:value="1.71">
            <text:p>1.71</text:p>
          </table:table-cell>
          <table:table-cell office:value-type="float" office:value="2.13">
            <text:p>2.13</text:p>
          </table:table-cell>
          <table:table-cell office:value-type="float" office:value="2.46">
            <text:p>2.46</text:p>
          </table:table-cell>
          <table:table-cell office:value-type="float" office:value="2.8">
            <text:p>2.8</text:p>
          </table:table-cell>
          <table:table-cell/>
          <table:table-cell office:value-type="string">
            <text:p>BTree-Seq-CompressGzip-25000-rawIteration1</text:p>
          </table:table-cell>
          <table:table-cell office:value-type="float" office:value="11.18">
            <text:p>11.18</text:p>
          </table:table-cell>
          <table:table-cell office:value-type="float" office:value="22.73">
            <text:p>22.73</text:p>
          </table:table-cell>
          <table:table-cell office:value-type="float" office:value="33.85">
            <text:p>33.85</text:p>
          </table:table-cell>
          <table:table-cell office:value-type="float" office:value="45.76">
            <text:p>45.76</text:p>
          </table:table-cell>
          <table:table-cell office:value-type="float" office:value="57.09">
            <text:p>57.09</text:p>
          </table:table-cell>
          <table:table-cell office:value-type="float" office:value="68.77">
            <text:p>68.77</text:p>
          </table:table-cell>
          <table:table-cell office:value-type="float" office:value="80.43">
            <text:p>80.43</text:p>
          </table:table-cell>
          <table:table-cell office:value-type="float" office:value="91.82">
            <text:p>91.82</text:p>
          </table:table-cell>
          <table:table-cell office:value-type="string">
            <text:p>8.0E7</text:p>
          </table:table-cell>
          <table:table-cell/>
          <table:table-cell office:value-type="string">
            <text:p>BTree-Seq-CompressGzip-25000-rawIteration1</text:p>
          </table:table-cell>
          <table:table-cell office:value-type="float" office:value="0.48">
            <text:p>0.48</text:p>
          </table:table-cell>
          <table:table-cell office:value-type="float" office:value="0.96">
            <text:p>0.96</text:p>
          </table:table-cell>
          <table:table-cell office:value-type="float" office:value="1.44">
            <text:p>1.44</text:p>
          </table:table-cell>
          <table:table-cell office:value-type="float" office:value="1.92">
            <text:p>1.92</text:p>
          </table:table-cell>
          <table:table-cell office:value-type="float" office:value="2.37">
            <text:p>2.37</text:p>
          </table:table-cell>
          <table:table-cell office:value-type="float" office:value="2.75">
            <text:p>2.75</text:p>
          </table:table-cell>
          <table:table-cell office:value-type="float" office:value="3.11">
            <text:p>3.11</text:p>
          </table:table-cell>
          <table:table-cell office:value-type="float" office:value="3.47">
            <text:p>3.47</text:p>
          </table:table-cell>
        </table:table-row>
        <table:table-row table:style-name="ro1">
          <table:table-cell office:value-type="string">
            <text:p>BTree-Seq-CompressGzip-25000-rawIteration2</text:p>
          </table:table-cell>
          <table:table-cell office:value-type="float" office:value="0.09">
            <text:p>0.09</text:p>
          </table:table-cell>
          <table:table-cell office:value-type="float" office:value="0.21">
            <text:p>0.21</text:p>
          </table:table-cell>
          <table:table-cell office:value-type="float" office:value="0.46">
            <text:p>0.46</text:p>
          </table:table-cell>
          <table:table-cell office:value-type="float" office:value="0.77">
            <text:p>0.77</text:p>
          </table:table-cell>
          <table:table-cell office:value-type="float" office:value="1.07">
            <text:p>1.07</text:p>
          </table:table-cell>
          <table:table-cell office:value-type="float" office:value="1.38">
            <text:p>1.38</text:p>
          </table:table-cell>
          <table:table-cell office:value-type="float" office:value="1.71">
            <text:p>1.71</text:p>
          </table:table-cell>
          <table:table-cell office:value-type="float" office:value="2.01">
            <text:p>2.01</text:p>
          </table:table-cell>
          <table:table-cell/>
          <table:table-cell office:value-type="string">
            <text:p>BTree-Seq-CompressGzip-25000-rawIteration2</text:p>
          </table:table-cell>
          <table:table-cell office:value-type="float" office:value="2.33">
            <text:p>2.33</text:p>
          </table:table-cell>
          <table:table-cell office:value-type="float" office:value="189.63">
            <text:p>189.63</text:p>
          </table:table-cell>
          <table:table-cell office:value-type="float" office:value="0.012">
            <text:p>0.012</text:p>
          </table:table-cell>
          <table:table-cell office:value-type="float" office:value="80">
            <text:p>80</text:p>
          </table:table-cell>
          <table:table-cell office:value-type="float" office:value="0.725">
            <text:p>0.725</text:p>
          </table:table-cell>
          <table:table-cell office:value-type="float" office:value="0.014">
            <text:p>0.014</text:p>
          </table:table-cell>
          <table:table-cell/>
          <table:table-cell office:value-type="string">
            <text:p>BTree-Seq-CompressGzip-25000-rawIteration2</text:p>
          </table:table-cell>
          <table:table-cell office:value-type="float" office:value="0.33">
            <text:p>0.33</text:p>
          </table:table-cell>
          <table:table-cell office:value-type="float" office:value="0.67">
            <text:p>0.67</text:p>
          </table:table-cell>
          <table:table-cell office:value-type="float" office:value="1">
            <text:p>1</text:p>
          </table:table-cell>
          <table:table-cell office:value-type="float" office:value="1.34">
            <text:p>1.34</text:p>
          </table:table-cell>
          <table:table-cell office:value-type="float" office:value="1.68">
            <text:p>1.68</text:p>
          </table:table-cell>
          <table:table-cell office:value-type="float" office:value="2.08">
            <text:p>2.08</text:p>
          </table:table-cell>
          <table:table-cell office:value-type="float" office:value="2.41">
            <text:p>2.41</text:p>
          </table:table-cell>
          <table:table-cell office:value-type="float" office:value="2.75">
            <text:p>2.75</text:p>
          </table:table-cell>
          <table:table-cell/>
          <table:table-cell office:value-type="string">
            <text:p>BTree-Seq-CompressGzip-25000-rawIteration2</text:p>
          </table:table-cell>
          <table:table-cell office:value-type="float" office:value="11.3">
            <text:p>11.3</text:p>
          </table:table-cell>
          <table:table-cell office:value-type="float" office:value="22.94">
            <text:p>22.94</text:p>
          </table:table-cell>
          <table:table-cell office:value-type="float" office:value="34.64">
            <text:p>34.64</text:p>
          </table:table-cell>
          <table:table-cell office:value-type="float" office:value="46.39">
            <text:p>46.39</text:p>
          </table:table-cell>
          <table:table-cell office:value-type="float" office:value="58.15">
            <text:p>58.15</text:p>
          </table:table-cell>
          <table:table-cell office:value-type="float" office:value="69.97">
            <text:p>69.97</text:p>
          </table:table-cell>
          <table:table-cell office:value-type="float" office:value="81.84">
            <text:p>81.84</text:p>
          </table:table-cell>
          <table:table-cell office:value-type="float" office:value="92.91">
            <text:p>92.91</text:p>
          </table:table-cell>
          <table:table-cell office:value-type="string">
            <text:p>8.0E7</text:p>
          </table:table-cell>
          <table:table-cell/>
          <table:table-cell office:value-type="string">
            <text:p>BTree-Seq-CompressGzip-25000-rawIteration2</text:p>
          </table:table-cell>
          <table:table-cell office:value-type="float" office:value="0.43">
            <text:p>0.43</text:p>
          </table:table-cell>
          <table:table-cell office:value-type="float" office:value="0.87">
            <text:p>0.87</text:p>
          </table:table-cell>
          <table:table-cell office:value-type="float" office:value="1.29">
            <text:p>1.29</text:p>
          </table:table-cell>
          <table:table-cell office:value-type="float" office:value="1.74">
            <text:p>1.74</text:p>
          </table:table-cell>
          <table:table-cell office:value-type="float" office:value="2.17">
            <text:p>2.17</text:p>
          </table:table-cell>
          <table:table-cell office:value-type="float" office:value="2.53">
            <text:p>2.53</text:p>
          </table:table-cell>
          <table:table-cell office:value-type="float" office:value="2.85">
            <text:p>2.85</text:p>
          </table:table-cell>
          <table:table-cell office:value-type="float" office:value="3.18">
            <text:p>3.18</text:p>
          </table:table-cell>
        </table:table-row>
        <table:table-row table:style-name="ro1">
          <table:table-cell office:value-type="string">
            <text:p>BTree-Seq-CompressNone-ArrayList-15000-rawIteration0</text:p>
          </table:table-cell>
          <table:table-cell office:value-type="float" office:value="0.09">
            <text:p>0.09</text:p>
          </table:table-cell>
          <table:table-cell office:value-type="float" office:value="0.18">
            <text:p>0.18</text:p>
          </table:table-cell>
          <table:table-cell office:value-type="float" office:value="0.32">
            <text:p>0.32</text:p>
          </table:table-cell>
          <table:table-cell office:value-type="float" office:value="0.45">
            <text:p>0.45</text:p>
          </table:table-cell>
          <table:table-cell office:value-type="float" office:value="0.59">
            <text:p>0.59</text:p>
          </table:table-cell>
          <table:table-cell office:value-type="float" office:value="0.75">
            <text:p>0.75</text:p>
          </table:table-cell>
          <table:table-cell office:value-type="float" office:value="0.89">
            <text:p>0.89</text:p>
          </table:table-cell>
          <table:table-cell office:value-type="float" office:value="1.02">
            <text:p>1.02</text:p>
          </table:table-cell>
          <table:table-cell/>
          <table:table-cell office:value-type="string">
            <text:p>BTree-Seq-CompressNone-ArrayList-15000-rawIteration0</text:p>
          </table:table-cell>
          <table:table-cell office:value-type="float" office:value="15.08">
            <text:p>15.08</text:p>
          </table:table-cell>
          <table:table-cell office:value-type="float" office:value="191.09">
            <text:p>191.09</text:p>
          </table:table-cell>
          <table:table-cell office:value-type="float" office:value="0.079">
            <text:p>0.079</text:p>
          </table:table-cell>
          <table:table-cell office:value-type="float" office:value="134">
            <text:p>134</text:p>
          </table:table-cell>
          <table:table-cell office:value-type="float" office:value="0.3">
            <text:p>0.3</text:p>
          </table:table-cell>
          <table:table-cell office:value-type="float" office:value="0.045">
            <text:p>0.045</text:p>
          </table:table-cell>
          <table:table-cell/>
          <table:table-cell office:value-type="string">
            <text:p>BTree-Seq-CompressNone-ArrayList-15000-rawIteration0</text:p>
          </table:table-cell>
          <table:table-cell office:value-type="float" office:value="0.22">
            <text:p>0.22</text:p>
          </table:table-cell>
          <table:table-cell office:value-type="float" office:value="0.42">
            <text:p>0.42</text:p>
          </table:table-cell>
          <table:table-cell office:value-type="float" office:value="0.63">
            <text:p>0.63</text:p>
          </table:table-cell>
          <table:table-cell office:value-type="float" office:value="0.83">
            <text:p>0.83</text:p>
          </table:table-cell>
          <table:table-cell office:value-type="float" office:value="1.05">
            <text:p>1.05</text:p>
          </table:table-cell>
          <table:table-cell office:value-type="float" office:value="1.3">
            <text:p>1.3</text:p>
          </table:table-cell>
          <table:table-cell office:value-type="float" office:value="1.48">
            <text:p>1.48</text:p>
          </table:table-cell>
          <table:table-cell office:value-type="float" office:value="1.67">
            <text:p>1.67</text:p>
          </table:table-cell>
          <table:table-cell/>
          <table:table-cell office:value-type="string">
            <text:p>BTree-Seq-CompressNone-ArrayList-15000-rawIteration0</text:p>
          </table:table-cell>
          <table:table-cell office:value-type="float" office:value="3.4">
            <text:p>3.4</text:p>
          </table:table-cell>
          <table:table-cell office:value-type="float" office:value="6.99">
            <text:p>6.99</text:p>
          </table:table-cell>
          <table:table-cell office:value-type="float" office:value="10.23">
            <text:p>10.23</text:p>
          </table:table-cell>
          <table:table-cell office:value-type="float" office:value="13.97">
            <text:p>13.97</text:p>
          </table:table-cell>
          <table:table-cell office:value-type="float" office:value="17.4">
            <text:p>17.4</text:p>
          </table:table-cell>
          <table:table-cell office:value-type="float" office:value="21.09">
            <text:p>21.09</text:p>
          </table:table-cell>
          <table:table-cell office:value-type="float" office:value="24.86">
            <text:p>24.86</text:p>
          </table:table-cell>
          <table:table-cell office:value-type="float" office:value="28.02">
            <text:p>28.02</text:p>
          </table:table-cell>
          <table:table-cell office:value-type="string">
            <text:p>8.0E7</text:p>
          </table:table-cell>
          <table:table-cell/>
          <table:table-cell office:value-type="string">
            <text:p>BTree-Seq-CompressNone-ArrayList-15000-rawIteration0</text:p>
          </table:table-cell>
          <table:table-cell office:value-type="float" office:value="0.22">
            <text:p>0.22</text:p>
          </table:table-cell>
          <table:table-cell office:value-type="float" office:value="0.44">
            <text:p>0.44</text:p>
          </table:table-cell>
          <table:table-cell office:value-type="float" office:value="0.66">
            <text:p>0.66</text:p>
          </table:table-cell>
          <table:table-cell office:value-type="float" office:value="0.88">
            <text:p>0.88</text:p>
          </table:table-cell>
          <table:table-cell office:value-type="float" office:value="1.1">
            <text:p>1.1</text:p>
          </table:table-cell>
          <table:table-cell office:value-type="float" office:value="1.3">
            <text:p>1.3</text:p>
          </table:table-cell>
          <table:table-cell office:value-type="float" office:value="1.49">
            <text:p>1.49</text:p>
          </table:table-cell>
          <table:table-cell office:value-type="float" office:value="1.68">
            <text:p>1.68</text:p>
          </table:table-cell>
        </table:table-row>
        <table:table-row table:style-name="ro1">
          <table:table-cell office:value-type="string">
            <text:p>BTree-Seq-CompressNone-ArrayList-15000-rawIteration1</text:p>
          </table:table-cell>
          <table:table-cell office:value-type="float" office:value="0.09">
            <text:p>0.09</text:p>
          </table:table-cell>
          <table:table-cell office:value-type="float" office:value="0.18">
            <text:p>0.18</text:p>
          </table:table-cell>
          <table:table-cell office:value-type="float" office:value="0.31">
            <text:p>0.31</text:p>
          </table:table-cell>
          <table:table-cell office:value-type="float" office:value="0.45">
            <text:p>0.45</text:p>
          </table:table-cell>
          <table:table-cell office:value-type="float" office:value="0.59">
            <text:p>0.59</text:p>
          </table:table-cell>
          <table:table-cell office:value-type="float" office:value="0.73">
            <text:p>0.73</text:p>
          </table:table-cell>
          <table:table-cell office:value-type="float" office:value="0.88">
            <text:p>0.88</text:p>
          </table:table-cell>
          <table:table-cell office:value-type="float" office:value="1.04">
            <text:p>1.04</text:p>
          </table:table-cell>
          <table:table-cell/>
          <table:table-cell office:value-type="string">
            <text:p>BTree-Seq-CompressNone-ArrayList-15000-rawIteration1</text:p>
          </table:table-cell>
          <table:table-cell office:value-type="float" office:value="15.08">
            <text:p>15.08</text:p>
          </table:table-cell>
          <table:table-cell office:value-type="float" office:value="191.09">
            <text:p>191.09</text:p>
          </table:table-cell>
          <table:table-cell office:value-type="float" office:value="0.079">
            <text:p>0.079</text:p>
          </table:table-cell>
          <table:table-cell office:value-type="float" office:value="134">
            <text:p>134</text:p>
          </table:table-cell>
          <table:table-cell office:value-type="float" office:value="0.274">
            <text:p>0.274</text:p>
          </table:table-cell>
          <table:table-cell office:value-type="float" office:value="0.062">
            <text:p>0.062</text:p>
          </table:table-cell>
          <table:table-cell/>
          <table:table-cell office:value-type="string">
            <text:p>BTree-Seq-CompressNone-ArrayList-15000-rawIteration1</text:p>
          </table:table-cell>
          <table:table-cell office:value-type="float" office:value="0.18">
            <text:p>0.18</text:p>
          </table:table-cell>
          <table:table-cell office:value-type="float" office:value="0.36">
            <text:p>0.36</text:p>
          </table:table-cell>
          <table:table-cell office:value-type="float" office:value="0.54">
            <text:p>0.54</text:p>
          </table:table-cell>
          <table:table-cell office:value-type="float" office:value="0.72">
            <text:p>0.72</text:p>
          </table:table-cell>
          <table:table-cell office:value-type="float" office:value="0.91">
            <text:p>0.91</text:p>
          </table:table-cell>
          <table:table-cell office:value-type="float" office:value="1.14">
            <text:p>1.14</text:p>
          </table:table-cell>
          <table:table-cell office:value-type="float" office:value="1.32">
            <text:p>1.32</text:p>
          </table:table-cell>
          <table:table-cell office:value-type="float" office:value="1.49">
            <text:p>1.49</text:p>
          </table:table-cell>
          <table:table-cell/>
          <table:table-cell office:value-type="string">
            <text:p>BTree-Seq-CompressNone-ArrayList-15000-rawIteration1</text:p>
          </table:table-cell>
          <table:table-cell office:value-type="float" office:value="3.34">
            <text:p>3.34</text:p>
          </table:table-cell>
          <table:table-cell office:value-type="float" office:value="6.91">
            <text:p>6.91</text:p>
          </table:table-cell>
          <table:table-cell office:value-type="float" office:value="10.52">
            <text:p>10.52</text:p>
          </table:table-cell>
          <table:table-cell office:value-type="float" office:value="13.85">
            <text:p>13.85</text:p>
          </table:table-cell>
          <table:table-cell office:value-type="float" office:value="17.27">
            <text:p>17.27</text:p>
          </table:table-cell>
          <table:table-cell office:value-type="float" office:value="21.02">
            <text:p>21.02</text:p>
          </table:table-cell>
          <table:table-cell office:value-type="float" office:value="24.75">
            <text:p>24.75</text:p>
          </table:table-cell>
          <table:table-cell office:value-type="float" office:value="27.89">
            <text:p>27.89</text:p>
          </table:table-cell>
          <table:table-cell office:value-type="string">
            <text:p>8.0E7</text:p>
          </table:table-cell>
          <table:table-cell/>
          <table:table-cell office:value-type="string">
            <text:p>BTree-Seq-CompressNone-ArrayList-15000-rawIteration1</text:p>
          </table:table-cell>
          <table:table-cell office:value-type="float" office:value="0.22">
            <text:p>0.22</text:p>
          </table:table-cell>
          <table:table-cell office:value-type="float" office:value="0.44">
            <text:p>0.44</text:p>
          </table:table-cell>
          <table:table-cell office:value-type="float" office:value="0.66">
            <text:p>0.66</text:p>
          </table:table-cell>
          <table:table-cell office:value-type="float" office:value="0.89">
            <text:p>0.89</text:p>
          </table:table-cell>
          <table:table-cell office:value-type="float" office:value="1.1">
            <text:p>1.1</text:p>
          </table:table-cell>
          <table:table-cell office:value-type="float" office:value="1.3">
            <text:p>1.3</text:p>
          </table:table-cell>
          <table:table-cell office:value-type="float" office:value="1.5">
            <text:p>1.5</text:p>
          </table:table-cell>
          <table:table-cell office:value-type="float" office:value="1.69">
            <text:p>1.69</text:p>
          </table:table-cell>
        </table:table-row>
        <table:table-row table:style-name="ro1">
          <table:table-cell office:value-type="string">
            <text:p>BTree-Seq-CompressNone-ArrayList-15000-rawIteration2</text:p>
          </table:table-cell>
          <table:table-cell office:value-type="float" office:value="0.1">
            <text:p>0.1</text:p>
          </table:table-cell>
          <table:table-cell office:value-type="float" office:value="0.19">
            <text:p>0.19</text:p>
          </table:table-cell>
          <table:table-cell office:value-type="float" office:value="0.33">
            <text:p>0.33</text:p>
          </table:table-cell>
          <table:table-cell office:value-type="float" office:value="0.47">
            <text:p>0.47</text:p>
          </table:table-cell>
          <table:table-cell office:value-type="float" office:value="0.61">
            <text:p>0.61</text:p>
          </table:table-cell>
          <table:table-cell office:value-type="float" office:value="0.76">
            <text:p>0.76</text:p>
          </table:table-cell>
          <table:table-cell office:value-type="float" office:value="0.91">
            <text:p>0.91</text:p>
          </table:table-cell>
          <table:table-cell office:value-type="float" office:value="1.05">
            <text:p>1.05</text:p>
          </table:table-cell>
          <table:table-cell/>
          <table:table-cell office:value-type="string">
            <text:p>BTree-Seq-CompressNone-ArrayList-15000-rawIteration2</text:p>
          </table:table-cell>
          <table:table-cell office:value-type="float" office:value="15.08">
            <text:p>15.08</text:p>
          </table:table-cell>
          <table:table-cell office:value-type="float" office:value="191.09">
            <text:p>191.09</text:p>
          </table:table-cell>
          <table:table-cell office:value-type="float" office:value="0.079">
            <text:p>0.079</text:p>
          </table:table-cell>
          <table:table-cell office:value-type="float" office:value="134">
            <text:p>134</text:p>
          </table:table-cell>
          <table:table-cell office:value-type="float" office:value="0.276">
            <text:p>0.276</text:p>
          </table:table-cell>
          <table:table-cell office:value-type="float" office:value="0.069">
            <text:p>0.069</text:p>
          </table:table-cell>
          <table:table-cell/>
          <table:table-cell office:value-type="string">
            <text:p>BTree-Seq-CompressNone-ArrayList-15000-rawIteration2</text:p>
          </table:table-cell>
          <table:table-cell office:value-type="float" office:value="0.18">
            <text:p>0.18</text:p>
          </table:table-cell>
          <table:table-cell office:value-type="float" office:value="0.37">
            <text:p>0.37</text:p>
          </table:table-cell>
          <table:table-cell office:value-type="float" office:value="0.55">
            <text:p>0.55</text:p>
          </table:table-cell>
          <table:table-cell office:value-type="float" office:value="0.73">
            <text:p>0.73</text:p>
          </table:table-cell>
          <table:table-cell office:value-type="float" office:value="0.92">
            <text:p>0.92</text:p>
          </table:table-cell>
          <table:table-cell office:value-type="float" office:value="1.16">
            <text:p>1.16</text:p>
          </table:table-cell>
          <table:table-cell office:value-type="float" office:value="1.34">
            <text:p>1.34</text:p>
          </table:table-cell>
          <table:table-cell office:value-type="float" office:value="1.52">
            <text:p>1.52</text:p>
          </table:table-cell>
          <table:table-cell/>
          <table:table-cell office:value-type="string">
            <text:p>BTree-Seq-CompressNone-ArrayList-15000-rawIteration2</text:p>
          </table:table-cell>
          <table:table-cell office:value-type="float" office:value="3.34">
            <text:p>3.34</text:p>
          </table:table-cell>
          <table:table-cell office:value-type="float" office:value="6.92">
            <text:p>6.92</text:p>
          </table:table-cell>
          <table:table-cell office:value-type="float" office:value="10.75">
            <text:p>10.75</text:p>
          </table:table-cell>
          <table:table-cell office:value-type="float" office:value="14.24">
            <text:p>14.24</text:p>
          </table:table-cell>
          <table:table-cell office:value-type="float" office:value="17.72">
            <text:p>17.72</text:p>
          </table:table-cell>
          <table:table-cell office:value-type="float" office:value="21.44">
            <text:p>21.44</text:p>
          </table:table-cell>
          <table:table-cell office:value-type="float" office:value="25.15">
            <text:p>25.15</text:p>
          </table:table-cell>
          <table:table-cell office:value-type="float" office:value="28.35">
            <text:p>28.35</text:p>
          </table:table-cell>
          <table:table-cell office:value-type="string">
            <text:p>8.0E7</text:p>
          </table:table-cell>
          <table:table-cell/>
          <table:table-cell office:value-type="string">
            <text:p>BTree-Seq-CompressNone-ArrayList-15000-rawIteration2</text:p>
          </table:table-cell>
          <table:table-cell office:value-type="float" office:value="0.23">
            <text:p>0.23</text:p>
          </table:table-cell>
          <table:table-cell office:value-type="float" office:value="0.45">
            <text:p>0.45</text:p>
          </table:table-cell>
          <table:table-cell office:value-type="float" office:value="0.67">
            <text:p>0.67</text:p>
          </table:table-cell>
          <table:table-cell office:value-type="float" office:value="0.88">
            <text:p>0.88</text:p>
          </table:table-cell>
          <table:table-cell office:value-type="float" office:value="1.1">
            <text:p>1.1</text:p>
          </table:table-cell>
          <table:table-cell office:value-type="float" office:value="1.3">
            <text:p>1.3</text:p>
          </table:table-cell>
          <table:table-cell office:value-type="float" office:value="1.49">
            <text:p>1.49</text:p>
          </table:table-cell>
          <table:table-cell office:value-type="float" office:value="1.69">
            <text:p>1.69</text:p>
          </table:table-cell>
        </table:table-row>
        <table:table-row table:style-name="ro1">
          <table:table-cell office:value-type="string">
            <text:p>BTree-Seq-CompressNone-25000-rawIteration0</text:p>
          </table:table-cell>
          <table:table-cell office:value-type="float" office:value="0.09">
            <text:p>0.09</text:p>
          </table:table-cell>
          <table:table-cell office:value-type="float" office:value="0.18">
            <text:p>0.18</text:p>
          </table:table-cell>
          <table:table-cell office:value-type="float" office:value="0.31">
            <text:p>0.31</text:p>
          </table:table-cell>
          <table:table-cell office:value-type="float" office:value="0.45">
            <text:p>0.45</text:p>
          </table:table-cell>
          <table:table-cell office:value-type="float" office:value="0.62">
            <text:p>0.62</text:p>
          </table:table-cell>
          <table:table-cell office:value-type="float" office:value="0.76">
            <text:p>0.76</text:p>
          </table:table-cell>
          <table:table-cell office:value-type="float" office:value="0.9">
            <text:p>0.9</text:p>
          </table:table-cell>
          <table:table-cell office:value-type="float" office:value="1.04">
            <text:p>1.04</text:p>
          </table:table-cell>
          <table:table-cell/>
          <table:table-cell office:value-type="string">
            <text:p>BTree-Seq-CompressNone-25000-rawIteration0</text:p>
          </table:table-cell>
          <table:table-cell office:value-type="float" office:value="15.05">
            <text:p>15.05</text:p>
          </table:table-cell>
          <table:table-cell office:value-type="float" office:value="189.63">
            <text:p>189.63</text:p>
          </table:table-cell>
          <table:table-cell office:value-type="float" office:value="0.079">
            <text:p>0.079</text:p>
          </table:table-cell>
          <table:table-cell office:value-type="float" office:value="80">
            <text:p>80</text:p>
          </table:table-cell>
          <table:table-cell office:value-type="float" office:value="0.289">
            <text:p>0.289</text:p>
          </table:table-cell>
          <table:table-cell office:value-type="float" office:value="0.031">
            <text:p>0.031</text:p>
          </table:table-cell>
          <table:table-cell/>
          <table:table-cell office:value-type="string">
            <text:p>BTree-Seq-CompressNone-25000-rawIteration0</text:p>
          </table:table-cell>
          <table:table-cell office:value-type="float" office:value="0.18">
            <text:p>0.18</text:p>
          </table:table-cell>
          <table:table-cell office:value-type="float" office:value="0.4">
            <text:p>0.4</text:p>
          </table:table-cell>
          <table:table-cell office:value-type="float" office:value="0.58">
            <text:p>0.58</text:p>
          </table:table-cell>
          <table:table-cell office:value-type="float" office:value="0.77">
            <text:p>0.77</text:p>
          </table:table-cell>
          <table:table-cell office:value-type="float" office:value="0.96">
            <text:p>0.96</text:p>
          </table:table-cell>
          <table:table-cell office:value-type="float" office:value="1.19">
            <text:p>1.19</text:p>
          </table:table-cell>
          <table:table-cell office:value-type="float" office:value="1.37">
            <text:p>1.37</text:p>
          </table:table-cell>
          <table:table-cell office:value-type="float" office:value="1.55">
            <text:p>1.55</text:p>
          </table:table-cell>
          <table:table-cell/>
          <table:table-cell office:value-type="string">
            <text:p>BTree-Seq-CompressNone-25000-rawIteration0</text:p>
          </table:table-cell>
          <table:table-cell office:value-type="float" office:value="3.3">
            <text:p>3.3</text:p>
          </table:table-cell>
          <table:table-cell office:value-type="float" office:value="6.9">
            <text:p>6.9</text:p>
          </table:table-cell>
          <table:table-cell office:value-type="float" office:value="10.53">
            <text:p>10.53</text:p>
          </table:table-cell>
          <table:table-cell office:value-type="float" office:value="14">
            <text:p>14</text:p>
          </table:table-cell>
          <table:table-cell office:value-type="float" office:value="17.64">
            <text:p>17.64</text:p>
          </table:table-cell>
          <table:table-cell office:value-type="float" office:value="21.4">
            <text:p>21.4</text:p>
          </table:table-cell>
          <table:table-cell office:value-type="float" office:value="25.27">
            <text:p>25.27</text:p>
          </table:table-cell>
          <table:table-cell office:value-type="float" office:value="28.47">
            <text:p>28.47</text:p>
          </table:table-cell>
          <table:table-cell office:value-type="string">
            <text:p>8.0E7</text:p>
          </table:table-cell>
          <table:table-cell/>
          <table:table-cell office:value-type="string">
            <text:p>BTree-Seq-CompressNone-25000-rawIteration0</text:p>
          </table:table-cell>
          <table:table-cell office:value-type="float" office:value="0.33">
            <text:p>0.33</text:p>
          </table:table-cell>
          <table:table-cell office:value-type="float" office:value="0.63">
            <text:p>0.63</text:p>
          </table:table-cell>
          <table:table-cell office:value-type="float" office:value="0.93">
            <text:p>0.93</text:p>
          </table:table-cell>
          <table:table-cell office:value-type="float" office:value="1.22">
            <text:p>1.22</text:p>
          </table:table-cell>
          <table:table-cell office:value-type="float" office:value="1.51">
            <text:p>1.51</text:p>
          </table:table-cell>
          <table:table-cell office:value-type="float" office:value="1.8">
            <text:p>1.8</text:p>
          </table:table-cell>
          <table:table-cell office:value-type="float" office:value="2.07">
            <text:p>2.07</text:p>
          </table:table-cell>
          <table:table-cell office:value-type="float" office:value="2.34">
            <text:p>2.34</text:p>
          </table:table-cell>
        </table:table-row>
        <table:table-row table:style-name="ro1">
          <table:table-cell office:value-type="string">
            <text:p>BTree-Seq-CompressNone-25000-rawIteration1</text:p>
          </table:table-cell>
          <table:table-cell office:value-type="float" office:value="0.09">
            <text:p>0.09</text:p>
          </table:table-cell>
          <table:table-cell office:value-type="float" office:value="0.18">
            <text:p>0.18</text:p>
          </table:table-cell>
          <table:table-cell office:value-type="float" office:value="0.32">
            <text:p>0.32</text:p>
          </table:table-cell>
          <table:table-cell office:value-type="float" office:value="0.47">
            <text:p>0.47</text:p>
          </table:table-cell>
          <table:table-cell office:value-type="float" office:value="0.61">
            <text:p>0.61</text:p>
          </table:table-cell>
          <table:table-cell office:value-type="float" office:value="0.75">
            <text:p>0.75</text:p>
          </table:table-cell>
          <table:table-cell office:value-type="float" office:value="0.9">
            <text:p>0.9</text:p>
          </table:table-cell>
          <table:table-cell office:value-type="float" office:value="1.04">
            <text:p>1.04</text:p>
          </table:table-cell>
          <table:table-cell/>
          <table:table-cell office:value-type="string">
            <text:p>BTree-Seq-CompressNone-25000-rawIteration1</text:p>
          </table:table-cell>
          <table:table-cell office:value-type="float" office:value="15.05">
            <text:p>15.05</text:p>
          </table:table-cell>
          <table:table-cell office:value-type="float" office:value="189.63">
            <text:p>189.63</text:p>
          </table:table-cell>
          <table:table-cell office:value-type="float" office:value="0.079">
            <text:p>0.079</text:p>
          </table:table-cell>
          <table:table-cell office:value-type="float" office:value="80">
            <text:p>80</text:p>
          </table:table-cell>
          <table:table-cell office:value-type="float" office:value="0.276">
            <text:p>0.276</text:p>
          </table:table-cell>
          <table:table-cell office:value-type="float" office:value="0.039">
            <text:p>0.039</text:p>
          </table:table-cell>
          <table:table-cell/>
          <table:table-cell office:value-type="string">
            <text:p>BTree-Seq-CompressNone-25000-rawIteration1</text:p>
          </table:table-cell>
          <table:table-cell office:value-type="float" office:value="0.23">
            <text:p>0.23</text:p>
          </table:table-cell>
          <table:table-cell office:value-type="float" office:value="0.41">
            <text:p>0.41</text:p>
          </table:table-cell>
          <table:table-cell office:value-type="float" office:value="0.59">
            <text:p>0.59</text:p>
          </table:table-cell>
          <table:table-cell office:value-type="float" office:value="0.77">
            <text:p>0.77</text:p>
          </table:table-cell>
          <table:table-cell office:value-type="float" office:value="0.95">
            <text:p>0.95</text:p>
          </table:table-cell>
          <table:table-cell office:value-type="float" office:value="1.2">
            <text:p>1.2</text:p>
          </table:table-cell>
          <table:table-cell office:value-type="float" office:value="1.38">
            <text:p>1.38</text:p>
          </table:table-cell>
          <table:table-cell office:value-type="float" office:value="1.56">
            <text:p>1.56</text:p>
          </table:table-cell>
          <table:table-cell/>
          <table:table-cell office:value-type="string">
            <text:p>BTree-Seq-CompressNone-25000-rawIteration1</text:p>
          </table:table-cell>
          <table:table-cell office:value-type="float" office:value="3.34">
            <text:p>3.34</text:p>
          </table:table-cell>
          <table:table-cell office:value-type="float" office:value="7.09">
            <text:p>7.09</text:p>
          </table:table-cell>
          <table:table-cell office:value-type="float" office:value="10.88">
            <text:p>10.88</text:p>
          </table:table-cell>
          <table:table-cell office:value-type="float" office:value="14.83">
            <text:p>14.83</text:p>
          </table:table-cell>
          <table:table-cell office:value-type="float" office:value="18.28">
            <text:p>18.28</text:p>
          </table:table-cell>
          <table:table-cell office:value-type="float" office:value="21.95">
            <text:p>21.95</text:p>
          </table:table-cell>
          <table:table-cell office:value-type="float" office:value="25.83">
            <text:p>25.83</text:p>
          </table:table-cell>
          <table:table-cell office:value-type="float" office:value="29.08">
            <text:p>29.08</text:p>
          </table:table-cell>
          <table:table-cell office:value-type="string">
            <text:p>8.0E7</text:p>
          </table:table-cell>
          <table:table-cell/>
          <table:table-cell office:value-type="string">
            <text:p>BTree-Seq-CompressNone-25000-rawIteration1</text:p>
          </table:table-cell>
          <table:table-cell office:value-type="float" office:value="0.29">
            <text:p>0.29</text:p>
          </table:table-cell>
          <table:table-cell office:value-type="float" office:value="0.59">
            <text:p>0.59</text:p>
          </table:table-cell>
          <table:table-cell office:value-type="float" office:value="0.88">
            <text:p>0.88</text:p>
          </table:table-cell>
          <table:table-cell office:value-type="float" office:value="1.17">
            <text:p>1.17</text:p>
          </table:table-cell>
          <table:table-cell office:value-type="float" office:value="1.46">
            <text:p>1.46</text:p>
          </table:table-cell>
          <table:table-cell office:value-type="float" office:value="1.73">
            <text:p>1.73</text:p>
          </table:table-cell>
          <table:table-cell office:value-type="float" office:value="2.01">
            <text:p>2.01</text:p>
          </table:table-cell>
          <table:table-cell office:value-type="float" office:value="2.28">
            <text:p>2.28</text:p>
          </table:table-cell>
        </table:table-row>
        <table:table-row table:style-name="ro1">
          <table:table-cell office:value-type="string">
            <text:p>BTree-Seq-CompressNone-25000-rawIteration2</text:p>
          </table:table-cell>
          <table:table-cell office:value-type="float" office:value="0.09">
            <text:p>0.09</text:p>
          </table:table-cell>
          <table:table-cell office:value-type="float" office:value="0.18">
            <text:p>0.18</text:p>
          </table:table-cell>
          <table:table-cell office:value-type="float" office:value="0.31">
            <text:p>0.31</text:p>
          </table:table-cell>
          <table:table-cell office:value-type="float" office:value="0.46">
            <text:p>0.46</text:p>
          </table:table-cell>
          <table:table-cell office:value-type="float" office:value="0.61">
            <text:p>0.61</text:p>
          </table:table-cell>
          <table:table-cell office:value-type="float" office:value="0.75">
            <text:p>0.75</text:p>
          </table:table-cell>
          <table:table-cell office:value-type="float" office:value="0.89">
            <text:p>0.89</text:p>
          </table:table-cell>
          <table:table-cell office:value-type="float" office:value="1.03">
            <text:p>1.03</text:p>
          </table:table-cell>
          <table:table-cell/>
          <table:table-cell office:value-type="string">
            <text:p>BTree-Seq-CompressNone-25000-rawIteration2</text:p>
          </table:table-cell>
          <table:table-cell office:value-type="float" office:value="15.05">
            <text:p>15.05</text:p>
          </table:table-cell>
          <table:table-cell office:value-type="float" office:value="189.63">
            <text:p>189.63</text:p>
          </table:table-cell>
          <table:table-cell office:value-type="float" office:value="0.079">
            <text:p>0.079</text:p>
          </table:table-cell>
          <table:table-cell office:value-type="float" office:value="80">
            <text:p>80</text:p>
          </table:table-cell>
          <table:table-cell office:value-type="float" office:value="0.279">
            <text:p>0.279</text:p>
          </table:table-cell>
          <table:table-cell office:value-type="float" office:value="0.041">
            <text:p>0.041</text:p>
          </table:table-cell>
          <table:table-cell/>
          <table:table-cell office:value-type="string">
            <text:p>BTree-Seq-CompressNone-25000-rawIteration2</text:p>
          </table:table-cell>
          <table:table-cell office:value-type="float" office:value="0.18">
            <text:p>0.18</text:p>
          </table:table-cell>
          <table:table-cell office:value-type="float" office:value="0.36">
            <text:p>0.36</text:p>
          </table:table-cell>
          <table:table-cell office:value-type="float" office:value="0.54">
            <text:p>0.54</text:p>
          </table:table-cell>
          <table:table-cell office:value-type="float" office:value="0.73">
            <text:p>0.73</text:p>
          </table:table-cell>
          <table:table-cell office:value-type="float" office:value="0.91">
            <text:p>0.91</text:p>
          </table:table-cell>
          <table:table-cell office:value-type="float" office:value="1.14">
            <text:p>1.14</text:p>
          </table:table-cell>
          <table:table-cell office:value-type="float" office:value="1.32">
            <text:p>1.32</text:p>
          </table:table-cell>
          <table:table-cell office:value-type="float" office:value="1.51">
            <text:p>1.51</text:p>
          </table:table-cell>
          <table:table-cell/>
          <table:table-cell office:value-type="string">
            <text:p>BTree-Seq-CompressNone-25000-rawIteration2</text:p>
          </table:table-cell>
          <table:table-cell office:value-type="float" office:value="3.31">
            <text:p>3.31</text:p>
          </table:table-cell>
          <table:table-cell office:value-type="float" office:value="6.98">
            <text:p>6.98</text:p>
          </table:table-cell>
          <table:table-cell office:value-type="float" office:value="10.62">
            <text:p>10.62</text:p>
          </table:table-cell>
          <table:table-cell office:value-type="float" office:value="14.02">
            <text:p>14.02</text:p>
          </table:table-cell>
          <table:table-cell office:value-type="float" office:value="17.43">
            <text:p>17.43</text:p>
          </table:table-cell>
          <table:table-cell office:value-type="float" office:value="21.13">
            <text:p>21.13</text:p>
          </table:table-cell>
          <table:table-cell office:value-type="float" office:value="24.83">
            <text:p>24.83</text:p>
          </table:table-cell>
          <table:table-cell office:value-type="float" office:value="28">
            <text:p>28</text:p>
          </table:table-cell>
          <table:table-cell office:value-type="string">
            <text:p>8.0E7</text:p>
          </table:table-cell>
          <table:table-cell/>
          <table:table-cell office:value-type="string">
            <text:p>BTree-Seq-CompressNone-25000-rawIteration2</text:p>
          </table:table-cell>
          <table:table-cell office:value-type="float" office:value="0.29">
            <text:p>0.29</text:p>
          </table:table-cell>
          <table:table-cell office:value-type="float" office:value="0.59">
            <text:p>0.59</text:p>
          </table:table-cell>
          <table:table-cell office:value-type="float" office:value="0.88">
            <text:p>0.88</text:p>
          </table:table-cell>
          <table:table-cell office:value-type="float" office:value="1.18">
            <text:p>1.18</text:p>
          </table:table-cell>
          <table:table-cell office:value-type="float" office:value="1.47">
            <text:p>1.47</text:p>
          </table:table-cell>
          <table:table-cell office:value-type="float" office:value="1.75">
            <text:p>1.75</text:p>
          </table:table-cell>
          <table:table-cell office:value-type="float" office:value="2.01">
            <text:p>2.01</text:p>
          </table:table-cell>
          <table:table-cell office:value-type="float" office:value="2.3">
            <text:p>2.3</text:p>
          </table:table-cell>
        </table:table-row>
        <table:table-row table:style-name="ro1">
          <table:table-cell office:value-type="string">
            <text:p>BTree-Word-CompressSnappy-ArrayList-100-rawIteration0</text:p>
          </table:table-cell>
          <table:table-cell office:value-type="float" office:value="0.14">
            <text:p>0.14</text:p>
          </table:table-cell>
          <table:table-cell office:value-type="float" office:value="0.26">
            <text:p>0.26</text:p>
          </table:table-cell>
          <table:table-cell office:value-type="float" office:value="1.01">
            <text:p>1.01</text:p>
          </table:table-cell>
          <table:table-cell office:value-type="float" office:value="2.11">
            <text:p>2.11</text:p>
          </table:table-cell>
          <table:table-cell office:value-type="float" office:value="3.87">
            <text:p>3.87</text:p>
          </table:table-cell>
          <table:table-cell office:value-type="float" office:value="5.88">
            <text:p>5.88</text:p>
          </table:table-cell>
          <table:table-cell office:value-type="float" office:value="8.37">
            <text:p>8.37</text:p>
          </table:table-cell>
          <table:table-cell office:value-type="float" office:value="9.46">
            <text:p>9.46</text:p>
          </table:table-cell>
          <table:table-cell/>
          <table:table-cell office:value-type="string">
            <text:p>BTree-Word-CompressSnappy-ArrayList-100-rawIteration0</text:p>
          </table:table-cell>
          <table:table-cell office:value-type="float" office:value="14.38">
            <text:p>14.38</text:p>
          </table:table-cell>
          <table:table-cell office:value-type="float" office:value="136.51">
            <text:p>136.51</text:p>
          </table:table-cell>
          <table:table-cell office:value-type="float" office:value="0.105">
            <text:p>0.105</text:p>
          </table:table-cell>
          <table:table-cell office:value-type="float" office:value="17127">
            <text:p>17127</text:p>
          </table:table-cell>
          <table:table-cell office:value-type="float" office:value="0.18">
            <text:p>0.18</text:p>
          </table:table-cell>
          <table:table-cell office:value-type="float" office:value="0.751">
            <text:p>0.751</text:p>
          </table:table-cell>
          <table:table-cell/>
          <table:table-cell office:value-type="string">
            <text:p>BTree-Word-CompressSnappy-ArrayList-100-rawIteration0</text:p>
          </table:table-cell>
          <table:table-cell office:value-type="float" office:value="1.04">
            <text:p>1.04</text:p>
          </table:table-cell>
          <table:table-cell office:value-type="float" office:value="1.49">
            <text:p>1.49</text:p>
          </table:table-cell>
          <table:table-cell office:value-type="float" office:value="1.93">
            <text:p>1.93</text:p>
          </table:table-cell>
          <table:table-cell office:value-type="float" office:value="2.24">
            <text:p>2.24</text:p>
          </table:table-cell>
          <table:table-cell office:value-type="float" office:value="2.61">
            <text:p>2.61</text:p>
          </table:table-cell>
          <table:table-cell office:value-type="float" office:value="3.1">
            <text:p>3.1</text:p>
          </table:table-cell>
          <table:table-cell office:value-type="float" office:value="3.43">
            <text:p>3.43</text:p>
          </table:table-cell>
          <table:table-cell office:value-type="float" office:value="3.79">
            <text:p>3.79</text:p>
          </table:table-cell>
          <table:table-cell/>
          <table:table-cell office:value-type="string">
            <text:p>BTree-Word-CompressSnappy-ArrayList-100-rawIteration0</text:p>
          </table:table-cell>
          <table:table-cell office:value-type="float" office:value="2.01">
            <text:p>2.01</text:p>
          </table:table-cell>
          <table:table-cell office:value-type="float" office:value="3.74">
            <text:p>3.74</text:p>
          </table:table-cell>
          <table:table-cell office:value-type="float" office:value="5.3">
            <text:p>5.3</text:p>
          </table:table-cell>
          <table:table-cell office:value-type="float" office:value="6.96">
            <text:p>6.96</text:p>
          </table:table-cell>
          <table:table-cell office:value-type="float" office:value="8.49">
            <text:p>8.49</text:p>
          </table:table-cell>
          <table:table-cell office:value-type="float" office:value="10.69">
            <text:p>10.69</text:p>
          </table:table-cell>
          <table:table-cell office:value-type="float" office:value="12.37">
            <text:p>12.37</text:p>
          </table:table-cell>
          <table:table-cell office:value-type="float" office:value="13.91">
            <text:p>13.91</text:p>
          </table:table-cell>
          <table:table-cell office:value-type="string">
            <text:p>1.60779811E8</text:p>
          </table:table-cell>
          <table:table-cell/>
          <table:table-cell office:value-type="string">
            <text:p>BTree-Word-CompressSnappy-ArrayList-100-rawIteration0</text:p>
          </table:table-cell>
          <table:table-cell office:value-type="float" office:value="0.9">
            <text:p>0.9</text:p>
          </table:table-cell>
          <table:table-cell office:value-type="float" office:value="1.25">
            <text:p>1.25</text:p>
          </table:table-cell>
          <table:table-cell office:value-type="float" office:value="1.66">
            <text:p>1.66</text:p>
          </table:table-cell>
          <table:table-cell office:value-type="float" office:value="2.04">
            <text:p>2.04</text:p>
          </table:table-cell>
          <table:table-cell office:value-type="float" office:value="2.45">
            <text:p>2.45</text:p>
          </table:table-cell>
          <table:table-cell office:value-type="float" office:value="2.95">
            <text:p>2.95</text:p>
          </table:table-cell>
          <table:table-cell office:value-type="float" office:value="3.47">
            <text:p>3.47</text:p>
          </table:table-cell>
          <table:table-cell office:value-type="float" office:value="4.02">
            <text:p>4.02</text:p>
          </table:table-cell>
        </table:table-row>
        <table:table-row table:style-name="ro1">
          <table:table-cell office:value-type="string">
            <text:p>BTree-Word-CompressSnappy-ArrayList-100-rawIteration1</text:p>
          </table:table-cell>
          <table:table-cell office:value-type="float" office:value="0.14">
            <text:p>0.14</text:p>
          </table:table-cell>
          <table:table-cell office:value-type="float" office:value="0.26">
            <text:p>0.26</text:p>
          </table:table-cell>
          <table:table-cell office:value-type="float" office:value="1.08">
            <text:p>1.08</text:p>
          </table:table-cell>
          <table:table-cell office:value-type="float" office:value="2.06">
            <text:p>2.06</text:p>
          </table:table-cell>
          <table:table-cell office:value-type="float" office:value="3.94">
            <text:p>3.94</text:p>
          </table:table-cell>
          <table:table-cell office:value-type="float" office:value="6.23">
            <text:p>6.23</text:p>
          </table:table-cell>
          <table:table-cell office:value-type="float" office:value="7.92">
            <text:p>7.92</text:p>
          </table:table-cell>
          <table:table-cell office:value-type="float" office:value="9.09">
            <text:p>9.09</text:p>
          </table:table-cell>
          <table:table-cell/>
          <table:table-cell office:value-type="string">
            <text:p>BTree-Word-CompressSnappy-ArrayList-100-rawIteration1</text:p>
          </table:table-cell>
          <table:table-cell office:value-type="float" office:value="14.38">
            <text:p>14.38</text:p>
          </table:table-cell>
          <table:table-cell office:value-type="float" office:value="136.51">
            <text:p>136.51</text:p>
          </table:table-cell>
          <table:table-cell office:value-type="float" office:value="0.105">
            <text:p>0.105</text:p>
          </table:table-cell>
          <table:table-cell office:value-type="float" office:value="17127">
            <text:p>17127</text:p>
          </table:table-cell>
          <table:table-cell office:value-type="float" office:value="0.176">
            <text:p>0.176</text:p>
          </table:table-cell>
          <table:table-cell office:value-type="float" office:value="0.893">
            <text:p>0.893</text:p>
          </table:table-cell>
          <table:table-cell/>
          <table:table-cell office:value-type="string">
            <text:p>BTree-Word-CompressSnappy-ArrayList-100-rawIteration1</text:p>
          </table:table-cell>
          <table:table-cell office:value-type="float" office:value="1.03">
            <text:p>1.03</text:p>
          </table:table-cell>
          <table:table-cell office:value-type="float" office:value="1.47">
            <text:p>1.47</text:p>
          </table:table-cell>
          <table:table-cell office:value-type="float" office:value="1.86">
            <text:p>1.86</text:p>
          </table:table-cell>
          <table:table-cell office:value-type="float" office:value="2.24">
            <text:p>2.24</text:p>
          </table:table-cell>
          <table:table-cell office:value-type="float" office:value="2.68">
            <text:p>2.68</text:p>
          </table:table-cell>
          <table:table-cell office:value-type="float" office:value="3.1">
            <text:p>3.1</text:p>
          </table:table-cell>
          <table:table-cell office:value-type="float" office:value="3.41">
            <text:p>3.41</text:p>
          </table:table-cell>
          <table:table-cell office:value-type="float" office:value="3.74">
            <text:p>3.74</text:p>
          </table:table-cell>
          <table:table-cell/>
          <table:table-cell office:value-type="string">
            <text:p>BTree-Word-CompressSnappy-ArrayList-100-rawIteration1</text:p>
          </table:table-cell>
          <table:table-cell office:value-type="float" office:value="1.97">
            <text:p>1.97</text:p>
          </table:table-cell>
          <table:table-cell office:value-type="float" office:value="3.51">
            <text:p>3.51</text:p>
          </table:table-cell>
          <table:table-cell office:value-type="float" office:value="5.19">
            <text:p>5.19</text:p>
          </table:table-cell>
          <table:table-cell office:value-type="float" office:value="6.72">
            <text:p>6.72</text:p>
          </table:table-cell>
          <table:table-cell office:value-type="float" office:value="8.26">
            <text:p>8.26</text:p>
          </table:table-cell>
          <table:table-cell office:value-type="float" office:value="10.26">
            <text:p>10.26</text:p>
          </table:table-cell>
          <table:table-cell office:value-type="float" office:value="11.77">
            <text:p>11.77</text:p>
          </table:table-cell>
          <table:table-cell office:value-type="float" office:value="13.47">
            <text:p>13.47</text:p>
          </table:table-cell>
          <table:table-cell office:value-type="string">
            <text:p>1.60779811E8</text:p>
          </table:table-cell>
          <table:table-cell/>
          <table:table-cell office:value-type="string">
            <text:p>BTree-Word-CompressSnappy-ArrayList-100-rawIteration1</text:p>
          </table:table-cell>
          <table:table-cell office:value-type="float" office:value="0.36">
            <text:p>0.36</text:p>
          </table:table-cell>
          <table:table-cell office:value-type="float" office:value="0.71">
            <text:p>0.71</text:p>
          </table:table-cell>
          <table:table-cell office:value-type="float" office:value="1.09">
            <text:p>1.09</text:p>
          </table:table-cell>
          <table:table-cell office:value-type="float" office:value="1.49">
            <text:p>1.49</text:p>
          </table:table-cell>
          <table:table-cell office:value-type="float" office:value="1.88">
            <text:p>1.88</text:p>
          </table:table-cell>
          <table:table-cell office:value-type="float" office:value="2.37">
            <text:p>2.37</text:p>
          </table:table-cell>
          <table:table-cell office:value-type="float" office:value="2.87">
            <text:p>2.87</text:p>
          </table:table-cell>
          <table:table-cell office:value-type="float" office:value="3.4">
            <text:p>3.4</text:p>
          </table:table-cell>
        </table:table-row>
        <table:table-row table:style-name="ro1">
          <table:table-cell office:value-type="string">
            <text:p>BTree-Word-CompressSnappy-ArrayList-100-rawIteration2</text:p>
          </table:table-cell>
          <table:table-cell office:value-type="float" office:value="0.11">
            <text:p>0.11</text:p>
          </table:table-cell>
          <table:table-cell office:value-type="float" office:value="0.24">
            <text:p>0.24</text:p>
          </table:table-cell>
          <table:table-cell office:value-type="float" office:value="0.98">
            <text:p>0.98</text:p>
          </table:table-cell>
          <table:table-cell office:value-type="float" office:value="2.08">
            <text:p>2.08</text:p>
          </table:table-cell>
          <table:table-cell office:value-type="float" office:value="3.89">
            <text:p>3.89</text:p>
          </table:table-cell>
          <table:table-cell office:value-type="float" office:value="6.29">
            <text:p>6.29</text:p>
          </table:table-cell>
          <table:table-cell office:value-type="float" office:value="8.02">
            <text:p>8.02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BTree-Word-CompressSnappy-ArrayList-100-rawIteration2</text:p>
          </table:table-cell>
          <table:table-cell office:value-type="float" office:value="14.38">
            <text:p>14.38</text:p>
          </table:table-cell>
          <table:table-cell office:value-type="float" office:value="136.51">
            <text:p>136.51</text:p>
          </table:table-cell>
          <table:table-cell office:value-type="float" office:value="0.105">
            <text:p>0.105</text:p>
          </table:table-cell>
          <table:table-cell office:value-type="float" office:value="17127">
            <text:p>17127</text:p>
          </table:table-cell>
          <table:table-cell office:value-type="float" office:value="0.168">
            <text:p>0.168</text:p>
          </table:table-cell>
          <table:table-cell office:value-type="float" office:value="0.842">
            <text:p>0.842</text:p>
          </table:table-cell>
          <table:table-cell/>
          <table:table-cell office:value-type="string">
            <text:p>BTree-Word-CompressSnappy-ArrayList-100-rawIteration2</text:p>
          </table:table-cell>
          <table:table-cell office:value-type="float" office:value="1.08">
            <text:p>1.08</text:p>
          </table:table-cell>
          <table:table-cell office:value-type="float" office:value="1.52">
            <text:p>1.52</text:p>
          </table:table-cell>
          <table:table-cell office:value-type="float" office:value="1.94">
            <text:p>1.94</text:p>
          </table:table-cell>
          <table:table-cell office:value-type="float" office:value="2.35">
            <text:p>2.35</text:p>
          </table:table-cell>
          <table:table-cell office:value-type="float" office:value="2.78">
            <text:p>2.78</text:p>
          </table:table-cell>
          <table:table-cell office:value-type="float" office:value="3.17">
            <text:p>3.17</text:p>
          </table:table-cell>
          <table:table-cell office:value-type="float" office:value="3.56">
            <text:p>3.56</text:p>
          </table:table-cell>
          <table:table-cell office:value-type="float" office:value="3.93">
            <text:p>3.93</text:p>
          </table:table-cell>
          <table:table-cell/>
          <table:table-cell office:value-type="string">
            <text:p>BTree-Word-CompressSnappy-ArrayList-100-rawIteration2</text:p>
          </table:table-cell>
          <table:table-cell office:value-type="float" office:value="2.04">
            <text:p>2.04</text:p>
          </table:table-cell>
          <table:table-cell office:value-type="float" office:value="3.62">
            <text:p>3.62</text:p>
          </table:table-cell>
          <table:table-cell office:value-type="float" office:value="5.65">
            <text:p>5.65</text:p>
          </table:table-cell>
          <table:table-cell office:value-type="float" office:value="7.37">
            <text:p>7.37</text:p>
          </table:table-cell>
          <table:table-cell office:value-type="float" office:value="8.94">
            <text:p>8.94</text:p>
          </table:table-cell>
          <table:table-cell office:value-type="float" office:value="10.96">
            <text:p>10.96</text:p>
          </table:table-cell>
          <table:table-cell office:value-type="float" office:value="12.53">
            <text:p>12.53</text:p>
          </table:table-cell>
          <table:table-cell office:value-type="float" office:value="14.04">
            <text:p>14.04</text:p>
          </table:table-cell>
          <table:table-cell office:value-type="string">
            <text:p>1.60779811E8</text:p>
          </table:table-cell>
          <table:table-cell/>
          <table:table-cell office:value-type="string">
            <text:p>BTree-Word-CompressSnappy-ArrayList-100-rawIteration2</text:p>
          </table:table-cell>
          <table:table-cell office:value-type="float" office:value="0.35">
            <text:p>0.35</text:p>
          </table:table-cell>
          <table:table-cell office:value-type="float" office:value="0.7">
            <text:p>0.7</text:p>
          </table:table-cell>
          <table:table-cell office:value-type="float" office:value="1.08">
            <text:p>1.08</text:p>
          </table:table-cell>
          <table:table-cell office:value-type="float" office:value="1.78">
            <text:p>1.78</text:p>
          </table:table-cell>
          <table:table-cell office:value-type="float" office:value="2.18">
            <text:p>2.18</text:p>
          </table:table-cell>
          <table:table-cell office:value-type="float" office:value="2.66">
            <text:p>2.66</text:p>
          </table:table-cell>
          <table:table-cell office:value-type="float" office:value="3.15">
            <text:p>3.15</text:p>
          </table:table-cell>
          <table:table-cell office:value-type="float" office:value="3.68">
            <text:p>3.68</text:p>
          </table:table-cell>
        </table:table-row>
        <table:table-row table:style-name="ro1">
          <table:table-cell office:value-type="string">
            <text:p>BTree-Word-CompressSnappy-200-rawIteration0</text:p>
          </table:table-cell>
          <table:table-cell office:value-type="float" office:value="0.09">
            <text:p>0.09</text:p>
          </table:table-cell>
          <table:table-cell office:value-type="float" office:value="0.19">
            <text:p>0.19</text:p>
          </table:table-cell>
          <table:table-cell office:value-type="float" office:value="0.6">
            <text:p>0.6</text:p>
          </table:table-cell>
          <table:table-cell office:value-type="float" office:value="1.17">
            <text:p>1.17</text:p>
          </table:table-cell>
          <table:table-cell office:value-type="float" office:value="2.27">
            <text:p>2.27</text:p>
          </table:table-cell>
          <table:table-cell office:value-type="float" office:value="3.7">
            <text:p>3.7</text:p>
          </table:table-cell>
          <table:table-cell office:value-type="float" office:value="4.76">
            <text:p>4.76</text:p>
          </table:table-cell>
          <table:table-cell office:value-type="float" office:value="5.66">
            <text:p>5.66</text:p>
          </table:table-cell>
          <table:table-cell/>
          <table:table-cell office:value-type="string">
            <text:p>BTree-Word-CompressSnappy-200-rawIteration0</text:p>
          </table:table-cell>
          <table:table-cell office:value-type="float" office:value="10.23">
            <text:p>10.23</text:p>
          </table:table-cell>
          <table:table-cell office:value-type="float" office:value="127.05">
            <text:p>127.05</text:p>
          </table:table-cell>
          <table:table-cell office:value-type="float" office:value="0.08">
            <text:p>0.08</text:p>
          </table:table-cell>
          <table:table-cell office:value-type="float" office:value="8310">
            <text:p>8310</text:p>
          </table:table-cell>
          <table:table-cell office:value-type="float" office:value="0.228">
            <text:p>0.228</text:p>
          </table:table-cell>
          <table:table-cell office:value-type="float" office:value="0.859">
            <text:p>0.859</text:p>
          </table:table-cell>
          <table:table-cell/>
          <table:table-cell office:value-type="string">
            <text:p>BTree-Word-CompressSnappy-200-rawIteration0</text:p>
          </table:table-cell>
          <table:table-cell office:value-type="float" office:value="0.95">
            <text:p>0.95</text:p>
          </table:table-cell>
          <table:table-cell office:value-type="float" office:value="1.4">
            <text:p>1.4</text:p>
          </table:table-cell>
          <table:table-cell office:value-type="float" office:value="1.88">
            <text:p>1.88</text:p>
          </table:table-cell>
          <table:table-cell office:value-type="float" office:value="2.31">
            <text:p>2.31</text:p>
          </table:table-cell>
          <table:table-cell office:value-type="float" office:value="2.8">
            <text:p>2.8</text:p>
          </table:table-cell>
          <table:table-cell office:value-type="float" office:value="3.27">
            <text:p>3.27</text:p>
          </table:table-cell>
          <table:table-cell office:value-type="float" office:value="3.69">
            <text:p>3.69</text:p>
          </table:table-cell>
          <table:table-cell office:value-type="float" office:value="4.12">
            <text:p>4.12</text:p>
          </table:table-cell>
          <table:table-cell/>
          <table:table-cell office:value-type="string">
            <text:p>BTree-Word-CompressSnappy-200-rawIteration0</text:p>
          </table:table-cell>
          <table:table-cell office:value-type="float" office:value="2.19">
            <text:p>2.19</text:p>
          </table:table-cell>
          <table:table-cell office:value-type="float" office:value="3.95">
            <text:p>3.95</text:p>
          </table:table-cell>
          <table:table-cell office:value-type="float" office:value="5.91">
            <text:p>5.91</text:p>
          </table:table-cell>
          <table:table-cell office:value-type="float" office:value="7.71">
            <text:p>7.71</text:p>
          </table:table-cell>
          <table:table-cell office:value-type="float" office:value="9.64">
            <text:p>9.64</text:p>
          </table:table-cell>
          <table:table-cell office:value-type="float" office:value="11.79">
            <text:p>11.79</text:p>
          </table:table-cell>
          <table:table-cell office:value-type="float" office:value="13.81">
            <text:p>13.81</text:p>
          </table:table-cell>
          <table:table-cell office:value-type="float" office:value="15.53">
            <text:p>15.53</text:p>
          </table:table-cell>
          <table:table-cell office:value-type="string">
            <text:p>1.60779811E8</text:p>
          </table:table-cell>
          <table:table-cell/>
          <table:table-cell office:value-type="string">
            <text:p>BTree-Word-CompressSnappy-200-rawIteration0</text:p>
          </table:table-cell>
          <table:table-cell office:value-type="float" office:value="0.2">
            <text:p>0.2</text:p>
          </table:table-cell>
          <table:table-cell office:value-type="float" office:value="0.41">
            <text:p>0.41</text:p>
          </table:table-cell>
          <table:table-cell office:value-type="float" office:value="0.63">
            <text:p>0.63</text:p>
          </table:table-cell>
          <table:table-cell office:value-type="float" office:value="0.84">
            <text:p>0.84</text:p>
          </table:table-cell>
          <table:table-cell office:value-type="float" office:value="1.07">
            <text:p>1.07</text:p>
          </table:table-cell>
          <table:table-cell office:value-type="float" office:value="1.34">
            <text:p>1.34</text:p>
          </table:table-cell>
          <table:table-cell office:value-type="float" office:value="1.63">
            <text:p>1.63</text:p>
          </table:table-cell>
          <table:table-cell office:value-type="float" office:value="2.04">
            <text:p>2.04</text:p>
          </table:table-cell>
        </table:table-row>
        <table:table-row table:style-name="ro1">
          <table:table-cell office:value-type="string">
            <text:p>BTree-Word-CompressSnappy-200-rawIteration1</text:p>
          </table:table-cell>
          <table:table-cell office:value-type="float" office:value="0.09">
            <text:p>0.09</text:p>
          </table:table-cell>
          <table:table-cell office:value-type="float" office:value="0.19">
            <text:p>0.19</text:p>
          </table:table-cell>
          <table:table-cell office:value-type="float" office:value="0.59">
            <text:p>0.59</text:p>
          </table:table-cell>
          <table:table-cell office:value-type="float" office:value="1.18">
            <text:p>1.18</text:p>
          </table:table-cell>
          <table:table-cell office:value-type="float" office:value="2.24">
            <text:p>2.24</text:p>
          </table:table-cell>
          <table:table-cell office:value-type="float" office:value="3.57">
            <text:p>3.57</text:p>
          </table:table-cell>
          <table:table-cell office:value-type="float" office:value="4.68">
            <text:p>4.68</text:p>
          </table:table-cell>
          <table:table-cell office:value-type="float" office:value="5.33">
            <text:p>5.33</text:p>
          </table:table-cell>
          <table:table-cell/>
          <table:table-cell office:value-type="string">
            <text:p>BTree-Word-CompressSnappy-200-rawIteration1</text:p>
          </table:table-cell>
          <table:table-cell office:value-type="float" office:value="10.23">
            <text:p>10.23</text:p>
          </table:table-cell>
          <table:table-cell office:value-type="float" office:value="127.05">
            <text:p>127.05</text:p>
          </table:table-cell>
          <table:table-cell office:value-type="float" office:value="0.08">
            <text:p>0.08</text:p>
          </table:table-cell>
          <table:table-cell office:value-type="float" office:value="8310">
            <text:p>8310</text:p>
          </table:table-cell>
          <table:table-cell office:value-type="float" office:value="0.239">
            <text:p>0.239</text:p>
          </table:table-cell>
          <table:table-cell office:value-type="float" office:value="0.672">
            <text:p>0.672</text:p>
          </table:table-cell>
          <table:table-cell/>
          <table:table-cell office:value-type="string">
            <text:p>BTree-Word-CompressSnappy-200-rawIteration1</text:p>
          </table:table-cell>
          <table:table-cell office:value-type="float" office:value="0.87">
            <text:p>0.87</text:p>
          </table:table-cell>
          <table:table-cell office:value-type="float" office:value="1.3">
            <text:p>1.3</text:p>
          </table:table-cell>
          <table:table-cell office:value-type="float" office:value="1.72">
            <text:p>1.72</text:p>
          </table:table-cell>
          <table:table-cell office:value-type="float" office:value="2.14">
            <text:p>2.14</text:p>
          </table:table-cell>
          <table:table-cell office:value-type="float" office:value="2.65">
            <text:p>2.65</text:p>
          </table:table-cell>
          <table:table-cell office:value-type="float" office:value="3.1">
            <text:p>3.1</text:p>
          </table:table-cell>
          <table:table-cell office:value-type="float" office:value="3.51">
            <text:p>3.51</text:p>
          </table:table-cell>
          <table:table-cell office:value-type="float" office:value="3.89">
            <text:p>3.89</text:p>
          </table:table-cell>
          <table:table-cell/>
          <table:table-cell office:value-type="string">
            <text:p>BTree-Word-CompressSnappy-200-rawIteration1</text:p>
          </table:table-cell>
          <table:table-cell office:value-type="float" office:value="2.13">
            <text:p>2.13</text:p>
          </table:table-cell>
          <table:table-cell office:value-type="float" office:value="4.01">
            <text:p>4.01</text:p>
          </table:table-cell>
          <table:table-cell office:value-type="float" office:value="5.77">
            <text:p>5.77</text:p>
          </table:table-cell>
          <table:table-cell office:value-type="float" office:value="7.62">
            <text:p>7.62</text:p>
          </table:table-cell>
          <table:table-cell office:value-type="float" office:value="9.65">
            <text:p>9.65</text:p>
          </table:table-cell>
          <table:table-cell office:value-type="float" office:value="12.08">
            <text:p>12.08</text:p>
          </table:table-cell>
          <table:table-cell office:value-type="float" office:value="13.82">
            <text:p>13.82</text:p>
          </table:table-cell>
          <table:table-cell office:value-type="float" office:value="15.73">
            <text:p>15.73</text:p>
          </table:table-cell>
          <table:table-cell office:value-type="string">
            <text:p>1.60779811E8</text:p>
          </table:table-cell>
          <table:table-cell/>
          <table:table-cell office:value-type="string">
            <text:p>BTree-Word-CompressSnappy-200-rawIteration1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0.61">
            <text:p>0.61</text:p>
          </table:table-cell>
          <table:table-cell office:value-type="float" office:value="0.82">
            <text:p>0.82</text:p>
          </table:table-cell>
          <table:table-cell office:value-type="float" office:value="1.04">
            <text:p>1.04</text:p>
          </table:table-cell>
          <table:table-cell office:value-type="float" office:value="1.32">
            <text:p>1.32</text:p>
          </table:table-cell>
          <table:table-cell office:value-type="float" office:value="1.65">
            <text:p>1.65</text:p>
          </table:table-cell>
          <table:table-cell office:value-type="float" office:value="1.94">
            <text:p>1.94</text:p>
          </table:table-cell>
        </table:table-row>
        <table:table-row table:style-name="ro1">
          <table:table-cell office:value-type="string">
            <text:p>BTree-Word-CompressSnappy-200-rawIteration2</text:p>
          </table:table-cell>
          <table:table-cell office:value-type="float" office:value="0.09">
            <text:p>0.09</text:p>
          </table:table-cell>
          <table:table-cell office:value-type="float" office:value="0.19">
            <text:p>0.19</text:p>
          </table:table-cell>
          <table:table-cell office:value-type="float" office:value="0.55">
            <text:p>0.55</text:p>
          </table:table-cell>
          <table:table-cell office:value-type="float" office:value="1.13">
            <text:p>1.13</text:p>
          </table:table-cell>
          <table:table-cell office:value-type="float" office:value="2.37">
            <text:p>2.37</text:p>
          </table:table-cell>
          <table:table-cell office:value-type="float" office:value="3.79">
            <text:p>3.79</text:p>
          </table:table-cell>
          <table:table-cell office:value-type="float" office:value="4.79">
            <text:p>4.79</text:p>
          </table:table-cell>
          <table:table-cell office:value-type="float" office:value="5.44">
            <text:p>5.44</text:p>
          </table:table-cell>
          <table:table-cell/>
          <table:table-cell office:value-type="string">
            <text:p>BTree-Word-CompressSnappy-200-rawIteration2</text:p>
          </table:table-cell>
          <table:table-cell office:value-type="float" office:value="10.23">
            <text:p>10.23</text:p>
          </table:table-cell>
          <table:table-cell office:value-type="float" office:value="127.05">
            <text:p>127.05</text:p>
          </table:table-cell>
          <table:table-cell office:value-type="float" office:value="0.08">
            <text:p>0.08</text:p>
          </table:table-cell>
          <table:table-cell office:value-type="float" office:value="8310">
            <text:p>8310</text:p>
          </table:table-cell>
          <table:table-cell office:value-type="float" office:value="0.228">
            <text:p>0.228</text:p>
          </table:table-cell>
          <table:table-cell office:value-type="float" office:value="0.653">
            <text:p>0.653</text:p>
          </table:table-cell>
          <table:table-cell/>
          <table:table-cell office:value-type="string">
            <text:p>BTree-Word-CompressSnappy-200-rawIteration2</text:p>
          </table:table-cell>
          <table:table-cell office:value-type="float" office:value="0.89">
            <text:p>0.89</text:p>
          </table:table-cell>
          <table:table-cell office:value-type="float" office:value="1.3">
            <text:p>1.3</text:p>
          </table:table-cell>
          <table:table-cell office:value-type="float" office:value="1.71">
            <text:p>1.71</text:p>
          </table:table-cell>
          <table:table-cell office:value-type="float" office:value="2.13">
            <text:p>2.13</text:p>
          </table:table-cell>
          <table:table-cell office:value-type="float" office:value="2.6">
            <text:p>2.6</text:p>
          </table:table-cell>
          <table:table-cell office:value-type="float" office:value="3.04">
            <text:p>3.04</text:p>
          </table:table-cell>
          <table:table-cell office:value-type="float" office:value="3.44">
            <text:p>3.44</text:p>
          </table:table-cell>
          <table:table-cell office:value-type="float" office:value="3.8">
            <text:p>3.8</text:p>
          </table:table-cell>
          <table:table-cell/>
          <table:table-cell office:value-type="string">
            <text:p>BTree-Word-CompressSnappy-200-rawIteration2</text:p>
          </table:table-cell>
          <table:table-cell office:value-type="float" office:value="2.11">
            <text:p>2.11</text:p>
          </table:table-cell>
          <table:table-cell office:value-type="float" office:value="3.84">
            <text:p>3.84</text:p>
          </table:table-cell>
          <table:table-cell office:value-type="float" office:value="5.66">
            <text:p>5.66</text:p>
          </table:table-cell>
          <table:table-cell office:value-type="float" office:value="7.69">
            <text:p>7.69</text:p>
          </table:table-cell>
          <table:table-cell office:value-type="float" office:value="9.65">
            <text:p>9.65</text:p>
          </table:table-cell>
          <table:table-cell office:value-type="float" office:value="12.04">
            <text:p>12.04</text:p>
          </table:table-cell>
          <table:table-cell office:value-type="float" office:value="13.71">
            <text:p>13.71</text:p>
          </table:table-cell>
          <table:table-cell office:value-type="float" office:value="15.65">
            <text:p>15.65</text:p>
          </table:table-cell>
          <table:table-cell office:value-type="string">
            <text:p>1.60779811E8</text:p>
          </table:table-cell>
          <table:table-cell/>
          <table:table-cell office:value-type="string">
            <text:p>BTree-Word-CompressSnappy-200-rawIteration2</text:p>
          </table:table-cell>
          <table:table-cell office:value-type="float" office:value="0.19">
            <text:p>0.19</text:p>
          </table:table-cell>
          <table:table-cell office:value-type="float" office:value="0.41">
            <text:p>0.41</text:p>
          </table:table-cell>
          <table:table-cell office:value-type="float" office:value="0.64">
            <text:p>0.64</text:p>
          </table:table-cell>
          <table:table-cell office:value-type="float" office:value="0.85">
            <text:p>0.85</text:p>
          </table:table-cell>
          <table:table-cell office:value-type="float" office:value="1.06">
            <text:p>1.06</text:p>
          </table:table-cell>
          <table:table-cell office:value-type="float" office:value="1.33">
            <text:p>1.33</text:p>
          </table:table-cell>
          <table:table-cell office:value-type="float" office:value="1.62">
            <text:p>1.62</text:p>
          </table:table-cell>
          <table:table-cell office:value-type="float" office:value="1.91">
            <text:p>1.91</text:p>
          </table:table-cell>
        </table:table-row>
        <table:table-row table:style-name="ro1">
          <table:table-cell office:value-type="string">
            <text:p>BTree-Word-CompressGzip-ArrayList-100-rawIteration0</text:p>
          </table:table-cell>
          <table:table-cell office:value-type="float" office:value="0.11">
            <text:p>0.11</text:p>
          </table:table-cell>
          <table:table-cell office:value-type="float" office:value="0.23">
            <text:p>0.23</text:p>
          </table:table-cell>
          <table:table-cell office:value-type="float" office:value="1.02">
            <text:p>1.02</text:p>
          </table:table-cell>
          <table:table-cell office:value-type="float" office:value="2.4">
            <text:p>2.4</text:p>
          </table:table-cell>
          <table:table-cell office:value-type="float" office:value="4.42">
            <text:p>4.42</text:p>
          </table:table-cell>
          <table:table-cell office:value-type="float" office:value="7.18">
            <text:p>7.18</text:p>
          </table:table-cell>
          <table:table-cell office:value-type="float" office:value="9.98">
            <text:p>9.98</text:p>
          </table:table-cell>
          <table:table-cell office:value-type="float" office:value="11.36">
            <text:p>11.36</text:p>
          </table:table-cell>
          <table:table-cell/>
          <table:table-cell office:value-type="string">
            <text:p>BTree-Word-CompressGzip-ArrayList-100-rawIteration0</text:p>
          </table:table-cell>
          <table:table-cell office:value-type="float" office:value="10.67">
            <text:p>10.67</text:p>
          </table:table-cell>
          <table:table-cell office:value-type="float" office:value="136.41">
            <text:p>136.41</text:p>
          </table:table-cell>
          <table:table-cell office:value-type="float" office:value="0.078">
            <text:p>0.078</text:p>
          </table:table-cell>
          <table:table-cell office:value-type="float" office:value="17127">
            <text:p>17127</text:p>
          </table:table-cell>
          <table:table-cell office:value-type="float" office:value="0.327">
            <text:p>0.327</text:p>
          </table:table-cell>
          <table:table-cell office:value-type="float" office:value="0.569">
            <text:p>0.569</text:p>
          </table:table-cell>
          <table:table-cell/>
          <table:table-cell office:value-type="string">
            <text:p>BTree-Word-CompressGzip-ArrayList-100-rawIteration0</text:p>
          </table:table-cell>
          <table:table-cell office:value-type="float" office:value="1.66">
            <text:p>1.66</text:p>
          </table:table-cell>
          <table:table-cell office:value-type="float" office:value="2.21">
            <text:p>2.21</text:p>
          </table:table-cell>
          <table:table-cell office:value-type="float" office:value="2.69">
            <text:p>2.69</text:p>
          </table:table-cell>
          <table:table-cell office:value-type="float" office:value="3.12">
            <text:p>3.12</text:p>
          </table:table-cell>
          <table:table-cell office:value-type="float" office:value="3.62">
            <text:p>3.62</text:p>
          </table:table-cell>
          <table:table-cell office:value-type="float" office:value="4.07">
            <text:p>4.07</text:p>
          </table:table-cell>
          <table:table-cell office:value-type="float" office:value="4.42">
            <text:p>4.42</text:p>
          </table:table-cell>
          <table:table-cell office:value-type="float" office:value="4.79">
            <text:p>4.79</text:p>
          </table:table-cell>
          <table:table-cell/>
          <table:table-cell office:value-type="string">
            <text:p>BTree-Word-CompressGzip-ArrayList-100-rawIteration0</text:p>
          </table:table-cell>
          <table:table-cell office:value-type="float" office:value="3">
            <text:p>3</text:p>
          </table:table-cell>
          <table:table-cell office:value-type="float" office:value="5.13">
            <text:p>5.13</text:p>
          </table:table-cell>
          <table:table-cell office:value-type="float" office:value="7.45">
            <text:p>7.45</text:p>
          </table:table-cell>
          <table:table-cell office:value-type="float" office:value="9.66">
            <text:p>9.66</text:p>
          </table:table-cell>
          <table:table-cell office:value-type="float" office:value="11.86">
            <text:p>11.86</text:p>
          </table:table-cell>
          <table:table-cell office:value-type="float" office:value="14.8">
            <text:p>14.8</text:p>
          </table:table-cell>
          <table:table-cell office:value-type="float" office:value="16.94">
            <text:p>16.94</text:p>
          </table:table-cell>
          <table:table-cell office:value-type="float" office:value="19.25">
            <text:p>19.25</text:p>
          </table:table-cell>
          <table:table-cell office:value-type="string">
            <text:p>1.60779811E8</text:p>
          </table:table-cell>
          <table:table-cell/>
          <table:table-cell office:value-type="string">
            <text:p>BTree-Word-CompressGzip-ArrayList-100-rawIteration0</text:p>
          </table:table-cell>
          <table:table-cell office:value-type="float" office:value="0.71">
            <text:p>0.71</text:p>
          </table:table-cell>
          <table:table-cell office:value-type="float" office:value="1.15">
            <text:p>1.15</text:p>
          </table:table-cell>
          <table:table-cell office:value-type="float" office:value="1.67">
            <text:p>1.67</text:p>
          </table:table-cell>
          <table:table-cell office:value-type="float" office:value="2.15">
            <text:p>2.15</text:p>
          </table:table-cell>
          <table:table-cell office:value-type="float" office:value="2.62">
            <text:p>2.62</text:p>
          </table:table-cell>
          <table:table-cell office:value-type="float" office:value="3.47">
            <text:p>3.47</text:p>
          </table:table-cell>
          <table:table-cell office:value-type="float" office:value="3.97">
            <text:p>3.97</text:p>
          </table:table-cell>
          <table:table-cell office:value-type="float" office:value="4.64">
            <text:p>4.64</text:p>
          </table:table-cell>
        </table:table-row>
        <table:table-row table:style-name="ro1">
          <table:table-cell office:value-type="string">
            <text:p>BTree-Word-CompressGzip-ArrayList-100-rawIteration1</text:p>
          </table:table-cell>
          <table:table-cell office:value-type="float" office:value="0.11">
            <text:p>0.11</text:p>
          </table:table-cell>
          <table:table-cell office:value-type="float" office:value="0.22">
            <text:p>0.22</text:p>
          </table:table-cell>
          <table:table-cell office:value-type="float" office:value="0.96">
            <text:p>0.96</text:p>
          </table:table-cell>
          <table:table-cell office:value-type="float" office:value="2.24">
            <text:p>2.24</text:p>
          </table:table-cell>
          <table:table-cell office:value-type="float" office:value="4.35">
            <text:p>4.35</text:p>
          </table:table-cell>
          <table:table-cell office:value-type="float" office:value="7.32">
            <text:p>7.32</text:p>
          </table:table-cell>
          <table:table-cell office:value-type="float" office:value="9.77">
            <text:p>9.77</text:p>
          </table:table-cell>
          <table:table-cell office:value-type="float" office:value="11.12">
            <text:p>11.12</text:p>
          </table:table-cell>
          <table:table-cell/>
          <table:table-cell office:value-type="string">
            <text:p>BTree-Word-CompressGzip-ArrayList-100-rawIteration1</text:p>
          </table:table-cell>
          <table:table-cell office:value-type="float" office:value="10.67">
            <text:p>10.67</text:p>
          </table:table-cell>
          <table:table-cell office:value-type="float" office:value="136.41">
            <text:p>136.41</text:p>
          </table:table-cell>
          <table:table-cell office:value-type="float" office:value="0.078">
            <text:p>0.078</text:p>
          </table:table-cell>
          <table:table-cell office:value-type="float" office:value="17127">
            <text:p>17127</text:p>
          </table:table-cell>
          <table:table-cell office:value-type="float" office:value="0.318">
            <text:p>0.318</text:p>
          </table:table-cell>
          <table:table-cell office:value-type="float" office:value="0.672">
            <text:p>0.672</text:p>
          </table:table-cell>
          <table:table-cell/>
          <table:table-cell office:value-type="string">
            <text:p>BTree-Word-CompressGzip-ArrayList-100-rawIteration1</text:p>
          </table:table-cell>
          <table:table-cell office:value-type="float" office:value="1.64">
            <text:p>1.64</text:p>
          </table:table-cell>
          <table:table-cell office:value-type="float" office:value="2.17">
            <text:p>2.17</text:p>
          </table:table-cell>
          <table:table-cell office:value-type="float" office:value="2.63">
            <text:p>2.63</text:p>
          </table:table-cell>
          <table:table-cell office:value-type="float" office:value="3.05">
            <text:p>3.05</text:p>
          </table:table-cell>
          <table:table-cell office:value-type="float" office:value="3.55">
            <text:p>3.55</text:p>
          </table:table-cell>
          <table:table-cell office:value-type="float" office:value="3.99">
            <text:p>3.99</text:p>
          </table:table-cell>
          <table:table-cell office:value-type="float" office:value="4.45">
            <text:p>4.45</text:p>
          </table:table-cell>
          <table:table-cell office:value-type="float" office:value="4.8">
            <text:p>4.8</text:p>
          </table:table-cell>
          <table:table-cell/>
          <table:table-cell office:value-type="string">
            <text:p>BTree-Word-CompressGzip-ArrayList-100-rawIteration1</text:p>
          </table:table-cell>
          <table:table-cell office:value-type="float" office:value="2.92">
            <text:p>2.92</text:p>
          </table:table-cell>
          <table:table-cell office:value-type="float" office:value="5.04">
            <text:p>5.04</text:p>
          </table:table-cell>
          <table:table-cell office:value-type="float" office:value="7.55">
            <text:p>7.55</text:p>
          </table:table-cell>
          <table:table-cell office:value-type="float" office:value="9.96">
            <text:p>9.96</text:p>
          </table:table-cell>
          <table:table-cell office:value-type="float" office:value="12.26">
            <text:p>12.26</text:p>
          </table:table-cell>
          <table:table-cell office:value-type="float" office:value="15.34">
            <text:p>15.34</text:p>
          </table:table-cell>
          <table:table-cell office:value-type="float" office:value="17.45">
            <text:p>17.45</text:p>
          </table:table-cell>
          <table:table-cell office:value-type="float" office:value="19.56">
            <text:p>19.56</text:p>
          </table:table-cell>
          <table:table-cell office:value-type="string">
            <text:p>1.60779811E8</text:p>
          </table:table-cell>
          <table:table-cell/>
          <table:table-cell office:value-type="string">
            <text:p>BTree-Word-CompressGzip-ArrayList-100-rawIteration1</text:p>
          </table:table-cell>
          <table:table-cell office:value-type="float" office:value="0.43">
            <text:p>0.43</text:p>
          </table:table-cell>
          <table:table-cell office:value-type="float" office:value="0.87">
            <text:p>0.87</text:p>
          </table:table-cell>
          <table:table-cell office:value-type="float" office:value="1.37">
            <text:p>1.37</text:p>
          </table:table-cell>
          <table:table-cell office:value-type="float" office:value="1.84">
            <text:p>1.84</text:p>
          </table:table-cell>
          <table:table-cell office:value-type="float" office:value="2.74">
            <text:p>2.74</text:p>
          </table:table-cell>
          <table:table-cell office:value-type="float" office:value="3.3">
            <text:p>3.3</text:p>
          </table:table-cell>
          <table:table-cell office:value-type="float" office:value="3.94">
            <text:p>3.94</text:p>
          </table:table-cell>
          <table:table-cell office:value-type="float" office:value="4.49">
            <text:p>4.49</text:p>
          </table:table-cell>
        </table:table-row>
        <table:table-row table:style-name="ro1">
          <table:table-cell office:value-type="string">
            <text:p>BTree-Word-CompressGzip-ArrayList-100-rawIteration2</text:p>
          </table:table-cell>
          <table:table-cell office:value-type="float" office:value="0.11">
            <text:p>0.11</text:p>
          </table:table-cell>
          <table:table-cell office:value-type="float" office:value="0.23">
            <text:p>0.23</text:p>
          </table:table-cell>
          <table:table-cell office:value-type="float" office:value="0.98">
            <text:p>0.98</text:p>
          </table:table-cell>
          <table:table-cell office:value-type="float" office:value="2.23">
            <text:p>2.23</text:p>
          </table:table-cell>
          <table:table-cell office:value-type="float" office:value="4.68">
            <text:p>4.68</text:p>
          </table:table-cell>
          <table:table-cell office:value-type="float" office:value="7.26">
            <text:p>7.26</text:p>
          </table:table-cell>
          <table:table-cell office:value-type="float" office:value="9.88">
            <text:p>9.88</text:p>
          </table:table-cell>
          <table:table-cell office:value-type="float" office:value="12.44">
            <text:p>12.44</text:p>
          </table:table-cell>
          <table:table-cell/>
          <table:table-cell office:value-type="string">
            <text:p>BTree-Word-CompressGzip-ArrayList-100-rawIteration2</text:p>
          </table:table-cell>
          <table:table-cell office:value-type="float" office:value="10.67">
            <text:p>10.67</text:p>
          </table:table-cell>
          <table:table-cell office:value-type="float" office:value="136.41">
            <text:p>136.41</text:p>
          </table:table-cell>
          <table:table-cell office:value-type="float" office:value="0.078">
            <text:p>0.078</text:p>
          </table:table-cell>
          <table:table-cell office:value-type="float" office:value="17127">
            <text:p>17127</text:p>
          </table:table-cell>
          <table:table-cell office:value-type="float" office:value="0.29">
            <text:p>0.29</text:p>
          </table:table-cell>
          <table:table-cell office:value-type="float" office:value="0.593">
            <text:p>0.593</text:p>
          </table:table-cell>
          <table:table-cell/>
          <table:table-cell office:value-type="string">
            <text:p>BTree-Word-CompressGzip-ArrayList-100-rawIteration2</text:p>
          </table:table-cell>
          <table:table-cell office:value-type="float" office:value="1.63">
            <text:p>1.63</text:p>
          </table:table-cell>
          <table:table-cell office:value-type="float" office:value="2.16">
            <text:p>2.16</text:p>
          </table:table-cell>
          <table:table-cell office:value-type="float" office:value="2.66">
            <text:p>2.66</text:p>
          </table:table-cell>
          <table:table-cell office:value-type="float" office:value="3.07">
            <text:p>3.07</text:p>
          </table:table-cell>
          <table:table-cell office:value-type="float" office:value="3.57">
            <text:p>3.57</text:p>
          </table:table-cell>
          <table:table-cell office:value-type="float" office:value="4.01">
            <text:p>4.01</text:p>
          </table:table-cell>
          <table:table-cell office:value-type="float" office:value="4.43">
            <text:p>4.43</text:p>
          </table:table-cell>
          <table:table-cell office:value-type="float" office:value="4.84">
            <text:p>4.84</text:p>
          </table:table-cell>
          <table:table-cell/>
          <table:table-cell office:value-type="string">
            <text:p>BTree-Word-CompressGzip-ArrayList-100-rawIteration2</text:p>
          </table:table-cell>
          <table:table-cell office:value-type="float" office:value="2.94">
            <text:p>2.94</text:p>
          </table:table-cell>
          <table:table-cell office:value-type="float" office:value="5.04">
            <text:p>5.04</text:p>
          </table:table-cell>
          <table:table-cell office:value-type="float" office:value="7.42">
            <text:p>7.42</text:p>
          </table:table-cell>
          <table:table-cell office:value-type="float" office:value="9.68">
            <text:p>9.68</text:p>
          </table:table-cell>
          <table:table-cell office:value-type="float" office:value="11.82">
            <text:p>11.82</text:p>
          </table:table-cell>
          <table:table-cell office:value-type="float" office:value="14.77">
            <text:p>14.77</text:p>
          </table:table-cell>
          <table:table-cell office:value-type="float" office:value="16.87">
            <text:p>16.87</text:p>
          </table:table-cell>
          <table:table-cell office:value-type="float" office:value="19.01">
            <text:p>19.01</text:p>
          </table:table-cell>
          <table:table-cell office:value-type="string">
            <text:p>1.60779811E8</text:p>
          </table:table-cell>
          <table:table-cell/>
          <table:table-cell office:value-type="string">
            <text:p>BTree-Word-CompressGzip-ArrayList-100-rawIteration2</text:p>
          </table:table-cell>
          <table:table-cell office:value-type="float" office:value="0.45">
            <text:p>0.45</text:p>
          </table:table-cell>
          <table:table-cell office:value-type="float" office:value="0.89">
            <text:p>0.89</text:p>
          </table:table-cell>
          <table:table-cell office:value-type="float" office:value="1.38">
            <text:p>1.38</text:p>
          </table:table-cell>
          <table:table-cell office:value-type="float" office:value="1.86">
            <text:p>1.86</text:p>
          </table:table-cell>
          <table:table-cell office:value-type="float" office:value="2.37">
            <text:p>2.37</text:p>
          </table:table-cell>
          <table:table-cell office:value-type="float" office:value="2.92">
            <text:p>2.92</text:p>
          </table:table-cell>
          <table:table-cell office:value-type="float" office:value="3.45">
            <text:p>3.45</text:p>
          </table:table-cell>
          <table:table-cell office:value-type="float" office:value="4.65">
            <text:p>4.65</text:p>
          </table:table-cell>
        </table:table-row>
        <table:table-row table:style-name="ro1">
          <table:table-cell office:value-type="string">
            <text:p>BTree-Word-CompressGzip-200-rawIteration0</text:p>
          </table:table-cell>
          <table:table-cell office:value-type="float" office:value="0.09">
            <text:p>0.09</text:p>
          </table:table-cell>
          <table:table-cell office:value-type="float" office:value="0.19">
            <text:p>0.19</text:p>
          </table:table-cell>
          <table:table-cell office:value-type="float" office:value="0.64">
            <text:p>0.64</text:p>
          </table:table-cell>
          <table:table-cell office:value-type="float" office:value="1.42">
            <text:p>1.42</text:p>
          </table:table-cell>
          <table:table-cell office:value-type="float" office:value="2.89">
            <text:p>2.89</text:p>
          </table:table-cell>
          <table:table-cell office:value-type="float" office:value="4.94">
            <text:p>4.94</text:p>
          </table:table-cell>
          <table:table-cell office:value-type="float" office:value="6.74">
            <text:p>6.74</text:p>
          </table:table-cell>
          <table:table-cell office:value-type="float" office:value="7.81">
            <text:p>7.81</text:p>
          </table:table-cell>
          <table:table-cell/>
          <table:table-cell office:value-type="string">
            <text:p>BTree-Word-CompressGzip-200-rawIteration0</text:p>
          </table:table-cell>
          <table:table-cell office:value-type="float" office:value="7.17">
            <text:p>7.17</text:p>
          </table:table-cell>
          <table:table-cell office:value-type="float" office:value="126.93">
            <text:p>126.93</text:p>
          </table:table-cell>
          <table:table-cell office:value-type="float" office:value="0.056">
            <text:p>0.056</text:p>
          </table:table-cell>
          <table:table-cell office:value-type="float" office:value="8310">
            <text:p>8310</text:p>
          </table:table-cell>
          <table:table-cell office:value-type="float" office:value="0.372">
            <text:p>0.372</text:p>
          </table:table-cell>
          <table:table-cell office:value-type="float" office:value="0.528">
            <text:p>0.528</text:p>
          </table:table-cell>
          <table:table-cell/>
          <table:table-cell office:value-type="string">
            <text:p>BTree-Word-CompressGzip-200-rawIteration0</text:p>
          </table:table-cell>
          <table:table-cell office:value-type="float" office:value="1.62">
            <text:p>1.62</text:p>
          </table:table-cell>
          <table:table-cell office:value-type="float" office:value="2.2">
            <text:p>2.2</text:p>
          </table:table-cell>
          <table:table-cell office:value-type="float" office:value="2.76">
            <text:p>2.76</text:p>
          </table:table-cell>
          <table:table-cell office:value-type="float" office:value="3.28">
            <text:p>3.28</text:p>
          </table:table-cell>
          <table:table-cell office:value-type="float" office:value="3.99">
            <text:p>3.99</text:p>
          </table:table-cell>
          <table:table-cell office:value-type="float" office:value="4.64">
            <text:p>4.64</text:p>
          </table:table-cell>
          <table:table-cell office:value-type="float" office:value="5.17">
            <text:p>5.17</text:p>
          </table:table-cell>
          <table:table-cell office:value-type="float" office:value="5.72">
            <text:p>5.72</text:p>
          </table:table-cell>
          <table:table-cell/>
          <table:table-cell office:value-type="string">
            <text:p>BTree-Word-CompressGzip-200-rawIteration0</text:p>
          </table:table-cell>
          <table:table-cell office:value-type="float" office:value="3.59">
            <text:p>3.59</text:p>
          </table:table-cell>
          <table:table-cell office:value-type="float" office:value="6.31">
            <text:p>6.31</text:p>
          </table:table-cell>
          <table:table-cell office:value-type="float" office:value="9.38">
            <text:p>9.38</text:p>
          </table:table-cell>
          <table:table-cell office:value-type="float" office:value="12.41">
            <text:p>12.41</text:p>
          </table:table-cell>
          <table:table-cell office:value-type="float" office:value="15.54">
            <text:p>15.54</text:p>
          </table:table-cell>
          <table:table-cell office:value-type="float" office:value="19.35">
            <text:p>19.35</text:p>
          </table:table-cell>
          <table:table-cell office:value-type="float" office:value="22.44">
            <text:p>22.44</text:p>
          </table:table-cell>
          <table:table-cell office:value-type="float" office:value="25.2">
            <text:p>25.2</text:p>
          </table:table-cell>
          <table:table-cell office:value-type="string">
            <text:p>1.60779811E8</text:p>
          </table:table-cell>
          <table:table-cell/>
          <table:table-cell office:value-type="string">
            <text:p>BTree-Word-CompressGzip-200-rawIteration0</text:p>
          </table:table-cell>
          <table:table-cell office:value-type="float" office:value="0.27">
            <text:p>0.27</text:p>
          </table:table-cell>
          <table:table-cell office:value-type="float" office:value="0.55">
            <text:p>0.55</text:p>
          </table:table-cell>
          <table:table-cell office:value-type="float" office:value="0.85">
            <text:p>0.85</text:p>
          </table:table-cell>
          <table:table-cell office:value-type="float" office:value="1.16">
            <text:p>1.16</text:p>
          </table:table-cell>
          <table:table-cell office:value-type="float" office:value="1.46">
            <text:p>1.46</text:p>
          </table:table-cell>
          <table:table-cell office:value-type="float" office:value="1.77">
            <text:p>1.77</text:p>
          </table:table-cell>
          <table:table-cell office:value-type="float" office:value="2.06">
            <text:p>2.06</text:p>
          </table:table-cell>
          <table:table-cell office:value-type="float" office:value="2.72">
            <text:p>2.72</text:p>
          </table:table-cell>
        </table:table-row>
        <table:table-row table:style-name="ro1">
          <table:table-cell office:value-type="string">
            <text:p>BTree-Word-CompressGzip-200-rawIteration1</text:p>
          </table:table-cell>
          <table:table-cell office:value-type="float" office:value="0.09">
            <text:p>0.09</text:p>
          </table:table-cell>
          <table:table-cell office:value-type="float" office:value="0.19">
            <text:p>0.19</text:p>
          </table:table-cell>
          <table:table-cell office:value-type="float" office:value="0.65">
            <text:p>0.65</text:p>
          </table:table-cell>
          <table:table-cell office:value-type="float" office:value="1.51">
            <text:p>1.51</text:p>
          </table:table-cell>
          <table:table-cell office:value-type="float" office:value="3.03">
            <text:p>3.03</text:p>
          </table:table-cell>
          <table:table-cell office:value-type="float" office:value="5.6">
            <text:p>5.6</text:p>
          </table:table-cell>
          <table:table-cell office:value-type="float" office:value="7.09">
            <text:p>7.09</text:p>
          </table:table-cell>
          <table:table-cell office:value-type="float" office:value="8.01">
            <text:p>8.01</text:p>
          </table:table-cell>
          <table:table-cell/>
          <table:table-cell office:value-type="string">
            <text:p>BTree-Word-CompressGzip-200-rawIteration1</text:p>
          </table:table-cell>
          <table:table-cell office:value-type="float" office:value="7.17">
            <text:p>7.17</text:p>
          </table:table-cell>
          <table:table-cell office:value-type="float" office:value="126.93">
            <text:p>126.93</text:p>
          </table:table-cell>
          <table:table-cell office:value-type="float" office:value="0.056">
            <text:p>0.056</text:p>
          </table:table-cell>
          <table:table-cell office:value-type="float" office:value="8310">
            <text:p>8310</text:p>
          </table:table-cell>
          <table:table-cell office:value-type="float" office:value="0.366">
            <text:p>0.366</text:p>
          </table:table-cell>
          <table:table-cell office:value-type="float" office:value="0.48">
            <text:p>0.48</text:p>
          </table:table-cell>
          <table:table-cell/>
          <table:table-cell office:value-type="string">
            <text:p>BTree-Word-CompressGzip-200-rawIteration1</text:p>
          </table:table-cell>
          <table:table-cell office:value-type="float" office:value="1.5">
            <text:p>1.5</text:p>
          </table:table-cell>
          <table:table-cell office:value-type="float" office:value="2.04">
            <text:p>2.04</text:p>
          </table:table-cell>
          <table:table-cell office:value-type="float" office:value="2.59">
            <text:p>2.59</text:p>
          </table:table-cell>
          <table:table-cell office:value-type="float" office:value="3.12">
            <text:p>3.12</text:p>
          </table:table-cell>
          <table:table-cell office:value-type="float" office:value="3.82">
            <text:p>3.82</text:p>
          </table:table-cell>
          <table:table-cell office:value-type="float" office:value="4.43">
            <text:p>4.43</text:p>
          </table:table-cell>
          <table:table-cell office:value-type="float" office:value="4.98">
            <text:p>4.98</text:p>
          </table:table-cell>
          <table:table-cell office:value-type="float" office:value="5.46">
            <text:p>5.46</text:p>
          </table:table-cell>
          <table:table-cell/>
          <table:table-cell office:value-type="string">
            <text:p>BTree-Word-CompressGzip-200-rawIteration1</text:p>
          </table:table-cell>
          <table:table-cell office:value-type="float" office:value="3.63">
            <text:p>3.63</text:p>
          </table:table-cell>
          <table:table-cell office:value-type="float" office:value="6.36">
            <text:p>6.36</text:p>
          </table:table-cell>
          <table:table-cell office:value-type="float" office:value="9.3">
            <text:p>9.3</text:p>
          </table:table-cell>
          <table:table-cell office:value-type="float" office:value="12.29">
            <text:p>12.29</text:p>
          </table:table-cell>
          <table:table-cell office:value-type="float" office:value="15.39">
            <text:p>15.39</text:p>
          </table:table-cell>
          <table:table-cell office:value-type="float" office:value="19.1">
            <text:p>19.1</text:p>
          </table:table-cell>
          <table:table-cell office:value-type="float" office:value="22.25">
            <text:p>22.25</text:p>
          </table:table-cell>
          <table:table-cell office:value-type="float" office:value="25">
            <text:p>25</text:p>
          </table:table-cell>
          <table:table-cell office:value-type="string">
            <text:p>1.60779811E8</text:p>
          </table:table-cell>
          <table:table-cell/>
          <table:table-cell office:value-type="string">
            <text:p>BTree-Word-CompressGzip-200-rawIteration1</text:p>
          </table:table-cell>
          <table:table-cell office:value-type="float" office:value="0.27">
            <text:p>0.27</text:p>
          </table:table-cell>
          <table:table-cell office:value-type="float" office:value="0.56">
            <text:p>0.56</text:p>
          </table:table-cell>
          <table:table-cell office:value-type="float" office:value="0.86">
            <text:p>0.86</text:p>
          </table:table-cell>
          <table:table-cell office:value-type="float" office:value="1.16">
            <text:p>1.16</text:p>
          </table:table-cell>
          <table:table-cell office:value-type="float" office:value="1.45">
            <text:p>1.45</text:p>
          </table:table-cell>
          <table:table-cell office:value-type="float" office:value="1.76">
            <text:p>1.76</text:p>
          </table:table-cell>
          <table:table-cell office:value-type="float" office:value="2.05">
            <text:p>2.05</text:p>
          </table:table-cell>
          <table:table-cell office:value-type="float" office:value="2.37">
            <text:p>2.37</text:p>
          </table:table-cell>
        </table:table-row>
        <table:table-row table:style-name="ro1">
          <table:table-cell office:value-type="string">
            <text:p>BTree-Word-CompressGzip-200-rawIteration2</text:p>
          </table:table-cell>
          <table:table-cell office:value-type="float" office:value="0.09">
            <text:p>0.09</text:p>
          </table:table-cell>
          <table:table-cell office:value-type="float" office:value="0.19">
            <text:p>0.19</text:p>
          </table:table-cell>
          <table:table-cell office:value-type="float" office:value="0.65">
            <text:p>0.65</text:p>
          </table:table-cell>
          <table:table-cell office:value-type="float" office:value="1.44">
            <text:p>1.44</text:p>
          </table:table-cell>
          <table:table-cell office:value-type="float" office:value="3.02">
            <text:p>3.02</text:p>
          </table:table-cell>
          <table:table-cell office:value-type="float" office:value="5.18">
            <text:p>5.18</text:p>
          </table:table-cell>
          <table:table-cell office:value-type="float" office:value="6.99">
            <text:p>6.99</text:p>
          </table:table-cell>
          <table:table-cell office:value-type="float" office:value="7.92">
            <text:p>7.92</text:p>
          </table:table-cell>
          <table:table-cell/>
          <table:table-cell office:value-type="string">
            <text:p>BTree-Word-CompressGzip-200-rawIteration2</text:p>
          </table:table-cell>
          <table:table-cell office:value-type="float" office:value="7.17">
            <text:p>7.17</text:p>
          </table:table-cell>
          <table:table-cell office:value-type="float" office:value="126.93">
            <text:p>126.93</text:p>
          </table:table-cell>
          <table:table-cell office:value-type="float" office:value="0.056">
            <text:p>0.056</text:p>
          </table:table-cell>
          <table:table-cell office:value-type="float" office:value="8310">
            <text:p>8310</text:p>
          </table:table-cell>
          <table:table-cell office:value-type="float" office:value="0.403">
            <text:p>0.403</text:p>
          </table:table-cell>
          <table:table-cell office:value-type="float" office:value="0.459">
            <text:p>0.459</text:p>
          </table:table-cell>
          <table:table-cell/>
          <table:table-cell office:value-type="string">
            <text:p>BTree-Word-CompressGzip-200-rawIteration2</text:p>
          </table:table-cell>
          <table:table-cell office:value-type="float" office:value="1.55">
            <text:p>1.55</text:p>
          </table:table-cell>
          <table:table-cell office:value-type="float" office:value="2.08">
            <text:p>2.08</text:p>
          </table:table-cell>
          <table:table-cell office:value-type="float" office:value="2.63">
            <text:p>2.63</text:p>
          </table:table-cell>
          <table:table-cell office:value-type="float" office:value="3.14">
            <text:p>3.14</text:p>
          </table:table-cell>
          <table:table-cell office:value-type="float" office:value="3.82">
            <text:p>3.82</text:p>
          </table:table-cell>
          <table:table-cell office:value-type="float" office:value="4.44">
            <text:p>4.44</text:p>
          </table:table-cell>
          <table:table-cell office:value-type="float" office:value="4.96">
            <text:p>4.96</text:p>
          </table:table-cell>
          <table:table-cell office:value-type="float" office:value="5.46">
            <text:p>5.46</text:p>
          </table:table-cell>
          <table:table-cell/>
          <table:table-cell office:value-type="string">
            <text:p>BTree-Word-CompressGzip-200-rawIteration2</text:p>
          </table:table-cell>
          <table:table-cell office:value-type="float" office:value="3.48">
            <text:p>3.48</text:p>
          </table:table-cell>
          <table:table-cell office:value-type="float" office:value="6.18">
            <text:p>6.18</text:p>
          </table:table-cell>
          <table:table-cell office:value-type="float" office:value="9.07">
            <text:p>9.07</text:p>
          </table:table-cell>
          <table:table-cell office:value-type="float" office:value="12.04">
            <text:p>12.04</text:p>
          </table:table-cell>
          <table:table-cell office:value-type="float" office:value="15.16">
            <text:p>15.16</text:p>
          </table:table-cell>
          <table:table-cell office:value-type="float" office:value="19.17">
            <text:p>19.17</text:p>
          </table:table-cell>
          <table:table-cell office:value-type="float" office:value="21.86">
            <text:p>21.86</text:p>
          </table:table-cell>
          <table:table-cell office:value-type="float" office:value="24.62">
            <text:p>24.62</text:p>
          </table:table-cell>
          <table:table-cell office:value-type="string">
            <text:p>1.60779811E8</text:p>
          </table:table-cell>
          <table:table-cell/>
          <table:table-cell office:value-type="string">
            <text:p>BTree-Word-CompressGzip-200-rawIteration2</text:p>
          </table:table-cell>
          <table:table-cell office:value-type="float" office:value="0.28">
            <text:p>0.28</text:p>
          </table:table-cell>
          <table:table-cell office:value-type="float" office:value="0.55">
            <text:p>0.55</text:p>
          </table:table-cell>
          <table:table-cell office:value-type="float" office:value="0.84">
            <text:p>0.84</text:p>
          </table:table-cell>
          <table:table-cell office:value-type="float" office:value="1.14">
            <text:p>1.14</text:p>
          </table:table-cell>
          <table:table-cell office:value-type="float" office:value="1.44">
            <text:p>1.44</text:p>
          </table:table-cell>
          <table:table-cell office:value-type="float" office:value="1.74">
            <text:p>1.74</text:p>
          </table:table-cell>
          <table:table-cell office:value-type="float" office:value="2.01">
            <text:p>2.01</text:p>
          </table:table-cell>
          <table:table-cell office:value-type="float" office:value="2.43">
            <text:p>2.43</text:p>
          </table:table-cell>
        </table:table-row>
        <table:table-row table:style-name="ro1">
          <table:table-cell office:value-type="string">
            <text:p>BTree-Word-CompressNone-ArrayList-100-rawIteration0</text:p>
          </table:table-cell>
          <table:table-cell office:value-type="float" office:value="0.15">
            <text:p>0.15</text:p>
          </table:table-cell>
          <table:table-cell office:value-type="float" office:value="0.27">
            <text:p>0.27</text:p>
          </table:table-cell>
          <table:table-cell office:value-type="float" office:value="0.88">
            <text:p>0.88</text:p>
          </table:table-cell>
          <table:table-cell office:value-type="float" office:value="1.76">
            <text:p>1.76</text:p>
          </table:table-cell>
          <table:table-cell office:value-type="float" office:value="3.11">
            <text:p>3.11</text:p>
          </table:table-cell>
          <table:table-cell office:value-type="float" office:value="5.87">
            <text:p>5.87</text:p>
          </table:table-cell>
          <table:table-cell office:value-type="float" office:value="8.24">
            <text:p>8.24</text:p>
          </table:table-cell>
          <table:table-cell office:value-type="float" office:value="9.21">
            <text:p>9.21</text:p>
          </table:table-cell>
          <table:table-cell/>
          <table:table-cell office:value-type="string">
            <text:p>BTree-Word-CompressNone-ArrayList-100-rawIteration0</text:p>
          </table:table-cell>
          <table:table-cell office:value-type="float" office:value="22.77">
            <text:p>22.77</text:p>
          </table:table-cell>
          <table:table-cell office:value-type="float" office:value="138.76">
            <text:p>138.76</text:p>
          </table:table-cell>
          <table:table-cell office:value-type="float" office:value="0.164">
            <text:p>0.164</text:p>
          </table:table-cell>
          <table:table-cell office:value-type="float" office:value="17127">
            <text:p>17127</text:p>
          </table:table-cell>
          <table:table-cell office:value-type="float" office:value="0.073">
            <text:p>0.073</text:p>
          </table:table-cell>
          <table:table-cell office:value-type="float" office:value="0.891">
            <text:p>0.891</text:p>
          </table:table-cell>
          <table:table-cell/>
          <table:table-cell office:value-type="string">
            <text:p>BTree-Word-CompressNone-ArrayList-100-rawIteration0</text:p>
          </table:table-cell>
          <table:table-cell office:value-type="float" office:value="0.94">
            <text:p>0.94</text:p>
          </table:table-cell>
          <table:table-cell office:value-type="float" office:value="1.37">
            <text:p>1.37</text:p>
          </table:table-cell>
          <table:table-cell office:value-type="float" office:value="1.76">
            <text:p>1.76</text:p>
          </table:table-cell>
          <table:table-cell office:value-type="float" office:value="2.13">
            <text:p>2.13</text:p>
          </table:table-cell>
          <table:table-cell office:value-type="float" office:value="2.55">
            <text:p>2.55</text:p>
          </table:table-cell>
          <table:table-cell office:value-type="float" office:value="2.97">
            <text:p>2.97</text:p>
          </table:table-cell>
          <table:table-cell office:value-type="float" office:value="3.27">
            <text:p>3.27</text:p>
          </table:table-cell>
          <table:table-cell office:value-type="float" office:value="3.6">
            <text:p>3.6</text:p>
          </table:table-cell>
          <table:table-cell/>
          <table:table-cell office:value-type="string">
            <text:p>BTree-Word-CompressNone-ArrayList-100-rawIteration0</text:p>
          </table:table-cell>
          <table:table-cell office:value-type="float" office:value="1.85">
            <text:p>1.85</text:p>
          </table:table-cell>
          <table:table-cell office:value-type="float" office:value="3.31">
            <text:p>3.31</text:p>
          </table:table-cell>
          <table:table-cell office:value-type="float" office:value="4.87">
            <text:p>4.87</text:p>
          </table:table-cell>
          <table:table-cell office:value-type="float" office:value="6.31">
            <text:p>6.31</text:p>
          </table:table-cell>
          <table:table-cell office:value-type="float" office:value="7.72">
            <text:p>7.72</text:p>
          </table:table-cell>
          <table:table-cell office:value-type="float" office:value="9.56">
            <text:p>9.56</text:p>
          </table:table-cell>
          <table:table-cell office:value-type="float" office:value="10.96">
            <text:p>10.96</text:p>
          </table:table-cell>
          <table:table-cell office:value-type="float" office:value="12.52">
            <text:p>12.52</text:p>
          </table:table-cell>
          <table:table-cell office:value-type="string">
            <text:p>1.60779811E8</text:p>
          </table:table-cell>
          <table:table-cell/>
          <table:table-cell office:value-type="string">
            <text:p>BTree-Word-CompressNone-ArrayList-100-rawIteration0</text:p>
          </table:table-cell>
          <table:table-cell office:value-type="float" office:value="0.42">
            <text:p>0.42</text:p>
          </table:table-cell>
          <table:table-cell office:value-type="float" office:value="0.75">
            <text:p>0.75</text:p>
          </table:table-cell>
          <table:table-cell office:value-type="float" office:value="1.1">
            <text:p>1.1</text:p>
          </table:table-cell>
          <table:table-cell office:value-type="float" office:value="1.47">
            <text:p>1.47</text:p>
          </table:table-cell>
          <table:table-cell office:value-type="float" office:value="1.84">
            <text:p>1.84</text:p>
          </table:table-cell>
          <table:table-cell office:value-type="float" office:value="2.31">
            <text:p>2.31</text:p>
          </table:table-cell>
          <table:table-cell office:value-type="float" office:value="2.83">
            <text:p>2.83</text:p>
          </table:table-cell>
          <table:table-cell office:value-type="float" office:value="3.36">
            <text:p>3.36</text:p>
          </table:table-cell>
        </table:table-row>
        <table:table-row table:style-name="ro1">
          <table:table-cell office:value-type="string">
            <text:p>BTree-Word-CompressNone-ArrayList-100-rawIteration1</text:p>
          </table:table-cell>
          <table:table-cell office:value-type="float" office:value="0.11">
            <text:p>0.11</text:p>
          </table:table-cell>
          <table:table-cell office:value-type="float" office:value="0.22">
            <text:p>0.22</text:p>
          </table:table-cell>
          <table:table-cell office:value-type="float" office:value="0.83">
            <text:p>0.83</text:p>
          </table:table-cell>
          <table:table-cell office:value-type="float" office:value="1.81">
            <text:p>1.81</text:p>
          </table:table-cell>
          <table:table-cell office:value-type="float" office:value="3.26">
            <text:p>3.26</text:p>
          </table:table-cell>
          <table:table-cell office:value-type="float" office:value="5.72">
            <text:p>5.72</text:p>
          </table:table-cell>
          <table:table-cell office:value-type="float" office:value="7.32">
            <text:p>7.32</text:p>
          </table:table-cell>
          <table:table-cell office:value-type="float" office:value="8.55">
            <text:p>8.55</text:p>
          </table:table-cell>
          <table:table-cell/>
          <table:table-cell office:value-type="string">
            <text:p>BTree-Word-CompressNone-ArrayList-100-rawIteration1</text:p>
          </table:table-cell>
          <table:table-cell office:value-type="float" office:value="22.77">
            <text:p>22.77</text:p>
          </table:table-cell>
          <table:table-cell office:value-type="float" office:value="138.76">
            <text:p>138.76</text:p>
          </table:table-cell>
          <table:table-cell office:value-type="float" office:value="0.164">
            <text:p>0.164</text:p>
          </table:table-cell>
          <table:table-cell office:value-type="float" office:value="17127">
            <text:p>17127</text:p>
          </table:table-cell>
          <table:table-cell office:value-type="float" office:value="0.082">
            <text:p>0.082</text:p>
          </table:table-cell>
          <table:table-cell office:value-type="float" office:value="0.974">
            <text:p>0.974</text:p>
          </table:table-cell>
          <table:table-cell/>
          <table:table-cell office:value-type="string">
            <text:p>BTree-Word-CompressNone-ArrayList-100-rawIteration1</text:p>
          </table:table-cell>
          <table:table-cell office:value-type="float" office:value="0.96">
            <text:p>0.96</text:p>
          </table:table-cell>
          <table:table-cell office:value-type="float" office:value="1.4">
            <text:p>1.4</text:p>
          </table:table-cell>
          <table:table-cell office:value-type="float" office:value="1.79">
            <text:p>1.79</text:p>
          </table:table-cell>
          <table:table-cell office:value-type="float" office:value="2.17">
            <text:p>2.17</text:p>
          </table:table-cell>
          <table:table-cell office:value-type="float" office:value="2.59">
            <text:p>2.59</text:p>
          </table:table-cell>
          <table:table-cell office:value-type="float" office:value="2.99">
            <text:p>2.99</text:p>
          </table:table-cell>
          <table:table-cell office:value-type="float" office:value="3.4">
            <text:p>3.4</text:p>
          </table:table-cell>
          <table:table-cell office:value-type="float" office:value="3.73">
            <text:p>3.73</text:p>
          </table:table-cell>
          <table:table-cell/>
          <table:table-cell office:value-type="string">
            <text:p>BTree-Word-CompressNone-ArrayList-100-rawIteration1</text:p>
          </table:table-cell>
          <table:table-cell office:value-type="float" office:value="1.91">
            <text:p>1.91</text:p>
          </table:table-cell>
          <table:table-cell office:value-type="float" office:value="3.37">
            <text:p>3.37</text:p>
          </table:table-cell>
          <table:table-cell office:value-type="float" office:value="4.98">
            <text:p>4.98</text:p>
          </table:table-cell>
          <table:table-cell office:value-type="float" office:value="6.42">
            <text:p>6.42</text:p>
          </table:table-cell>
          <table:table-cell office:value-type="float" office:value="7.87">
            <text:p>7.87</text:p>
          </table:table-cell>
          <table:table-cell office:value-type="float" office:value="9.74">
            <text:p>9.74</text:p>
          </table:table-cell>
          <table:table-cell office:value-type="float" office:value="11.12">
            <text:p>11.12</text:p>
          </table:table-cell>
          <table:table-cell office:value-type="float" office:value="12.51">
            <text:p>12.51</text:p>
          </table:table-cell>
          <table:table-cell office:value-type="string">
            <text:p>1.60779811E8</text:p>
          </table:table-cell>
          <table:table-cell/>
          <table:table-cell office:value-type="string">
            <text:p>BTree-Word-CompressNone-ArrayList-100-rawIteration1</text:p>
          </table:table-cell>
          <table:table-cell office:value-type="float" office:value="0.74">
            <text:p>0.74</text:p>
          </table:table-cell>
          <table:table-cell office:value-type="float" office:value="1.07">
            <text:p>1.07</text:p>
          </table:table-cell>
          <table:table-cell office:value-type="float" office:value="2.95">
            <text:p>2.95</text:p>
          </table:table-cell>
          <table:table-cell office:value-type="float" office:value="3.3">
            <text:p>3.3</text:p>
          </table:table-cell>
          <table:table-cell office:value-type="float" office:value="3.67">
            <text:p>3.67</text:p>
          </table:table-cell>
          <table:table-cell office:value-type="float" office:value="4.14">
            <text:p>4.14</text:p>
          </table:table-cell>
          <table:table-cell office:value-type="float" office:value="4.67">
            <text:p>4.67</text:p>
          </table:table-cell>
          <table:table-cell office:value-type="float" office:value="5.19">
            <text:p>5.19</text:p>
          </table:table-cell>
        </table:table-row>
        <table:table-row table:style-name="ro1">
          <table:table-cell office:value-type="string">
            <text:p>BTree-Word-CompressNone-ArrayList-100-rawIteration2</text:p>
          </table:table-cell>
          <table:table-cell office:value-type="float" office:value="0.11">
            <text:p>0.11</text:p>
          </table:table-cell>
          <table:table-cell office:value-type="float" office:value="0.22">
            <text:p>0.22</text:p>
          </table:table-cell>
          <table:table-cell office:value-type="float" office:value="0.81">
            <text:p>0.81</text:p>
          </table:table-cell>
          <table:table-cell office:value-type="float" office:value="2.09">
            <text:p>2.09</text:p>
          </table:table-cell>
          <table:table-cell office:value-type="float" office:value="3.46">
            <text:p>3.46</text:p>
          </table:table-cell>
          <table:table-cell office:value-type="float" office:value="5.46">
            <text:p>5.46</text:p>
          </table:table-cell>
          <table:table-cell office:value-type="float" office:value="6.92">
            <text:p>6.92</text:p>
          </table:table-cell>
          <table:table-cell office:value-type="float" office:value="7.95">
            <text:p>7.95</text:p>
          </table:table-cell>
          <table:table-cell/>
          <table:table-cell office:value-type="string">
            <text:p>BTree-Word-CompressNone-ArrayList-100-rawIteration2</text:p>
          </table:table-cell>
          <table:table-cell office:value-type="float" office:value="22.77">
            <text:p>22.77</text:p>
          </table:table-cell>
          <table:table-cell office:value-type="float" office:value="138.76">
            <text:p>138.76</text:p>
          </table:table-cell>
          <table:table-cell office:value-type="float" office:value="0.164">
            <text:p>0.164</text:p>
          </table:table-cell>
          <table:table-cell office:value-type="float" office:value="17127">
            <text:p>17127</text:p>
          </table:table-cell>
          <table:table-cell office:value-type="float" office:value="0.088">
            <text:p>0.088</text:p>
          </table:table-cell>
          <table:table-cell office:value-type="float" office:value="0.99">
            <text:p>0.99</text:p>
          </table:table-cell>
          <table:table-cell/>
          <table:table-cell office:value-type="string">
            <text:p>BTree-Word-CompressNone-ArrayList-100-rawIteration2</text:p>
          </table:table-cell>
          <table:table-cell office:value-type="float" office:value="0.99">
            <text:p>0.99</text:p>
          </table:table-cell>
          <table:table-cell office:value-type="float" office:value="1.43">
            <text:p>1.43</text:p>
          </table:table-cell>
          <table:table-cell office:value-type="float" office:value="1.83">
            <text:p>1.83</text:p>
          </table:table-cell>
          <table:table-cell office:value-type="float" office:value="2.22">
            <text:p>2.22</text:p>
          </table:table-cell>
          <table:table-cell office:value-type="float" office:value="2.62">
            <text:p>2.62</text:p>
          </table:table-cell>
          <table:table-cell office:value-type="float" office:value="3">
            <text:p>3</text:p>
          </table:table-cell>
          <table:table-cell office:value-type="float" office:value="3.37">
            <text:p>3.37</text:p>
          </table:table-cell>
          <table:table-cell office:value-type="float" office:value="3.74">
            <text:p>3.74</text:p>
          </table:table-cell>
          <table:table-cell/>
          <table:table-cell office:value-type="string">
            <text:p>BTree-Word-CompressNone-ArrayList-100-rawIteration2</text:p>
          </table:table-cell>
          <table:table-cell office:value-type="float" office:value="1.86">
            <text:p>1.86</text:p>
          </table:table-cell>
          <table:table-cell office:value-type="float" office:value="3.33">
            <text:p>3.33</text:p>
          </table:table-cell>
          <table:table-cell office:value-type="float" office:value="5.01">
            <text:p>5.01</text:p>
          </table:table-cell>
          <table:table-cell office:value-type="float" office:value="6.43">
            <text:p>6.43</text:p>
          </table:table-cell>
          <table:table-cell office:value-type="float" office:value="7.85">
            <text:p>7.85</text:p>
          </table:table-cell>
          <table:table-cell office:value-type="float" office:value="9.79">
            <text:p>9.79</text:p>
          </table:table-cell>
          <table:table-cell office:value-type="float" office:value="11.18">
            <text:p>11.18</text:p>
          </table:table-cell>
          <table:table-cell office:value-type="float" office:value="12.57">
            <text:p>12.57</text:p>
          </table:table-cell>
          <table:table-cell office:value-type="string">
            <text:p>1.60779811E8</text:p>
          </table:table-cell>
          <table:table-cell/>
          <table:table-cell office:value-type="string">
            <text:p>BTree-Word-CompressNone-ArrayList-100-rawIteration2</text:p>
          </table:table-cell>
          <table:table-cell office:value-type="float" office:value="0.39">
            <text:p>0.39</text:p>
          </table:table-cell>
          <table:table-cell office:value-type="float" office:value="0.73">
            <text:p>0.73</text:p>
          </table:table-cell>
          <table:table-cell office:value-type="float" office:value="1.1">
            <text:p>1.1</text:p>
          </table:table-cell>
          <table:table-cell office:value-type="float" office:value="1.45">
            <text:p>1.45</text:p>
          </table:table-cell>
          <table:table-cell office:value-type="float" office:value="1.82">
            <text:p>1.82</text:p>
          </table:table-cell>
          <table:table-cell office:value-type="float" office:value="2.29">
            <text:p>2.29</text:p>
          </table:table-cell>
          <table:table-cell office:value-type="float" office:value="2.79">
            <text:p>2.79</text:p>
          </table:table-cell>
          <table:table-cell office:value-type="float" office:value="3.34">
            <text:p>3.34</text:p>
          </table:table-cell>
        </table:table-row>
        <table:table-row table:style-name="ro1">
          <table:table-cell office:value-type="string">
            <text:p>BTree-Word-CompressNone-200-rawIteration0</text:p>
          </table:table-cell>
          <table:table-cell office:value-type="float" office:value="0.11">
            <text:p>0.11</text:p>
          </table:table-cell>
          <table:table-cell office:value-type="float" office:value="0.21">
            <text:p>0.21</text:p>
          </table:table-cell>
          <table:table-cell office:value-type="float" office:value="0.52">
            <text:p>0.52</text:p>
          </table:table-cell>
          <table:table-cell office:value-type="float" office:value="1.09">
            <text:p>1.09</text:p>
          </table:table-cell>
          <table:table-cell office:value-type="float" office:value="1.96">
            <text:p>1.96</text:p>
          </table:table-cell>
          <table:table-cell office:value-type="float" office:value="3.13">
            <text:p>3.13</text:p>
          </table:table-cell>
          <table:table-cell office:value-type="float" office:value="3.94">
            <text:p>3.94</text:p>
          </table:table-cell>
          <table:table-cell office:value-type="float" office:value="4.63">
            <text:p>4.63</text:p>
          </table:table-cell>
          <table:table-cell/>
          <table:table-cell office:value-type="string">
            <text:p>BTree-Word-CompressNone-200-rawIteration0</text:p>
          </table:table-cell>
          <table:table-cell office:value-type="float" office:value="17.59">
            <text:p>17.59</text:p>
          </table:table-cell>
          <table:table-cell office:value-type="float" office:value="129.83">
            <text:p>129.83</text:p>
          </table:table-cell>
          <table:table-cell office:value-type="float" office:value="0.135">
            <text:p>0.135</text:p>
          </table:table-cell>
          <table:table-cell office:value-type="float" office:value="8310">
            <text:p>8310</text:p>
          </table:table-cell>
          <table:table-cell office:value-type="float" office:value="0.131">
            <text:p>0.131</text:p>
          </table:table-cell>
          <table:table-cell office:value-type="float" office:value="0.776">
            <text:p>0.776</text:p>
          </table:table-cell>
          <table:table-cell/>
          <table:table-cell office:value-type="string">
            <text:p>BTree-Word-CompressNone-200-rawIteration0</text:p>
          </table:table-cell>
          <table:table-cell office:value-type="float" office:value="0.78">
            <text:p>0.78</text:p>
          </table:table-cell>
          <table:table-cell office:value-type="float" office:value="1.18">
            <text:p>1.18</text:p>
          </table:table-cell>
          <table:table-cell office:value-type="float" office:value="1.57">
            <text:p>1.57</text:p>
          </table:table-cell>
          <table:table-cell office:value-type="float" office:value="1.96">
            <text:p>1.96</text:p>
          </table:table-cell>
          <table:table-cell office:value-type="float" office:value="2.44">
            <text:p>2.44</text:p>
          </table:table-cell>
          <table:table-cell office:value-type="float" office:value="2.86">
            <text:p>2.86</text:p>
          </table:table-cell>
          <table:table-cell office:value-type="float" office:value="3.26">
            <text:p>3.26</text:p>
          </table:table-cell>
          <table:table-cell office:value-type="float" office:value="3.67">
            <text:p>3.67</text:p>
          </table:table-cell>
          <table:table-cell/>
          <table:table-cell office:value-type="string">
            <text:p>BTree-Word-CompressNone-200-rawIteration0</text:p>
          </table:table-cell>
          <table:table-cell office:value-type="float" office:value="1.82">
            <text:p>1.82</text:p>
          </table:table-cell>
          <table:table-cell office:value-type="float" office:value="3.6">
            <text:p>3.6</text:p>
          </table:table-cell>
          <table:table-cell office:value-type="float" office:value="5.3">
            <text:p>5.3</text:p>
          </table:table-cell>
          <table:table-cell office:value-type="float" office:value="6.87">
            <text:p>6.87</text:p>
          </table:table-cell>
          <table:table-cell office:value-type="float" office:value="8.65">
            <text:p>8.65</text:p>
          </table:table-cell>
          <table:table-cell office:value-type="float" office:value="10.48">
            <text:p>10.48</text:p>
          </table:table-cell>
          <table:table-cell office:value-type="float" office:value="12.28">
            <text:p>12.28</text:p>
          </table:table-cell>
          <table:table-cell office:value-type="float" office:value="13.79">
            <text:p>13.79</text:p>
          </table:table-cell>
          <table:table-cell office:value-type="string">
            <text:p>1.60779811E8</text:p>
          </table:table-cell>
          <table:table-cell/>
          <table:table-cell office:value-type="string">
            <text:p>BTree-Word-CompressNone-200-rawIteration0</text:p>
          </table:table-cell>
          <table:table-cell office:value-type="float" office:value="0.21">
            <text:p>0.21</text:p>
          </table:table-cell>
          <table:table-cell office:value-type="float" office:value="0.39">
            <text:p>0.39</text:p>
          </table:table-cell>
          <table:table-cell office:value-type="float" office:value="0.58">
            <text:p>0.58</text:p>
          </table:table-cell>
          <table:table-cell office:value-type="float" office:value="0.78">
            <text:p>0.78</text:p>
          </table:table-cell>
          <table:table-cell office:value-type="float" office:value="0.98">
            <text:p>0.98</text:p>
          </table:table-cell>
          <table:table-cell office:value-type="float" office:value="1.25">
            <text:p>1.25</text:p>
          </table:table-cell>
          <table:table-cell office:value-type="float" office:value="1.52">
            <text:p>1.52</text:p>
          </table:table-cell>
          <table:table-cell office:value-type="float" office:value="1.81">
            <text:p>1.81</text:p>
          </table:table-cell>
        </table:table-row>
        <table:table-row table:style-name="ro1">
          <table:table-cell office:value-type="string">
            <text:p>BTree-Word-CompressNone-200-rawIteration1</text:p>
          </table:table-cell>
          <table:table-cell office:value-type="float" office:value="0.09">
            <text:p>0.09</text:p>
          </table:table-cell>
          <table:table-cell office:value-type="float" office:value="0.19">
            <text:p>0.19</text:p>
          </table:table-cell>
          <table:table-cell office:value-type="float" office:value="0.5">
            <text:p>0.5</text:p>
          </table:table-cell>
          <table:table-cell office:value-type="float" office:value="1.11">
            <text:p>1.11</text:p>
          </table:table-cell>
          <table:table-cell office:value-type="float" office:value="1.96">
            <text:p>1.96</text:p>
          </table:table-cell>
          <table:table-cell office:value-type="float" office:value="3.55">
            <text:p>3.55</text:p>
          </table:table-cell>
          <table:table-cell office:value-type="float" office:value="4.34">
            <text:p>4.34</text:p>
          </table:table-cell>
          <table:table-cell office:value-type="float" office:value="4.89">
            <text:p>4.89</text:p>
          </table:table-cell>
          <table:table-cell/>
          <table:table-cell office:value-type="string">
            <text:p>BTree-Word-CompressNone-200-rawIteration1</text:p>
          </table:table-cell>
          <table:table-cell office:value-type="float" office:value="17.59">
            <text:p>17.59</text:p>
          </table:table-cell>
          <table:table-cell office:value-type="float" office:value="129.83">
            <text:p>129.83</text:p>
          </table:table-cell>
          <table:table-cell office:value-type="float" office:value="0.135">
            <text:p>0.135</text:p>
          </table:table-cell>
          <table:table-cell office:value-type="float" office:value="8310">
            <text:p>8310</text:p>
          </table:table-cell>
          <table:table-cell office:value-type="float" office:value="0.125">
            <text:p>0.125</text:p>
          </table:table-cell>
          <table:table-cell office:value-type="float" office:value="0.758">
            <text:p>0.758</text:p>
          </table:table-cell>
          <table:table-cell/>
          <table:table-cell office:value-type="string">
            <text:p>BTree-Word-CompressNone-200-rawIteration1</text:p>
          </table:table-cell>
          <table:table-cell office:value-type="float" office:value="1.05">
            <text:p>1.05</text:p>
          </table:table-cell>
          <table:table-cell office:value-type="float" office:value="1.45">
            <text:p>1.45</text:p>
          </table:table-cell>
          <table:table-cell office:value-type="float" office:value="1.84">
            <text:p>1.84</text:p>
          </table:table-cell>
          <table:table-cell office:value-type="float" office:value="2.23">
            <text:p>2.23</text:p>
          </table:table-cell>
          <table:table-cell office:value-type="float" office:value="2.67">
            <text:p>2.67</text:p>
          </table:table-cell>
          <table:table-cell office:value-type="float" office:value="3.08">
            <text:p>3.08</text:p>
          </table:table-cell>
          <table:table-cell office:value-type="float" office:value="3.49">
            <text:p>3.49</text:p>
          </table:table-cell>
          <table:table-cell office:value-type="float" office:value="3.83">
            <text:p>3.83</text:p>
          </table:table-cell>
          <table:table-cell/>
          <table:table-cell office:value-type="string">
            <text:p>BTree-Word-CompressNone-200-rawIteration1</text:p>
          </table:table-cell>
          <table:table-cell office:value-type="float" office:value="1.82">
            <text:p>1.82</text:p>
          </table:table-cell>
          <table:table-cell office:value-type="float" office:value="3.35">
            <text:p>3.35</text:p>
          </table:table-cell>
          <table:table-cell office:value-type="float" office:value="5.01">
            <text:p>5.01</text:p>
          </table:table-cell>
          <table:table-cell office:value-type="float" office:value="6.58">
            <text:p>6.58</text:p>
          </table:table-cell>
          <table:table-cell office:value-type="float" office:value="8.49">
            <text:p>8.49</text:p>
          </table:table-cell>
          <table:table-cell office:value-type="float" office:value="10.37">
            <text:p>10.37</text:p>
          </table:table-cell>
          <table:table-cell office:value-type="float" office:value="12.19">
            <text:p>12.19</text:p>
          </table:table-cell>
          <table:table-cell office:value-type="float" office:value="13.75">
            <text:p>13.75</text:p>
          </table:table-cell>
          <table:table-cell office:value-type="string">
            <text:p>1.60779811E8</text:p>
          </table:table-cell>
          <table:table-cell/>
          <table:table-cell office:value-type="string">
            <text:p>BTree-Word-CompressNone-200-rawIteration1</text:p>
          </table:table-cell>
          <table:table-cell office:value-type="float" office:value="0.21">
            <text:p>0.21</text:p>
          </table:table-cell>
          <table:table-cell office:value-type="float" office:value="0.41">
            <text:p>0.41</text:p>
          </table:table-cell>
          <table:table-cell office:value-type="float" office:value="0.61">
            <text:p>0.61</text:p>
          </table:table-cell>
          <table:table-cell office:value-type="float" office:value="0.83">
            <text:p>0.83</text:p>
          </table:table-cell>
          <table:table-cell office:value-type="float" office:value="1.04">
            <text:p>1.04</text:p>
          </table:table-cell>
          <table:table-cell office:value-type="float" office:value="1.32">
            <text:p>1.32</text:p>
          </table:table-cell>
          <table:table-cell office:value-type="float" office:value="1.61">
            <text:p>1.61</text:p>
          </table:table-cell>
          <table:table-cell office:value-type="float" office:value="1.9">
            <text:p>1.9</text:p>
          </table:table-cell>
        </table:table-row>
        <table:table-row table:style-name="ro1">
          <table:table-cell office:value-type="string">
            <text:p>BTree-Word-CompressNone-200-rawIteration2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.09">
            <text:p>1.09</text:p>
          </table:table-cell>
          <table:table-cell office:value-type="float" office:value="2.16">
            <text:p>2.16</text:p>
          </table:table-cell>
          <table:table-cell office:value-type="float" office:value="3.88">
            <text:p>3.88</text:p>
          </table:table-cell>
          <table:table-cell office:value-type="float" office:value="4.69">
            <text:p>4.69</text:p>
          </table:table-cell>
          <table:table-cell office:value-type="float" office:value="5.32">
            <text:p>5.32</text:p>
          </table:table-cell>
          <table:table-cell/>
          <table:table-cell office:value-type="string">
            <text:p>BTree-Word-CompressNone-200-rawIteration2</text:p>
          </table:table-cell>
          <table:table-cell office:value-type="float" office:value="17.59">
            <text:p>17.59</text:p>
          </table:table-cell>
          <table:table-cell office:value-type="float" office:value="129.83">
            <text:p>129.83</text:p>
          </table:table-cell>
          <table:table-cell office:value-type="float" office:value="0.135">
            <text:p>0.135</text:p>
          </table:table-cell>
          <table:table-cell office:value-type="float" office:value="8310">
            <text:p>8310</text:p>
          </table:table-cell>
          <table:table-cell office:value-type="float" office:value="0.115">
            <text:p>0.115</text:p>
          </table:table-cell>
          <table:table-cell office:value-type="float" office:value="0.847">
            <text:p>0.847</text:p>
          </table:table-cell>
          <table:table-cell/>
          <table:table-cell office:value-type="string">
            <text:p>BTree-Word-CompressNone-200-rawIteration2</text:p>
          </table:table-cell>
          <table:table-cell office:value-type="float" office:value="0.79">
            <text:p>0.79</text:p>
          </table:table-cell>
          <table:table-cell office:value-type="float" office:value="1.2">
            <text:p>1.2</text:p>
          </table:table-cell>
          <table:table-cell office:value-type="float" office:value="1.61">
            <text:p>1.61</text:p>
          </table:table-cell>
          <table:table-cell office:value-type="float" office:value="2.03">
            <text:p>2.03</text:p>
          </table:table-cell>
          <table:table-cell office:value-type="float" office:value="2.52">
            <text:p>2.52</text:p>
          </table:table-cell>
          <table:table-cell office:value-type="float" office:value="2.95">
            <text:p>2.95</text:p>
          </table:table-cell>
          <table:table-cell office:value-type="float" office:value="3.37">
            <text:p>3.37</text:p>
          </table:table-cell>
          <table:table-cell office:value-type="float" office:value="3.72">
            <text:p>3.72</text:p>
          </table:table-cell>
          <table:table-cell/>
          <table:table-cell office:value-type="string">
            <text:p>BTree-Word-CompressNone-200-rawIteration2</text:p>
          </table:table-cell>
          <table:table-cell office:value-type="float" office:value="1.89">
            <text:p>1.89</text:p>
          </table:table-cell>
          <table:table-cell office:value-type="float" office:value="3.52">
            <text:p>3.52</text:p>
          </table:table-cell>
          <table:table-cell office:value-type="float" office:value="5.2">
            <text:p>5.2</text:p>
          </table:table-cell>
          <table:table-cell office:value-type="float" office:value="6.79">
            <text:p>6.79</text:p>
          </table:table-cell>
          <table:table-cell office:value-type="float" office:value="8.6">
            <text:p>8.6</text:p>
          </table:table-cell>
          <table:table-cell office:value-type="float" office:value="10.52">
            <text:p>10.52</text:p>
          </table:table-cell>
          <table:table-cell office:value-type="float" office:value="12.35">
            <text:p>12.35</text:p>
          </table:table-cell>
          <table:table-cell office:value-type="float" office:value="13.94">
            <text:p>13.94</text:p>
          </table:table-cell>
          <table:table-cell office:value-type="string">
            <text:p>1.60779811E8</text:p>
          </table:table-cell>
          <table:table-cell/>
          <table:table-cell office:value-type="string">
            <text:p>BTree-Word-CompressNone-200-rawIteration2</text:p>
          </table:table-cell>
          <table:table-cell office:value-type="float" office:value="0.19">
            <text:p>0.19</text:p>
          </table:table-cell>
          <table:table-cell office:value-type="float" office:value="0.39">
            <text:p>0.39</text:p>
          </table:table-cell>
          <table:table-cell office:value-type="float" office:value="0.58">
            <text:p>0.58</text:p>
          </table:table-cell>
          <table:table-cell office:value-type="float" office:value="0.79">
            <text:p>0.79</text:p>
          </table:table-cell>
          <table:table-cell office:value-type="float" office:value="0.99">
            <text:p>0.99</text:p>
          </table:table-cell>
          <table:table-cell office:value-type="float" office:value="1.41">
            <text:p>1.41</text:p>
          </table:table-cell>
          <table:table-cell office:value-type="float" office:value="1.7">
            <text:p>1.7</text:p>
          </table:table-cell>
          <table:table-cell office:value-type="float" office:value="1.97">
            <text:p>1.97</text:p>
          </table:table-cell>
        </table:table-row>
        <table:table-row table:style-name="ro1">
          <table:table-cell office:value-type="string">
            <text:p>BTree-Rand-CompressSnappy-ArrayList-70-rawIteration0</text:p>
          </table:table-cell>
          <table:table-cell office:value-type="float" office:value="0.26">
            <text:p>0.26</text:p>
          </table:table-cell>
          <table:table-cell office:value-type="float" office:value="0.56">
            <text:p>0.56</text:p>
          </table:table-cell>
          <table:table-cell office:value-type="float" office:value="0.89">
            <text:p>0.89</text:p>
          </table:table-cell>
          <table:table-cell office:value-type="float" office:value="1.22">
            <text:p>1.22</text:p>
          </table:table-cell>
          <table:table-cell office:value-type="float" office:value="10.21">
            <text:p>10.21</text:p>
          </table:table-cell>
          <table:table-cell office:value-type="float" office:value="28.29">
            <text:p>28.29</text:p>
          </table:table-cell>
          <table:table-cell office:value-type="float" office:value="57.5">
            <text:p>57.5</text:p>
          </table:table-cell>
          <table:table-cell office:value-type="float" office:value="96.27">
            <text:p>96.27</text:p>
          </table:table-cell>
          <table:table-cell/>
          <table:table-cell office:value-type="string">
            <text:p>BTree-Rand-CompressSnappy-ArrayList-70-rawIteration0</text:p>
          </table:table-cell>
          <table:table-cell office:value-type="float" office:value="16.9">
            <text:p>16.9</text:p>
          </table:table-cell>
          <table:table-cell office:value-type="float" office:value="99.1">
            <text:p>99.1</text:p>
          </table:table-cell>
          <table:table-cell office:value-type="float" office:value="0.17">
            <text:p>0.17</text:p>
          </table:table-cell>
          <table:table-cell office:value-type="float" office:value="20987">
            <text:p>20987</text:p>
          </table:table-cell>
          <table:table-cell office:value-type="float" office:value="0.096">
            <text:p>0.096</text:p>
          </table:table-cell>
          <table:table-cell office:value-type="float" office:value="0.718">
            <text:p>0.718</text:p>
          </table:table-cell>
          <table:table-cell/>
          <table:table-cell office:value-type="string">
            <text:p>BTree-Rand-CompressSnappy-ArrayList-70-rawIteration0</text:p>
          </table:table-cell>
          <table:table-cell office:value-type="float" office:value="10.43">
            <text:p>10.43</text:p>
          </table:table-cell>
          <table:table-cell office:value-type="float" office:value="21.89">
            <text:p>21.89</text:p>
          </table:table-cell>
          <table:table-cell office:value-type="float" office:value="32.73">
            <text:p>32.73</text:p>
          </table:table-cell>
          <table:table-cell office:value-type="float" office:value="44.82">
            <text:p>44.82</text:p>
          </table:table-cell>
          <table:table-cell office:value-type="float" office:value="55.57">
            <text:p>55.57</text:p>
          </table:table-cell>
          <table:table-cell office:value-type="float" office:value="66.33">
            <text:p>66.33</text:p>
          </table:table-cell>
          <table:table-cell office:value-type="float" office:value="76.97">
            <text:p>76.97</text:p>
          </table:table-cell>
          <table:table-cell office:value-type="float" office:value="87.7">
            <text:p>87.7</text:p>
          </table:table-cell>
          <table:table-cell/>
          <table:table-cell office:value-type="string">
            <text:p>BTree-Rand-CompressSnappy-ArrayList-70-rawIteration0</text:p>
          </table:table-cell>
          <table:table-cell office:value-type="float" office:value="10.92">
            <text:p>10.92</text:p>
          </table:table-cell>
          <table:table-cell office:value-type="float" office:value="22.51">
            <text:p>22.51</text:p>
          </table:table-cell>
          <table:table-cell office:value-type="float" office:value="34.26">
            <text:p>34.26</text:p>
          </table:table-cell>
          <table:table-cell office:value-type="float" office:value="45.59">
            <text:p>45.59</text:p>
          </table:table-cell>
          <table:table-cell office:value-type="float" office:value="56.69">
            <text:p>56.69</text:p>
          </table:table-cell>
          <table:table-cell office:value-type="float" office:value="67.82">
            <text:p>67.82</text:p>
          </table:table-cell>
          <table:table-cell office:value-type="float" office:value="79.04">
            <text:p>79.04</text:p>
          </table:table-cell>
          <table:table-cell office:value-type="float" office:value="90.32">
            <text:p>90.32</text:p>
          </table:table-cell>
          <table:table-cell office:value-type="float" office:value="1569299">
            <text:p>1569299</text:p>
          </table:table-cell>
          <table:table-cell/>
          <table:table-cell office:value-type="string">
            <text:p>BTree-Rand-CompressSnappy-ArrayList-70-rawIteration0</text:p>
          </table:table-cell>
          <table:table-cell office:value-type="float" office:value="20.53">
            <text:p>20.53</text:p>
          </table:table-cell>
          <table:table-cell office:value-type="float" office:value="42.23">
            <text:p>42.23</text:p>
          </table:table-cell>
          <table:table-cell office:value-type="float" office:value="62.56">
            <text:p>62.56</text:p>
          </table:table-cell>
          <table:table-cell office:value-type="float" office:value="77.27">
            <text:p>77.27</text:p>
          </table:table-cell>
          <table:table-cell office:value-type="float" office:value="86.8">
            <text:p>86.8</text:p>
          </table:table-cell>
          <table:table-cell office:value-type="float" office:value="89.59">
            <text:p>89.59</text:p>
          </table:table-cell>
          <table:table-cell office:value-type="float" office:value="89.85">
            <text:p>89.85</text:p>
          </table:table-cell>
          <table:table-cell office:value-type="float" office:value="92.06">
            <text:p>92.06</text:p>
          </table:table-cell>
        </table:table-row>
        <table:table-row table:style-name="ro1">
          <table:table-cell office:value-type="string">
            <text:p>BTree-Rand-CompressSnappy-ArrayList-70-rawIteration1</text:p>
          </table:table-cell>
          <table:table-cell office:value-type="float" office:value="0.2">
            <text:p>0.2</text:p>
          </table:table-cell>
          <table:table-cell office:value-type="float" office:value="0.48">
            <text:p>0.48</text:p>
          </table:table-cell>
          <table:table-cell office:value-type="float" office:value="0.79">
            <text:p>0.79</text:p>
          </table:table-cell>
          <table:table-cell office:value-type="float" office:value="1.11">
            <text:p>1.11</text:p>
          </table:table-cell>
          <table:table-cell office:value-type="float" office:value="7.73">
            <text:p>7.73</text:p>
          </table:table-cell>
          <table:table-cell office:value-type="float" office:value="29.52">
            <text:p>29.52</text:p>
          </table:table-cell>
          <table:table-cell office:value-type="float" office:value="59.04">
            <text:p>59.04</text:p>
          </table:table-cell>
          <table:table-cell office:value-type="float" office:value="95.74">
            <text:p>95.74</text:p>
          </table:table-cell>
          <table:table-cell/>
          <table:table-cell office:value-type="string">
            <text:p>BTree-Rand-CompressSnappy-ArrayList-70-rawIteration1</text:p>
          </table:table-cell>
          <table:table-cell office:value-type="float" office:value="16.9">
            <text:p>16.9</text:p>
          </table:table-cell>
          <table:table-cell office:value-type="float" office:value="99.13">
            <text:p>99.13</text:p>
          </table:table-cell>
          <table:table-cell office:value-type="float" office:value="0.17">
            <text:p>0.17</text:p>
          </table:table-cell>
          <table:table-cell office:value-type="float" office:value="20983">
            <text:p>20983</text:p>
          </table:table-cell>
          <table:table-cell office:value-type="float" office:value="0.09">
            <text:p>0.09</text:p>
          </table:table-cell>
          <table:table-cell office:value-type="float" office:value="0.719">
            <text:p>0.719</text:p>
          </table:table-cell>
          <table:table-cell/>
          <table:table-cell office:value-type="string">
            <text:p>BTree-Rand-CompressSnappy-ArrayList-70-rawIteration1</text:p>
          </table:table-cell>
          <table:table-cell office:value-type="float" office:value="11.3">
            <text:p>11.3</text:p>
          </table:table-cell>
          <table:table-cell office:value-type="float" office:value="22.64">
            <text:p>22.64</text:p>
          </table:table-cell>
          <table:table-cell office:value-type="float" office:value="33.96">
            <text:p>33.96</text:p>
          </table:table-cell>
          <table:table-cell office:value-type="float" office:value="45.58">
            <text:p>45.58</text:p>
          </table:table-cell>
          <table:table-cell office:value-type="float" office:value="56.72">
            <text:p>56.72</text:p>
          </table:table-cell>
          <table:table-cell office:value-type="float" office:value="67.56">
            <text:p>67.56</text:p>
          </table:table-cell>
          <table:table-cell office:value-type="float" office:value="78.36">
            <text:p>78.36</text:p>
          </table:table-cell>
          <table:table-cell office:value-type="float" office:value="88.93">
            <text:p>88.93</text:p>
          </table:table-cell>
          <table:table-cell/>
          <table:table-cell office:value-type="string">
            <text:p>BTree-Rand-CompressSnappy-ArrayList-70-rawIteration1</text:p>
          </table:table-cell>
          <table:table-cell office:value-type="float" office:value="10.75">
            <text:p>10.75</text:p>
          </table:table-cell>
          <table:table-cell office:value-type="float" office:value="21.6">
            <text:p>21.6</text:p>
          </table:table-cell>
          <table:table-cell office:value-type="float" office:value="32.48">
            <text:p>32.48</text:p>
          </table:table-cell>
          <table:table-cell office:value-type="float" office:value="43.41">
            <text:p>43.41</text:p>
          </table:table-cell>
          <table:table-cell office:value-type="float" office:value="54.3">
            <text:p>54.3</text:p>
          </table:table-cell>
          <table:table-cell office:value-type="float" office:value="65.24">
            <text:p>65.24</text:p>
          </table:table-cell>
          <table:table-cell office:value-type="float" office:value="76.14">
            <text:p>76.14</text:p>
          </table:table-cell>
          <table:table-cell office:value-type="float" office:value="87.19">
            <text:p>87.19</text:p>
          </table:table-cell>
          <table:table-cell office:value-type="float" office:value="1568509">
            <text:p>1568509</text:p>
          </table:table-cell>
          <table:table-cell/>
          <table:table-cell office:value-type="string">
            <text:p>BTree-Rand-CompressSnappy-ArrayList-70-rawIteration1</text:p>
          </table:table-cell>
          <table:table-cell office:value-type="float" office:value="20.9">
            <text:p>20.9</text:p>
          </table:table-cell>
          <table:table-cell office:value-type="float" office:value="47.86">
            <text:p>47.86</text:p>
          </table:table-cell>
          <table:table-cell office:value-type="float" office:value="64.81">
            <text:p>64.81</text:p>
          </table:table-cell>
          <table:table-cell office:value-type="float" office:value="85.04">
            <text:p>85.04</text:p>
          </table:table-cell>
          <table:table-cell office:value-type="float" office:value="102.56">
            <text:p>102.56</text:p>
          </table:table-cell>
          <table:table-cell office:value-type="float" office:value="105.78">
            <text:p>105.78</text:p>
          </table:table-cell>
          <table:table-cell office:value-type="float" office:value="106.05">
            <text:p>106.05</text:p>
          </table:table-cell>
          <table:table-cell office:value-type="float" office:value="108.59">
            <text:p>108.59</text:p>
          </table:table-cell>
        </table:table-row>
        <table:table-row table:style-name="ro1">
          <table:table-cell office:value-type="string">
            <text:p>BTree-Rand-CompressSnappy-ArrayList-70-rawIteration2</text:p>
          </table:table-cell>
          <table:table-cell office:value-type="float" office:value="0.19">
            <text:p>0.19</text:p>
          </table:table-cell>
          <table:table-cell office:value-type="float" office:value="0.46">
            <text:p>0.46</text:p>
          </table:table-cell>
          <table:table-cell office:value-type="float" office:value="0.75">
            <text:p>0.75</text:p>
          </table:table-cell>
          <table:table-cell office:value-type="float" office:value="1.06">
            <text:p>1.06</text:p>
          </table:table-cell>
          <table:table-cell office:value-type="float" office:value="7.28">
            <text:p>7.28</text:p>
          </table:table-cell>
          <table:table-cell office:value-type="float" office:value="25.44">
            <text:p>25.44</text:p>
          </table:table-cell>
          <table:table-cell office:value-type="float" office:value="54.67">
            <text:p>54.67</text:p>
          </table:table-cell>
          <table:table-cell office:value-type="float" office:value="92.45">
            <text:p>92.45</text:p>
          </table:table-cell>
          <table:table-cell/>
          <table:table-cell office:value-type="string">
            <text:p>BTree-Rand-CompressSnappy-ArrayList-70-rawIteration2</text:p>
          </table:table-cell>
          <table:table-cell office:value-type="float" office:value="16.9">
            <text:p>16.9</text:p>
          </table:table-cell>
          <table:table-cell office:value-type="float" office:value="99.21">
            <text:p>99.21</text:p>
          </table:table-cell>
          <table:table-cell office:value-type="float" office:value="0.17">
            <text:p>0.17</text:p>
          </table:table-cell>
          <table:table-cell office:value-type="float" office:value="20998">
            <text:p>20998</text:p>
          </table:table-cell>
          <table:table-cell office:value-type="float" office:value="0.099">
            <text:p>0.099</text:p>
          </table:table-cell>
          <table:table-cell office:value-type="float" office:value="0.699">
            <text:p>0.699</text:p>
          </table:table-cell>
          <table:table-cell/>
          <table:table-cell office:value-type="string">
            <text:p>BTree-Rand-CompressSnappy-ArrayList-70-rawIteration2</text:p>
          </table:table-cell>
          <table:table-cell office:value-type="float" office:value="10.96">
            <text:p>10.96</text:p>
          </table:table-cell>
          <table:table-cell office:value-type="float" office:value="22.16">
            <text:p>22.16</text:p>
          </table:table-cell>
          <table:table-cell office:value-type="float" office:value="32.75">
            <text:p>32.75</text:p>
          </table:table-cell>
          <table:table-cell office:value-type="float" office:value="44.4">
            <text:p>44.4</text:p>
          </table:table-cell>
          <table:table-cell office:value-type="float" office:value="55.22">
            <text:p>55.22</text:p>
          </table:table-cell>
          <table:table-cell office:value-type="float" office:value="65.49">
            <text:p>65.49</text:p>
          </table:table-cell>
          <table:table-cell office:value-type="float" office:value="75.99">
            <text:p>75.99</text:p>
          </table:table-cell>
          <table:table-cell office:value-type="float" office:value="86.87">
            <text:p>86.87</text:p>
          </table:table-cell>
          <table:table-cell/>
          <table:table-cell office:value-type="string">
            <text:p>BTree-Rand-CompressSnappy-ArrayList-70-rawIteration2</text:p>
          </table:table-cell>
          <table:table-cell office:value-type="float" office:value="10.78">
            <text:p>10.78</text:p>
          </table:table-cell>
          <table:table-cell office:value-type="float" office:value="21.82">
            <text:p>21.82</text:p>
          </table:table-cell>
          <table:table-cell office:value-type="float" office:value="32.7">
            <text:p>32.7</text:p>
          </table:table-cell>
          <table:table-cell office:value-type="float" office:value="43.5">
            <text:p>43.5</text:p>
          </table:table-cell>
          <table:table-cell office:value-type="float" office:value="54.32">
            <text:p>54.32</text:p>
          </table:table-cell>
          <table:table-cell office:value-type="float" office:value="65.16">
            <text:p>65.16</text:p>
          </table:table-cell>
          <table:table-cell office:value-type="float" office:value="76.17">
            <text:p>76.17</text:p>
          </table:table-cell>
          <table:table-cell office:value-type="float" office:value="87.41">
            <text:p>87.41</text:p>
          </table:table-cell>
          <table:table-cell office:value-type="float" office:value="1569303">
            <text:p>1569303</text:p>
          </table:table-cell>
          <table:table-cell/>
          <table:table-cell office:value-type="string">
            <text:p>BTree-Rand-CompressSnappy-ArrayList-70-rawIteration2</text:p>
          </table:table-cell>
          <table:table-cell office:value-type="float" office:value="21.16">
            <text:p>21.16</text:p>
          </table:table-cell>
          <table:table-cell office:value-type="float" office:value="41.77">
            <text:p>41.77</text:p>
          </table:table-cell>
          <table:table-cell office:value-type="float" office:value="68.58">
            <text:p>68.58</text:p>
          </table:table-cell>
          <table:table-cell office:value-type="float" office:value="84.47">
            <text:p>84.47</text:p>
          </table:table-cell>
          <table:table-cell office:value-type="float" office:value="95.55">
            <text:p>95.55</text:p>
          </table:table-cell>
          <table:table-cell office:value-type="float" office:value="98.58">
            <text:p>98.58</text:p>
          </table:table-cell>
          <table:table-cell office:value-type="float" office:value="98.89">
            <text:p>98.89</text:p>
          </table:table-cell>
          <table:table-cell office:value-type="float" office:value="99.46">
            <text:p>99.46</text:p>
          </table:table-cell>
        </table:table-row>
        <table:table-row table:style-name="ro1">
          <table:table-cell office:value-type="string">
            <text:p>BTree-Rand-CompressSnappy-150-rawIteration0</text:p>
          </table:table-cell>
          <table:table-cell office:value-type="float" office:value="0.15">
            <text:p>0.15</text:p>
          </table:table-cell>
          <table:table-cell office:value-type="float" office:value="0.38">
            <text:p>0.38</text:p>
          </table:table-cell>
          <table:table-cell office:value-type="float" office:value="0.64">
            <text:p>0.64</text:p>
          </table:table-cell>
          <table:table-cell office:value-type="float" office:value="0.9">
            <text:p>0.9</text:p>
          </table:table-cell>
          <table:table-cell office:value-type="float" office:value="4.96">
            <text:p>4.96</text:p>
          </table:table-cell>
          <table:table-cell office:value-type="float" office:value="21.36">
            <text:p>21.36</text:p>
          </table:table-cell>
          <table:table-cell office:value-type="float" office:value="51.05">
            <text:p>51.05</text:p>
          </table:table-cell>
          <table:table-cell office:value-type="float" office:value="86.07">
            <text:p>86.07</text:p>
          </table:table-cell>
          <table:table-cell/>
          <table:table-cell office:value-type="string">
            <text:p>BTree-Rand-CompressSnappy-150-rawIteration0</text:p>
          </table:table-cell>
          <table:table-cell office:value-type="float" office:value="11.66">
            <text:p>11.66</text:p>
          </table:table-cell>
          <table:table-cell office:value-type="float" office:value="93.11">
            <text:p>93.11</text:p>
          </table:table-cell>
          <table:table-cell office:value-type="float" office:value="0.125">
            <text:p>0.125</text:p>
          </table:table-cell>
          <table:table-cell office:value-type="float" office:value="9571">
            <text:p>9571</text:p>
          </table:table-cell>
          <table:table-cell office:value-type="float" office:value="0.125">
            <text:p>0.125</text:p>
          </table:table-cell>
          <table:table-cell office:value-type="float" office:value="0.633">
            <text:p>0.633</text:p>
          </table:table-cell>
          <table:table-cell/>
          <table:table-cell office:value-type="string">
            <text:p>BTree-Rand-CompressSnappy-150-rawIteration0</text:p>
          </table:table-cell>
          <table:table-cell office:value-type="float" office:value="11.44">
            <text:p>11.44</text:p>
          </table:table-cell>
          <table:table-cell office:value-type="float" office:value="23.78">
            <text:p>23.78</text:p>
          </table:table-cell>
          <table:table-cell office:value-type="float" office:value="36.03">
            <text:p>36.03</text:p>
          </table:table-cell>
          <table:table-cell office:value-type="float" office:value="48.17">
            <text:p>48.17</text:p>
          </table:table-cell>
          <table:table-cell office:value-type="float" office:value="60.62">
            <text:p>60.62</text:p>
          </table:table-cell>
          <table:table-cell office:value-type="float" office:value="72.83">
            <text:p>72.83</text:p>
          </table:table-cell>
          <table:table-cell office:value-type="float" office:value="85.11">
            <text:p>85.11</text:p>
          </table:table-cell>
          <table:table-cell office:value-type="float" office:value="97.47">
            <text:p>97.47</text:p>
          </table:table-cell>
          <table:table-cell/>
          <table:table-cell office:value-type="string">
            <text:p>BTree-Rand-CompressSnappy-150-rawIteration0</text:p>
          </table:table-cell>
          <table:table-cell office:value-type="float" office:value="12.26">
            <text:p>12.26</text:p>
          </table:table-cell>
          <table:table-cell office:value-type="float" office:value="24.74">
            <text:p>24.74</text:p>
          </table:table-cell>
          <table:table-cell office:value-type="float" office:value="37.27">
            <text:p>37.27</text:p>
          </table:table-cell>
          <table:table-cell office:value-type="float" office:value="50.06">
            <text:p>50.06</text:p>
          </table:table-cell>
          <table:table-cell office:value-type="float" office:value="62.34">
            <text:p>62.34</text:p>
          </table:table-cell>
          <table:table-cell office:value-type="float" office:value="74.74">
            <text:p>74.74</text:p>
          </table:table-cell>
          <table:table-cell office:value-type="float" office:value="87.1">
            <text:p>87.1</text:p>
          </table:table-cell>
          <table:table-cell office:value-type="float" office:value="99.75">
            <text:p>99.75</text:p>
          </table:table-cell>
          <table:table-cell office:value-type="float" office:value="1569299">
            <text:p>1569299</text:p>
          </table:table-cell>
          <table:table-cell/>
          <table:table-cell office:value-type="string">
            <text:p>BTree-Rand-CompressSnappy-150-rawIteration0</text:p>
          </table:table-cell>
          <table:table-cell office:value-type="float" office:value="22.29">
            <text:p>22.29</text:p>
          </table:table-cell>
          <table:table-cell office:value-type="float" office:value="45.14">
            <text:p>45.14</text:p>
          </table:table-cell>
          <table:table-cell office:value-type="float" office:value="64.06">
            <text:p>64.06</text:p>
          </table:table-cell>
          <table:table-cell office:value-type="float" office:value="76.75">
            <text:p>76.75</text:p>
          </table:table-cell>
          <table:table-cell office:value-type="float" office:value="83.84">
            <text:p>83.84</text:p>
          </table:table-cell>
          <table:table-cell office:value-type="float" office:value="84.21">
            <text:p>84.21</text:p>
          </table:table-cell>
          <table:table-cell office:value-type="float" office:value="84.36">
            <text:p>84.36</text:p>
          </table:table-cell>
          <table:table-cell office:value-type="float" office:value="84.69">
            <text:p>84.69</text:p>
          </table:table-cell>
        </table:table-row>
        <table:table-row table:style-name="ro1">
          <table:table-cell office:value-type="string">
            <text:p>BTree-Rand-CompressSnappy-150-rawIteration1</text:p>
          </table:table-cell>
          <table:table-cell office:value-type="float" office:value="0.16">
            <text:p>0.16</text:p>
          </table:table-cell>
          <table:table-cell office:value-type="float" office:value="0.39">
            <text:p>0.39</text:p>
          </table:table-cell>
          <table:table-cell office:value-type="float" office:value="0.65">
            <text:p>0.65</text:p>
          </table:table-cell>
          <table:table-cell office:value-type="float" office:value="0.91">
            <text:p>0.91</text:p>
          </table:table-cell>
          <table:table-cell office:value-type="float" office:value="5.18">
            <text:p>5.18</text:p>
          </table:table-cell>
          <table:table-cell office:value-type="float" office:value="22.88">
            <text:p>22.88</text:p>
          </table:table-cell>
          <table:table-cell office:value-type="float" office:value="53.46">
            <text:p>53.46</text:p>
          </table:table-cell>
          <table:table-cell office:value-type="float" office:value="88.95">
            <text:p>88.95</text:p>
          </table:table-cell>
          <table:table-cell/>
          <table:table-cell office:value-type="string">
            <text:p>BTree-Rand-CompressSnappy-150-rawIteration1</text:p>
          </table:table-cell>
          <table:table-cell office:value-type="float" office:value="11.67">
            <text:p>11.67</text:p>
          </table:table-cell>
          <table:table-cell office:value-type="float" office:value="92.96">
            <text:p>92.96</text:p>
          </table:table-cell>
          <table:table-cell office:value-type="float" office:value="0.126">
            <text:p>0.126</text:p>
          </table:table-cell>
          <table:table-cell office:value-type="float" office:value="9574">
            <text:p>9574</text:p>
          </table:table-cell>
          <table:table-cell office:value-type="float" office:value="0.123">
            <text:p>0.123</text:p>
          </table:table-cell>
          <table:table-cell office:value-type="float" office:value="0.651">
            <text:p>0.651</text:p>
          </table:table-cell>
          <table:table-cell/>
          <table:table-cell office:value-type="string">
            <text:p>BTree-Rand-CompressSnappy-150-rawIteration1</text:p>
          </table:table-cell>
          <table:table-cell office:value-type="float" office:value="13.31">
            <text:p>13.31</text:p>
          </table:table-cell>
          <table:table-cell office:value-type="float" office:value="27.16">
            <text:p>27.16</text:p>
          </table:table-cell>
          <table:table-cell office:value-type="float" office:value="39.27">
            <text:p>39.27</text:p>
          </table:table-cell>
          <table:table-cell office:value-type="float" office:value="51.76">
            <text:p>51.76</text:p>
          </table:table-cell>
          <table:table-cell office:value-type="float" office:value="64.04">
            <text:p>64.04</text:p>
          </table:table-cell>
          <table:table-cell office:value-type="float" office:value="76.22">
            <text:p>76.22</text:p>
          </table:table-cell>
          <table:table-cell office:value-type="float" office:value="88.45">
            <text:p>88.45</text:p>
          </table:table-cell>
          <table:table-cell office:value-type="float" office:value="100.81">
            <text:p>100.81</text:p>
          </table:table-cell>
          <table:table-cell/>
          <table:table-cell office:value-type="string">
            <text:p>BTree-Rand-CompressSnappy-150-rawIteration1</text:p>
          </table:table-cell>
          <table:table-cell office:value-type="float" office:value="12.32">
            <text:p>12.32</text:p>
          </table:table-cell>
          <table:table-cell office:value-type="float" office:value="24.83">
            <text:p>24.83</text:p>
          </table:table-cell>
          <table:table-cell office:value-type="float" office:value="37.35">
            <text:p>37.35</text:p>
          </table:table-cell>
          <table:table-cell office:value-type="float" office:value="50.02">
            <text:p>50.02</text:p>
          </table:table-cell>
          <table:table-cell office:value-type="float" office:value="62.24">
            <text:p>62.24</text:p>
          </table:table-cell>
          <table:table-cell office:value-type="float" office:value="74.73">
            <text:p>74.73</text:p>
          </table:table-cell>
          <table:table-cell office:value-type="float" office:value="86.93">
            <text:p>86.93</text:p>
          </table:table-cell>
          <table:table-cell office:value-type="float" office:value="99.39">
            <text:p>99.39</text:p>
          </table:table-cell>
          <table:table-cell office:value-type="float" office:value="1568509">
            <text:p>1568509</text:p>
          </table:table-cell>
          <table:table-cell/>
          <table:table-cell office:value-type="string">
            <text:p>BTree-Rand-CompressSnappy-150-rawIteration1</text:p>
          </table:table-cell>
          <table:table-cell office:value-type="float" office:value="22.5">
            <text:p>22.5</text:p>
          </table:table-cell>
          <table:table-cell office:value-type="float" office:value="46.62">
            <text:p>46.62</text:p>
          </table:table-cell>
          <table:table-cell office:value-type="float" office:value="65.89">
            <text:p>65.89</text:p>
          </table:table-cell>
          <table:table-cell office:value-type="float" office:value="80.61">
            <text:p>80.61</text:p>
          </table:table-cell>
          <table:table-cell office:value-type="float" office:value="87.54">
            <text:p>87.54</text:p>
          </table:table-cell>
          <table:table-cell office:value-type="float" office:value="87.97">
            <text:p>87.97</text:p>
          </table:table-cell>
          <table:table-cell office:value-type="float" office:value="88.12">
            <text:p>88.12</text:p>
          </table:table-cell>
          <table:table-cell office:value-type="float" office:value="88.4">
            <text:p>88.4</text:p>
          </table:table-cell>
        </table:table-row>
        <table:table-row table:style-name="ro1">
          <table:table-cell office:value-type="string">
            <text:p>BTree-Rand-CompressSnappy-150-rawIteration2</text:p>
          </table:table-cell>
          <table:table-cell office:value-type="float" office:value="0.16">
            <text:p>0.16</text:p>
          </table:table-cell>
          <table:table-cell office:value-type="float" office:value="0.39">
            <text:p>0.39</text:p>
          </table:table-cell>
          <table:table-cell office:value-type="float" office:value="0.64">
            <text:p>0.64</text:p>
          </table:table-cell>
          <table:table-cell office:value-type="float" office:value="0.91">
            <text:p>0.91</text:p>
          </table:table-cell>
          <table:table-cell office:value-type="float" office:value="4.37">
            <text:p>4.37</text:p>
          </table:table-cell>
          <table:table-cell office:value-type="float" office:value="21.55">
            <text:p>21.55</text:p>
          </table:table-cell>
          <table:table-cell office:value-type="float" office:value="52.16">
            <text:p>52.16</text:p>
          </table:table-cell>
          <table:table-cell office:value-type="float" office:value="86.71">
            <text:p>86.71</text:p>
          </table:table-cell>
          <table:table-cell/>
          <table:table-cell office:value-type="string">
            <text:p>BTree-Rand-CompressSnappy-150-rawIteration2</text:p>
          </table:table-cell>
          <table:table-cell office:value-type="float" office:value="11.66">
            <text:p>11.66</text:p>
          </table:table-cell>
          <table:table-cell office:value-type="float" office:value="92.98">
            <text:p>92.98</text:p>
          </table:table-cell>
          <table:table-cell office:value-type="float" office:value="0.125">
            <text:p>0.125</text:p>
          </table:table-cell>
          <table:table-cell office:value-type="float" office:value="9563">
            <text:p>9563</text:p>
          </table:table-cell>
          <table:table-cell office:value-type="float" office:value="0.129">
            <text:p>0.129</text:p>
          </table:table-cell>
          <table:table-cell office:value-type="float" office:value="0.653">
            <text:p>0.653</text:p>
          </table:table-cell>
          <table:table-cell/>
          <table:table-cell office:value-type="string">
            <text:p>BTree-Rand-CompressSnappy-150-rawIteration2</text:p>
          </table:table-cell>
          <table:table-cell office:value-type="float" office:value="13.04">
            <text:p>13.04</text:p>
          </table:table-cell>
          <table:table-cell office:value-type="float" office:value="26.54">
            <text:p>26.54</text:p>
          </table:table-cell>
          <table:table-cell office:value-type="float" office:value="38.51">
            <text:p>38.51</text:p>
          </table:table-cell>
          <table:table-cell office:value-type="float" office:value="51.08">
            <text:p>51.08</text:p>
          </table:table-cell>
          <table:table-cell office:value-type="float" office:value="63.92">
            <text:p>63.92</text:p>
          </table:table-cell>
          <table:table-cell office:value-type="float" office:value="76.73">
            <text:p>76.73</text:p>
          </table:table-cell>
          <table:table-cell office:value-type="float" office:value="89.14">
            <text:p>89.14</text:p>
          </table:table-cell>
          <table:table-cell office:value-type="float" office:value="101.4">
            <text:p>101.4</text:p>
          </table:table-cell>
          <table:table-cell/>
          <table:table-cell office:value-type="string">
            <text:p>BTree-Rand-CompressSnappy-150-rawIteration2</text:p>
          </table:table-cell>
          <table:table-cell office:value-type="float" office:value="12.29">
            <text:p>12.29</text:p>
          </table:table-cell>
          <table:table-cell office:value-type="float" office:value="24.68">
            <text:p>24.68</text:p>
          </table:table-cell>
          <table:table-cell office:value-type="float" office:value="37.17">
            <text:p>37.17</text:p>
          </table:table-cell>
          <table:table-cell office:value-type="float" office:value="50.01">
            <text:p>50.01</text:p>
          </table:table-cell>
          <table:table-cell office:value-type="float" office:value="62.2">
            <text:p>62.2</text:p>
          </table:table-cell>
          <table:table-cell office:value-type="float" office:value="74.57">
            <text:p>74.57</text:p>
          </table:table-cell>
          <table:table-cell office:value-type="float" office:value="86.99">
            <text:p>86.99</text:p>
          </table:table-cell>
          <table:table-cell office:value-type="float" office:value="99.62">
            <text:p>99.62</text:p>
          </table:table-cell>
          <table:table-cell office:value-type="float" office:value="1569303">
            <text:p>1569303</text:p>
          </table:table-cell>
          <table:table-cell/>
          <table:table-cell office:value-type="string">
            <text:p>BTree-Rand-CompressSnappy-150-rawIteration2</text:p>
          </table:table-cell>
          <table:table-cell office:value-type="float" office:value="24.49">
            <text:p>24.49</text:p>
          </table:table-cell>
          <table:table-cell office:value-type="float" office:value="46.73">
            <text:p>46.73</text:p>
          </table:table-cell>
          <table:table-cell office:value-type="float" office:value="66.38">
            <text:p>66.38</text:p>
          </table:table-cell>
          <table:table-cell office:value-type="float" office:value="86.28">
            <text:p>86.28</text:p>
          </table:table-cell>
          <table:table-cell office:value-type="float" office:value="94.35">
            <text:p>94.35</text:p>
          </table:table-cell>
          <table:table-cell office:value-type="float" office:value="94.8">
            <text:p>94.8</text:p>
          </table:table-cell>
          <table:table-cell office:value-type="float" office:value="94.95">
            <text:p>94.95</text:p>
          </table:table-cell>
          <table:table-cell office:value-type="float" office:value="95.51">
            <text:p>95.51</text:p>
          </table:table-cell>
        </table:table-row>
        <table:table-row table:style-name="ro2">
          <table:table-cell office:value-type="string">
            <text:p>BTree-Rand-CompressGzip-ArrayList-70-rawIteration0</text:p>
          </table:table-cell>
          <table:table-cell office:value-type="float" office:value="0.27">
            <text:p>0.27</text:p>
          </table:table-cell>
          <table:table-cell office:value-type="float" office:value="0.59">
            <text:p>0.59</text:p>
          </table:table-cell>
          <table:table-cell office:value-type="float" office:value="0.92">
            <text:p>0.92</text:p>
          </table:table-cell>
          <table:table-cell office:value-type="float" office:value="1.26">
            <text:p>1.26</text:p>
          </table:table-cell>
          <table:table-cell office:value-type="float" office:value="10.38">
            <text:p>10.38</text:p>
          </table:table-cell>
          <table:table-cell office:value-type="float" office:value="31.67">
            <text:p>31.67</text:p>
          </table:table-cell>
          <table:table-cell office:value-type="float" office:value="65.58">
            <text:p>65.58</text:p>
          </table:table-cell>
          <table:table-cell office:value-type="float" office:value="111.51">
            <text:p>111.51</text:p>
          </table:table-cell>
          <table:table-cell/>
          <table:table-cell office:value-type="string">
            <text:p>BTree-Rand-CompressGzip-ArrayList-70-rawIteration0</text:p>
          </table:table-cell>
          <table:table-cell office:value-type="float" office:value="12.98">
            <text:p>12.98</text:p>
          </table:table-cell>
          <table:table-cell office:value-type="float" office:value="99.09">
            <text:p>99.09</text:p>
          </table:table-cell>
          <table:table-cell office:value-type="float" office:value="0.131">
            <text:p>0.131</text:p>
          </table:table-cell>
          <table:table-cell office:value-type="float" office:value="20987">
            <text:p>20987</text:p>
          </table:table-cell>
          <table:table-cell office:value-type="float" office:value="0.176">
            <text:p>0.176</text:p>
          </table:table-cell>
          <table:table-cell office:value-type="float" office:value="0.546">
            <text:p>0.546</text:p>
          </table:table-cell>
          <table:table-cell/>
          <table:table-cell office:value-type="string">
            <text:p>BTree-Rand-CompressGzip-ArrayList-70-rawIteration0</text:p>
          </table:table-cell>
          <table:table-cell office:value-type="float" office:value="18.84">
            <text:p>18.84</text:p>
          </table:table-cell>
          <table:table-cell office:value-type="float" office:value="37.09">
            <text:p>37.09</text:p>
          </table:table-cell>
          <table:table-cell office:value-type="float" office:value="56.18">
            <text:p>56.18</text:p>
          </table:table-cell>
          <table:table-cell office:value-type="float" office:value="74.81">
            <text:p>74.81</text:p>
          </table:table-cell>
          <table:table-cell office:value-type="float" office:value="93.58">
            <text:p>93.58</text:p>
          </table:table-cell>
          <table:table-cell office:value-type="float" office:value="112.5">
            <text:p>112.5</text:p>
          </table:table-cell>
          <table:table-cell office:value-type="float" office:value="131.45">
            <text:p>131.45</text:p>
          </table:table-cell>
          <table:table-cell office:value-type="float" office:value="150.44">
            <text:p>150.44</text:p>
          </table:table-cell>
          <table:table-cell/>
          <table:table-cell office:value-type="string">
            <text:p>BTree-Rand-CompressGzip-ArrayList-70-rawIteration0</text:p>
          </table:table-cell>
          <table:table-cell office:value-type="float" office:value="19.06">
            <text:p>19.06</text:p>
          </table:table-cell>
          <table:table-cell office:value-type="float" office:value="38.16">
            <text:p>38.16</text:p>
          </table:table-cell>
          <table:table-cell office:value-type="float" office:value="56.91">
            <text:p>56.91</text:p>
          </table:table-cell>
          <table:table-cell office:value-type="float" office:value="76.17">
            <text:p>76.17</text:p>
          </table:table-cell>
          <table:table-cell office:value-type="float" office:value="96.11">
            <text:p>96.11</text:p>
          </table:table-cell>
          <table:table-cell office:value-type="float" office:value="115.54">
            <text:p>115.54</text:p>
          </table:table-cell>
          <table:table-cell office:value-type="float" office:value="134.96">
            <text:p>134.96</text:p>
          </table:table-cell>
          <table:table-cell office:value-type="float" office:value="154.85">
            <text:p>154.85</text:p>
          </table:table-cell>
          <table:table-cell office:value-type="float" office:value="1569299">
            <text:p>1569299</text:p>
          </table:table-cell>
          <table:table-cell/>
          <table:table-cell office:value-type="string">
            <text:p>BTree-Rand-CompressGzip-ArrayList-70-rawIteration0</text:p>
          </table:table-cell>
          <table:table-cell office:value-type="float" office:value="28.52">
            <text:p>28.52</text:p>
          </table:table-cell>
          <table:table-cell office:value-type="float" office:value="60.16">
            <text:p>60.16</text:p>
          </table:table-cell>
          <table:table-cell office:value-type="float" office:value="85.9">
            <text:p>85.9</text:p>
          </table:table-cell>
          <table:table-cell office:value-type="float" office:value="108.78">
            <text:p>108.78</text:p>
          </table:table-cell>
          <table:table-cell office:value-type="float" office:value="125.03">
            <text:p>125.03</text:p>
          </table:table-cell>
          <table:table-cell office:value-type="float" office:value="130.06">
            <text:p>130.06</text:p>
          </table:table-cell>
          <table:table-cell office:value-type="float" office:value="130.36">
            <text:p>130.36</text:p>
          </table:table-cell>
          <table:table-cell office:value-type="float" office:value="130.98">
            <text:p>130.98</text:p>
          </table:table-cell>
        </table:table-row>
        <table:table-row table:style-name="ro2">
          <table:table-cell office:value-type="string">
            <text:p>BTree-Rand-CompressGzip-ArrayList-70-rawIteration1</text:p>
          </table:table-cell>
          <table:table-cell office:value-type="float" office:value="0.2">
            <text:p>0.2</text:p>
          </table:table-cell>
          <table:table-cell office:value-type="float" office:value="0.46">
            <text:p>0.46</text:p>
          </table:table-cell>
          <table:table-cell office:value-type="float" office:value="0.76">
            <text:p>0.76</text:p>
          </table:table-cell>
          <table:table-cell office:value-type="float" office:value="1.13">
            <text:p>1.13</text:p>
          </table:table-cell>
          <table:table-cell office:value-type="float" office:value="8.84">
            <text:p>8.84</text:p>
          </table:table-cell>
          <table:table-cell office:value-type="float" office:value="30.55">
            <text:p>30.55</text:p>
          </table:table-cell>
          <table:table-cell office:value-type="float" office:value="65.83">
            <text:p>65.83</text:p>
          </table:table-cell>
          <table:table-cell office:value-type="float" office:value="109.23">
            <text:p>109.23</text:p>
          </table:table-cell>
          <table:table-cell/>
          <table:table-cell office:value-type="string">
            <text:p>BTree-Rand-CompressGzip-ArrayList-70-rawIteration1</text:p>
          </table:table-cell>
          <table:table-cell office:value-type="float" office:value="12.98">
            <text:p>12.98</text:p>
          </table:table-cell>
          <table:table-cell office:value-type="float" office:value="99.12">
            <text:p>99.12</text:p>
          </table:table-cell>
          <table:table-cell office:value-type="float" office:value="0.131">
            <text:p>0.131</text:p>
          </table:table-cell>
          <table:table-cell office:value-type="float" office:value="20983">
            <text:p>20983</text:p>
          </table:table-cell>
          <table:table-cell office:value-type="float" office:value="0.181">
            <text:p>0.181</text:p>
          </table:table-cell>
          <table:table-cell office:value-type="float" office:value="0.551">
            <text:p>0.551</text:p>
          </table:table-cell>
          <table:table-cell/>
          <table:table-cell office:value-type="string">
            <text:p>BTree-Rand-CompressGzip-ArrayList-70-rawIteration1</text:p>
          </table:table-cell>
          <table:table-cell office:value-type="float" office:value="19.31">
            <text:p>19.31</text:p>
          </table:table-cell>
          <table:table-cell office:value-type="float" office:value="37.72">
            <text:p>37.72</text:p>
          </table:table-cell>
          <table:table-cell office:value-type="float" office:value="56.17">
            <text:p>56.17</text:p>
          </table:table-cell>
          <table:table-cell office:value-type="float" office:value="74.54">
            <text:p>74.54</text:p>
          </table:table-cell>
          <table:table-cell office:value-type="float" office:value="93.3">
            <text:p>93.3</text:p>
          </table:table-cell>
          <table:table-cell office:value-type="float" office:value="111.63">
            <text:p>111.63</text:p>
          </table:table-cell>
          <table:table-cell office:value-type="float" office:value="130.25">
            <text:p>130.25</text:p>
          </table:table-cell>
          <table:table-cell office:value-type="float" office:value="148.87">
            <text:p>148.87</text:p>
          </table:table-cell>
          <table:table-cell/>
          <table:table-cell office:value-type="string">
            <text:p>BTree-Rand-CompressGzip-ArrayList-70-rawIteration1</text:p>
          </table:table-cell>
          <table:table-cell office:value-type="float" office:value="19.03">
            <text:p>19.03</text:p>
          </table:table-cell>
          <table:table-cell office:value-type="float" office:value="38.37">
            <text:p>38.37</text:p>
          </table:table-cell>
          <table:table-cell office:value-type="float" office:value="57.32">
            <text:p>57.32</text:p>
          </table:table-cell>
          <table:table-cell office:value-type="float" office:value="76.33">
            <text:p>76.33</text:p>
          </table:table-cell>
          <table:table-cell office:value-type="float" office:value="95.36">
            <text:p>95.36</text:p>
          </table:table-cell>
          <table:table-cell office:value-type="float" office:value="114.61">
            <text:p>114.61</text:p>
          </table:table-cell>
          <table:table-cell office:value-type="float" office:value="134.65">
            <text:p>134.65</text:p>
          </table:table-cell>
          <table:table-cell office:value-type="float" office:value="153.97">
            <text:p>153.97</text:p>
          </table:table-cell>
          <table:table-cell office:value-type="float" office:value="1568509">
            <text:p>1568509</text:p>
          </table:table-cell>
          <table:table-cell/>
          <table:table-cell office:value-type="string">
            <text:p>BTree-Rand-CompressGzip-ArrayList-70-rawIteration1</text:p>
          </table:table-cell>
          <table:table-cell office:value-type="float" office:value="27.87">
            <text:p>27.87</text:p>
          </table:table-cell>
          <table:table-cell office:value-type="float" office:value="59.67">
            <text:p>59.67</text:p>
          </table:table-cell>
          <table:table-cell office:value-type="float" office:value="88.44">
            <text:p>88.44</text:p>
          </table:table-cell>
          <table:table-cell office:value-type="float" office:value="108.16">
            <text:p>108.16</text:p>
          </table:table-cell>
          <table:table-cell office:value-type="float" office:value="120.39">
            <text:p>120.39</text:p>
          </table:table-cell>
          <table:table-cell office:value-type="float" office:value="123.63">
            <text:p>123.63</text:p>
          </table:table-cell>
          <table:table-cell office:value-type="float" office:value="124.06">
            <text:p>124.06</text:p>
          </table:table-cell>
          <table:table-cell office:value-type="float" office:value="125.17">
            <text:p>125.17</text:p>
          </table:table-cell>
        </table:table-row>
        <table:table-row table:style-name="ro2">
          <table:table-cell office:value-type="string">
            <text:p>BTree-Rand-CompressGzip-ArrayList-70-rawIteration2</text:p>
          </table:table-cell>
          <table:table-cell office:value-type="float" office:value="0.2">
            <text:p>0.2</text:p>
          </table:table-cell>
          <table:table-cell office:value-type="float" office:value="0.46">
            <text:p>0.46</text:p>
          </table:table-cell>
          <table:table-cell office:value-type="float" office:value="0.76">
            <text:p>0.76</text:p>
          </table:table-cell>
          <table:table-cell office:value-type="float" office:value="1.08">
            <text:p>1.08</text:p>
          </table:table-cell>
          <table:table-cell office:value-type="float" office:value="8.88">
            <text:p>8.88</text:p>
          </table:table-cell>
          <table:table-cell office:value-type="float" office:value="31.69">
            <text:p>31.69</text:p>
          </table:table-cell>
          <table:table-cell office:value-type="float" office:value="65.37">
            <text:p>65.37</text:p>
          </table:table-cell>
          <table:table-cell office:value-type="float" office:value="108.29">
            <text:p>108.29</text:p>
          </table:table-cell>
          <table:table-cell/>
          <table:table-cell office:value-type="string">
            <text:p>BTree-Rand-CompressGzip-ArrayList-70-rawIteration2</text:p>
          </table:table-cell>
          <table:table-cell office:value-type="float" office:value="12.98">
            <text:p>12.98</text:p>
          </table:table-cell>
          <table:table-cell office:value-type="float" office:value="99.2">
            <text:p>99.2</text:p>
          </table:table-cell>
          <table:table-cell office:value-type="float" office:value="0.131">
            <text:p>0.131</text:p>
          </table:table-cell>
          <table:table-cell office:value-type="float" office:value="20998">
            <text:p>20998</text:p>
          </table:table-cell>
          <table:table-cell office:value-type="float" office:value="0.181">
            <text:p>0.181</text:p>
          </table:table-cell>
          <table:table-cell office:value-type="float" office:value="0.552">
            <text:p>0.552</text:p>
          </table:table-cell>
          <table:table-cell/>
          <table:table-cell office:value-type="string">
            <text:p>BTree-Rand-CompressGzip-ArrayList-70-rawIteration2</text:p>
          </table:table-cell>
          <table:table-cell office:value-type="float" office:value="19.27">
            <text:p>19.27</text:p>
          </table:table-cell>
          <table:table-cell office:value-type="float" office:value="37.49">
            <text:p>37.49</text:p>
          </table:table-cell>
          <table:table-cell office:value-type="float" office:value="56.27">
            <text:p>56.27</text:p>
          </table:table-cell>
          <table:table-cell office:value-type="float" office:value="74.86">
            <text:p>74.86</text:p>
          </table:table-cell>
          <table:table-cell office:value-type="float" office:value="93.45">
            <text:p>93.45</text:p>
          </table:table-cell>
          <table:table-cell office:value-type="float" office:value="111.92">
            <text:p>111.92</text:p>
          </table:table-cell>
          <table:table-cell office:value-type="float" office:value="130.54">
            <text:p>130.54</text:p>
          </table:table-cell>
          <table:table-cell office:value-type="float" office:value="149.07">
            <text:p>149.07</text:p>
          </table:table-cell>
          <table:table-cell/>
          <table:table-cell office:value-type="string">
            <text:p>BTree-Rand-CompressGzip-ArrayList-70-rawIteration2</text:p>
          </table:table-cell>
          <table:table-cell office:value-type="float" office:value="19.18">
            <text:p>19.18</text:p>
          </table:table-cell>
          <table:table-cell office:value-type="float" office:value="38.43">
            <text:p>38.43</text:p>
          </table:table-cell>
          <table:table-cell office:value-type="float" office:value="57.83">
            <text:p>57.83</text:p>
          </table:table-cell>
          <table:table-cell office:value-type="float" office:value="76.61">
            <text:p>76.61</text:p>
          </table:table-cell>
          <table:table-cell office:value-type="float" office:value="96.19">
            <text:p>96.19</text:p>
          </table:table-cell>
          <table:table-cell office:value-type="float" office:value="115.31">
            <text:p>115.31</text:p>
          </table:table-cell>
          <table:table-cell office:value-type="float" office:value="134.7">
            <text:p>134.7</text:p>
          </table:table-cell>
          <table:table-cell office:value-type="float" office:value="154.23">
            <text:p>154.23</text:p>
          </table:table-cell>
          <table:table-cell office:value-type="float" office:value="1569303">
            <text:p>1569303</text:p>
          </table:table-cell>
          <table:table-cell/>
          <table:table-cell office:value-type="string">
            <text:p>BTree-Rand-CompressGzip-ArrayList-70-rawIteration2</text:p>
          </table:table-cell>
          <table:table-cell office:value-type="float" office:value="31.55">
            <text:p>31.55</text:p>
          </table:table-cell>
          <table:table-cell office:value-type="float" office:value="62.86">
            <text:p>62.86</text:p>
          </table:table-cell>
          <table:table-cell office:value-type="float" office:value="92.36">
            <text:p>92.36</text:p>
          </table:table-cell>
          <table:table-cell office:value-type="float" office:value="111.98">
            <text:p>111.98</text:p>
          </table:table-cell>
          <table:table-cell office:value-type="float" office:value="124.44">
            <text:p>124.44</text:p>
          </table:table-cell>
          <table:table-cell office:value-type="float" office:value="129.21">
            <text:p>129.21</text:p>
          </table:table-cell>
          <table:table-cell office:value-type="float" office:value="129.55">
            <text:p>129.55</text:p>
          </table:table-cell>
          <table:table-cell office:value-type="float" office:value="130.13">
            <text:p>130.13</text:p>
          </table:table-cell>
        </table:table-row>
        <table:table-row table:style-name="ro1">
          <table:table-cell office:value-type="string">
            <text:p>BTree-Rand-CompressGzip-150-rawIteration0</text:p>
          </table:table-cell>
          <table:table-cell office:value-type="float" office:value="0.18">
            <text:p>0.18</text:p>
          </table:table-cell>
          <table:table-cell office:value-type="float" office:value="0.4">
            <text:p>0.4</text:p>
          </table:table-cell>
          <table:table-cell office:value-type="float" office:value="0.65">
            <text:p>0.65</text:p>
          </table:table-cell>
          <table:table-cell office:value-type="float" office:value="0.92">
            <text:p>0.92</text:p>
          </table:table-cell>
          <table:table-cell office:value-type="float" office:value="6.11">
            <text:p>6.11</text:p>
          </table:table-cell>
          <table:table-cell office:value-type="float" office:value="29.55">
            <text:p>29.55</text:p>
          </table:table-cell>
          <table:table-cell office:value-type="float" office:value="73.82">
            <text:p>73.82</text:p>
          </table:table-cell>
          <table:table-cell office:value-type="float" office:value="121.8">
            <text:p>121.8</text:p>
          </table:table-cell>
          <table:table-cell/>
          <table:table-cell office:value-type="string">
            <text:p>BTree-Rand-CompressGzip-150-rawIteration0</text:p>
          </table:table-cell>
          <table:table-cell office:value-type="float" office:value="8.32">
            <text:p>8.32</text:p>
          </table:table-cell>
          <table:table-cell office:value-type="float" office:value="93.03">
            <text:p>93.03</text:p>
          </table:table-cell>
          <table:table-cell office:value-type="float" office:value="0.089">
            <text:p>0.089</text:p>
          </table:table-cell>
          <table:table-cell office:value-type="float" office:value="9571">
            <text:p>9571</text:p>
          </table:table-cell>
          <table:table-cell office:value-type="float" office:value="0.205">
            <text:p>0.205</text:p>
          </table:table-cell>
          <table:table-cell office:value-type="float" office:value="0.504">
            <text:p>0.504</text:p>
          </table:table-cell>
          <table:table-cell/>
          <table:table-cell office:value-type="string">
            <text:p>BTree-Rand-CompressGzip-150-rawIteration0</text:p>
          </table:table-cell>
          <table:table-cell office:value-type="float" office:value="23.35">
            <text:p>23.35</text:p>
          </table:table-cell>
          <table:table-cell office:value-type="float" office:value="46.95">
            <text:p>46.95</text:p>
          </table:table-cell>
          <table:table-cell office:value-type="float" office:value="70.36">
            <text:p>70.36</text:p>
          </table:table-cell>
          <table:table-cell office:value-type="float" office:value="94.23">
            <text:p>94.23</text:p>
          </table:table-cell>
          <table:table-cell office:value-type="float" office:value="118.13">
            <text:p>118.13</text:p>
          </table:table-cell>
          <table:table-cell office:value-type="float" office:value="141.74">
            <text:p>141.74</text:p>
          </table:table-cell>
          <table:table-cell office:value-type="float" office:value="165.53">
            <text:p>165.53</text:p>
          </table:table-cell>
          <table:table-cell office:value-type="float" office:value="189.25">
            <text:p>189.25</text:p>
          </table:table-cell>
          <table:table-cell/>
          <table:table-cell office:value-type="string">
            <text:p>BTree-Rand-CompressGzip-150-rawIteration0</text:p>
          </table:table-cell>
          <table:table-cell office:value-type="float" office:value="23.37">
            <text:p>23.37</text:p>
          </table:table-cell>
          <table:table-cell office:value-type="float" office:value="47.27">
            <text:p>47.27</text:p>
          </table:table-cell>
          <table:table-cell office:value-type="float" office:value="71.28">
            <text:p>71.28</text:p>
          </table:table-cell>
          <table:table-cell office:value-type="float" office:value="95.37">
            <text:p>95.37</text:p>
          </table:table-cell>
          <table:table-cell office:value-type="float" office:value="119.06">
            <text:p>119.06</text:p>
          </table:table-cell>
          <table:table-cell office:value-type="float" office:value="142.99">
            <text:p>142.99</text:p>
          </table:table-cell>
          <table:table-cell office:value-type="float" office:value="166.73">
            <text:p>166.73</text:p>
          </table:table-cell>
          <table:table-cell office:value-type="float" office:value="191.67">
            <text:p>191.67</text:p>
          </table:table-cell>
          <table:table-cell office:value-type="float" office:value="1569299">
            <text:p>1569299</text:p>
          </table:table-cell>
          <table:table-cell/>
          <table:table-cell office:value-type="string">
            <text:p>BTree-Rand-CompressGzip-150-rawIteration0</text:p>
          </table:table-cell>
          <table:table-cell office:value-type="float" office:value="34.6">
            <text:p>34.6</text:p>
          </table:table-cell>
          <table:table-cell office:value-type="float" office:value="64.77">
            <text:p>64.77</text:p>
          </table:table-cell>
          <table:table-cell office:value-type="float" office:value="90.28">
            <text:p>90.28</text:p>
          </table:table-cell>
          <table:table-cell office:value-type="float" office:value="109.58">
            <text:p>109.58</text:p>
          </table:table-cell>
          <table:table-cell office:value-type="float" office:value="118">
            <text:p>118</text:p>
          </table:table-cell>
          <table:table-cell office:value-type="float" office:value="118.53">
            <text:p>118.53</text:p>
          </table:table-cell>
          <table:table-cell office:value-type="float" office:value="118.9">
            <text:p>118.9</text:p>
          </table:table-cell>
          <table:table-cell office:value-type="float" office:value="119.18">
            <text:p>119.18</text:p>
          </table:table-cell>
        </table:table-row>
        <table:table-row table:style-name="ro1">
          <table:table-cell office:value-type="string">
            <text:p>BTree-Rand-CompressGzip-150-rawIteration1</text:p>
          </table:table-cell>
          <table:table-cell office:value-type="float" office:value="0.17">
            <text:p>0.17</text:p>
          </table:table-cell>
          <table:table-cell office:value-type="float" office:value="0.39">
            <text:p>0.39</text:p>
          </table:table-cell>
          <table:table-cell office:value-type="float" office:value="0.65">
            <text:p>0.65</text:p>
          </table:table-cell>
          <table:table-cell office:value-type="float" office:value="0.94">
            <text:p>0.94</text:p>
          </table:table-cell>
          <table:table-cell office:value-type="float" office:value="6.3">
            <text:p>6.3</text:p>
          </table:table-cell>
          <table:table-cell office:value-type="float" office:value="31.76">
            <text:p>31.76</text:p>
          </table:table-cell>
          <table:table-cell office:value-type="float" office:value="76.22">
            <text:p>76.22</text:p>
          </table:table-cell>
          <table:table-cell office:value-type="float" office:value="127.27">
            <text:p>127.27</text:p>
          </table:table-cell>
          <table:table-cell/>
          <table:table-cell office:value-type="string">
            <text:p>BTree-Rand-CompressGzip-150-rawIteration1</text:p>
          </table:table-cell>
          <table:table-cell office:value-type="float" office:value="8.32">
            <text:p>8.32</text:p>
          </table:table-cell>
          <table:table-cell office:value-type="float" office:value="92.84">
            <text:p>92.84</text:p>
          </table:table-cell>
          <table:table-cell office:value-type="float" office:value="0.09">
            <text:p>0.09</text:p>
          </table:table-cell>
          <table:table-cell office:value-type="float" office:value="9574">
            <text:p>9574</text:p>
          </table:table-cell>
          <table:table-cell office:value-type="float" office:value="0.193">
            <text:p>0.193</text:p>
          </table:table-cell>
          <table:table-cell office:value-type="float" office:value="0.515">
            <text:p>0.515</text:p>
          </table:table-cell>
          <table:table-cell/>
          <table:table-cell office:value-type="string">
            <text:p>BTree-Rand-CompressGzip-150-rawIteration1</text:p>
          </table:table-cell>
          <table:table-cell office:value-type="float" office:value="23.87">
            <text:p>23.87</text:p>
          </table:table-cell>
          <table:table-cell office:value-type="float" office:value="47.68">
            <text:p>47.68</text:p>
          </table:table-cell>
          <table:table-cell office:value-type="float" office:value="71.54">
            <text:p>71.54</text:p>
          </table:table-cell>
          <table:table-cell office:value-type="float" office:value="95.13">
            <text:p>95.13</text:p>
          </table:table-cell>
          <table:table-cell office:value-type="float" office:value="119.46">
            <text:p>119.46</text:p>
          </table:table-cell>
          <table:table-cell office:value-type="float" office:value="142.99">
            <text:p>142.99</text:p>
          </table:table-cell>
          <table:table-cell office:value-type="float" office:value="166.73">
            <text:p>166.73</text:p>
          </table:table-cell>
          <table:table-cell office:value-type="float" office:value="190.24">
            <text:p>190.24</text:p>
          </table:table-cell>
          <table:table-cell/>
          <table:table-cell office:value-type="string">
            <text:p>BTree-Rand-CompressGzip-150-rawIteration1</text:p>
          </table:table-cell>
          <table:table-cell office:value-type="float" office:value="23.69">
            <text:p>23.69</text:p>
          </table:table-cell>
          <table:table-cell office:value-type="float" office:value="47.7">
            <text:p>47.7</text:p>
          </table:table-cell>
          <table:table-cell office:value-type="float" office:value="71.7">
            <text:p>71.7</text:p>
          </table:table-cell>
          <table:table-cell office:value-type="float" office:value="95.67">
            <text:p>95.67</text:p>
          </table:table-cell>
          <table:table-cell office:value-type="float" office:value="119.66">
            <text:p>119.66</text:p>
          </table:table-cell>
          <table:table-cell office:value-type="float" office:value="144.07">
            <text:p>144.07</text:p>
          </table:table-cell>
          <table:table-cell office:value-type="float" office:value="167.71">
            <text:p>167.71</text:p>
          </table:table-cell>
          <table:table-cell office:value-type="float" office:value="191.96">
            <text:p>191.96</text:p>
          </table:table-cell>
          <table:table-cell office:value-type="float" office:value="1568509">
            <text:p>1568509</text:p>
          </table:table-cell>
          <table:table-cell/>
          <table:table-cell office:value-type="string">
            <text:p>BTree-Rand-CompressGzip-150-rawIteration1</text:p>
          </table:table-cell>
          <table:table-cell office:value-type="float" office:value="35.09">
            <text:p>35.09</text:p>
          </table:table-cell>
          <table:table-cell office:value-type="float" office:value="64.06">
            <text:p>64.06</text:p>
          </table:table-cell>
          <table:table-cell office:value-type="float" office:value="91.01">
            <text:p>91.01</text:p>
          </table:table-cell>
          <table:table-cell office:value-type="float" office:value="108.72">
            <text:p>108.72</text:p>
          </table:table-cell>
          <table:table-cell office:value-type="float" office:value="117.06">
            <text:p>117.06</text:p>
          </table:table-cell>
          <table:table-cell office:value-type="float" office:value="117.63">
            <text:p>117.63</text:p>
          </table:table-cell>
          <table:table-cell office:value-type="float" office:value="117.83">
            <text:p>117.83</text:p>
          </table:table-cell>
          <table:table-cell office:value-type="float" office:value="118.33">
            <text:p>118.33</text:p>
          </table:table-cell>
        </table:table-row>
        <table:table-row table:style-name="ro1">
          <table:table-cell office:value-type="string">
            <text:p>BTree-Rand-CompressGzip-150-rawIteration2</text:p>
          </table:table-cell>
          <table:table-cell office:value-type="float" office:value="0.16">
            <text:p>0.16</text:p>
          </table:table-cell>
          <table:table-cell office:value-type="float" office:value="0.39">
            <text:p>0.39</text:p>
          </table:table-cell>
          <table:table-cell office:value-type="float" office:value="0.64">
            <text:p>0.64</text:p>
          </table:table-cell>
          <table:table-cell office:value-type="float" office:value="0.92">
            <text:p>0.92</text:p>
          </table:table-cell>
          <table:table-cell office:value-type="float" office:value="6.03">
            <text:p>6.03</text:p>
          </table:table-cell>
          <table:table-cell office:value-type="float" office:value="30.16">
            <text:p>30.16</text:p>
          </table:table-cell>
          <table:table-cell office:value-type="float" office:value="70.61">
            <text:p>70.61</text:p>
          </table:table-cell>
          <table:table-cell office:value-type="float" office:value="120.94">
            <text:p>120.94</text:p>
          </table:table-cell>
          <table:table-cell/>
          <table:table-cell office:value-type="string">
            <text:p>BTree-Rand-CompressGzip-150-rawIteration2</text:p>
          </table:table-cell>
          <table:table-cell office:value-type="float" office:value="8.31">
            <text:p>8.31</text:p>
          </table:table-cell>
          <table:table-cell office:value-type="float" office:value="92.88">
            <text:p>92.88</text:p>
          </table:table-cell>
          <table:table-cell office:value-type="float" office:value="0.09">
            <text:p>0.09</text:p>
          </table:table-cell>
          <table:table-cell office:value-type="float" office:value="9563">
            <text:p>9563</text:p>
          </table:table-cell>
          <table:table-cell office:value-type="float" office:value="0.202">
            <text:p>0.202</text:p>
          </table:table-cell>
          <table:table-cell office:value-type="float" office:value="0.496">
            <text:p>0.496</text:p>
          </table:table-cell>
          <table:table-cell/>
          <table:table-cell office:value-type="string">
            <text:p>BTree-Rand-CompressGzip-150-rawIteration2</text:p>
          </table:table-cell>
          <table:table-cell office:value-type="float" office:value="23.58">
            <text:p>23.58</text:p>
          </table:table-cell>
          <table:table-cell office:value-type="float" office:value="47.66">
            <text:p>47.66</text:p>
          </table:table-cell>
          <table:table-cell office:value-type="float" office:value="71.37">
            <text:p>71.37</text:p>
          </table:table-cell>
          <table:table-cell office:value-type="float" office:value="95.65">
            <text:p>95.65</text:p>
          </table:table-cell>
          <table:table-cell office:value-type="float" office:value="119.35">
            <text:p>119.35</text:p>
          </table:table-cell>
          <table:table-cell office:value-type="float" office:value="143.22">
            <text:p>143.22</text:p>
          </table:table-cell>
          <table:table-cell office:value-type="float" office:value="166.9">
            <text:p>166.9</text:p>
          </table:table-cell>
          <table:table-cell office:value-type="float" office:value="190.52">
            <text:p>190.52</text:p>
          </table:table-cell>
          <table:table-cell/>
          <table:table-cell office:value-type="string">
            <text:p>BTree-Rand-CompressGzip-150-rawIteration2</text:p>
          </table:table-cell>
          <table:table-cell office:value-type="float" office:value="24.1">
            <text:p>24.1</text:p>
          </table:table-cell>
          <table:table-cell office:value-type="float" office:value="47.93">
            <text:p>47.93</text:p>
          </table:table-cell>
          <table:table-cell office:value-type="float" office:value="71.85">
            <text:p>71.85</text:p>
          </table:table-cell>
          <table:table-cell office:value-type="float" office:value="96.22">
            <text:p>96.22</text:p>
          </table:table-cell>
          <table:table-cell office:value-type="float" office:value="119.73">
            <text:p>119.73</text:p>
          </table:table-cell>
          <table:table-cell office:value-type="float" office:value="143.6">
            <text:p>143.6</text:p>
          </table:table-cell>
          <table:table-cell office:value-type="float" office:value="167.75">
            <text:p>167.75</text:p>
          </table:table-cell>
          <table:table-cell office:value-type="float" office:value="192.11">
            <text:p>192.11</text:p>
          </table:table-cell>
          <table:table-cell office:value-type="float" office:value="1569303">
            <text:p>1569303</text:p>
          </table:table-cell>
          <table:table-cell/>
          <table:table-cell office:value-type="string">
            <text:p>BTree-Rand-CompressGzip-150-rawIteration2</text:p>
          </table:table-cell>
          <table:table-cell office:value-type="float" office:value="30.17">
            <text:p>30.17</text:p>
          </table:table-cell>
          <table:table-cell office:value-type="float" office:value="64.06">
            <text:p>64.06</text:p>
          </table:table-cell>
          <table:table-cell office:value-type="float" office:value="91.5">
            <text:p>91.5</text:p>
          </table:table-cell>
          <table:table-cell office:value-type="float" office:value="110.42">
            <text:p>110.42</text:p>
          </table:table-cell>
          <table:table-cell office:value-type="float" office:value="117.66">
            <text:p>117.66</text:p>
          </table:table-cell>
          <table:table-cell office:value-type="float" office:value="118.36">
            <text:p>118.36</text:p>
          </table:table-cell>
          <table:table-cell office:value-type="float" office:value="118.51">
            <text:p>118.51</text:p>
          </table:table-cell>
          <table:table-cell office:value-type="float" office:value="118.8">
            <text:p>118.8</text:p>
          </table:table-cell>
        </table:table-row>
        <table:table-row table:style-name="ro1">
          <table:table-cell office:value-type="string">
            <text:p>BTree-Rand-CompressNone-ArrayList-70-rawIteration0</text:p>
          </table:table-cell>
          <table:table-cell office:value-type="float" office:value="0.19">
            <text:p>0.19</text:p>
          </table:table-cell>
          <table:table-cell office:value-type="float" office:value="0.46">
            <text:p>0.46</text:p>
          </table:table-cell>
          <table:table-cell office:value-type="float" office:value="0.77">
            <text:p>0.77</text:p>
          </table:table-cell>
          <table:table-cell office:value-type="float" office:value="1.08">
            <text:p>1.08</text:p>
          </table:table-cell>
          <table:table-cell office:value-type="float" office:value="7.02">
            <text:p>7.02</text:p>
          </table:table-cell>
          <table:table-cell office:value-type="float" office:value="25.03">
            <text:p>25.03</text:p>
          </table:table-cell>
          <table:table-cell office:value-type="float" office:value="49.9">
            <text:p>49.9</text:p>
          </table:table-cell>
          <table:table-cell office:value-type="float" office:value="82.44">
            <text:p>82.44</text:p>
          </table:table-cell>
          <table:table-cell/>
          <table:table-cell office:value-type="string">
            <text:p>BTree-Rand-CompressNone-ArrayList-70-rawIteration0</text:p>
          </table:table-cell>
          <table:table-cell office:value-type="float" office:value="23.97">
            <text:p>23.97</text:p>
          </table:table-cell>
          <table:table-cell office:value-type="float" office:value="99.38">
            <text:p>99.38</text:p>
          </table:table-cell>
          <table:table-cell office:value-type="float" office:value="0.241">
            <text:p>0.241</text:p>
          </table:table-cell>
          <table:table-cell office:value-type="float" office:value="20987">
            <text:p>20987</text:p>
          </table:table-cell>
          <table:table-cell office:value-type="float" office:value="0.052">
            <text:p>0.052</text:p>
          </table:table-cell>
          <table:table-cell office:value-type="float" office:value="0.763">
            <text:p>0.763</text:p>
          </table:table-cell>
          <table:table-cell/>
          <table:table-cell office:value-type="string">
            <text:p>BTree-Rand-CompressNone-ArrayList-70-rawIteration0</text:p>
          </table:table-cell>
          <table:table-cell office:value-type="float" office:value="9.64">
            <text:p>9.64</text:p>
          </table:table-cell>
          <table:table-cell office:value-type="float" office:value="19.5">
            <text:p>19.5</text:p>
          </table:table-cell>
          <table:table-cell office:value-type="float" office:value="28.96">
            <text:p>28.96</text:p>
          </table:table-cell>
          <table:table-cell office:value-type="float" office:value="38.98">
            <text:p>38.98</text:p>
          </table:table-cell>
          <table:table-cell office:value-type="float" office:value="49.18">
            <text:p>49.18</text:p>
          </table:table-cell>
          <table:table-cell office:value-type="float" office:value="59.18">
            <text:p>59.18</text:p>
          </table:table-cell>
          <table:table-cell office:value-type="float" office:value="68.66">
            <text:p>68.66</text:p>
          </table:table-cell>
          <table:table-cell office:value-type="float" office:value="78.32">
            <text:p>78.32</text:p>
          </table:table-cell>
          <table:table-cell/>
          <table:table-cell office:value-type="string">
            <text:p>BTree-Rand-CompressNone-ArrayList-70-rawIteration0</text:p>
          </table:table-cell>
          <table:table-cell office:value-type="float" office:value="9.72">
            <text:p>9.72</text:p>
          </table:table-cell>
          <table:table-cell office:value-type="float" office:value="19.49">
            <text:p>19.49</text:p>
          </table:table-cell>
          <table:table-cell office:value-type="float" office:value="29.22">
            <text:p>29.22</text:p>
          </table:table-cell>
          <table:table-cell office:value-type="float" office:value="38.93">
            <text:p>38.93</text:p>
          </table:table-cell>
          <table:table-cell office:value-type="float" office:value="48.59">
            <text:p>48.59</text:p>
          </table:table-cell>
          <table:table-cell office:value-type="float" office:value="58.33">
            <text:p>58.33</text:p>
          </table:table-cell>
          <table:table-cell office:value-type="float" office:value="67.78">
            <text:p>67.78</text:p>
          </table:table-cell>
          <table:table-cell office:value-type="float" office:value="77.75">
            <text:p>77.75</text:p>
          </table:table-cell>
          <table:table-cell office:value-type="float" office:value="1569299">
            <text:p>1569299</text:p>
          </table:table-cell>
          <table:table-cell/>
          <table:table-cell office:value-type="string">
            <text:p>BTree-Rand-CompressNone-ArrayList-70-rawIteration0</text:p>
          </table:table-cell>
          <table:table-cell office:value-type="float" office:value="19.65">
            <text:p>19.65</text:p>
          </table:table-cell>
          <table:table-cell office:value-type="float" office:value="40.56">
            <text:p>40.56</text:p>
          </table:table-cell>
          <table:table-cell office:value-type="float" office:value="61.58">
            <text:p>61.58</text:p>
          </table:table-cell>
          <table:table-cell office:value-type="float" office:value="74.7">
            <text:p>74.7</text:p>
          </table:table-cell>
          <table:table-cell office:value-type="float" office:value="87.2">
            <text:p>87.2</text:p>
          </table:table-cell>
          <table:table-cell office:value-type="float" office:value="91.32">
            <text:p>91.32</text:p>
          </table:table-cell>
          <table:table-cell office:value-type="float" office:value="91.6">
            <text:p>91.6</text:p>
          </table:table-cell>
          <table:table-cell office:value-type="float" office:value="92.16">
            <text:p>92.16</text:p>
          </table:table-cell>
        </table:table-row>
        <table:table-row table:style-name="ro1">
          <table:table-cell office:value-type="string">
            <text:p>BTree-Rand-CompressNone-ArrayList-70-rawIteration1</text:p>
          </table:table-cell>
          <table:table-cell office:value-type="float" office:value="0.19">
            <text:p>0.19</text:p>
          </table:table-cell>
          <table:table-cell office:value-type="float" office:value="0.45">
            <text:p>0.45</text:p>
          </table:table-cell>
          <table:table-cell office:value-type="float" office:value="0.75">
            <text:p>0.75</text:p>
          </table:table-cell>
          <table:table-cell office:value-type="float" office:value="1.09">
            <text:p>1.09</text:p>
          </table:table-cell>
          <table:table-cell office:value-type="float" office:value="7.33">
            <text:p>7.33</text:p>
          </table:table-cell>
          <table:table-cell office:value-type="float" office:value="25.66">
            <text:p>25.66</text:p>
          </table:table-cell>
          <table:table-cell office:value-type="float" office:value="53.99">
            <text:p>53.99</text:p>
          </table:table-cell>
          <table:table-cell office:value-type="float" office:value="85.5">
            <text:p>85.5</text:p>
          </table:table-cell>
          <table:table-cell/>
          <table:table-cell office:value-type="string">
            <text:p>BTree-Rand-CompressNone-ArrayList-70-rawIteration1</text:p>
          </table:table-cell>
          <table:table-cell office:value-type="float" office:value="23.97">
            <text:p>23.97</text:p>
          </table:table-cell>
          <table:table-cell office:value-type="float" office:value="99.4">
            <text:p>99.4</text:p>
          </table:table-cell>
          <table:table-cell office:value-type="float" office:value="0.241">
            <text:p>0.241</text:p>
          </table:table-cell>
          <table:table-cell office:value-type="float" office:value="20983">
            <text:p>20983</text:p>
          </table:table-cell>
          <table:table-cell office:value-type="float" office:value="0.047">
            <text:p>0.047</text:p>
          </table:table-cell>
          <table:table-cell office:value-type="float" office:value="0.79">
            <text:p>0.79</text:p>
          </table:table-cell>
          <table:table-cell/>
          <table:table-cell office:value-type="string">
            <text:p>BTree-Rand-CompressNone-ArrayList-70-rawIteration1</text:p>
          </table:table-cell>
          <table:table-cell office:value-type="float" office:value="9.79">
            <text:p>9.79</text:p>
          </table:table-cell>
          <table:table-cell office:value-type="float" office:value="20.38">
            <text:p>20.38</text:p>
          </table:table-cell>
          <table:table-cell office:value-type="float" office:value="30.17">
            <text:p>30.17</text:p>
          </table:table-cell>
          <table:table-cell office:value-type="float" office:value="39.73">
            <text:p>39.73</text:p>
          </table:table-cell>
          <table:table-cell office:value-type="float" office:value="50.9">
            <text:p>50.9</text:p>
          </table:table-cell>
          <table:table-cell office:value-type="float" office:value="60.54">
            <text:p>60.54</text:p>
          </table:table-cell>
          <table:table-cell office:value-type="float" office:value="70.04">
            <text:p>70.04</text:p>
          </table:table-cell>
          <table:table-cell office:value-type="float" office:value="79.54">
            <text:p>79.54</text:p>
          </table:table-cell>
          <table:table-cell/>
          <table:table-cell office:value-type="string">
            <text:p>BTree-Rand-CompressNone-ArrayList-70-rawIteration1</text:p>
          </table:table-cell>
          <table:table-cell office:value-type="float" office:value="9.38">
            <text:p>9.38</text:p>
          </table:table-cell>
          <table:table-cell office:value-type="float" office:value="19.02">
            <text:p>19.02</text:p>
          </table:table-cell>
          <table:table-cell office:value-type="float" office:value="28.72">
            <text:p>28.72</text:p>
          </table:table-cell>
          <table:table-cell office:value-type="float" office:value="38.38">
            <text:p>38.38</text:p>
          </table:table-cell>
          <table:table-cell office:value-type="float" office:value="48.18">
            <text:p>48.18</text:p>
          </table:table-cell>
          <table:table-cell office:value-type="float" office:value="58">
            <text:p>58</text:p>
          </table:table-cell>
          <table:table-cell office:value-type="float" office:value="67.41">
            <text:p>67.41</text:p>
          </table:table-cell>
          <table:table-cell office:value-type="float" office:value="77.24">
            <text:p>77.24</text:p>
          </table:table-cell>
          <table:table-cell office:value-type="float" office:value="1568509">
            <text:p>1568509</text:p>
          </table:table-cell>
          <table:table-cell/>
          <table:table-cell office:value-type="string">
            <text:p>BTree-Rand-CompressNone-ArrayList-70-rawIteration1</text:p>
          </table:table-cell>
          <table:table-cell office:value-type="float" office:value="16.7">
            <text:p>16.7</text:p>
          </table:table-cell>
          <table:table-cell office:value-type="float" office:value="41.96">
            <text:p>41.96</text:p>
          </table:table-cell>
          <table:table-cell office:value-type="float" office:value="62.4">
            <text:p>62.4</text:p>
          </table:table-cell>
          <table:table-cell office:value-type="float" office:value="77.7">
            <text:p>77.7</text:p>
          </table:table-cell>
          <table:table-cell office:value-type="float" office:value="87.59">
            <text:p>87.59</text:p>
          </table:table-cell>
          <table:table-cell office:value-type="float" office:value="93.19">
            <text:p>93.19</text:p>
          </table:table-cell>
          <table:table-cell office:value-type="float" office:value="93.61">
            <text:p>93.61</text:p>
          </table:table-cell>
          <table:table-cell office:value-type="float" office:value="94.17">
            <text:p>94.17</text:p>
          </table:table-cell>
        </table:table-row>
        <table:table-row table:style-name="ro1">
          <table:table-cell office:value-type="string">
            <text:p>BTree-Rand-CompressNone-ArrayList-70-rawIteration2</text:p>
          </table:table-cell>
          <table:table-cell office:value-type="float" office:value="0.21">
            <text:p>0.21</text:p>
          </table:table-cell>
          <table:table-cell office:value-type="float" office:value="0.48">
            <text:p>0.48</text:p>
          </table:table-cell>
          <table:table-cell office:value-type="float" office:value="0.78">
            <text:p>0.78</text:p>
          </table:table-cell>
          <table:table-cell office:value-type="float" office:value="1.11">
            <text:p>1.11</text:p>
          </table:table-cell>
          <table:table-cell office:value-type="float" office:value="7.01">
            <text:p>7.01</text:p>
          </table:table-cell>
          <table:table-cell office:value-type="float" office:value="25.77">
            <text:p>25.77</text:p>
          </table:table-cell>
          <table:table-cell office:value-type="float" office:value="49.6">
            <text:p>49.6</text:p>
          </table:table-cell>
          <table:table-cell office:value-type="float" office:value="79.92">
            <text:p>79.92</text:p>
          </table:table-cell>
          <table:table-cell/>
          <table:table-cell office:value-type="string">
            <text:p>BTree-Rand-CompressNone-ArrayList-70-rawIteration2</text:p>
          </table:table-cell>
          <table:table-cell office:value-type="float" office:value="23.97">
            <text:p>23.97</text:p>
          </table:table-cell>
          <table:table-cell office:value-type="float" office:value="99.47">
            <text:p>99.47</text:p>
          </table:table-cell>
          <table:table-cell office:value-type="float" office:value="0.241">
            <text:p>0.241</text:p>
          </table:table-cell>
          <table:table-cell office:value-type="float" office:value="20998">
            <text:p>20998</text:p>
          </table:table-cell>
          <table:table-cell office:value-type="float" office:value="0.047">
            <text:p>0.047</text:p>
          </table:table-cell>
          <table:table-cell office:value-type="float" office:value="0.77">
            <text:p>0.77</text:p>
          </table:table-cell>
          <table:table-cell/>
          <table:table-cell office:value-type="string">
            <text:p>BTree-Rand-CompressNone-ArrayList-70-rawIteration2</text:p>
          </table:table-cell>
          <table:table-cell office:value-type="float" office:value="9.76">
            <text:p>9.76</text:p>
          </table:table-cell>
          <table:table-cell office:value-type="float" office:value="20.9">
            <text:p>20.9</text:p>
          </table:table-cell>
          <table:table-cell office:value-type="float" office:value="32.67">
            <text:p>32.67</text:p>
          </table:table-cell>
          <table:table-cell office:value-type="float" office:value="42.35">
            <text:p>42.35</text:p>
          </table:table-cell>
          <table:table-cell office:value-type="float" office:value="51.9">
            <text:p>51.9</text:p>
          </table:table-cell>
          <table:table-cell office:value-type="float" office:value="62.92">
            <text:p>62.92</text:p>
          </table:table-cell>
          <table:table-cell office:value-type="float" office:value="72.32">
            <text:p>72.32</text:p>
          </table:table-cell>
          <table:table-cell office:value-type="float" office:value="81.76">
            <text:p>81.76</text:p>
          </table:table-cell>
          <table:table-cell/>
          <table:table-cell office:value-type="string">
            <text:p>BTree-Rand-CompressNone-ArrayList-70-rawIteration2</text:p>
          </table:table-cell>
          <table:table-cell office:value-type="float" office:value="9.33">
            <text:p>9.33</text:p>
          </table:table-cell>
          <table:table-cell office:value-type="float" office:value="19.07">
            <text:p>19.07</text:p>
          </table:table-cell>
          <table:table-cell office:value-type="float" office:value="28.75">
            <text:p>28.75</text:p>
          </table:table-cell>
          <table:table-cell office:value-type="float" office:value="38.47">
            <text:p>38.47</text:p>
          </table:table-cell>
          <table:table-cell office:value-type="float" office:value="48.16">
            <text:p>48.16</text:p>
          </table:table-cell>
          <table:table-cell office:value-type="float" office:value="57.87">
            <text:p>57.87</text:p>
          </table:table-cell>
          <table:table-cell office:value-type="float" office:value="67.36">
            <text:p>67.36</text:p>
          </table:table-cell>
          <table:table-cell office:value-type="float" office:value="77.43">
            <text:p>77.43</text:p>
          </table:table-cell>
          <table:table-cell office:value-type="float" office:value="1569303">
            <text:p>1569303</text:p>
          </table:table-cell>
          <table:table-cell/>
          <table:table-cell office:value-type="string">
            <text:p>BTree-Rand-CompressNone-ArrayList-70-rawIteration2</text:p>
          </table:table-cell>
          <table:table-cell office:value-type="float" office:value="18.97">
            <text:p>18.97</text:p>
          </table:table-cell>
          <table:table-cell office:value-type="float" office:value="38.68">
            <text:p>38.68</text:p>
          </table:table-cell>
          <table:table-cell office:value-type="float" office:value="60.63">
            <text:p>60.63</text:p>
          </table:table-cell>
          <table:table-cell office:value-type="float" office:value="80.8">
            <text:p>80.8</text:p>
          </table:table-cell>
          <table:table-cell office:value-type="float" office:value="95.02">
            <text:p>95.02</text:p>
          </table:table-cell>
          <table:table-cell office:value-type="float" office:value="97.45">
            <text:p>97.45</text:p>
          </table:table-cell>
          <table:table-cell office:value-type="float" office:value="97.74">
            <text:p>97.74</text:p>
          </table:table-cell>
          <table:table-cell office:value-type="float" office:value="99.68">
            <text:p>99.68</text:p>
          </table:table-cell>
        </table:table-row>
        <table:table-row table:style-name="ro1">
          <table:table-cell office:value-type="string">
            <text:p>BTree-Rand-CompressNone-150-rawIteration0</text:p>
          </table:table-cell>
          <table:table-cell office:value-type="float" office:value="0.16">
            <text:p>0.16</text:p>
          </table:table-cell>
          <table:table-cell office:value-type="float" office:value="0.38">
            <text:p>0.38</text:p>
          </table:table-cell>
          <table:table-cell office:value-type="float" office:value="0.65">
            <text:p>0.65</text:p>
          </table:table-cell>
          <table:table-cell office:value-type="float" office:value="0.91">
            <text:p>0.91</text:p>
          </table:table-cell>
          <table:table-cell office:value-type="float" office:value="3.97">
            <text:p>3.97</text:p>
          </table:table-cell>
          <table:table-cell office:value-type="float" office:value="17.03">
            <text:p>17.03</text:p>
          </table:table-cell>
          <table:table-cell office:value-type="float" office:value="41.5">
            <text:p>41.5</text:p>
          </table:table-cell>
          <table:table-cell office:value-type="float" office:value="75.13">
            <text:p>75.13</text:p>
          </table:table-cell>
          <table:table-cell/>
          <table:table-cell office:value-type="string">
            <text:p>BTree-Rand-CompressNone-150-rawIteration0</text:p>
          </table:table-cell>
          <table:table-cell office:value-type="float" office:value="17.28">
            <text:p>17.28</text:p>
          </table:table-cell>
          <table:table-cell office:value-type="float" office:value="93.65">
            <text:p>93.65</text:p>
          </table:table-cell>
          <table:table-cell office:value-type="float" office:value="0.185">
            <text:p>0.185</text:p>
          </table:table-cell>
          <table:table-cell office:value-type="float" office:value="9571">
            <text:p>9571</text:p>
          </table:table-cell>
          <table:table-cell office:value-type="float" office:value="0.073">
            <text:p>0.073</text:p>
          </table:table-cell>
          <table:table-cell office:value-type="float" office:value="0.69">
            <text:p>0.69</text:p>
          </table:table-cell>
          <table:table-cell/>
          <table:table-cell office:value-type="string">
            <text:p>BTree-Rand-CompressNone-150-rawIteration0</text:p>
          </table:table-cell>
          <table:table-cell office:value-type="float" office:value="10.47">
            <text:p>10.47</text:p>
          </table:table-cell>
          <table:table-cell office:value-type="float" office:value="20.93">
            <text:p>20.93</text:p>
          </table:table-cell>
          <table:table-cell office:value-type="float" office:value="31.15">
            <text:p>31.15</text:p>
          </table:table-cell>
          <table:table-cell office:value-type="float" office:value="41.37">
            <text:p>41.37</text:p>
          </table:table-cell>
          <table:table-cell office:value-type="float" office:value="51.81">
            <text:p>51.81</text:p>
          </table:table-cell>
          <table:table-cell office:value-type="float" office:value="62.05">
            <text:p>62.05</text:p>
          </table:table-cell>
          <table:table-cell office:value-type="float" office:value="72.43">
            <text:p>72.43</text:p>
          </table:table-cell>
          <table:table-cell office:value-type="float" office:value="82.43">
            <text:p>82.43</text:p>
          </table:table-cell>
          <table:table-cell/>
          <table:table-cell office:value-type="string">
            <text:p>BTree-Rand-CompressNone-150-rawIteration0</text:p>
          </table:table-cell>
          <table:table-cell office:value-type="float" office:value="9.94">
            <text:p>9.94</text:p>
          </table:table-cell>
          <table:table-cell office:value-type="float" office:value="20.32">
            <text:p>20.32</text:p>
          </table:table-cell>
          <table:table-cell office:value-type="float" office:value="30.76">
            <text:p>30.76</text:p>
          </table:table-cell>
          <table:table-cell office:value-type="float" office:value="41.46">
            <text:p>41.46</text:p>
          </table:table-cell>
          <table:table-cell office:value-type="float" office:value="51.38">
            <text:p>51.38</text:p>
          </table:table-cell>
          <table:table-cell office:value-type="float" office:value="61.79">
            <text:p>61.79</text:p>
          </table:table-cell>
          <table:table-cell office:value-type="float" office:value="72.3">
            <text:p>72.3</text:p>
          </table:table-cell>
          <table:table-cell office:value-type="float" office:value="82.46">
            <text:p>82.46</text:p>
          </table:table-cell>
          <table:table-cell office:value-type="float" office:value="1569299">
            <text:p>1569299</text:p>
          </table:table-cell>
          <table:table-cell/>
          <table:table-cell office:value-type="string">
            <text:p>BTree-Rand-CompressNone-150-rawIteration0</text:p>
          </table:table-cell>
          <table:table-cell office:value-type="float" office:value="19">
            <text:p>19</text:p>
          </table:table-cell>
          <table:table-cell office:value-type="float" office:value="40.68">
            <text:p>40.68</text:p>
          </table:table-cell>
          <table:table-cell office:value-type="float" office:value="58.36">
            <text:p>58.36</text:p>
          </table:table-cell>
          <table:table-cell office:value-type="float" office:value="70.1">
            <text:p>70.1</text:p>
          </table:table-cell>
          <table:table-cell office:value-type="float" office:value="75.55">
            <text:p>75.55</text:p>
          </table:table-cell>
          <table:table-cell office:value-type="float" office:value="75.94">
            <text:p>75.94</text:p>
          </table:table-cell>
          <table:table-cell office:value-type="float" office:value="76.12">
            <text:p>76.12</text:p>
          </table:table-cell>
          <table:table-cell office:value-type="float" office:value="76.62">
            <text:p>76.62</text:p>
          </table:table-cell>
        </table:table-row>
        <table:table-row table:style-name="ro1">
          <table:table-cell office:value-type="string">
            <text:p>BTree-Rand-CompressNone-150-rawIteration1</text:p>
          </table:table-cell>
          <table:table-cell office:value-type="float" office:value="0.17">
            <text:p>0.17</text:p>
          </table:table-cell>
          <table:table-cell office:value-type="float" office:value="0.4">
            <text:p>0.4</text:p>
          </table:table-cell>
          <table:table-cell office:value-type="float" office:value="0.67">
            <text:p>0.67</text:p>
          </table:table-cell>
          <table:table-cell office:value-type="float" office:value="0.93">
            <text:p>0.93</text:p>
          </table:table-cell>
          <table:table-cell office:value-type="float" office:value="4.12">
            <text:p>4.12</text:p>
          </table:table-cell>
          <table:table-cell office:value-type="float" office:value="18.01">
            <text:p>18.01</text:p>
          </table:table-cell>
          <table:table-cell office:value-type="float" office:value="45.8">
            <text:p>45.8</text:p>
          </table:table-cell>
          <table:table-cell office:value-type="float" office:value="78.77">
            <text:p>78.77</text:p>
          </table:table-cell>
          <table:table-cell/>
          <table:table-cell office:value-type="string">
            <text:p>BTree-Rand-CompressNone-150-rawIteration1</text:p>
          </table:table-cell>
          <table:table-cell office:value-type="float" office:value="17.29">
            <text:p>17.29</text:p>
          </table:table-cell>
          <table:table-cell office:value-type="float" office:value="93.51">
            <text:p>93.51</text:p>
          </table:table-cell>
          <table:table-cell office:value-type="float" office:value="0.185">
            <text:p>0.185</text:p>
          </table:table-cell>
          <table:table-cell office:value-type="float" office:value="9574">
            <text:p>9574</text:p>
          </table:table-cell>
          <table:table-cell office:value-type="float" office:value="0.065">
            <text:p>0.065</text:p>
          </table:table-cell>
          <table:table-cell office:value-type="float" office:value="0.7">
            <text:p>0.7</text:p>
          </table:table-cell>
          <table:table-cell/>
          <table:table-cell office:value-type="string">
            <text:p>BTree-Rand-CompressNone-150-rawIteration1</text:p>
          </table:table-cell>
          <table:table-cell office:value-type="float" office:value="10.78">
            <text:p>10.78</text:p>
          </table:table-cell>
          <table:table-cell office:value-type="float" office:value="20.01">
            <text:p>20.01</text:p>
          </table:table-cell>
          <table:table-cell office:value-type="float" office:value="30.2">
            <text:p>30.2</text:p>
          </table:table-cell>
          <table:table-cell office:value-type="float" office:value="40.72">
            <text:p>40.72</text:p>
          </table:table-cell>
          <table:table-cell office:value-type="float" office:value="50.93">
            <text:p>50.93</text:p>
          </table:table-cell>
          <table:table-cell office:value-type="float" office:value="61.48">
            <text:p>61.48</text:p>
          </table:table-cell>
          <table:table-cell office:value-type="float" office:value="71.49">
            <text:p>71.49</text:p>
          </table:table-cell>
          <table:table-cell office:value-type="float" office:value="81.78">
            <text:p>81.78</text:p>
          </table:table-cell>
          <table:table-cell/>
          <table:table-cell office:value-type="string">
            <text:p>BTree-Rand-CompressNone-150-rawIteration1</text:p>
          </table:table-cell>
          <table:table-cell office:value-type="float" office:value="10.35">
            <text:p>10.35</text:p>
          </table:table-cell>
          <table:table-cell office:value-type="float" office:value="20.87">
            <text:p>20.87</text:p>
          </table:table-cell>
          <table:table-cell office:value-type="float" office:value="31.03">
            <text:p>31.03</text:p>
          </table:table-cell>
          <table:table-cell office:value-type="float" office:value="41.41">
            <text:p>41.41</text:p>
          </table:table-cell>
          <table:table-cell office:value-type="float" office:value="51.86">
            <text:p>51.86</text:p>
          </table:table-cell>
          <table:table-cell office:value-type="float" office:value="62.23">
            <text:p>62.23</text:p>
          </table:table-cell>
          <table:table-cell office:value-type="float" office:value="72.71">
            <text:p>72.71</text:p>
          </table:table-cell>
          <table:table-cell office:value-type="float" office:value="82.93">
            <text:p>82.93</text:p>
          </table:table-cell>
          <table:table-cell office:value-type="float" office:value="1568509">
            <text:p>1568509</text:p>
          </table:table-cell>
          <table:table-cell/>
          <table:table-cell office:value-type="string">
            <text:p>BTree-Rand-CompressNone-150-rawIteration1</text:p>
          </table:table-cell>
          <table:table-cell office:value-type="float" office:value="18.07">
            <text:p>18.07</text:p>
          </table:table-cell>
          <table:table-cell office:value-type="float" office:value="39.45">
            <text:p>39.45</text:p>
          </table:table-cell>
          <table:table-cell office:value-type="float" office:value="58.09">
            <text:p>58.09</text:p>
          </table:table-cell>
          <table:table-cell office:value-type="float" office:value="70.22">
            <text:p>70.22</text:p>
          </table:table-cell>
          <table:table-cell office:value-type="float" office:value="76.84">
            <text:p>76.84</text:p>
          </table:table-cell>
          <table:table-cell office:value-type="float" office:value="77.18">
            <text:p>77.18</text:p>
          </table:table-cell>
          <table:table-cell office:value-type="float" office:value="77.42">
            <text:p>77.42</text:p>
          </table:table-cell>
          <table:table-cell office:value-type="float" office:value="77.72">
            <text:p>77.72</text:p>
          </table:table-cell>
        </table:table-row>
        <table:table-row table:style-name="ro1">
          <table:table-cell office:value-type="string">
            <text:p>BTree-Rand-CompressNone-150-rawIteration2</text:p>
          </table:table-cell>
          <table:table-cell office:value-type="float" office:value="0.16">
            <text:p>0.16</text:p>
          </table:table-cell>
          <table:table-cell office:value-type="float" office:value="0.4">
            <text:p>0.4</text:p>
          </table:table-cell>
          <table:table-cell office:value-type="float" office:value="0.66">
            <text:p>0.66</text:p>
          </table:table-cell>
          <table:table-cell office:value-type="float" office:value="0.94">
            <text:p>0.94</text:p>
          </table:table-cell>
          <table:table-cell office:value-type="float" office:value="4.39">
            <text:p>4.39</text:p>
          </table:table-cell>
          <table:table-cell office:value-type="float" office:value="17.27">
            <text:p>17.27</text:p>
          </table:table-cell>
          <table:table-cell office:value-type="float" office:value="42.53">
            <text:p>42.53</text:p>
          </table:table-cell>
          <table:table-cell office:value-type="float" office:value="72.72">
            <text:p>72.72</text:p>
          </table:table-cell>
          <table:table-cell/>
          <table:table-cell office:value-type="string">
            <text:p>BTree-Rand-CompressNone-150-rawIteration2</text:p>
          </table:table-cell>
          <table:table-cell office:value-type="float" office:value="17.28">
            <text:p>17.28</text:p>
          </table:table-cell>
          <table:table-cell office:value-type="float" office:value="93.53">
            <text:p>93.53</text:p>
          </table:table-cell>
          <table:table-cell office:value-type="float" office:value="0.185">
            <text:p>0.185</text:p>
          </table:table-cell>
          <table:table-cell office:value-type="float" office:value="9563">
            <text:p>9563</text:p>
          </table:table-cell>
          <table:table-cell office:value-type="float" office:value="0.072">
            <text:p>0.072</text:p>
          </table:table-cell>
          <table:table-cell office:value-type="float" office:value="0.704">
            <text:p>0.704</text:p>
          </table:table-cell>
          <table:table-cell/>
          <table:table-cell office:value-type="string">
            <text:p>BTree-Rand-CompressNone-150-rawIteration2</text:p>
          </table:table-cell>
          <table:table-cell office:value-type="float" office:value="10.73">
            <text:p>10.73</text:p>
          </table:table-cell>
          <table:table-cell office:value-type="float" office:value="22.44">
            <text:p>22.44</text:p>
          </table:table-cell>
          <table:table-cell office:value-type="float" office:value="32.75">
            <text:p>32.75</text:p>
          </table:table-cell>
          <table:table-cell office:value-type="float" office:value="43">
            <text:p>43</text:p>
          </table:table-cell>
          <table:table-cell office:value-type="float" office:value="53.61">
            <text:p>53.61</text:p>
          </table:table-cell>
          <table:table-cell office:value-type="float" office:value="63.76">
            <text:p>63.76</text:p>
          </table:table-cell>
          <table:table-cell office:value-type="float" office:value="74.23">
            <text:p>74.23</text:p>
          </table:table-cell>
          <table:table-cell office:value-type="float" office:value="84.48">
            <text:p>84.48</text:p>
          </table:table-cell>
          <table:table-cell/>
          <table:table-cell office:value-type="string">
            <text:p>BTree-Rand-CompressNone-150-rawIteration2</text:p>
          </table:table-cell>
          <table:table-cell office:value-type="float" office:value="9.98">
            <text:p>9.98</text:p>
          </table:table-cell>
          <table:table-cell office:value-type="float" office:value="20.87">
            <text:p>20.87</text:p>
          </table:table-cell>
          <table:table-cell office:value-type="float" office:value="31.45">
            <text:p>31.45</text:p>
          </table:table-cell>
          <table:table-cell office:value-type="float" office:value="42.24">
            <text:p>42.24</text:p>
          </table:table-cell>
          <table:table-cell office:value-type="float" office:value="52.86">
            <text:p>52.86</text:p>
          </table:table-cell>
          <table:table-cell office:value-type="float" office:value="63.42">
            <text:p>63.42</text:p>
          </table:table-cell>
          <table:table-cell office:value-type="float" office:value="73.78">
            <text:p>73.78</text:p>
          </table:table-cell>
          <table:table-cell office:value-type="float" office:value="84.76">
            <text:p>84.76</text:p>
          </table:table-cell>
          <table:table-cell office:value-type="float" office:value="1569303">
            <text:p>1569303</text:p>
          </table:table-cell>
          <table:table-cell/>
          <table:table-cell office:value-type="string">
            <text:p>BTree-Rand-CompressNone-150-rawIteration2</text:p>
          </table:table-cell>
          <table:table-cell office:value-type="float" office:value="19.92">
            <text:p>19.92</text:p>
          </table:table-cell>
          <table:table-cell office:value-type="float" office:value="42.71">
            <text:p>42.71</text:p>
          </table:table-cell>
          <table:table-cell office:value-type="float" office:value="59.44">
            <text:p>59.44</text:p>
          </table:table-cell>
          <table:table-cell office:value-type="float" office:value="73.38">
            <text:p>73.38</text:p>
          </table:table-cell>
          <table:table-cell office:value-type="float" office:value="79.28">
            <text:p>79.28</text:p>
          </table:table-cell>
          <table:table-cell office:value-type="float" office:value="79.71">
            <text:p>79.71</text:p>
          </table:table-cell>
          <table:table-cell office:value-type="float" office:value="79.88">
            <text:p>79.88</text:p>
          </table:table-cell>
          <table:table-cell office:value-type="float" office:value="80.2">
            <text:p>80.2</text:p>
          </table:table-cell>
        </table:table-row>
        <table:table-row table:style-name="ro3">
          <table:table-cell office:value-type="string">
            <text:p>PatTrie-Seq-CompressSnappy-6000-rawIteration0</text:p>
          </table:table-cell>
          <table:table-cell office:value-type="float" office:value="0.37">
            <text:p>0.37</text:p>
          </table:table-cell>
          <table:table-cell office:value-type="float" office:value="0.63">
            <text:p>0.63</text:p>
          </table:table-cell>
          <table:table-cell office:value-type="float" office:value="0.97">
            <text:p>0.97</text:p>
          </table:table-cell>
          <table:table-cell office:value-type="float" office:value="1.28">
            <text:p>1.28</text:p>
          </table:table-cell>
          <table:table-cell office:value-type="float" office:value="1.62">
            <text:p>1.62</text:p>
          </table:table-cell>
          <table:table-cell office:value-type="float" office:value="1.97">
            <text:p>1.97</text:p>
          </table:table-cell>
          <table:table-cell office:value-type="float" office:value="2.31">
            <text:p>2.31</text:p>
          </table:table-cell>
          <table:table-cell office:value-type="float" office:value="2.64">
            <text:p>2.64</text:p>
          </table:table-cell>
          <table:table-cell/>
          <table:table-cell office:value-type="string">
            <text:p>PatTrie-Seq-CompressSnappy-6000-rawIteration0</text:p>
          </table:table-cell>
          <table:table-cell office:value-type="float" office:value="1">
            <text:p>1</text:p>
          </table:table-cell>
          <table:table-cell office:value-type="float" office:value="161.72">
            <text:p>161.72</text:p>
          </table:table-cell>
          <table:table-cell office:value-type="float" office:value="0.006">
            <text:p>0.006</text:p>
          </table:table-cell>
          <table:table-cell office:value-type="float" office:value="500">
            <text:p>500</text:p>
          </table:table-cell>
          <table:table-cell office:value-type="float" office:value="0.077">
            <text:p>0.077</text:p>
          </table:table-cell>
          <table:table-cell office:value-type="float" office:value="0.052">
            <text:p>0.052</text:p>
          </table:table-cell>
          <table:table-cell/>
          <table:table-cell office:value-type="string">
            <text:p>PatTrie-Seq-CompressSnappy-6000-rawIteration0</text:p>
          </table:table-cell>
          <table:table-cell office:value-type="float" office:value="1.31">
            <text:p>1.31</text:p>
          </table:table-cell>
          <table:table-cell office:value-type="float" office:value="2.65">
            <text:p>2.65</text:p>
          </table:table-cell>
          <table:table-cell office:value-type="float" office:value="3.87">
            <text:p>3.87</text:p>
          </table:table-cell>
          <table:table-cell office:value-type="float" office:value="5.12">
            <text:p>5.12</text:p>
          </table:table-cell>
          <table:table-cell office:value-type="float" office:value="6.19">
            <text:p>6.19</text:p>
          </table:table-cell>
          <table:table-cell office:value-type="float" office:value="7.43">
            <text:p>7.43</text:p>
          </table:table-cell>
          <table:table-cell office:value-type="float" office:value="8.67">
            <text:p>8.67</text:p>
          </table:table-cell>
          <table:table-cell office:value-type="float" office:value="9.89">
            <text:p>9.89</text:p>
          </table:table-cell>
          <table:table-cell/>
          <table:table-cell office:value-type="string">
            <text:p>PatTrie-Seq-CompressSnappy-6000-rawIteration0</text:p>
          </table:table-cell>
          <table:table-cell office:value-type="float" office:value="9.94">
            <text:p>9.94</text:p>
          </table:table-cell>
          <table:table-cell office:value-type="float" office:value="19.53">
            <text:p>19.53</text:p>
          </table:table-cell>
          <table:table-cell office:value-type="float" office:value="28.84">
            <text:p>28.84</text:p>
          </table:table-cell>
          <table:table-cell office:value-type="float" office:value="38.08">
            <text:p>38.08</text:p>
          </table:table-cell>
          <table:table-cell office:value-type="float" office:value="47.32">
            <text:p>47.32</text:p>
          </table:table-cell>
          <table:table-cell office:value-type="float" office:value="56.47">
            <text:p>56.47</text:p>
          </table:table-cell>
          <table:table-cell office:value-type="float" office:value="65.47">
            <text:p>65.47</text:p>
          </table:table-cell>
          <table:table-cell office:value-type="float" office:value="74.64">
            <text:p>74.64</text:p>
          </table:table-cell>
          <table:table-cell office:value-type="string">
            <text:p>8.0E7</text:p>
          </table:table-cell>
          <table:table-cell/>
          <table:table-cell office:value-type="string">
            <text:p>PatTrie-Seq-CompressSnappy-6000-rawIteration0</text:p>
          </table:table-cell>
          <table:table-cell office:value-type="float" office:value="0.51">
            <text:p>0.51</text:p>
          </table:table-cell>
          <table:table-cell office:value-type="float" office:value="0.96">
            <text:p>0.96</text:p>
          </table:table-cell>
          <table:table-cell office:value-type="float" office:value="1.41">
            <text:p>1.41</text:p>
          </table:table-cell>
          <table:table-cell office:value-type="float" office:value="1.83">
            <text:p>1.83</text:p>
          </table:table-cell>
          <table:table-cell office:value-type="float" office:value="2.27">
            <text:p>2.27</text:p>
          </table:table-cell>
          <table:table-cell office:value-type="float" office:value="2.69">
            <text:p>2.69</text:p>
          </table:table-cell>
          <table:table-cell office:value-type="float" office:value="3.11">
            <text:p>3.11</text:p>
          </table:table-cell>
          <table:table-cell office:value-type="float" office:value="3.49">
            <text:p>3.49</text:p>
          </table:table-cell>
        </table:table-row>
        <table:table-row table:style-name="ro3">
          <table:table-cell office:value-type="string">
            <text:p>PatTrie-Seq-CompressSnappy-6000-rawIteration1</text:p>
          </table:table-cell>
          <table:table-cell office:value-type="float" office:value="0.29">
            <text:p>0.29</text:p>
          </table:table-cell>
          <table:table-cell office:value-type="float" office:value="0.56">
            <text:p>0.56</text:p>
          </table:table-cell>
          <table:table-cell office:value-type="float" office:value="0.88">
            <text:p>0.88</text:p>
          </table:table-cell>
          <table:table-cell office:value-type="float" office:value="1.19">
            <text:p>1.19</text:p>
          </table:table-cell>
          <table:table-cell office:value-type="float" office:value="1.53">
            <text:p>1.53</text:p>
          </table:table-cell>
          <table:table-cell office:value-type="float" office:value="1.9">
            <text:p>1.9</text:p>
          </table:table-cell>
          <table:table-cell office:value-type="float" office:value="2.25">
            <text:p>2.25</text:p>
          </table:table-cell>
          <table:table-cell office:value-type="float" office:value="2.59">
            <text:p>2.59</text:p>
          </table:table-cell>
          <table:table-cell/>
          <table:table-cell office:value-type="string">
            <text:p>PatTrie-Seq-CompressSnappy-6000-rawIteration1</text:p>
          </table:table-cell>
          <table:table-cell office:value-type="float" office:value="1">
            <text:p>1</text:p>
          </table:table-cell>
          <table:table-cell office:value-type="float" office:value="161.72">
            <text:p>161.72</text:p>
          </table:table-cell>
          <table:table-cell office:value-type="float" office:value="0.006">
            <text:p>0.006</text:p>
          </table:table-cell>
          <table:table-cell office:value-type="float" office:value="500">
            <text:p>500</text:p>
          </table:table-cell>
          <table:table-cell office:value-type="float" office:value="0.064">
            <text:p>0.064</text:p>
          </table:table-cell>
          <table:table-cell office:value-type="float" office:value="0.053">
            <text:p>0.053</text:p>
          </table:table-cell>
          <table:table-cell/>
          <table:table-cell office:value-type="string">
            <text:p>PatTrie-Seq-CompressSnappy-6000-rawIteration1</text:p>
          </table:table-cell>
          <table:table-cell office:value-type="float" office:value="1.26">
            <text:p>1.26</text:p>
          </table:table-cell>
          <table:table-cell office:value-type="float" office:value="2.54">
            <text:p>2.54</text:p>
          </table:table-cell>
          <table:table-cell office:value-type="float" office:value="3.78">
            <text:p>3.78</text:p>
          </table:table-cell>
          <table:table-cell office:value-type="float" office:value="5.07">
            <text:p>5.07</text:p>
          </table:table-cell>
          <table:table-cell office:value-type="float" office:value="6.18">
            <text:p>6.18</text:p>
          </table:table-cell>
          <table:table-cell office:value-type="float" office:value="7.44">
            <text:p>7.44</text:p>
          </table:table-cell>
          <table:table-cell office:value-type="float" office:value="8.71">
            <text:p>8.71</text:p>
          </table:table-cell>
          <table:table-cell office:value-type="float" office:value="9.97">
            <text:p>9.97</text:p>
          </table:table-cell>
          <table:table-cell/>
          <table:table-cell office:value-type="string">
            <text:p>PatTrie-Seq-CompressSnappy-6000-rawIteration1</text:p>
          </table:table-cell>
          <table:table-cell office:value-type="float" office:value="8.95">
            <text:p>8.95</text:p>
          </table:table-cell>
          <table:table-cell office:value-type="float" office:value="18.38">
            <text:p>18.38</text:p>
          </table:table-cell>
          <table:table-cell office:value-type="float" office:value="27.5">
            <text:p>27.5</text:p>
          </table:table-cell>
          <table:table-cell office:value-type="float" office:value="36.87">
            <text:p>36.87</text:p>
          </table:table-cell>
          <table:table-cell office:value-type="float" office:value="46">
            <text:p>46</text:p>
          </table:table-cell>
          <table:table-cell office:value-type="float" office:value="55.05">
            <text:p>55.05</text:p>
          </table:table-cell>
          <table:table-cell office:value-type="float" office:value="64.28">
            <text:p>64.28</text:p>
          </table:table-cell>
          <table:table-cell office:value-type="float" office:value="73.24">
            <text:p>73.24</text:p>
          </table:table-cell>
          <table:table-cell office:value-type="string">
            <text:p>8.0E7</text:p>
          </table:table-cell>
          <table:table-cell/>
          <table:table-cell office:value-type="string">
            <text:p>PatTrie-Seq-CompressSnappy-6000-rawIteration1</text:p>
          </table:table-cell>
          <table:table-cell office:value-type="float" office:value="0.48">
            <text:p>0.48</text:p>
          </table:table-cell>
          <table:table-cell office:value-type="float" office:value="0.94">
            <text:p>0.94</text:p>
          </table:table-cell>
          <table:table-cell office:value-type="float" office:value="1.39">
            <text:p>1.39</text:p>
          </table:table-cell>
          <table:table-cell office:value-type="float" office:value="1.83">
            <text:p>1.83</text:p>
          </table:table-cell>
          <table:table-cell office:value-type="float" office:value="2.28">
            <text:p>2.28</text:p>
          </table:table-cell>
          <table:table-cell office:value-type="float" office:value="2.71">
            <text:p>2.71</text:p>
          </table:table-cell>
          <table:table-cell office:value-type="float" office:value="3.15">
            <text:p>3.15</text:p>
          </table:table-cell>
          <table:table-cell office:value-type="float" office:value="3.54">
            <text:p>3.54</text:p>
          </table:table-cell>
        </table:table-row>
        <table:table-row table:style-name="ro3">
          <table:table-cell office:value-type="string">
            <text:p>PatTrie-Seq-CompressSnappy-6000-rawIteration2</text:p>
          </table:table-cell>
          <table:table-cell office:value-type="float" office:value="0.24">
            <text:p>0.24</text:p>
          </table:table-cell>
          <table:table-cell office:value-type="float" office:value="0.5">
            <text:p>0.5</text:p>
          </table:table-cell>
          <table:table-cell office:value-type="float" office:value="0.82">
            <text:p>0.82</text:p>
          </table:table-cell>
          <table:table-cell office:value-type="float" office:value="1.13">
            <text:p>1.13</text:p>
          </table:table-cell>
          <table:table-cell office:value-type="float" office:value="1.49">
            <text:p>1.49</text:p>
          </table:table-cell>
          <table:table-cell office:value-type="float" office:value="1.84">
            <text:p>1.84</text:p>
          </table:table-cell>
          <table:table-cell office:value-type="float" office:value="2.19">
            <text:p>2.19</text:p>
          </table:table-cell>
          <table:table-cell office:value-type="float" office:value="2.53">
            <text:p>2.53</text:p>
          </table:table-cell>
          <table:table-cell/>
          <table:table-cell office:value-type="string">
            <text:p>PatTrie-Seq-CompressSnappy-6000-rawIteration2</text:p>
          </table:table-cell>
          <table:table-cell office:value-type="float" office:value="1">
            <text:p>1</text:p>
          </table:table-cell>
          <table:table-cell office:value-type="float" office:value="161.72">
            <text:p>161.72</text:p>
          </table:table-cell>
          <table:table-cell office:value-type="float" office:value="0.006">
            <text:p>0.006</text:p>
          </table:table-cell>
          <table:table-cell office:value-type="float" office:value="500">
            <text:p>500</text:p>
          </table:table-cell>
          <table:table-cell office:value-type="float" office:value="0.071">
            <text:p>0.071</text:p>
          </table:table-cell>
          <table:table-cell office:value-type="float" office:value="0.05">
            <text:p>0.05</text:p>
          </table:table-cell>
          <table:table-cell/>
          <table:table-cell office:value-type="string">
            <text:p>PatTrie-Seq-CompressSnappy-6000-rawIteration2</text:p>
          </table:table-cell>
          <table:table-cell office:value-type="float" office:value="1.23">
            <text:p>1.23</text:p>
          </table:table-cell>
          <table:table-cell office:value-type="float" office:value="2.49">
            <text:p>2.49</text:p>
          </table:table-cell>
          <table:table-cell office:value-type="float" office:value="3.71">
            <text:p>3.71</text:p>
          </table:table-cell>
          <table:table-cell office:value-type="float" office:value="4.97">
            <text:p>4.97</text:p>
          </table:table-cell>
          <table:table-cell office:value-type="float" office:value="6.07">
            <text:p>6.07</text:p>
          </table:table-cell>
          <table:table-cell office:value-type="float" office:value="7.33">
            <text:p>7.33</text:p>
          </table:table-cell>
          <table:table-cell office:value-type="float" office:value="8.58">
            <text:p>8.58</text:p>
          </table:table-cell>
          <table:table-cell office:value-type="float" office:value="9.81">
            <text:p>9.81</text:p>
          </table:table-cell>
          <table:table-cell/>
          <table:table-cell office:value-type="string">
            <text:p>PatTrie-Seq-CompressSnappy-6000-rawIteration2</text:p>
          </table:table-cell>
          <table:table-cell office:value-type="float" office:value="9.46">
            <text:p>9.46</text:p>
          </table:table-cell>
          <table:table-cell office:value-type="float" office:value="18.73">
            <text:p>18.73</text:p>
          </table:table-cell>
          <table:table-cell office:value-type="float" office:value="27.62">
            <text:p>27.62</text:p>
          </table:table-cell>
          <table:table-cell office:value-type="float" office:value="36.83">
            <text:p>36.83</text:p>
          </table:table-cell>
          <table:table-cell office:value-type="float" office:value="45.69">
            <text:p>45.69</text:p>
          </table:table-cell>
          <table:table-cell office:value-type="float" office:value="54.56">
            <text:p>54.56</text:p>
          </table:table-cell>
          <table:table-cell office:value-type="float" office:value="63.66">
            <text:p>63.66</text:p>
          </table:table-cell>
          <table:table-cell office:value-type="float" office:value="72.62">
            <text:p>72.62</text:p>
          </table:table-cell>
          <table:table-cell office:value-type="string">
            <text:p>8.0E7</text:p>
          </table:table-cell>
          <table:table-cell/>
          <table:table-cell office:value-type="string">
            <text:p>PatTrie-Seq-CompressSnappy-6000-rawIteration2</text:p>
          </table:table-cell>
          <table:table-cell office:value-type="float" office:value="0.48">
            <text:p>0.48</text:p>
          </table:table-cell>
          <table:table-cell office:value-type="float" office:value="0.93">
            <text:p>0.93</text:p>
          </table:table-cell>
          <table:table-cell office:value-type="float" office:value="1.38">
            <text:p>1.38</text:p>
          </table:table-cell>
          <table:table-cell office:value-type="float" office:value="1.81">
            <text:p>1.81</text:p>
          </table:table-cell>
          <table:table-cell office:value-type="float" office:value="2.25">
            <text:p>2.25</text:p>
          </table:table-cell>
          <table:table-cell office:value-type="float" office:value="2.69">
            <text:p>2.69</text:p>
          </table:table-cell>
          <table:table-cell office:value-type="float" office:value="3.12">
            <text:p>3.12</text:p>
          </table:table-cell>
          <table:table-cell office:value-type="float" office:value="3.51">
            <text:p>3.51</text:p>
          </table:table-cell>
        </table:table-row>
        <table:table-row table:style-name="ro3">
          <table:table-cell office:value-type="string">
            <text:p>PatTrie-Seq-CompressSnappy-12000-rawIteration0</text:p>
          </table:table-cell>
          <table:table-cell office:value-type="float" office:value="0.28">
            <text:p>0.28</text:p>
          </table:table-cell>
          <table:table-cell office:value-type="float" office:value="0.64">
            <text:p>0.64</text:p>
          </table:table-cell>
          <table:table-cell office:value-type="float" office:value="1.1">
            <text:p>1.1</text:p>
          </table:table-cell>
          <table:table-cell office:value-type="float" office:value="1.53">
            <text:p>1.53</text:p>
          </table:table-cell>
          <table:table-cell office:value-type="float" office:value="2.07">
            <text:p>2.07</text:p>
          </table:table-cell>
          <table:table-cell office:value-type="float" office:value="2.61">
            <text:p>2.61</text:p>
          </table:table-cell>
          <table:table-cell office:value-type="float" office:value="3.1">
            <text:p>3.1</text:p>
          </table:table-cell>
          <table:table-cell office:value-type="float" office:value="3.71">
            <text:p>3.71</text:p>
          </table:table-cell>
          <table:table-cell/>
          <table:table-cell office:value-type="string">
            <text:p>PatTrie-Seq-CompressSnappy-12000-rawIteration0</text:p>
          </table:table-cell>
          <table:table-cell office:value-type="float" office:value="0.96">
            <text:p>0.96</text:p>
          </table:table-cell>
          <table:table-cell office:value-type="float" office:value="161.65">
            <text:p>161.65</text:p>
          </table:table-cell>
          <table:table-cell office:value-type="float" office:value="0.006">
            <text:p>0.006</text:p>
          </table:table-cell>
          <table:table-cell office:value-type="float" office:value="260">
            <text:p>260</text:p>
          </table:table-cell>
          <table:table-cell office:value-type="float" office:value="0.037">
            <text:p>0.037</text:p>
          </table:table-cell>
          <table:table-cell office:value-type="float" office:value="0.025">
            <text:p>0.025</text:p>
          </table:table-cell>
          <table:table-cell/>
          <table:table-cell office:value-type="string">
            <text:p>PatTrie-Seq-CompressSnappy-12000-rawIteration0</text:p>
          </table:table-cell>
          <table:table-cell office:value-type="float" office:value="1.53">
            <text:p>1.53</text:p>
          </table:table-cell>
          <table:table-cell office:value-type="float" office:value="3.3">
            <text:p>3.3</text:p>
          </table:table-cell>
          <table:table-cell office:value-type="float" office:value="5.27">
            <text:p>5.27</text:p>
          </table:table-cell>
          <table:table-cell office:value-type="float" office:value="7.02">
            <text:p>7.02</text:p>
          </table:table-cell>
          <table:table-cell office:value-type="float" office:value="8.71">
            <text:p>8.71</text:p>
          </table:table-cell>
          <table:table-cell office:value-type="float" office:value="10.27">
            <text:p>10.27</text:p>
          </table:table-cell>
          <table:table-cell office:value-type="float" office:value="12.08">
            <text:p>12.08</text:p>
          </table:table-cell>
          <table:table-cell office:value-type="float" office:value="14.05">
            <text:p>14.05</text:p>
          </table:table-cell>
          <table:table-cell/>
          <table:table-cell office:value-type="string">
            <text:p>PatTrie-Seq-CompressSnappy-12000-rawIteration0</text:p>
          </table:table-cell>
          <table:table-cell office:value-type="float" office:value="9.2">
            <text:p>9.2</text:p>
          </table:table-cell>
          <table:table-cell office:value-type="float" office:value="18.67">
            <text:p>18.67</text:p>
          </table:table-cell>
          <table:table-cell office:value-type="float" office:value="27.94">
            <text:p>27.94</text:p>
          </table:table-cell>
          <table:table-cell office:value-type="float" office:value="37.33">
            <text:p>37.33</text:p>
          </table:table-cell>
          <table:table-cell office:value-type="float" office:value="46.81">
            <text:p>46.81</text:p>
          </table:table-cell>
          <table:table-cell office:value-type="float" office:value="56.02">
            <text:p>56.02</text:p>
          </table:table-cell>
          <table:table-cell office:value-type="float" office:value="65.46">
            <text:p>65.46</text:p>
          </table:table-cell>
          <table:table-cell office:value-type="float" office:value="74.62">
            <text:p>74.62</text:p>
          </table:table-cell>
          <table:table-cell office:value-type="string">
            <text:p>8.0E7</text:p>
          </table:table-cell>
          <table:table-cell/>
          <table:table-cell office:value-type="string">
            <text:p>PatTrie-Seq-CompressSnappy-12000-rawIteration0</text:p>
          </table:table-cell>
          <table:table-cell office:value-type="float" office:value="0.56">
            <text:p>0.56</text:p>
          </table:table-cell>
          <table:table-cell office:value-type="float" office:value="1.23">
            <text:p>1.23</text:p>
          </table:table-cell>
          <table:table-cell office:value-type="float" office:value="1.97">
            <text:p>1.97</text:p>
          </table:table-cell>
          <table:table-cell office:value-type="float" office:value="2.61">
            <text:p>2.61</text:p>
          </table:table-cell>
          <table:table-cell office:value-type="float" office:value="3.4">
            <text:p>3.4</text:p>
          </table:table-cell>
          <table:table-cell office:value-type="float" office:value="4.13">
            <text:p>4.13</text:p>
          </table:table-cell>
          <table:table-cell office:value-type="float" office:value="4.81">
            <text:p>4.81</text:p>
          </table:table-cell>
          <table:table-cell office:value-type="float" office:value="5.51">
            <text:p>5.51</text:p>
          </table:table-cell>
        </table:table-row>
        <table:table-row table:style-name="ro3">
          <table:table-cell office:value-type="string">
            <text:p>PatTrie-Seq-CompressSnappy-12000-rawIteration1</text:p>
          </table:table-cell>
          <table:table-cell office:value-type="float" office:value="0.28">
            <text:p>0.28</text:p>
          </table:table-cell>
          <table:table-cell office:value-type="float" office:value="0.66">
            <text:p>0.66</text:p>
          </table:table-cell>
          <table:table-cell office:value-type="float" office:value="1.13">
            <text:p>1.13</text:p>
          </table:table-cell>
          <table:table-cell office:value-type="float" office:value="1.55">
            <text:p>1.55</text:p>
          </table:table-cell>
          <table:table-cell office:value-type="float" office:value="2.12">
            <text:p>2.12</text:p>
          </table:table-cell>
          <table:table-cell office:value-type="float" office:value="2.69">
            <text:p>2.69</text:p>
          </table:table-cell>
          <table:table-cell office:value-type="float" office:value="3.19">
            <text:p>3.19</text:p>
          </table:table-cell>
          <table:table-cell office:value-type="float" office:value="3.81">
            <text:p>3.81</text:p>
          </table:table-cell>
          <table:table-cell/>
          <table:table-cell office:value-type="string">
            <text:p>PatTrie-Seq-CompressSnappy-12000-rawIteration1</text:p>
          </table:table-cell>
          <table:table-cell office:value-type="float" office:value="0.96">
            <text:p>0.96</text:p>
          </table:table-cell>
          <table:table-cell office:value-type="float" office:value="161.65">
            <text:p>161.65</text:p>
          </table:table-cell>
          <table:table-cell office:value-type="float" office:value="0.006">
            <text:p>0.006</text:p>
          </table:table-cell>
          <table:table-cell office:value-type="float" office:value="260">
            <text:p>260</text:p>
          </table:table-cell>
          <table:table-cell office:value-type="float" office:value="0.037">
            <text:p>0.037</text:p>
          </table:table-cell>
          <table:table-cell office:value-type="float" office:value="0.03">
            <text:p>0.03</text:p>
          </table:table-cell>
          <table:table-cell/>
          <table:table-cell office:value-type="string">
            <text:p>PatTrie-Seq-CompressSnappy-12000-rawIteration1</text:p>
          </table:table-cell>
          <table:table-cell office:value-type="float" office:value="1.53">
            <text:p>1.53</text:p>
          </table:table-cell>
          <table:table-cell office:value-type="float" office:value="3.31">
            <text:p>3.31</text:p>
          </table:table-cell>
          <table:table-cell office:value-type="float" office:value="5.32">
            <text:p>5.32</text:p>
          </table:table-cell>
          <table:table-cell office:value-type="float" office:value="7.15">
            <text:p>7.15</text:p>
          </table:table-cell>
          <table:table-cell office:value-type="float" office:value="8.8">
            <text:p>8.8</text:p>
          </table:table-cell>
          <table:table-cell office:value-type="float" office:value="10.37">
            <text:p>10.37</text:p>
          </table:table-cell>
          <table:table-cell office:value-type="float" office:value="12.19">
            <text:p>12.19</text:p>
          </table:table-cell>
          <table:table-cell office:value-type="float" office:value="14.24">
            <text:p>14.24</text:p>
          </table:table-cell>
          <table:table-cell/>
          <table:table-cell office:value-type="string">
            <text:p>PatTrie-Seq-CompressSnappy-12000-rawIteration1</text:p>
          </table:table-cell>
          <table:table-cell office:value-type="float" office:value="9.15">
            <text:p>9.15</text:p>
          </table:table-cell>
          <table:table-cell office:value-type="float" office:value="18.74">
            <text:p>18.74</text:p>
          </table:table-cell>
          <table:table-cell office:value-type="float" office:value="28.29">
            <text:p>28.29</text:p>
          </table:table-cell>
          <table:table-cell office:value-type="float" office:value="37.91">
            <text:p>37.91</text:p>
          </table:table-cell>
          <table:table-cell office:value-type="float" office:value="47.41">
            <text:p>47.41</text:p>
          </table:table-cell>
          <table:table-cell office:value-type="float" office:value="56.88">
            <text:p>56.88</text:p>
          </table:table-cell>
          <table:table-cell office:value-type="float" office:value="66.62">
            <text:p>66.62</text:p>
          </table:table-cell>
          <table:table-cell office:value-type="float" office:value="76.29">
            <text:p>76.29</text:p>
          </table:table-cell>
          <table:table-cell office:value-type="string">
            <text:p>8.0E7</text:p>
          </table:table-cell>
          <table:table-cell/>
          <table:table-cell office:value-type="string">
            <text:p>PatTrie-Seq-CompressSnappy-12000-rawIteration1</text:p>
          </table:table-cell>
          <table:table-cell office:value-type="float" office:value="0.57">
            <text:p>0.57</text:p>
          </table:table-cell>
          <table:table-cell office:value-type="float" office:value="1.25">
            <text:p>1.25</text:p>
          </table:table-cell>
          <table:table-cell office:value-type="float" office:value="2.02">
            <text:p>2.02</text:p>
          </table:table-cell>
          <table:table-cell office:value-type="float" office:value="2.66">
            <text:p>2.66</text:p>
          </table:table-cell>
          <table:table-cell office:value-type="float" office:value="3.47">
            <text:p>3.47</text:p>
          </table:table-cell>
          <table:table-cell office:value-type="float" office:value="4.21">
            <text:p>4.21</text:p>
          </table:table-cell>
          <table:table-cell office:value-type="float" office:value="4.87">
            <text:p>4.87</text:p>
          </table:table-cell>
          <table:table-cell office:value-type="float" office:value="5.56">
            <text:p>5.56</text:p>
          </table:table-cell>
        </table:table-row>
        <table:table-row table:style-name="ro3">
          <table:table-cell office:value-type="string">
            <text:p>PatTrie-Seq-CompressSnappy-12000-rawIteration2</text:p>
          </table:table-cell>
          <table:table-cell office:value-type="float" office:value="0.28">
            <text:p>0.28</text:p>
          </table:table-cell>
          <table:table-cell office:value-type="float" office:value="0.65">
            <text:p>0.65</text:p>
          </table:table-cell>
          <table:table-cell office:value-type="float" office:value="1.12">
            <text:p>1.12</text:p>
          </table:table-cell>
          <table:table-cell office:value-type="float" office:value="1.55">
            <text:p>1.55</text:p>
          </table:table-cell>
          <table:table-cell office:value-type="float" office:value="2.14">
            <text:p>2.14</text:p>
          </table:table-cell>
          <table:table-cell office:value-type="float" office:value="2.68">
            <text:p>2.68</text:p>
          </table:table-cell>
          <table:table-cell office:value-type="float" office:value="3.16">
            <text:p>3.16</text:p>
          </table:table-cell>
          <table:table-cell office:value-type="float" office:value="3.78">
            <text:p>3.78</text:p>
          </table:table-cell>
          <table:table-cell/>
          <table:table-cell office:value-type="string">
            <text:p>PatTrie-Seq-CompressSnappy-12000-rawIteration2</text:p>
          </table:table-cell>
          <table:table-cell office:value-type="float" office:value="0.96">
            <text:p>0.96</text:p>
          </table:table-cell>
          <table:table-cell office:value-type="float" office:value="161.65">
            <text:p>161.65</text:p>
          </table:table-cell>
          <table:table-cell office:value-type="float" office:value="0.006">
            <text:p>0.006</text:p>
          </table:table-cell>
          <table:table-cell office:value-type="float" office:value="260">
            <text:p>260</text:p>
          </table:table-cell>
          <table:table-cell office:value-type="float" office:value="0.039">
            <text:p>0.039</text:p>
          </table:table-cell>
          <table:table-cell office:value-type="float" office:value="0.028">
            <text:p>0.028</text:p>
          </table:table-cell>
          <table:table-cell/>
          <table:table-cell office:value-type="string">
            <text:p>PatTrie-Seq-CompressSnappy-12000-rawIteration2</text:p>
          </table:table-cell>
          <table:table-cell office:value-type="float" office:value="1.53">
            <text:p>1.53</text:p>
          </table:table-cell>
          <table:table-cell office:value-type="float" office:value="3.3">
            <text:p>3.3</text:p>
          </table:table-cell>
          <table:table-cell office:value-type="float" office:value="5.25">
            <text:p>5.25</text:p>
          </table:table-cell>
          <table:table-cell office:value-type="float" office:value="7.03">
            <text:p>7.03</text:p>
          </table:table-cell>
          <table:table-cell office:value-type="float" office:value="8.67">
            <text:p>8.67</text:p>
          </table:table-cell>
          <table:table-cell office:value-type="float" office:value="10.25">
            <text:p>10.25</text:p>
          </table:table-cell>
          <table:table-cell office:value-type="float" office:value="12.03">
            <text:p>12.03</text:p>
          </table:table-cell>
          <table:table-cell office:value-type="float" office:value="14.01">
            <text:p>14.01</text:p>
          </table:table-cell>
          <table:table-cell/>
          <table:table-cell office:value-type="string">
            <text:p>PatTrie-Seq-CompressSnappy-12000-rawIteration2</text:p>
          </table:table-cell>
          <table:table-cell office:value-type="float" office:value="9.19">
            <text:p>9.19</text:p>
          </table:table-cell>
          <table:table-cell office:value-type="float" office:value="18.73">
            <text:p>18.73</text:p>
          </table:table-cell>
          <table:table-cell office:value-type="float" office:value="28.14">
            <text:p>28.14</text:p>
          </table:table-cell>
          <table:table-cell office:value-type="float" office:value="37.61">
            <text:p>37.61</text:p>
          </table:table-cell>
          <table:table-cell office:value-type="float" office:value="46.84">
            <text:p>46.84</text:p>
          </table:table-cell>
          <table:table-cell office:value-type="float" office:value="56.37">
            <text:p>56.37</text:p>
          </table:table-cell>
          <table:table-cell office:value-type="float" office:value="65.95">
            <text:p>65.95</text:p>
          </table:table-cell>
          <table:table-cell office:value-type="float" office:value="75.23">
            <text:p>75.23</text:p>
          </table:table-cell>
          <table:table-cell office:value-type="string">
            <text:p>8.0E7</text:p>
          </table:table-cell>
          <table:table-cell/>
          <table:table-cell office:value-type="string">
            <text:p>PatTrie-Seq-CompressSnappy-12000-rawIteration2</text:p>
          </table:table-cell>
          <table:table-cell office:value-type="float" office:value="0.58">
            <text:p>0.58</text:p>
          </table:table-cell>
          <table:table-cell office:value-type="float" office:value="1.25">
            <text:p>1.25</text:p>
          </table:table-cell>
          <table:table-cell office:value-type="float" office:value="2.02">
            <text:p>2.02</text:p>
          </table:table-cell>
          <table:table-cell office:value-type="float" office:value="2.68">
            <text:p>2.68</text:p>
          </table:table-cell>
          <table:table-cell office:value-type="float" office:value="3.49">
            <text:p>3.49</text:p>
          </table:table-cell>
          <table:table-cell office:value-type="float" office:value="4.25">
            <text:p>4.25</text:p>
          </table:table-cell>
          <table:table-cell office:value-type="float" office:value="4.91">
            <text:p>4.91</text:p>
          </table:table-cell>
          <table:table-cell office:value-type="float" office:value="5.61">
            <text:p>5.61</text:p>
          </table:table-cell>
        </table:table-row>
        <table:table-row table:style-name="ro3">
          <table:table-cell office:value-type="string">
            <text:p>PatTrie-Seq-CompressGzip-6000-rawIteration0</text:p>
          </table:table-cell>
          <table:table-cell office:value-type="float" office:value="0.24">
            <text:p>0.24</text:p>
          </table:table-cell>
          <table:table-cell office:value-type="float" office:value="0.51">
            <text:p>0.51</text:p>
          </table:table-cell>
          <table:table-cell office:value-type="float" office:value="0.86">
            <text:p>0.86</text:p>
          </table:table-cell>
          <table:table-cell office:value-type="float" office:value="1.21">
            <text:p>1.21</text:p>
          </table:table-cell>
          <table:table-cell office:value-type="float" office:value="1.57">
            <text:p>1.57</text:p>
          </table:table-cell>
          <table:table-cell office:value-type="float" office:value="1.97">
            <text:p>1.97</text:p>
          </table:table-cell>
          <table:table-cell office:value-type="float" office:value="2.33">
            <text:p>2.33</text:p>
          </table:table-cell>
          <table:table-cell office:value-type="float" office:value="2.75">
            <text:p>2.75</text:p>
          </table:table-cell>
          <table:table-cell/>
          <table:table-cell office:value-type="string">
            <text:p>PatTrie-Seq-CompressGzip-6000-rawIteration0</text:p>
          </table:table-cell>
          <table:table-cell office:value-type="float" office:value="0.4">
            <text:p>0.4</text:p>
          </table:table-cell>
          <table:table-cell office:value-type="float" office:value="161.72">
            <text:p>161.72</text:p>
          </table:table-cell>
          <table:table-cell office:value-type="float" office:value="0.002">
            <text:p>0.002</text:p>
          </table:table-cell>
          <table:table-cell office:value-type="float" office:value="500">
            <text:p>500</text:p>
          </table:table-cell>
          <table:table-cell office:value-type="float" office:value="0.126">
            <text:p>0.126</text:p>
          </table:table-cell>
          <table:table-cell office:value-type="float" office:value="0.057">
            <text:p>0.057</text:p>
          </table:table-cell>
          <table:table-cell/>
          <table:table-cell office:value-type="string">
            <text:p>PatTrie-Seq-CompressGzip-6000-rawIteration0</text:p>
          </table:table-cell>
          <table:table-cell office:value-type="float" office:value="1.32">
            <text:p>1.32</text:p>
          </table:table-cell>
          <table:table-cell office:value-type="float" office:value="2.65">
            <text:p>2.65</text:p>
          </table:table-cell>
          <table:table-cell office:value-type="float" office:value="3.93">
            <text:p>3.93</text:p>
          </table:table-cell>
          <table:table-cell office:value-type="float" office:value="5.25">
            <text:p>5.25</text:p>
          </table:table-cell>
          <table:table-cell office:value-type="float" office:value="6.41">
            <text:p>6.41</text:p>
          </table:table-cell>
          <table:table-cell office:value-type="float" office:value="7.67">
            <text:p>7.67</text:p>
          </table:table-cell>
          <table:table-cell office:value-type="float" office:value="8.96">
            <text:p>8.96</text:p>
          </table:table-cell>
          <table:table-cell office:value-type="float" office:value="10.26">
            <text:p>10.26</text:p>
          </table:table-cell>
          <table:table-cell/>
          <table:table-cell office:value-type="string">
            <text:p>PatTrie-Seq-CompressGzip-6000-rawIteration0</text:p>
          </table:table-cell>
          <table:table-cell office:value-type="float" office:value="9.79">
            <text:p>9.79</text:p>
          </table:table-cell>
          <table:table-cell office:value-type="float" office:value="19.58">
            <text:p>19.58</text:p>
          </table:table-cell>
          <table:table-cell office:value-type="float" office:value="28.95">
            <text:p>28.95</text:p>
          </table:table-cell>
          <table:table-cell office:value-type="float" office:value="38.62">
            <text:p>38.62</text:p>
          </table:table-cell>
          <table:table-cell office:value-type="float" office:value="48.11">
            <text:p>48.11</text:p>
          </table:table-cell>
          <table:table-cell office:value-type="float" office:value="57.57">
            <text:p>57.57</text:p>
          </table:table-cell>
          <table:table-cell office:value-type="float" office:value="67.04">
            <text:p>67.04</text:p>
          </table:table-cell>
          <table:table-cell office:value-type="float" office:value="76.91">
            <text:p>76.91</text:p>
          </table:table-cell>
          <table:table-cell office:value-type="string">
            <text:p>8.0E7</text:p>
          </table:table-cell>
          <table:table-cell/>
          <table:table-cell office:value-type="string">
            <text:p>PatTrie-Seq-CompressGzip-6000-rawIteration0</text:p>
          </table:table-cell>
          <table:table-cell office:value-type="float" office:value="0.49">
            <text:p>0.49</text:p>
          </table:table-cell>
          <table:table-cell office:value-type="float" office:value="0.95">
            <text:p>0.95</text:p>
          </table:table-cell>
          <table:table-cell office:value-type="float" office:value="1.41">
            <text:p>1.41</text:p>
          </table:table-cell>
          <table:table-cell office:value-type="float" office:value="1.84">
            <text:p>1.84</text:p>
          </table:table-cell>
          <table:table-cell office:value-type="float" office:value="2.29">
            <text:p>2.29</text:p>
          </table:table-cell>
          <table:table-cell office:value-type="float" office:value="2.73">
            <text:p>2.73</text:p>
          </table:table-cell>
          <table:table-cell office:value-type="float" office:value="3.16">
            <text:p>3.16</text:p>
          </table:table-cell>
          <table:table-cell office:value-type="float" office:value="3.56">
            <text:p>3.56</text:p>
          </table:table-cell>
        </table:table-row>
        <table:table-row table:style-name="ro3">
          <table:table-cell office:value-type="string">
            <text:p>PatTrie-Seq-CompressGzip-6000-rawIteration1</text:p>
          </table:table-cell>
          <table:table-cell office:value-type="float" office:value="0.23">
            <text:p>0.23</text:p>
          </table:table-cell>
          <table:table-cell office:value-type="float" office:value="0.5">
            <text:p>0.5</text:p>
          </table:table-cell>
          <table:table-cell office:value-type="float" office:value="0.83">
            <text:p>0.83</text:p>
          </table:table-cell>
          <table:table-cell office:value-type="float" office:value="1.17">
            <text:p>1.17</text:p>
          </table:table-cell>
          <table:table-cell office:value-type="float" office:value="1.52">
            <text:p>1.52</text:p>
          </table:table-cell>
          <table:table-cell office:value-type="float" office:value="1.9">
            <text:p>1.9</text:p>
          </table:table-cell>
          <table:table-cell office:value-type="float" office:value="2.26">
            <text:p>2.26</text:p>
          </table:table-cell>
          <table:table-cell office:value-type="float" office:value="2.62">
            <text:p>2.62</text:p>
          </table:table-cell>
          <table:table-cell/>
          <table:table-cell office:value-type="string">
            <text:p>PatTrie-Seq-CompressGzip-6000-rawIteration1</text:p>
          </table:table-cell>
          <table:table-cell office:value-type="float" office:value="0.4">
            <text:p>0.4</text:p>
          </table:table-cell>
          <table:table-cell office:value-type="float" office:value="161.72">
            <text:p>161.72</text:p>
          </table:table-cell>
          <table:table-cell office:value-type="float" office:value="0.002">
            <text:p>0.002</text:p>
          </table:table-cell>
          <table:table-cell office:value-type="float" office:value="500">
            <text:p>500</text:p>
          </table:table-cell>
          <table:table-cell office:value-type="float" office:value="0.116">
            <text:p>0.116</text:p>
          </table:table-cell>
          <table:table-cell office:value-type="float" office:value="0.05">
            <text:p>0.05</text:p>
          </table:table-cell>
          <table:table-cell/>
          <table:table-cell office:value-type="string">
            <text:p>PatTrie-Seq-CompressGzip-6000-rawIteration1</text:p>
          </table:table-cell>
          <table:table-cell office:value-type="float" office:value="1.25">
            <text:p>1.25</text:p>
          </table:table-cell>
          <table:table-cell office:value-type="float" office:value="2.52">
            <text:p>2.52</text:p>
          </table:table-cell>
          <table:table-cell office:value-type="float" office:value="3.77">
            <text:p>3.77</text:p>
          </table:table-cell>
          <table:table-cell office:value-type="float" office:value="5.04">
            <text:p>5.04</text:p>
          </table:table-cell>
          <table:table-cell office:value-type="float" office:value="6.15">
            <text:p>6.15</text:p>
          </table:table-cell>
          <table:table-cell office:value-type="float" office:value="7.42">
            <text:p>7.42</text:p>
          </table:table-cell>
          <table:table-cell office:value-type="float" office:value="8.69">
            <text:p>8.69</text:p>
          </table:table-cell>
          <table:table-cell office:value-type="float" office:value="9.92">
            <text:p>9.92</text:p>
          </table:table-cell>
          <table:table-cell/>
          <table:table-cell office:value-type="string">
            <text:p>PatTrie-Seq-CompressGzip-6000-rawIteration1</text:p>
          </table:table-cell>
          <table:table-cell office:value-type="float" office:value="9.37">
            <text:p>9.37</text:p>
          </table:table-cell>
          <table:table-cell office:value-type="float" office:value="19.13">
            <text:p>19.13</text:p>
          </table:table-cell>
          <table:table-cell office:value-type="float" office:value="28.59">
            <text:p>28.59</text:p>
          </table:table-cell>
          <table:table-cell office:value-type="float" office:value="38.75">
            <text:p>38.75</text:p>
          </table:table-cell>
          <table:table-cell office:value-type="float" office:value="48.17">
            <text:p>48.17</text:p>
          </table:table-cell>
          <table:table-cell office:value-type="float" office:value="58.02">
            <text:p>58.02</text:p>
          </table:table-cell>
          <table:table-cell office:value-type="float" office:value="67.71">
            <text:p>67.71</text:p>
          </table:table-cell>
          <table:table-cell office:value-type="float" office:value="77.38">
            <text:p>77.38</text:p>
          </table:table-cell>
          <table:table-cell office:value-type="string">
            <text:p>8.0E7</text:p>
          </table:table-cell>
          <table:table-cell/>
          <table:table-cell office:value-type="string">
            <text:p>PatTrie-Seq-CompressGzip-6000-rawIteration1</text:p>
          </table:table-cell>
          <table:table-cell office:value-type="float" office:value="0.5">
            <text:p>0.5</text:p>
          </table:table-cell>
          <table:table-cell office:value-type="float" office:value="0.96">
            <text:p>0.96</text:p>
          </table:table-cell>
          <table:table-cell office:value-type="float" office:value="1.42">
            <text:p>1.42</text:p>
          </table:table-cell>
          <table:table-cell office:value-type="float" office:value="1.86">
            <text:p>1.86</text:p>
          </table:table-cell>
          <table:table-cell office:value-type="float" office:value="2.32">
            <text:p>2.32</text:p>
          </table:table-cell>
          <table:table-cell office:value-type="float" office:value="2.75">
            <text:p>2.75</text:p>
          </table:table-cell>
          <table:table-cell office:value-type="float" office:value="3.17">
            <text:p>3.17</text:p>
          </table:table-cell>
          <table:table-cell office:value-type="float" office:value="3.57">
            <text:p>3.57</text:p>
          </table:table-cell>
        </table:table-row>
        <table:table-row table:style-name="ro3">
          <table:table-cell office:value-type="string">
            <text:p>PatTrie-Seq-CompressGzip-6000-rawIteration2</text:p>
          </table:table-cell>
          <table:table-cell office:value-type="float" office:value="0.23">
            <text:p>0.23</text:p>
          </table:table-cell>
          <table:table-cell office:value-type="float" office:value="0.49">
            <text:p>0.49</text:p>
          </table:table-cell>
          <table:table-cell office:value-type="float" office:value="0.82">
            <text:p>0.82</text:p>
          </table:table-cell>
          <table:table-cell office:value-type="float" office:value="1.15">
            <text:p>1.15</text:p>
          </table:table-cell>
          <table:table-cell office:value-type="float" office:value="1.5">
            <text:p>1.5</text:p>
          </table:table-cell>
          <table:table-cell office:value-type="float" office:value="1.87">
            <text:p>1.87</text:p>
          </table:table-cell>
          <table:table-cell office:value-type="float" office:value="2.23">
            <text:p>2.23</text:p>
          </table:table-cell>
          <table:table-cell office:value-type="float" office:value="2.59">
            <text:p>2.59</text:p>
          </table:table-cell>
          <table:table-cell/>
          <table:table-cell office:value-type="string">
            <text:p>PatTrie-Seq-CompressGzip-6000-rawIteration2</text:p>
          </table:table-cell>
          <table:table-cell office:value-type="float" office:value="0.4">
            <text:p>0.4</text:p>
          </table:table-cell>
          <table:table-cell office:value-type="float" office:value="161.72">
            <text:p>161.72</text:p>
          </table:table-cell>
          <table:table-cell office:value-type="float" office:value="0.002">
            <text:p>0.002</text:p>
          </table:table-cell>
          <table:table-cell office:value-type="float" office:value="500">
            <text:p>500</text:p>
          </table:table-cell>
          <table:table-cell office:value-type="float" office:value="0.121">
            <text:p>0.121</text:p>
          </table:table-cell>
          <table:table-cell office:value-type="float" office:value="0.052">
            <text:p>0.052</text:p>
          </table:table-cell>
          <table:table-cell/>
          <table:table-cell office:value-type="string">
            <text:p>PatTrie-Seq-CompressGzip-6000-rawIteration2</text:p>
          </table:table-cell>
          <table:table-cell office:value-type="float" office:value="1.23">
            <text:p>1.23</text:p>
          </table:table-cell>
          <table:table-cell office:value-type="float" office:value="2.51">
            <text:p>2.51</text:p>
          </table:table-cell>
          <table:table-cell office:value-type="float" office:value="3.75">
            <text:p>3.75</text:p>
          </table:table-cell>
          <table:table-cell office:value-type="float" office:value="5.01">
            <text:p>5.01</text:p>
          </table:table-cell>
          <table:table-cell office:value-type="float" office:value="6.12">
            <text:p>6.12</text:p>
          </table:table-cell>
          <table:table-cell office:value-type="float" office:value="7.43">
            <text:p>7.43</text:p>
          </table:table-cell>
          <table:table-cell office:value-type="float" office:value="8.71">
            <text:p>8.71</text:p>
          </table:table-cell>
          <table:table-cell office:value-type="float" office:value="9.95">
            <text:p>9.95</text:p>
          </table:table-cell>
          <table:table-cell/>
          <table:table-cell office:value-type="string">
            <text:p>PatTrie-Seq-CompressGzip-6000-rawIteration2</text:p>
          </table:table-cell>
          <table:table-cell office:value-type="float" office:value="9.52">
            <text:p>9.52</text:p>
          </table:table-cell>
          <table:table-cell office:value-type="float" office:value="19.12">
            <text:p>19.12</text:p>
          </table:table-cell>
          <table:table-cell office:value-type="float" office:value="28.84">
            <text:p>28.84</text:p>
          </table:table-cell>
          <table:table-cell office:value-type="float" office:value="38.47">
            <text:p>38.47</text:p>
          </table:table-cell>
          <table:table-cell office:value-type="float" office:value="48.33">
            <text:p>48.33</text:p>
          </table:table-cell>
          <table:table-cell office:value-type="float" office:value="57.97">
            <text:p>57.97</text:p>
          </table:table-cell>
          <table:table-cell office:value-type="float" office:value="67.56">
            <text:p>67.56</text:p>
          </table:table-cell>
          <table:table-cell office:value-type="float" office:value="77.28">
            <text:p>77.28</text:p>
          </table:table-cell>
          <table:table-cell office:value-type="string">
            <text:p>8.0E7</text:p>
          </table:table-cell>
          <table:table-cell/>
          <table:table-cell office:value-type="string">
            <text:p>PatTrie-Seq-CompressGzip-6000-rawIteration2</text:p>
          </table:table-cell>
          <table:table-cell office:value-type="float" office:value="0.49">
            <text:p>0.49</text:p>
          </table:table-cell>
          <table:table-cell office:value-type="float" office:value="0.95">
            <text:p>0.95</text:p>
          </table:table-cell>
          <table:table-cell office:value-type="float" office:value="1.4">
            <text:p>1.4</text:p>
          </table:table-cell>
          <table:table-cell office:value-type="float" office:value="1.83">
            <text:p>1.83</text:p>
          </table:table-cell>
          <table:table-cell office:value-type="float" office:value="2.28">
            <text:p>2.28</text:p>
          </table:table-cell>
          <table:table-cell office:value-type="float" office:value="2.71">
            <text:p>2.71</text:p>
          </table:table-cell>
          <table:table-cell office:value-type="float" office:value="3.13">
            <text:p>3.13</text:p>
          </table:table-cell>
          <table:table-cell office:value-type="float" office:value="3.53">
            <text:p>3.53</text:p>
          </table:table-cell>
        </table:table-row>
        <table:table-row table:style-name="ro3">
          <table:table-cell office:value-type="string">
            <text:p>PatTrie-Seq-CompressGzip-12000-rawIteration0</text:p>
          </table:table-cell>
          <table:table-cell office:value-type="float" office:value="0.28">
            <text:p>0.28</text:p>
          </table:table-cell>
          <table:table-cell office:value-type="float" office:value="0.64">
            <text:p>0.64</text:p>
          </table:table-cell>
          <table:table-cell office:value-type="float" office:value="1.11">
            <text:p>1.11</text:p>
          </table:table-cell>
          <table:table-cell office:value-type="float" office:value="1.54">
            <text:p>1.54</text:p>
          </table:table-cell>
          <table:table-cell office:value-type="float" office:value="2.1">
            <text:p>2.1</text:p>
          </table:table-cell>
          <table:table-cell office:value-type="float" office:value="2.77">
            <text:p>2.77</text:p>
          </table:table-cell>
          <table:table-cell office:value-type="float" office:value="3.27">
            <text:p>3.27</text:p>
          </table:table-cell>
          <table:table-cell office:value-type="float" office:value="3.9">
            <text:p>3.9</text:p>
          </table:table-cell>
          <table:table-cell/>
          <table:table-cell office:value-type="string">
            <text:p>PatTrie-Seq-CompressGzip-12000-rawIteration0</text:p>
          </table:table-cell>
          <table:table-cell office:value-type="float" office:value="0.3">
            <text:p>0.3</text:p>
          </table:table-cell>
          <table:table-cell office:value-type="float" office:value="161.65">
            <text:p>161.65</text:p>
          </table:table-cell>
          <table:table-cell office:value-type="float" office:value="0.002">
            <text:p>0.002</text:p>
          </table:table-cell>
          <table:table-cell office:value-type="float" office:value="260">
            <text:p>260</text:p>
          </table:table-cell>
          <table:table-cell office:value-type="float" office:value="0.066">
            <text:p>0.066</text:p>
          </table:table-cell>
          <table:table-cell office:value-type="float" office:value="0.04">
            <text:p>0.04</text:p>
          </table:table-cell>
          <table:table-cell/>
          <table:table-cell office:value-type="string">
            <text:p>PatTrie-Seq-CompressGzip-12000-rawIteration0</text:p>
          </table:table-cell>
          <table:table-cell office:value-type="float" office:value="1.54">
            <text:p>1.54</text:p>
          </table:table-cell>
          <table:table-cell office:value-type="float" office:value="3.31">
            <text:p>3.31</text:p>
          </table:table-cell>
          <table:table-cell office:value-type="float" office:value="5.3">
            <text:p>5.3</text:p>
          </table:table-cell>
          <table:table-cell office:value-type="float" office:value="7.08">
            <text:p>7.08</text:p>
          </table:table-cell>
          <table:table-cell office:value-type="float" office:value="8.76">
            <text:p>8.76</text:p>
          </table:table-cell>
          <table:table-cell office:value-type="float" office:value="10.31">
            <text:p>10.31</text:p>
          </table:table-cell>
          <table:table-cell office:value-type="float" office:value="12.13">
            <text:p>12.13</text:p>
          </table:table-cell>
          <table:table-cell office:value-type="float" office:value="14.13">
            <text:p>14.13</text:p>
          </table:table-cell>
          <table:table-cell/>
          <table:table-cell office:value-type="string">
            <text:p>PatTrie-Seq-CompressGzip-12000-rawIteration0</text:p>
          </table:table-cell>
          <table:table-cell office:value-type="float" office:value="9.65">
            <text:p>9.65</text:p>
          </table:table-cell>
          <table:table-cell office:value-type="float" office:value="19.51">
            <text:p>19.51</text:p>
          </table:table-cell>
          <table:table-cell office:value-type="float" office:value="29.38">
            <text:p>29.38</text:p>
          </table:table-cell>
          <table:table-cell office:value-type="float" office:value="39.47">
            <text:p>39.47</text:p>
          </table:table-cell>
          <table:table-cell office:value-type="float" office:value="49.05">
            <text:p>49.05</text:p>
          </table:table-cell>
          <table:table-cell office:value-type="float" office:value="58.88">
            <text:p>58.88</text:p>
          </table:table-cell>
          <table:table-cell office:value-type="float" office:value="68.66">
            <text:p>68.66</text:p>
          </table:table-cell>
          <table:table-cell office:value-type="float" office:value="78.79">
            <text:p>78.79</text:p>
          </table:table-cell>
          <table:table-cell office:value-type="string">
            <text:p>8.0E7</text:p>
          </table:table-cell>
          <table:table-cell/>
          <table:table-cell office:value-type="string">
            <text:p>PatTrie-Seq-CompressGzip-12000-rawIteration0</text:p>
          </table:table-cell>
          <table:table-cell office:value-type="float" office:value="0.58">
            <text:p>0.58</text:p>
          </table:table-cell>
          <table:table-cell office:value-type="float" office:value="1.26">
            <text:p>1.26</text:p>
          </table:table-cell>
          <table:table-cell office:value-type="float" office:value="2.04">
            <text:p>2.04</text:p>
          </table:table-cell>
          <table:table-cell office:value-type="float" office:value="2.68">
            <text:p>2.68</text:p>
          </table:table-cell>
          <table:table-cell office:value-type="float" office:value="3.53">
            <text:p>3.53</text:p>
          </table:table-cell>
          <table:table-cell office:value-type="float" office:value="4.31">
            <text:p>4.31</text:p>
          </table:table-cell>
          <table:table-cell office:value-type="float" office:value="4.97">
            <text:p>4.97</text:p>
          </table:table-cell>
          <table:table-cell office:value-type="float" office:value="5.65">
            <text:p>5.65</text:p>
          </table:table-cell>
        </table:table-row>
        <table:table-row table:style-name="ro3">
          <table:table-cell office:value-type="string">
            <text:p>PatTrie-Seq-CompressGzip-12000-rawIteration1</text:p>
          </table:table-cell>
          <table:table-cell office:value-type="float" office:value="0.29">
            <text:p>0.29</text:p>
          </table:table-cell>
          <table:table-cell office:value-type="float" office:value="0.67">
            <text:p>0.67</text:p>
          </table:table-cell>
          <table:table-cell office:value-type="float" office:value="1.15">
            <text:p>1.15</text:p>
          </table:table-cell>
          <table:table-cell office:value-type="float" office:value="1.62">
            <text:p>1.62</text:p>
          </table:table-cell>
          <table:table-cell office:value-type="float" office:value="2.19">
            <text:p>2.19</text:p>
          </table:table-cell>
          <table:table-cell office:value-type="float" office:value="2.74">
            <text:p>2.74</text:p>
          </table:table-cell>
          <table:table-cell office:value-type="float" office:value="3.24">
            <text:p>3.24</text:p>
          </table:table-cell>
          <table:table-cell office:value-type="float" office:value="3.86">
            <text:p>3.86</text:p>
          </table:table-cell>
          <table:table-cell/>
          <table:table-cell office:value-type="string">
            <text:p>PatTrie-Seq-CompressGzip-12000-rawIteration1</text:p>
          </table:table-cell>
          <table:table-cell office:value-type="float" office:value="0.3">
            <text:p>0.3</text:p>
          </table:table-cell>
          <table:table-cell office:value-type="float" office:value="161.65">
            <text:p>161.65</text:p>
          </table:table-cell>
          <table:table-cell office:value-type="float" office:value="0.002">
            <text:p>0.002</text:p>
          </table:table-cell>
          <table:table-cell office:value-type="float" office:value="260">
            <text:p>260</text:p>
          </table:table-cell>
          <table:table-cell office:value-type="float" office:value="0.067">
            <text:p>0.067</text:p>
          </table:table-cell>
          <table:table-cell office:value-type="float" office:value="0.019">
            <text:p>0.019</text:p>
          </table:table-cell>
          <table:table-cell/>
          <table:table-cell office:value-type="string">
            <text:p>PatTrie-Seq-CompressGzip-12000-rawIteration1</text:p>
          </table:table-cell>
          <table:table-cell office:value-type="float" office:value="1.57">
            <text:p>1.57</text:p>
          </table:table-cell>
          <table:table-cell office:value-type="float" office:value="3.33">
            <text:p>3.33</text:p>
          </table:table-cell>
          <table:table-cell office:value-type="float" office:value="5.28">
            <text:p>5.28</text:p>
          </table:table-cell>
          <table:table-cell office:value-type="float" office:value="7.07">
            <text:p>7.07</text:p>
          </table:table-cell>
          <table:table-cell office:value-type="float" office:value="8.71">
            <text:p>8.71</text:p>
          </table:table-cell>
          <table:table-cell office:value-type="float" office:value="10.26">
            <text:p>10.26</text:p>
          </table:table-cell>
          <table:table-cell office:value-type="float" office:value="12.03">
            <text:p>12.03</text:p>
          </table:table-cell>
          <table:table-cell office:value-type="float" office:value="14.03">
            <text:p>14.03</text:p>
          </table:table-cell>
          <table:table-cell/>
          <table:table-cell office:value-type="string">
            <text:p>PatTrie-Seq-CompressGzip-12000-rawIteration1</text:p>
          </table:table-cell>
          <table:table-cell office:value-type="float" office:value="9.46">
            <text:p>9.46</text:p>
          </table:table-cell>
          <table:table-cell office:value-type="float" office:value="19.4">
            <text:p>19.4</text:p>
          </table:table-cell>
          <table:table-cell office:value-type="float" office:value="29.22">
            <text:p>29.22</text:p>
          </table:table-cell>
          <table:table-cell office:value-type="float" office:value="39.14">
            <text:p>39.14</text:p>
          </table:table-cell>
          <table:table-cell office:value-type="float" office:value="48.86">
            <text:p>48.86</text:p>
          </table:table-cell>
          <table:table-cell office:value-type="float" office:value="58.8">
            <text:p>58.8</text:p>
          </table:table-cell>
          <table:table-cell office:value-type="float" office:value="68.59">
            <text:p>68.59</text:p>
          </table:table-cell>
          <table:table-cell office:value-type="float" office:value="78.62">
            <text:p>78.62</text:p>
          </table:table-cell>
          <table:table-cell office:value-type="string">
            <text:p>8.0E7</text:p>
          </table:table-cell>
          <table:table-cell/>
          <table:table-cell office:value-type="string">
            <text:p>PatTrie-Seq-CompressGzip-12000-rawIteration1</text:p>
          </table:table-cell>
          <table:table-cell office:value-type="float" office:value="0.57">
            <text:p>0.57</text:p>
          </table:table-cell>
          <table:table-cell office:value-type="float" office:value="1.24">
            <text:p>1.24</text:p>
          </table:table-cell>
          <table:table-cell office:value-type="float" office:value="2.05">
            <text:p>2.05</text:p>
          </table:table-cell>
          <table:table-cell office:value-type="float" office:value="2.73">
            <text:p>2.73</text:p>
          </table:table-cell>
          <table:table-cell office:value-type="float" office:value="3.53">
            <text:p>3.53</text:p>
          </table:table-cell>
          <table:table-cell office:value-type="float" office:value="4.26">
            <text:p>4.26</text:p>
          </table:table-cell>
          <table:table-cell office:value-type="float" office:value="4.92">
            <text:p>4.92</text:p>
          </table:table-cell>
          <table:table-cell office:value-type="float" office:value="5.65">
            <text:p>5.65</text:p>
          </table:table-cell>
        </table:table-row>
        <table:table-row table:style-name="ro3">
          <table:table-cell office:value-type="string">
            <text:p>PatTrie-Seq-CompressGzip-12000-rawIteration2</text:p>
          </table:table-cell>
          <table:table-cell office:value-type="float" office:value="0.28">
            <text:p>0.28</text:p>
          </table:table-cell>
          <table:table-cell office:value-type="float" office:value="0.64">
            <text:p>0.64</text:p>
          </table:table-cell>
          <table:table-cell office:value-type="float" office:value="1.14">
            <text:p>1.14</text:p>
          </table:table-cell>
          <table:table-cell office:value-type="float" office:value="1.58">
            <text:p>1.58</text:p>
          </table:table-cell>
          <table:table-cell office:value-type="float" office:value="2.16">
            <text:p>2.16</text:p>
          </table:table-cell>
          <table:table-cell office:value-type="float" office:value="2.7">
            <text:p>2.7</text:p>
          </table:table-cell>
          <table:table-cell office:value-type="float" office:value="3.2">
            <text:p>3.2</text:p>
          </table:table-cell>
          <table:table-cell office:value-type="float" office:value="3.83">
            <text:p>3.83</text:p>
          </table:table-cell>
          <table:table-cell/>
          <table:table-cell office:value-type="string">
            <text:p>PatTrie-Seq-CompressGzip-12000-rawIteration2</text:p>
          </table:table-cell>
          <table:table-cell office:value-type="float" office:value="0.3">
            <text:p>0.3</text:p>
          </table:table-cell>
          <table:table-cell office:value-type="float" office:value="161.65">
            <text:p>161.65</text:p>
          </table:table-cell>
          <table:table-cell office:value-type="float" office:value="0.002">
            <text:p>0.002</text:p>
          </table:table-cell>
          <table:table-cell office:value-type="float" office:value="260">
            <text:p>260</text:p>
          </table:table-cell>
          <table:table-cell office:value-type="float" office:value="0.068">
            <text:p>0.068</text:p>
          </table:table-cell>
          <table:table-cell office:value-type="float" office:value="0.018">
            <text:p>0.018</text:p>
          </table:table-cell>
          <table:table-cell/>
          <table:table-cell office:value-type="string">
            <text:p>PatTrie-Seq-CompressGzip-12000-rawIteration2</text:p>
          </table:table-cell>
          <table:table-cell office:value-type="float" office:value="1.53">
            <text:p>1.53</text:p>
          </table:table-cell>
          <table:table-cell office:value-type="float" office:value="3.31">
            <text:p>3.31</text:p>
          </table:table-cell>
          <table:table-cell office:value-type="float" office:value="5.28">
            <text:p>5.28</text:p>
          </table:table-cell>
          <table:table-cell office:value-type="float" office:value="7.07">
            <text:p>7.07</text:p>
          </table:table-cell>
          <table:table-cell office:value-type="float" office:value="8.72">
            <text:p>8.72</text:p>
          </table:table-cell>
          <table:table-cell office:value-type="float" office:value="10.27">
            <text:p>10.27</text:p>
          </table:table-cell>
          <table:table-cell office:value-type="float" office:value="12.05">
            <text:p>12.05</text:p>
          </table:table-cell>
          <table:table-cell office:value-type="float" office:value="14.05">
            <text:p>14.05</text:p>
          </table:table-cell>
          <table:table-cell/>
          <table:table-cell office:value-type="string">
            <text:p>PatTrie-Seq-CompressGzip-12000-rawIteration2</text:p>
          </table:table-cell>
          <table:table-cell office:value-type="float" office:value="9.54">
            <text:p>9.54</text:p>
          </table:table-cell>
          <table:table-cell office:value-type="float" office:value="19.28">
            <text:p>19.28</text:p>
          </table:table-cell>
          <table:table-cell office:value-type="float" office:value="29.32">
            <text:p>29.32</text:p>
          </table:table-cell>
          <table:table-cell office:value-type="float" office:value="39.42">
            <text:p>39.42</text:p>
          </table:table-cell>
          <table:table-cell office:value-type="float" office:value="49.06">
            <text:p>49.06</text:p>
          </table:table-cell>
          <table:table-cell office:value-type="float" office:value="59.06">
            <text:p>59.06</text:p>
          </table:table-cell>
          <table:table-cell office:value-type="float" office:value="68.74">
            <text:p>68.74</text:p>
          </table:table-cell>
          <table:table-cell office:value-type="float" office:value="78.63">
            <text:p>78.63</text:p>
          </table:table-cell>
          <table:table-cell office:value-type="string">
            <text:p>8.0E7</text:p>
          </table:table-cell>
          <table:table-cell/>
          <table:table-cell office:value-type="string">
            <text:p>PatTrie-Seq-CompressGzip-12000-rawIteration2</text:p>
          </table:table-cell>
          <table:table-cell office:value-type="float" office:value="0.56">
            <text:p>0.56</text:p>
          </table:table-cell>
          <table:table-cell office:value-type="float" office:value="1.22">
            <text:p>1.22</text:p>
          </table:table-cell>
          <table:table-cell office:value-type="float" office:value="1.97">
            <text:p>1.97</text:p>
          </table:table-cell>
          <table:table-cell office:value-type="float" office:value="2.61">
            <text:p>2.61</text:p>
          </table:table-cell>
          <table:table-cell office:value-type="float" office:value="3.4">
            <text:p>3.4</text:p>
          </table:table-cell>
          <table:table-cell office:value-type="float" office:value="4.14">
            <text:p>4.14</text:p>
          </table:table-cell>
          <table:table-cell office:value-type="float" office:value="4.78">
            <text:p>4.78</text:p>
          </table:table-cell>
          <table:table-cell office:value-type="float" office:value="5.44">
            <text:p>5.44</text:p>
          </table:table-cell>
        </table:table-row>
        <table:table-row table:style-name="ro3">
          <table:table-cell office:value-type="string">
            <text:p>PatTrie-Seq-CompressNone-6000-rawIteration0</text:p>
          </table:table-cell>
          <table:table-cell office:value-type="float" office:value="0.23">
            <text:p>0.23</text:p>
          </table:table-cell>
          <table:table-cell office:value-type="float" office:value="0.49">
            <text:p>0.49</text:p>
          </table:table-cell>
          <table:table-cell office:value-type="float" office:value="0.81">
            <text:p>0.81</text:p>
          </table:table-cell>
          <table:table-cell office:value-type="float" office:value="1.12">
            <text:p>1.12</text:p>
          </table:table-cell>
          <table:table-cell office:value-type="float" office:value="1.46">
            <text:p>1.46</text:p>
          </table:table-cell>
          <table:table-cell office:value-type="float" office:value="1.82">
            <text:p>1.82</text:p>
          </table:table-cell>
          <table:table-cell office:value-type="float" office:value="2.16">
            <text:p>2.16</text:p>
          </table:table-cell>
          <table:table-cell office:value-type="float" office:value="2.51">
            <text:p>2.51</text:p>
          </table:table-cell>
          <table:table-cell/>
          <table:table-cell office:value-type="string">
            <text:p>PatTrie-Seq-CompressNone-6000-rawIteration0</text:p>
          </table:table-cell>
          <table:table-cell office:value-type="float" office:value="12.2">
            <text:p>12.2</text:p>
          </table:table-cell>
          <table:table-cell office:value-type="float" office:value="161.72">
            <text:p>161.72</text:p>
          </table:table-cell>
          <table:table-cell office:value-type="float" office:value="0.075">
            <text:p>0.075</text:p>
          </table:table-cell>
          <table:table-cell office:value-type="float" office:value="500">
            <text:p>500</text:p>
          </table:table-cell>
          <table:table-cell office:value-type="float" office:value="0.074">
            <text:p>0.074</text:p>
          </table:table-cell>
          <table:table-cell office:value-type="float" office:value="0.057">
            <text:p>0.057</text:p>
          </table:table-cell>
          <table:table-cell/>
          <table:table-cell office:value-type="string">
            <text:p>PatTrie-Seq-CompressNone-6000-rawIteration0</text:p>
          </table:table-cell>
          <table:table-cell office:value-type="float" office:value="1.23">
            <text:p>1.23</text:p>
          </table:table-cell>
          <table:table-cell office:value-type="float" office:value="2.5">
            <text:p>2.5</text:p>
          </table:table-cell>
          <table:table-cell office:value-type="float" office:value="3.72">
            <text:p>3.72</text:p>
          </table:table-cell>
          <table:table-cell office:value-type="float" office:value="4.99">
            <text:p>4.99</text:p>
          </table:table-cell>
          <table:table-cell office:value-type="float" office:value="6.12">
            <text:p>6.12</text:p>
          </table:table-cell>
          <table:table-cell office:value-type="float" office:value="7.35">
            <text:p>7.35</text:p>
          </table:table-cell>
          <table:table-cell office:value-type="float" office:value="8.62">
            <text:p>8.62</text:p>
          </table:table-cell>
          <table:table-cell office:value-type="float" office:value="9.86">
            <text:p>9.86</text:p>
          </table:table-cell>
          <table:table-cell/>
          <table:table-cell office:value-type="string">
            <text:p>PatTrie-Seq-CompressNone-6000-rawIteration0</text:p>
          </table:table-cell>
          <table:table-cell office:value-type="float" office:value="9.14">
            <text:p>9.14</text:p>
          </table:table-cell>
          <table:table-cell office:value-type="float" office:value="18.34">
            <text:p>18.34</text:p>
          </table:table-cell>
          <table:table-cell office:value-type="float" office:value="27.27">
            <text:p>27.27</text:p>
          </table:table-cell>
          <table:table-cell office:value-type="float" office:value="36.47">
            <text:p>36.47</text:p>
          </table:table-cell>
          <table:table-cell office:value-type="float" office:value="45.37">
            <text:p>45.37</text:p>
          </table:table-cell>
          <table:table-cell office:value-type="float" office:value="54.51">
            <text:p>54.51</text:p>
          </table:table-cell>
          <table:table-cell office:value-type="float" office:value="63.55">
            <text:p>63.55</text:p>
          </table:table-cell>
          <table:table-cell office:value-type="float" office:value="72.87">
            <text:p>72.87</text:p>
          </table:table-cell>
          <table:table-cell office:value-type="string">
            <text:p>8.0E7</text:p>
          </table:table-cell>
          <table:table-cell/>
          <table:table-cell office:value-type="string">
            <text:p>PatTrie-Seq-CompressNone-6000-rawIteration0</text:p>
          </table:table-cell>
          <table:table-cell office:value-type="float" office:value="0.48">
            <text:p>0.48</text:p>
          </table:table-cell>
          <table:table-cell office:value-type="float" office:value="0.94">
            <text:p>0.94</text:p>
          </table:table-cell>
          <table:table-cell office:value-type="float" office:value="1.39">
            <text:p>1.39</text:p>
          </table:table-cell>
          <table:table-cell office:value-type="float" office:value="1.82">
            <text:p>1.82</text:p>
          </table:table-cell>
          <table:table-cell office:value-type="float" office:value="2.31">
            <text:p>2.31</text:p>
          </table:table-cell>
          <table:table-cell office:value-type="float" office:value="2.74">
            <text:p>2.74</text:p>
          </table:table-cell>
          <table:table-cell office:value-type="float" office:value="3.17">
            <text:p>3.17</text:p>
          </table:table-cell>
          <table:table-cell office:value-type="float" office:value="3.56">
            <text:p>3.56</text:p>
          </table:table-cell>
        </table:table-row>
        <table:table-row table:style-name="ro3">
          <table:table-cell office:value-type="string">
            <text:p>PatTrie-Seq-CompressNone-6000-rawIteration1</text:p>
          </table:table-cell>
          <table:table-cell office:value-type="float" office:value="0.23">
            <text:p>0.23</text:p>
          </table:table-cell>
          <table:table-cell office:value-type="float" office:value="0.49">
            <text:p>0.49</text:p>
          </table:table-cell>
          <table:table-cell office:value-type="float" office:value="0.8">
            <text:p>0.8</text:p>
          </table:table-cell>
          <table:table-cell office:value-type="float" office:value="1.12">
            <text:p>1.12</text:p>
          </table:table-cell>
          <table:table-cell office:value-type="float" office:value="1.48">
            <text:p>1.48</text:p>
          </table:table-cell>
          <table:table-cell office:value-type="float" office:value="1.83">
            <text:p>1.83</text:p>
          </table:table-cell>
          <table:table-cell office:value-type="float" office:value="2.2">
            <text:p>2.2</text:p>
          </table:table-cell>
          <table:table-cell office:value-type="float" office:value="2.54">
            <text:p>2.54</text:p>
          </table:table-cell>
          <table:table-cell/>
          <table:table-cell office:value-type="string">
            <text:p>PatTrie-Seq-CompressNone-6000-rawIteration1</text:p>
          </table:table-cell>
          <table:table-cell office:value-type="float" office:value="12.2">
            <text:p>12.2</text:p>
          </table:table-cell>
          <table:table-cell office:value-type="float" office:value="161.72">
            <text:p>161.72</text:p>
          </table:table-cell>
          <table:table-cell office:value-type="float" office:value="0.075">
            <text:p>0.075</text:p>
          </table:table-cell>
          <table:table-cell office:value-type="float" office:value="500">
            <text:p>500</text:p>
          </table:table-cell>
          <table:table-cell office:value-type="float" office:value="0.064">
            <text:p>0.064</text:p>
          </table:table-cell>
          <table:table-cell office:value-type="float" office:value="0.059">
            <text:p>0.059</text:p>
          </table:table-cell>
          <table:table-cell/>
          <table:table-cell office:value-type="string">
            <text:p>PatTrie-Seq-CompressNone-6000-rawIteration1</text:p>
          </table:table-cell>
          <table:table-cell office:value-type="float" office:value="1.25">
            <text:p>1.25</text:p>
          </table:table-cell>
          <table:table-cell office:value-type="float" office:value="2.52">
            <text:p>2.52</text:p>
          </table:table-cell>
          <table:table-cell office:value-type="float" office:value="3.77">
            <text:p>3.77</text:p>
          </table:table-cell>
          <table:table-cell office:value-type="float" office:value="5.03">
            <text:p>5.03</text:p>
          </table:table-cell>
          <table:table-cell office:value-type="float" office:value="6.13">
            <text:p>6.13</text:p>
          </table:table-cell>
          <table:table-cell office:value-type="float" office:value="7.41">
            <text:p>7.41</text:p>
          </table:table-cell>
          <table:table-cell office:value-type="float" office:value="8.68">
            <text:p>8.68</text:p>
          </table:table-cell>
          <table:table-cell office:value-type="float" office:value="9.91">
            <text:p>9.91</text:p>
          </table:table-cell>
          <table:table-cell/>
          <table:table-cell office:value-type="string">
            <text:p>PatTrie-Seq-CompressNone-6000-rawIteration1</text:p>
          </table:table-cell>
          <table:table-cell office:value-type="float" office:value="9.04">
            <text:p>9.04</text:p>
          </table:table-cell>
          <table:table-cell office:value-type="float" office:value="18.31">
            <text:p>18.31</text:p>
          </table:table-cell>
          <table:table-cell office:value-type="float" office:value="27.26">
            <text:p>27.26</text:p>
          </table:table-cell>
          <table:table-cell office:value-type="float" office:value="36.38">
            <text:p>36.38</text:p>
          </table:table-cell>
          <table:table-cell office:value-type="float" office:value="45.72">
            <text:p>45.72</text:p>
          </table:table-cell>
          <table:table-cell office:value-type="float" office:value="54.84">
            <text:p>54.84</text:p>
          </table:table-cell>
          <table:table-cell office:value-type="float" office:value="63.88">
            <text:p>63.88</text:p>
          </table:table-cell>
          <table:table-cell office:value-type="float" office:value="72.91">
            <text:p>72.91</text:p>
          </table:table-cell>
          <table:table-cell office:value-type="string">
            <text:p>8.0E7</text:p>
          </table:table-cell>
          <table:table-cell/>
          <table:table-cell office:value-type="string">
            <text:p>PatTrie-Seq-CompressNone-6000-rawIteration1</text:p>
          </table:table-cell>
          <table:table-cell office:value-type="float" office:value="0.5">
            <text:p>0.5</text:p>
          </table:table-cell>
          <table:table-cell office:value-type="float" office:value="0.98">
            <text:p>0.98</text:p>
          </table:table-cell>
          <table:table-cell office:value-type="float" office:value="1.44">
            <text:p>1.44</text:p>
          </table:table-cell>
          <table:table-cell office:value-type="float" office:value="1.88">
            <text:p>1.88</text:p>
          </table:table-cell>
          <table:table-cell office:value-type="float" office:value="2.36">
            <text:p>2.36</text:p>
          </table:table-cell>
          <table:table-cell office:value-type="float" office:value="2.82">
            <text:p>2.82</text:p>
          </table:table-cell>
          <table:table-cell office:value-type="float" office:value="3.25">
            <text:p>3.25</text:p>
          </table:table-cell>
          <table:table-cell office:value-type="float" office:value="3.67">
            <text:p>3.67</text:p>
          </table:table-cell>
        </table:table-row>
        <table:table-row table:style-name="ro3">
          <table:table-cell office:value-type="string">
            <text:p>PatTrie-Seq-CompressNone-6000-rawIteration2</text:p>
          </table:table-cell>
          <table:table-cell office:value-type="float" office:value="0.23">
            <text:p>0.23</text:p>
          </table:table-cell>
          <table:table-cell office:value-type="float" office:value="0.51">
            <text:p>0.51</text:p>
          </table:table-cell>
          <table:table-cell office:value-type="float" office:value="0.84">
            <text:p>0.84</text:p>
          </table:table-cell>
          <table:table-cell office:value-type="float" office:value="1.17">
            <text:p>1.17</text:p>
          </table:table-cell>
          <table:table-cell office:value-type="float" office:value="1.53">
            <text:p>1.53</text:p>
          </table:table-cell>
          <table:table-cell office:value-type="float" office:value="1.9">
            <text:p>1.9</text:p>
          </table:table-cell>
          <table:table-cell office:value-type="float" office:value="2.25">
            <text:p>2.25</text:p>
          </table:table-cell>
          <table:table-cell office:value-type="float" office:value="2.63">
            <text:p>2.63</text:p>
          </table:table-cell>
          <table:table-cell/>
          <table:table-cell office:value-type="string">
            <text:p>PatTrie-Seq-CompressNone-6000-rawIteration2</text:p>
          </table:table-cell>
          <table:table-cell office:value-type="float" office:value="12.2">
            <text:p>12.2</text:p>
          </table:table-cell>
          <table:table-cell office:value-type="float" office:value="161.72">
            <text:p>161.72</text:p>
          </table:table-cell>
          <table:table-cell office:value-type="float" office:value="0.075">
            <text:p>0.075</text:p>
          </table:table-cell>
          <table:table-cell office:value-type="float" office:value="500">
            <text:p>500</text:p>
          </table:table-cell>
          <table:table-cell office:value-type="float" office:value="0.061">
            <text:p>0.061</text:p>
          </table:table-cell>
          <table:table-cell office:value-type="float" office:value="0.06">
            <text:p>0.06</text:p>
          </table:table-cell>
          <table:table-cell/>
          <table:table-cell office:value-type="string">
            <text:p>PatTrie-Seq-CompressNone-6000-rawIteration2</text:p>
          </table:table-cell>
          <table:table-cell office:value-type="float" office:value="1.26">
            <text:p>1.26</text:p>
          </table:table-cell>
          <table:table-cell office:value-type="float" office:value="2.57">
            <text:p>2.57</text:p>
          </table:table-cell>
          <table:table-cell office:value-type="float" office:value="3.86">
            <text:p>3.86</text:p>
          </table:table-cell>
          <table:table-cell office:value-type="float" office:value="5.2">
            <text:p>5.2</text:p>
          </table:table-cell>
          <table:table-cell office:value-type="float" office:value="6.37">
            <text:p>6.37</text:p>
          </table:table-cell>
          <table:table-cell office:value-type="float" office:value="7.65">
            <text:p>7.65</text:p>
          </table:table-cell>
          <table:table-cell office:value-type="float" office:value="8.94">
            <text:p>8.94</text:p>
          </table:table-cell>
          <table:table-cell office:value-type="float" office:value="10.19">
            <text:p>10.19</text:p>
          </table:table-cell>
          <table:table-cell/>
          <table:table-cell office:value-type="string">
            <text:p>PatTrie-Seq-CompressNone-6000-rawIteration2</text:p>
          </table:table-cell>
          <table:table-cell office:value-type="float" office:value="9.11">
            <text:p>9.11</text:p>
          </table:table-cell>
          <table:table-cell office:value-type="float" office:value="18.02">
            <text:p>18.02</text:p>
          </table:table-cell>
          <table:table-cell office:value-type="float" office:value="27.2">
            <text:p>27.2</text:p>
          </table:table-cell>
          <table:table-cell office:value-type="float" office:value="36.31">
            <text:p>36.31</text:p>
          </table:table-cell>
          <table:table-cell office:value-type="float" office:value="45.64">
            <text:p>45.64</text:p>
          </table:table-cell>
          <table:table-cell office:value-type="float" office:value="54.76">
            <text:p>54.76</text:p>
          </table:table-cell>
          <table:table-cell office:value-type="float" office:value="63.76">
            <text:p>63.76</text:p>
          </table:table-cell>
          <table:table-cell office:value-type="float" office:value="72.89">
            <text:p>72.89</text:p>
          </table:table-cell>
          <table:table-cell office:value-type="string">
            <text:p>8.0E7</text:p>
          </table:table-cell>
          <table:table-cell/>
          <table:table-cell office:value-type="string">
            <text:p>PatTrie-Seq-CompressNone-6000-rawIteration2</text:p>
          </table:table-cell>
          <table:table-cell office:value-type="float" office:value="0.48">
            <text:p>0.48</text:p>
          </table:table-cell>
          <table:table-cell office:value-type="float" office:value="0.95">
            <text:p>0.95</text:p>
          </table:table-cell>
          <table:table-cell office:value-type="float" office:value="1.4">
            <text:p>1.4</text:p>
          </table:table-cell>
          <table:table-cell office:value-type="float" office:value="1.83">
            <text:p>1.83</text:p>
          </table:table-cell>
          <table:table-cell office:value-type="float" office:value="2.28">
            <text:p>2.28</text:p>
          </table:table-cell>
          <table:table-cell office:value-type="float" office:value="2.71">
            <text:p>2.71</text:p>
          </table:table-cell>
          <table:table-cell office:value-type="float" office:value="3.14">
            <text:p>3.14</text:p>
          </table:table-cell>
          <table:table-cell office:value-type="float" office:value="3.54">
            <text:p>3.54</text:p>
          </table:table-cell>
        </table:table-row>
        <table:table-row table:style-name="ro3">
          <table:table-cell office:value-type="string">
            <text:p>PatTrie-Seq-CompressNone-12000-rawIteration0</text:p>
          </table:table-cell>
          <table:table-cell office:value-type="float" office:value="0.28">
            <text:p>0.28</text:p>
          </table:table-cell>
          <table:table-cell office:value-type="float" office:value="0.65">
            <text:p>0.65</text:p>
          </table:table-cell>
          <table:table-cell office:value-type="float" office:value="1.1">
            <text:p>1.1</text:p>
          </table:table-cell>
          <table:table-cell office:value-type="float" office:value="1.53">
            <text:p>1.53</text:p>
          </table:table-cell>
          <table:table-cell office:value-type="float" office:value="2.08">
            <text:p>2.08</text:p>
          </table:table-cell>
          <table:table-cell office:value-type="float" office:value="2.64">
            <text:p>2.64</text:p>
          </table:table-cell>
          <table:table-cell office:value-type="float" office:value="3.11">
            <text:p>3.11</text:p>
          </table:table-cell>
          <table:table-cell office:value-type="float" office:value="3.72">
            <text:p>3.72</text:p>
          </table:table-cell>
          <table:table-cell/>
          <table:table-cell office:value-type="string">
            <text:p>PatTrie-Seq-CompressNone-12000-rawIteration0</text:p>
          </table:table-cell>
          <table:table-cell office:value-type="float" office:value="12.13">
            <text:p>12.13</text:p>
          </table:table-cell>
          <table:table-cell office:value-type="float" office:value="161.65">
            <text:p>161.65</text:p>
          </table:table-cell>
          <table:table-cell office:value-type="float" office:value="0.075">
            <text:p>0.075</text:p>
          </table:table-cell>
          <table:table-cell office:value-type="float" office:value="260">
            <text:p>260</text:p>
          </table:table-cell>
          <table:table-cell office:value-type="float" office:value="0.033">
            <text:p>0.033</text:p>
          </table:table-cell>
          <table:table-cell office:value-type="float" office:value="0.056">
            <text:p>0.056</text:p>
          </table:table-cell>
          <table:table-cell/>
          <table:table-cell office:value-type="string">
            <text:p>PatTrie-Seq-CompressNone-12000-rawIteration0</text:p>
          </table:table-cell>
          <table:table-cell office:value-type="float" office:value="1.52">
            <text:p>1.52</text:p>
          </table:table-cell>
          <table:table-cell office:value-type="float" office:value="3.29">
            <text:p>3.29</text:p>
          </table:table-cell>
          <table:table-cell office:value-type="float" office:value="5.28">
            <text:p>5.28</text:p>
          </table:table-cell>
          <table:table-cell office:value-type="float" office:value="7.02">
            <text:p>7.02</text:p>
          </table:table-cell>
          <table:table-cell office:value-type="float" office:value="8.69">
            <text:p>8.69</text:p>
          </table:table-cell>
          <table:table-cell office:value-type="float" office:value="10.22">
            <text:p>10.22</text:p>
          </table:table-cell>
          <table:table-cell office:value-type="float" office:value="12.02">
            <text:p>12.02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PatTrie-Seq-CompressNone-12000-rawIteration0</text:p>
          </table:table-cell>
          <table:table-cell office:value-type="float" office:value="9.14">
            <text:p>9.14</text:p>
          </table:table-cell>
          <table:table-cell office:value-type="float" office:value="18.66">
            <text:p>18.66</text:p>
          </table:table-cell>
          <table:table-cell office:value-type="float" office:value="28.04">
            <text:p>28.04</text:p>
          </table:table-cell>
          <table:table-cell office:value-type="float" office:value="37.64">
            <text:p>37.64</text:p>
          </table:table-cell>
          <table:table-cell office:value-type="float" office:value="47.22">
            <text:p>47.22</text:p>
          </table:table-cell>
          <table:table-cell office:value-type="float" office:value="56.93">
            <text:p>56.93</text:p>
          </table:table-cell>
          <table:table-cell office:value-type="float" office:value="66.27">
            <text:p>66.27</text:p>
          </table:table-cell>
          <table:table-cell office:value-type="float" office:value="75.87">
            <text:p>75.87</text:p>
          </table:table-cell>
          <table:table-cell office:value-type="string">
            <text:p>8.0E7</text:p>
          </table:table-cell>
          <table:table-cell/>
          <table:table-cell office:value-type="string">
            <text:p>PatTrie-Seq-CompressNone-12000-rawIteration0</text:p>
          </table:table-cell>
          <table:table-cell office:value-type="float" office:value="0.57">
            <text:p>0.57</text:p>
          </table:table-cell>
          <table:table-cell office:value-type="float" office:value="1.23">
            <text:p>1.23</text:p>
          </table:table-cell>
          <table:table-cell office:value-type="float" office:value="1.98">
            <text:p>1.98</text:p>
          </table:table-cell>
          <table:table-cell office:value-type="float" office:value="2.62">
            <text:p>2.62</text:p>
          </table:table-cell>
          <table:table-cell office:value-type="float" office:value="3.41">
            <text:p>3.41</text:p>
          </table:table-cell>
          <table:table-cell office:value-type="float" office:value="4.15">
            <text:p>4.15</text:p>
          </table:table-cell>
          <table:table-cell office:value-type="float" office:value="4.79">
            <text:p>4.79</text:p>
          </table:table-cell>
          <table:table-cell office:value-type="float" office:value="5.46">
            <text:p>5.46</text:p>
          </table:table-cell>
        </table:table-row>
        <table:table-row table:style-name="ro3">
          <table:table-cell office:value-type="string">
            <text:p>PatTrie-Seq-CompressNone-12000-rawIteration1</text:p>
          </table:table-cell>
          <table:table-cell office:value-type="float" office:value="0.28">
            <text:p>0.28</text:p>
          </table:table-cell>
          <table:table-cell office:value-type="float" office:value="0.64">
            <text:p>0.64</text:p>
          </table:table-cell>
          <table:table-cell office:value-type="float" office:value="1.1">
            <text:p>1.1</text:p>
          </table:table-cell>
          <table:table-cell office:value-type="float" office:value="1.52">
            <text:p>1.52</text:p>
          </table:table-cell>
          <table:table-cell office:value-type="float" office:value="2.08">
            <text:p>2.08</text:p>
          </table:table-cell>
          <table:table-cell office:value-type="float" office:value="2.61">
            <text:p>2.61</text:p>
          </table:table-cell>
          <table:table-cell office:value-type="float" office:value="3.09">
            <text:p>3.09</text:p>
          </table:table-cell>
          <table:table-cell office:value-type="float" office:value="3.7">
            <text:p>3.7</text:p>
          </table:table-cell>
          <table:table-cell/>
          <table:table-cell office:value-type="string">
            <text:p>PatTrie-Seq-CompressNone-12000-rawIteration1</text:p>
          </table:table-cell>
          <table:table-cell office:value-type="float" office:value="12.13">
            <text:p>12.13</text:p>
          </table:table-cell>
          <table:table-cell office:value-type="float" office:value="161.65">
            <text:p>161.65</text:p>
          </table:table-cell>
          <table:table-cell office:value-type="float" office:value="0.075">
            <text:p>0.075</text:p>
          </table:table-cell>
          <table:table-cell office:value-type="float" office:value="260">
            <text:p>260</text:p>
          </table:table-cell>
          <table:table-cell office:value-type="float" office:value="0.03">
            <text:p>0.03</text:p>
          </table:table-cell>
          <table:table-cell office:value-type="float" office:value="0.026">
            <text:p>0.026</text:p>
          </table:table-cell>
          <table:table-cell/>
          <table:table-cell office:value-type="string">
            <text:p>PatTrie-Seq-CompressNone-12000-rawIteration1</text:p>
          </table:table-cell>
          <table:table-cell office:value-type="float" office:value="1.59">
            <text:p>1.59</text:p>
          </table:table-cell>
          <table:table-cell office:value-type="float" office:value="3.37">
            <text:p>3.37</text:p>
          </table:table-cell>
          <table:table-cell office:value-type="float" office:value="5.43">
            <text:p>5.43</text:p>
          </table:table-cell>
          <table:table-cell office:value-type="float" office:value="7.28">
            <text:p>7.28</text:p>
          </table:table-cell>
          <table:table-cell office:value-type="float" office:value="8.96">
            <text:p>8.96</text:p>
          </table:table-cell>
          <table:table-cell office:value-type="float" office:value="10.6">
            <text:p>10.6</text:p>
          </table:table-cell>
          <table:table-cell office:value-type="float" office:value="12.42">
            <text:p>12.42</text:p>
          </table:table-cell>
          <table:table-cell office:value-type="float" office:value="14.46">
            <text:p>14.46</text:p>
          </table:table-cell>
          <table:table-cell/>
          <table:table-cell office:value-type="string">
            <text:p>PatTrie-Seq-CompressNone-12000-rawIteration1</text:p>
          </table:table-cell>
          <table:table-cell office:value-type="float" office:value="9.35">
            <text:p>9.35</text:p>
          </table:table-cell>
          <table:table-cell office:value-type="float" office:value="19.06">
            <text:p>19.06</text:p>
          </table:table-cell>
          <table:table-cell office:value-type="float" office:value="28.51">
            <text:p>28.51</text:p>
          </table:table-cell>
          <table:table-cell office:value-type="float" office:value="38.09">
            <text:p>38.09</text:p>
          </table:table-cell>
          <table:table-cell office:value-type="float" office:value="47.55">
            <text:p>47.55</text:p>
          </table:table-cell>
          <table:table-cell office:value-type="float" office:value="57.29">
            <text:p>57.29</text:p>
          </table:table-cell>
          <table:table-cell office:value-type="float" office:value="66.61">
            <text:p>66.61</text:p>
          </table:table-cell>
          <table:table-cell office:value-type="float" office:value="76.46">
            <text:p>76.46</text:p>
          </table:table-cell>
          <table:table-cell office:value-type="string">
            <text:p>8.0E7</text:p>
          </table:table-cell>
          <table:table-cell/>
          <table:table-cell office:value-type="string">
            <text:p>PatTrie-Seq-CompressNone-12000-rawIteration1</text:p>
          </table:table-cell>
          <table:table-cell office:value-type="float" office:value="0.57">
            <text:p>0.57</text:p>
          </table:table-cell>
          <table:table-cell office:value-type="float" office:value="1.24">
            <text:p>1.24</text:p>
          </table:table-cell>
          <table:table-cell office:value-type="float" office:value="2">
            <text:p>2</text:p>
          </table:table-cell>
          <table:table-cell office:value-type="float" office:value="2.64">
            <text:p>2.64</text:p>
          </table:table-cell>
          <table:table-cell office:value-type="float" office:value="3.44">
            <text:p>3.44</text:p>
          </table:table-cell>
          <table:table-cell office:value-type="float" office:value="4.18">
            <text:p>4.18</text:p>
          </table:table-cell>
          <table:table-cell office:value-type="float" office:value="4.85">
            <text:p>4.85</text:p>
          </table:table-cell>
          <table:table-cell office:value-type="float" office:value="5.58">
            <text:p>5.58</text:p>
          </table:table-cell>
        </table:table-row>
        <table:table-row table:style-name="ro3">
          <table:table-cell office:value-type="string">
            <text:p>PatTrie-Seq-CompressNone-12000-rawIteration2</text:p>
          </table:table-cell>
          <table:table-cell office:value-type="float" office:value="0.29">
            <text:p>0.29</text:p>
          </table:table-cell>
          <table:table-cell office:value-type="float" office:value="0.67">
            <text:p>0.67</text:p>
          </table:table-cell>
          <table:table-cell office:value-type="float" office:value="1.14">
            <text:p>1.14</text:p>
          </table:table-cell>
          <table:table-cell office:value-type="float" office:value="1.56">
            <text:p>1.56</text:p>
          </table:table-cell>
          <table:table-cell office:value-type="float" office:value="2.12">
            <text:p>2.12</text:p>
          </table:table-cell>
          <table:table-cell office:value-type="float" office:value="2.65">
            <text:p>2.65</text:p>
          </table:table-cell>
          <table:table-cell office:value-type="float" office:value="3.15">
            <text:p>3.15</text:p>
          </table:table-cell>
          <table:table-cell office:value-type="float" office:value="3.77">
            <text:p>3.77</text:p>
          </table:table-cell>
          <table:table-cell/>
          <table:table-cell office:value-type="string">
            <text:p>PatTrie-Seq-CompressNone-12000-rawIteration2</text:p>
          </table:table-cell>
          <table:table-cell office:value-type="float" office:value="12.13">
            <text:p>12.13</text:p>
          </table:table-cell>
          <table:table-cell office:value-type="float" office:value="161.65">
            <text:p>161.65</text:p>
          </table:table-cell>
          <table:table-cell office:value-type="float" office:value="0.075">
            <text:p>0.075</text:p>
          </table:table-cell>
          <table:table-cell office:value-type="float" office:value="260">
            <text:p>260</text:p>
          </table:table-cell>
          <table:table-cell office:value-type="float" office:value="0.033">
            <text:p>0.033</text:p>
          </table:table-cell>
          <table:table-cell office:value-type="float" office:value="0.021">
            <text:p>0.021</text:p>
          </table:table-cell>
          <table:table-cell/>
          <table:table-cell office:value-type="string">
            <text:p>PatTrie-Seq-CompressNone-12000-rawIteration2</text:p>
          </table:table-cell>
          <table:table-cell office:value-type="float" office:value="1.56">
            <text:p>1.56</text:p>
          </table:table-cell>
          <table:table-cell office:value-type="float" office:value="3.35">
            <text:p>3.35</text:p>
          </table:table-cell>
          <table:table-cell office:value-type="float" office:value="5.32">
            <text:p>5.32</text:p>
          </table:table-cell>
          <table:table-cell office:value-type="float" office:value="7.14">
            <text:p>7.14</text:p>
          </table:table-cell>
          <table:table-cell office:value-type="float" office:value="8.79">
            <text:p>8.79</text:p>
          </table:table-cell>
          <table:table-cell office:value-type="float" office:value="10.39">
            <text:p>10.39</text:p>
          </table:table-cell>
          <table:table-cell office:value-type="float" office:value="12.24">
            <text:p>12.24</text:p>
          </table:table-cell>
          <table:table-cell office:value-type="float" office:value="14.26">
            <text:p>14.26</text:p>
          </table:table-cell>
          <table:table-cell/>
          <table:table-cell office:value-type="string">
            <text:p>PatTrie-Seq-CompressNone-12000-rawIteration2</text:p>
          </table:table-cell>
          <table:table-cell office:value-type="float" office:value="9.4">
            <text:p>9.4</text:p>
          </table:table-cell>
          <table:table-cell office:value-type="float" office:value="19.2">
            <text:p>19.2</text:p>
          </table:table-cell>
          <table:table-cell office:value-type="float" office:value="28.71">
            <text:p>28.71</text:p>
          </table:table-cell>
          <table:table-cell office:value-type="float" office:value="38.23">
            <text:p>38.23</text:p>
          </table:table-cell>
          <table:table-cell office:value-type="float" office:value="47.97">
            <text:p>47.97</text:p>
          </table:table-cell>
          <table:table-cell office:value-type="float" office:value="57.86">
            <text:p>57.86</text:p>
          </table:table-cell>
          <table:table-cell office:value-type="float" office:value="67.57">
            <text:p>67.57</text:p>
          </table:table-cell>
          <table:table-cell office:value-type="float" office:value="77.39">
            <text:p>77.39</text:p>
          </table:table-cell>
          <table:table-cell office:value-type="string">
            <text:p>8.0E7</text:p>
          </table:table-cell>
          <table:table-cell/>
          <table:table-cell office:value-type="string">
            <text:p>PatTrie-Seq-CompressNone-12000-rawIteration2</text:p>
          </table:table-cell>
          <table:table-cell office:value-type="float" office:value="0.57">
            <text:p>0.57</text:p>
          </table:table-cell>
          <table:table-cell office:value-type="float" office:value="1.24">
            <text:p>1.24</text:p>
          </table:table-cell>
          <table:table-cell office:value-type="float" office:value="1.99">
            <text:p>1.99</text:p>
          </table:table-cell>
          <table:table-cell office:value-type="float" office:value="2.62">
            <text:p>2.62</text:p>
          </table:table-cell>
          <table:table-cell office:value-type="float" office:value="3.43">
            <text:p>3.43</text:p>
          </table:table-cell>
          <table:table-cell office:value-type="float" office:value="4.17">
            <text:p>4.17</text:p>
          </table:table-cell>
          <table:table-cell office:value-type="float" office:value="4.8">
            <text:p>4.8</text:p>
          </table:table-cell>
          <table:table-cell office:value-type="float" office:value="5.47">
            <text:p>5.47</text:p>
          </table:table-cell>
        </table:table-row>
        <table:table-row table:style-name="ro1">
          <table:table-cell table:number-columns-repeated="48"/>
        </table:table-row>
        <table:table-row table:style-name="ro3">
          <table:table-cell office:value-type="string">
            <text:p>Insertions</text:p>
          </table:table-cell>
          <table:table-cell office:value-type="float" office:value="125000">
            <text:p>125000</text:p>
          </table:table-cell>
          <table:table-cell office:value-type="float" office:value="250000">
            <text:p>250000</text:p>
          </table:table-cell>
          <table:table-cell office:value-type="float" office:value="375000">
            <text:p>375000</text:p>
          </table:table-cell>
          <table:table-cell office:value-type="float" office:value="500000">
            <text:p>500000</text:p>
          </table:table-cell>
          <table:table-cell office:value-type="float" office:value="625000">
            <text:p>625000</text:p>
          </table:table-cell>
          <table:table-cell office:value-type="float" office:value="750000">
            <text:p>750000</text:p>
          </table:table-cell>
          <table:table-cell office:value-type="float" office:value="875000">
            <text:p>875000</text:p>
          </table:table-cell>
          <table:table-cell office:value-type="float" office:value="1000000">
            <text:p>1000000</text:p>
          </table:table-cell>
          <table:table-cell/>
          <table:table-cell office:value-type="string">
            <text:p>CacheStats</text:p>
          </table:table-cell>
          <table:table-cell office:value-type="string">
            <text:p>Disk Usage (MB)</text:p>
          </table:table-cell>
          <table:table-cell office:value-type="string">
            <text:p>Uncompressed Size (MB)</text:p>
          </table:table-cell>
          <table:table-cell office:value-type="string">
            <text:p>Compression Ratio</text:p>
          </table:table-cell>
          <table:table-cell office:value-type="string">
            <text:p>Parition Count</text:p>
          </table:table-cell>
          <table:table-cell office:value-type="string">
            <text:p>Serialization Time (%)</text:p>
          </table:table-cell>
          <table:table-cell office:value-type="string">
            <text:p>Disk Write Time (%)</text:p>
          </table:table-cell>
          <table:table-cell/>
          <table:table-cell office:value-type="string">
            <text:p>Contains</text:p>
          </table:table-cell>
          <table:table-cell office:value-type="float" office:value="200000">
            <text:p>200000</text:p>
          </table:table-cell>
          <table:table-cell office:value-type="float" office:value="400000">
            <text:p>400000</text:p>
          </table:table-cell>
          <table:table-cell office:value-type="float" office:value="600000">
            <text:p>600000</text:p>
          </table:table-cell>
          <table:table-cell office:value-type="float" office:value="800000">
            <text:p>800000</text:p>
          </table:table-cell>
          <table:table-cell office:value-type="float" office:value="1000000">
            <text:p>1000000</text:p>
          </table:table-cell>
          <table:table-cell office:value-type="float" office:value="1200000">
            <text:p>1200000</text:p>
          </table:table-cell>
          <table:table-cell office:value-type="float" office:value="1400000">
            <text:p>1400000</text:p>
          </table:table-cell>
          <table:table-cell office:value-type="float" office:value="1600000">
            <text:p>1600000</text:p>
          </table:table-cell>
          <table:table-cell/>
          <table:table-cell office:value-type="string">
            <text:p>PrefixSearches</text:p>
          </table:table-cell>
          <table:table-cell office:value-type="float" office:value="100000">
            <text:p>100000</text:p>
          </table:table-cell>
          <table:table-cell office:value-type="float" office:value="200000">
            <text:p>200000</text:p>
          </table:table-cell>
          <table:table-cell office:value-type="float" office:value="300000">
            <text:p>300000</text:p>
          </table:table-cell>
          <table:table-cell office:value-type="float" office:value="400000">
            <text:p>400000</text:p>
          </table:table-cell>
          <table:table-cell office:value-type="float" office:value="500000">
            <text:p>500000</text:p>
          </table:table-cell>
          <table:table-cell office:value-type="float" office:value="600000">
            <text:p>600000</text:p>
          </table:table-cell>
          <table:table-cell office:value-type="float" office:value="700000">
            <text:p>700000</text:p>
          </table:table-cell>
          <table:table-cell office:value-type="float" office:value="800000">
            <text:p>800000</text:p>
          </table:table-cell>
          <table:table-cell office:value-type="string">
            <text:p>TotalResults</text:p>
          </table:table-cell>
          <table:table-cell/>
          <table:table-cell office:value-type="string">
            <text:p>Removals</text:p>
          </table:table-cell>
          <table:table-cell office:value-type="float" office:value="93750">
            <text:p>93750</text:p>
          </table:table-cell>
          <table:table-cell office:value-type="float" office:value="187500">
            <text:p>187500</text:p>
          </table:table-cell>
          <table:table-cell office:value-type="float" office:value="281250">
            <text:p>281250</text:p>
          </table:table-cell>
          <table:table-cell office:value-type="float" office:value="375000">
            <text:p>375000</text:p>
          </table:table-cell>
          <table:table-cell office:value-type="float" office:value="468750">
            <text:p>468750</text:p>
          </table:table-cell>
          <table:table-cell office:value-type="float" office:value="562500">
            <text:p>562500</text:p>
          </table:table-cell>
          <table:table-cell office:value-type="float" office:value="656250">
            <text:p>656250</text:p>
          </table:table-cell>
          <table:table-cell office:value-type="float" office:value="750000">
            <text:p>750000</text:p>
          </table:table-cell>
        </table:table-row>
        <table:table-row table:style-name="ro2">
          <table:table-cell office:value-type="string">
            <text:p>Snappy-15000</text:p>
          </table:table-cell>
          <table:table-cell office:value-type="float" office:value="0.1">
            <text:p>0.1</text:p>
          </table:table-cell>
          <table:table-cell office:value-type="float" office:value="0.19">
            <text:p>0.19</text:p>
          </table:table-cell>
          <table:table-cell office:value-type="float" office:value="0.35">
            <text:p>0.35</text:p>
          </table:table-cell>
          <table:table-cell office:value-type="float" office:value="0.5">
            <text:p>0.5</text:p>
          </table:table-cell>
          <table:table-cell office:value-type="float" office:value="0.66">
            <text:p>0.66</text:p>
          </table:table-cell>
          <table:table-cell office:value-type="float" office:value="0.82">
            <text:p>0.82</text:p>
          </table:table-cell>
          <table:table-cell office:value-type="float" office:value="0.97">
            <text:p>0.97</text:p>
          </table:table-cell>
          <table:table-cell office:value-type="float" office:value="1.13">
            <text:p>1.13</text:p>
          </table:table-cell>
          <table:table-cell/>
          <table:table-cell office:value-type="string">
            <text:p>BTree-Seq-CompressSnappy-ArrayList-15000-avg</text:p>
          </table:table-cell>
          <table:table-cell office:value-type="float" office:value="5.07">
            <text:p>5.07</text:p>
          </table:table-cell>
          <table:table-cell office:value-type="float" office:value="191.09">
            <text:p>191.09</text:p>
          </table:table-cell>
          <table:table-cell office:value-type="float" office:value="0.03">
            <text:p>0.03</text:p>
          </table:table-cell>
          <table:table-cell office:value-type="float" office:value="134">
            <text:p>134</text:p>
          </table:table-cell>
          <table:table-cell office:value-type="float" office:value="0.35">
            <text:p>0.35</text:p>
          </table:table-cell>
          <table:table-cell office:value-type="float" office:value="0.04">
            <text:p>0.04</text:p>
          </table:table-cell>
          <table:table-cell/>
          <table:table-cell office:value-type="string">
            <text:p>Snappy</text:p>
          </table:table-cell>
          <table:table-cell office:value-type="float" office:value="0.21">
            <text:p>0.21</text:p>
          </table:table-cell>
          <table:table-cell office:value-type="float" office:value="0.42">
            <text:p>0.42</text:p>
          </table:table-cell>
          <table:table-cell office:value-type="float" office:value="0.64">
            <text:p>0.64</text:p>
          </table:table-cell>
          <table:table-cell office:value-type="float" office:value="0.85">
            <text:p>0.85</text:p>
          </table:table-cell>
          <table:table-cell office:value-type="float" office:value="1.08">
            <text:p>1.08</text:p>
          </table:table-cell>
          <table:table-cell office:value-type="float" office:value="1.31">
            <text:p>1.31</text:p>
          </table:table-cell>
          <table:table-cell office:value-type="float" office:value="1.51">
            <text:p>1.51</text:p>
          </table:table-cell>
          <table:table-cell office:value-type="float" office:value="1.74">
            <text:p>1.74</text:p>
          </table:table-cell>
          <table:table-cell/>
          <table:table-cell office:value-type="string">
            <text:p>Snappy</text:p>
          </table:table-cell>
          <table:table-cell office:value-type="float" office:value="4.65">
            <text:p>4.65</text:p>
          </table:table-cell>
          <table:table-cell office:value-type="float" office:value="9.61">
            <text:p>9.61</text:p>
          </table:table-cell>
          <table:table-cell office:value-type="float" office:value="14.61">
            <text:p>14.61</text:p>
          </table:table-cell>
          <table:table-cell office:value-type="float" office:value="19.65">
            <text:p>19.65</text:p>
          </table:table-cell>
          <table:table-cell office:value-type="float" office:value="24.42">
            <text:p>24.42</text:p>
          </table:table-cell>
          <table:table-cell office:value-type="float" office:value="29.42">
            <text:p>29.42</text:p>
          </table:table-cell>
          <table:table-cell office:value-type="float" office:value="34.43">
            <text:p>34.43</text:p>
          </table:table-cell>
          <table:table-cell office:value-type="float" office:value="39.17">
            <text:p>39.17</text:p>
          </table:table-cell>
          <table:table-cell office:value-type="string">
            <text:p>8.0E7</text:p>
          </table:table-cell>
          <table:table-cell/>
          <table:table-cell office:value-type="string">
            <text:p>Snappy</text:p>
          </table:table-cell>
          <table:table-cell office:value-type="float" office:value="0.23">
            <text:p>0.23</text:p>
          </table:table-cell>
          <table:table-cell office:value-type="float" office:value="0.48">
            <text:p>0.48</text:p>
          </table:table-cell>
          <table:table-cell office:value-type="float" office:value="0.72">
            <text:p>0.72</text:p>
          </table:table-cell>
          <table:table-cell office:value-type="float" office:value="0.95">
            <text:p>0.95</text:p>
          </table:table-cell>
          <table:table-cell office:value-type="float" office:value="1.18">
            <text:p>1.18</text:p>
          </table:table-cell>
          <table:table-cell office:value-type="float" office:value="1.39">
            <text:p>1.39</text:p>
          </table:table-cell>
          <table:table-cell office:value-type="float" office:value="1.59">
            <text:p>1.59</text:p>
          </table:table-cell>
          <table:table-cell office:value-type="float" office:value="1.79">
            <text:p>1.79</text:p>
          </table:table-cell>
        </table:table-row>
        <table:table-row table:style-name="ro3">
          <table:table-cell office:value-type="string">
            <text:p>BTree-Seq-CompressSnappy-25000-avg</text:p>
          </table:table-cell>
          <table:table-cell office:value-type="float" office:value="0.09">
            <text:p>0.09</text:p>
          </table:table-cell>
          <table:table-cell office:value-type="float" office:value="0.18">
            <text:p>0.18</text:p>
          </table:table-cell>
          <table:table-cell office:value-type="float" office:value="0.34">
            <text:p>0.34</text:p>
          </table:table-cell>
          <table:table-cell office:value-type="float" office:value="0.49">
            <text:p>0.49</text:p>
          </table:table-cell>
          <table:table-cell office:value-type="float" office:value="0.65">
            <text:p>0.65</text:p>
          </table:table-cell>
          <table:table-cell office:value-type="float" office:value="0.81">
            <text:p>0.81</text:p>
          </table:table-cell>
          <table:table-cell office:value-type="float" office:value="0.97">
            <text:p>0.97</text:p>
          </table:table-cell>
          <table:table-cell office:value-type="float" office:value="1.13">
            <text:p>1.13</text:p>
          </table:table-cell>
          <table:table-cell/>
          <table:table-cell office:value-type="string">
            <text:p>BTree-Seq-CompressSnappy-25000-avg</text:p>
          </table:table-cell>
          <table:table-cell office:value-type="float" office:value="5.03">
            <text:p>5.03</text:p>
          </table:table-cell>
          <table:table-cell office:value-type="float" office:value="189.63">
            <text:p>189.63</text:p>
          </table:table-cell>
          <table:table-cell office:value-type="float" office:value="0.03">
            <text:p>0.03</text:p>
          </table:table-cell>
          <table:table-cell office:value-type="float" office:value="80">
            <text:p>80</text:p>
          </table:table-cell>
          <table:table-cell office:value-type="float" office:value="0.36">
            <text:p>0.36</text:p>
          </table:table-cell>
          <table:table-cell office:value-type="float" office:value="0.03">
            <text:p>0.03</text:p>
          </table:table-cell>
          <table:table-cell/>
          <table:table-cell office:value-type="string">
            <text:p>BTree-Seq-CompressSnappy-25000-avg</text:p>
          </table:table-cell>
          <table:table-cell office:value-type="float" office:value="0.21">
            <text:p>0.21</text:p>
          </table:table-cell>
          <table:table-cell office:value-type="float" office:value="0.42">
            <text:p>0.42</text:p>
          </table:table-cell>
          <table:table-cell office:value-type="float" office:value="0.63">
            <text:p>0.63</text:p>
          </table:table-cell>
          <table:table-cell office:value-type="float" office:value="0.84">
            <text:p>0.84</text:p>
          </table:table-cell>
          <table:table-cell office:value-type="float" office:value="1.06">
            <text:p>1.06</text:p>
          </table:table-cell>
          <table:table-cell office:value-type="float" office:value="1.32">
            <text:p>1.32</text:p>
          </table:table-cell>
          <table:table-cell office:value-type="float" office:value="1.53">
            <text:p>1.53</text:p>
          </table:table-cell>
          <table:table-cell office:value-type="float" office:value="1.74">
            <text:p>1.74</text:p>
          </table:table-cell>
          <table:table-cell/>
          <table:table-cell office:value-type="string">
            <text:p>BTree-Seq-CompressSnappy-25000-avg</text:p>
          </table:table-cell>
          <table:table-cell office:value-type="float" office:value="4.75">
            <text:p>4.75</text:p>
          </table:table-cell>
          <table:table-cell office:value-type="float" office:value="9.64">
            <text:p>9.64</text:p>
          </table:table-cell>
          <table:table-cell office:value-type="float" office:value="14.58">
            <text:p>14.58</text:p>
          </table:table-cell>
          <table:table-cell office:value-type="float" office:value="19.29">
            <text:p>19.29</text:p>
          </table:table-cell>
          <table:table-cell office:value-type="float" office:value="24.16">
            <text:p>24.16</text:p>
          </table:table-cell>
          <table:table-cell office:value-type="float" office:value="29.24">
            <text:p>29.24</text:p>
          </table:table-cell>
          <table:table-cell office:value-type="float" office:value="34.35">
            <text:p>34.35</text:p>
          </table:table-cell>
          <table:table-cell office:value-type="float" office:value="38.81">
            <text:p>38.81</text:p>
          </table:table-cell>
          <table:table-cell office:value-type="string">
            <text:p>8.0E7</text:p>
          </table:table-cell>
          <table:table-cell/>
          <table:table-cell office:value-type="string">
            <text:p>BTree-Seq-CompressSnappy-25000-avg</text:p>
          </table:table-cell>
          <table:table-cell office:value-type="float" office:value="0.32">
            <text:p>0.32</text:p>
          </table:table-cell>
          <table:table-cell office:value-type="float" office:value="0.63">
            <text:p>0.63</text:p>
          </table:table-cell>
          <table:table-cell office:value-type="float" office:value="0.95">
            <text:p>0.95</text:p>
          </table:table-cell>
          <table:table-cell office:value-type="float" office:value="1.26">
            <text:p>1.26</text:p>
          </table:table-cell>
          <table:table-cell office:value-type="float" office:value="1.57">
            <text:p>1.57</text:p>
          </table:table-cell>
          <table:table-cell office:value-type="float" office:value="1.86">
            <text:p>1.86</text:p>
          </table:table-cell>
          <table:table-cell office:value-type="float" office:value="2.14">
            <text:p>2.14</text:p>
          </table:table-cell>
          <table:table-cell office:value-type="float" office:value="2.41">
            <text:p>2.41</text:p>
          </table:table-cell>
        </table:table-row>
        <table:table-row table:style-name="ro2">
          <table:table-cell office:value-type="string">
            <text:p>Gzip-15000</text:p>
          </table:table-cell>
          <table:table-cell office:value-type="float" office:value="0.09">
            <text:p>0.09</text:p>
          </table:table-cell>
          <table:table-cell office:value-type="float" office:value="0.19">
            <text:p>0.19</text:p>
          </table:table-cell>
          <table:table-cell office:value-type="float" office:value="0.45">
            <text:p>0.45</text:p>
          </table:table-cell>
          <table:table-cell office:value-type="float" office:value="0.73">
            <text:p>0.73</text:p>
          </table:table-cell>
          <table:table-cell office:value-type="float" office:value="0.99">
            <text:p>0.99</text:p>
          </table:table-cell>
          <table:table-cell office:value-type="float" office:value="1.27">
            <text:p>1.27</text:p>
          </table:table-cell>
          <table:table-cell office:value-type="float" office:value="1.54">
            <text:p>1.54</text:p>
          </table:table-cell>
          <table:table-cell office:value-type="float" office:value="1.8">
            <text:p>1.8</text:p>
          </table:table-cell>
          <table:table-cell/>
          <table:table-cell office:value-type="string">
            <text:p>BTree-Seq-CompressGzip-ArrayList-15000-avg</text:p>
          </table:table-cell>
          <table:table-cell office:value-type="float" office:value="2.37">
            <text:p>2.37</text:p>
          </table:table-cell>
          <table:table-cell office:value-type="float" office:value="191.09">
            <text:p>191.09</text:p>
          </table:table-cell>
          <table:table-cell office:value-type="float" office:value="0.01">
            <text:p>0.01</text:p>
          </table:table-cell>
          <table:table-cell office:value-type="float" office:value="134">
            <text:p>134</text:p>
          </table:table-cell>
          <table:table-cell office:value-type="float" office:value="0.73">
            <text:p>0.73</text:p>
          </table:table-cell>
          <table:table-cell office:value-type="float" office:value="0.03">
            <text:p>0.03</text:p>
          </table:table-cell>
          <table:table-cell/>
          <table:table-cell office:value-type="string">
            <text:p>Gzip</text:p>
          </table:table-cell>
          <table:table-cell office:value-type="float" office:value="0.36">
            <text:p>0.36</text:p>
          </table:table-cell>
          <table:table-cell office:value-type="float" office:value="0.7">
            <text:p>0.7</text:p>
          </table:table-cell>
          <table:table-cell office:value-type="float" office:value="1.03">
            <text:p>1.03</text:p>
          </table:table-cell>
          <table:table-cell office:value-type="float" office:value="1.37">
            <text:p>1.37</text:p>
          </table:table-cell>
          <table:table-cell office:value-type="float" office:value="1.7">
            <text:p>1.7</text:p>
          </table:table-cell>
          <table:table-cell office:value-type="float" office:value="2.08">
            <text:p>2.08</text:p>
          </table:table-cell>
          <table:table-cell office:value-type="float" office:value="2.43">
            <text:p>2.43</text:p>
          </table:table-cell>
          <table:table-cell office:value-type="float" office:value="2.77">
            <text:p>2.77</text:p>
          </table:table-cell>
          <table:table-cell/>
          <table:table-cell office:value-type="string">
            <text:p>Gzip</text:p>
          </table:table-cell>
          <table:table-cell office:value-type="float" office:value="11.43">
            <text:p>11.43</text:p>
          </table:table-cell>
          <table:table-cell office:value-type="float" office:value="23.08">
            <text:p>23.08</text:p>
          </table:table-cell>
          <table:table-cell office:value-type="float" office:value="34.74">
            <text:p>34.74</text:p>
          </table:table-cell>
          <table:table-cell office:value-type="float" office:value="46.41">
            <text:p>46.41</text:p>
          </table:table-cell>
          <table:table-cell office:value-type="float" office:value="57.86">
            <text:p>57.86</text:p>
          </table:table-cell>
          <table:table-cell office:value-type="float" office:value="69.71">
            <text:p>69.71</text:p>
          </table:table-cell>
          <table:table-cell office:value-type="float" office:value="81.36">
            <text:p>81.36</text:p>
          </table:table-cell>
          <table:table-cell office:value-type="float" office:value="92.72">
            <text:p>92.72</text:p>
          </table:table-cell>
          <table:table-cell office:value-type="string">
            <text:p>8.0E7</text:p>
          </table:table-cell>
          <table:table-cell/>
          <table:table-cell office:value-type="string">
            <text:p>Gzip</text:p>
          </table:table-cell>
          <table:table-cell office:value-type="float" office:value="0.34">
            <text:p>0.34</text:p>
          </table:table-cell>
          <table:table-cell office:value-type="float" office:value="0.69">
            <text:p>0.69</text:p>
          </table:table-cell>
          <table:table-cell office:value-type="float" office:value="1.02">
            <text:p>1.02</text:p>
          </table:table-cell>
          <table:table-cell office:value-type="float" office:value="1.35">
            <text:p>1.35</text:p>
          </table:table-cell>
          <table:table-cell office:value-type="float" office:value="1.69">
            <text:p>1.69</text:p>
          </table:table-cell>
          <table:table-cell office:value-type="float" office:value="1.94">
            <text:p>1.94</text:p>
          </table:table-cell>
          <table:table-cell office:value-type="float" office:value="2.17">
            <text:p>2.17</text:p>
          </table:table-cell>
          <table:table-cell office:value-type="float" office:value="2.41">
            <text:p>2.41</text:p>
          </table:table-cell>
        </table:table-row>
        <table:table-row table:style-name="ro3">
          <table:table-cell office:value-type="string">
            <text:p>BTree-Seq-CompressGzip-25000-avg</text:p>
          </table:table-cell>
          <table:table-cell office:value-type="float" office:value="0.09">
            <text:p>0.09</text:p>
          </table:table-cell>
          <table:table-cell office:value-type="float" office:value="0.19">
            <text:p>0.19</text:p>
          </table:table-cell>
          <table:table-cell office:value-type="float" office:value="0.44">
            <text:p>0.44</text:p>
          </table:table-cell>
          <table:table-cell office:value-type="float" office:value="0.73">
            <text:p>0.73</text:p>
          </table:table-cell>
          <table:table-cell office:value-type="float" office:value="1.02">
            <text:p>1.02</text:p>
          </table:table-cell>
          <table:table-cell office:value-type="float" office:value="1.31">
            <text:p>1.31</text:p>
          </table:table-cell>
          <table:table-cell office:value-type="float" office:value="1.6">
            <text:p>1.6</text:p>
          </table:table-cell>
          <table:table-cell office:value-type="float" office:value="1.89">
            <text:p>1.89</text:p>
          </table:table-cell>
          <table:table-cell/>
          <table:table-cell office:value-type="string">
            <text:p>BTree-Seq-CompressGzip-25000-avg</text:p>
          </table:table-cell>
          <table:table-cell office:value-type="float" office:value="2.33">
            <text:p>2.33</text:p>
          </table:table-cell>
          <table:table-cell office:value-type="float" office:value="189.63">
            <text:p>189.63</text:p>
          </table:table-cell>
          <table:table-cell office:value-type="float" office:value="0.01">
            <text:p>0.01</text:p>
          </table:table-cell>
          <table:table-cell office:value-type="float" office:value="80">
            <text:p>80</text:p>
          </table:table-cell>
          <table:table-cell office:value-type="float" office:value="0.74">
            <text:p>0.74</text:p>
          </table:table-cell>
          <table:table-cell office:value-type="float" office:value="0.01">
            <text:p>0.01</text:p>
          </table:table-cell>
          <table:table-cell/>
          <table:table-cell office:value-type="string">
            <text:p>BTree-Seq-CompressGzip-25000-avg</text:p>
          </table:table-cell>
          <table:table-cell office:value-type="float" office:value="0.34">
            <text:p>0.34</text:p>
          </table:table-cell>
          <table:table-cell office:value-type="float" office:value="0.67">
            <text:p>0.67</text:p>
          </table:table-cell>
          <table:table-cell office:value-type="float" office:value="1.01">
            <text:p>1.01</text:p>
          </table:table-cell>
          <table:table-cell office:value-type="float" office:value="1.35">
            <text:p>1.35</text:p>
          </table:table-cell>
          <table:table-cell office:value-type="float" office:value="1.69">
            <text:p>1.69</text:p>
          </table:table-cell>
          <table:table-cell office:value-type="float" office:value="2.1">
            <text:p>2.1</text:p>
          </table:table-cell>
          <table:table-cell office:value-type="float" office:value="2.43">
            <text:p>2.43</text:p>
          </table:table-cell>
          <table:table-cell office:value-type="float" office:value="2.77">
            <text:p>2.77</text:p>
          </table:table-cell>
          <table:table-cell/>
          <table:table-cell office:value-type="string">
            <text:p>BTree-Seq-CompressGzip-25000-avg</text:p>
          </table:table-cell>
          <table:table-cell office:value-type="float" office:value="11.27">
            <text:p>11.27</text:p>
          </table:table-cell>
          <table:table-cell office:value-type="float" office:value="22.85">
            <text:p>22.85</text:p>
          </table:table-cell>
          <table:table-cell office:value-type="float" office:value="34.3">
            <text:p>34.3</text:p>
          </table:table-cell>
          <table:table-cell office:value-type="float" office:value="46">
            <text:p>46</text:p>
          </table:table-cell>
          <table:table-cell office:value-type="float" office:value="57.48">
            <text:p>57.48</text:p>
          </table:table-cell>
          <table:table-cell office:value-type="float" office:value="69.21">
            <text:p>69.21</text:p>
          </table:table-cell>
          <table:table-cell office:value-type="float" office:value="80.92">
            <text:p>80.92</text:p>
          </table:table-cell>
          <table:table-cell office:value-type="float" office:value="92.14">
            <text:p>92.14</text:p>
          </table:table-cell>
          <table:table-cell office:value-type="string">
            <text:p>8.0E7</text:p>
          </table:table-cell>
          <table:table-cell/>
          <table:table-cell office:value-type="string">
            <text:p>BTree-Seq-CompressGzip-25000-avg</text:p>
          </table:table-cell>
          <table:table-cell office:value-type="float" office:value="0.45">
            <text:p>0.45</text:p>
          </table:table-cell>
          <table:table-cell office:value-type="float" office:value="0.91">
            <text:p>0.91</text:p>
          </table:table-cell>
          <table:table-cell office:value-type="float" office:value="1.35">
            <text:p>1.35</text:p>
          </table:table-cell>
          <table:table-cell office:value-type="float" office:value="1.8">
            <text:p>1.8</text:p>
          </table:table-cell>
          <table:table-cell office:value-type="float" office:value="2.24">
            <text:p>2.24</text:p>
          </table:table-cell>
          <table:table-cell office:value-type="float" office:value="2.6">
            <text:p>2.6</text:p>
          </table:table-cell>
          <table:table-cell office:value-type="float" office:value="2.94">
            <text:p>2.94</text:p>
          </table:table-cell>
          <table:table-cell office:value-type="float" office:value="3.28">
            <text:p>3.28</text:p>
          </table:table-cell>
        </table:table-row>
        <table:table-row table:style-name="ro2">
          <table:table-cell office:value-type="string">
            <text:p>None-15000</text:p>
          </table:table-cell>
          <table:table-cell office:value-type="float" office:value="0.09">
            <text:p>0.09</text:p>
          </table:table-cell>
          <table:table-cell office:value-type="float" office:value="0.18">
            <text:p>0.18</text:p>
          </table:table-cell>
          <table:table-cell office:value-type="float" office:value="0.32">
            <text:p>0.32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0.75">
            <text:p>0.75</text:p>
          </table:table-cell>
          <table:table-cell office:value-type="float" office:value="0.89">
            <text:p>0.89</text:p>
          </table:table-cell>
          <table:table-cell office:value-type="float" office:value="1.04">
            <text:p>1.04</text:p>
          </table:table-cell>
          <table:table-cell/>
          <table:table-cell office:value-type="string">
            <text:p>BTree-Seq-CompressNone-ArrayList-15000-avg</text:p>
          </table:table-cell>
          <table:table-cell office:value-type="float" office:value="15.08">
            <text:p>15.08</text:p>
          </table:table-cell>
          <table:table-cell office:value-type="float" office:value="191.09">
            <text:p>191.09</text:p>
          </table:table-cell>
          <table:table-cell office:value-type="float" office:value="0.08">
            <text:p>0.08</text:p>
          </table:table-cell>
          <table:table-cell office:value-type="float" office:value="134">
            <text:p>134</text:p>
          </table:table-cell>
          <table:table-cell office:value-type="float" office:value="0.28">
            <text:p>0.28</text:p>
          </table:table-cell>
          <table:table-cell office:value-type="float" office:value="0.06">
            <text:p>0.06</text:p>
          </table:table-cell>
          <table:table-cell/>
          <table:table-cell office:value-type="string">
            <text:p>None</text:p>
          </table:table-cell>
          <table:table-cell office:value-type="float" office:value="0.19">
            <text:p>0.19</text:p>
          </table:table-cell>
          <table:table-cell office:value-type="float" office:value="0.38">
            <text:p>0.38</text:p>
          </table:table-cell>
          <table:table-cell office:value-type="float" office:value="0.57">
            <text:p>0.57</text:p>
          </table:table-cell>
          <table:table-cell office:value-type="float" office:value="0.76">
            <text:p>0.76</text:p>
          </table:table-cell>
          <table:table-cell office:value-type="float" office:value="0.96">
            <text:p>0.96</text:p>
          </table:table-cell>
          <table:table-cell office:value-type="float" office:value="1.2">
            <text:p>1.2</text:p>
          </table:table-cell>
          <table:table-cell office:value-type="float" office:value="1.38">
            <text:p>1.38</text:p>
          </table:table-cell>
          <table:table-cell office:value-type="float" office:value="1.56">
            <text:p>1.56</text:p>
          </table:table-cell>
          <table:table-cell/>
          <table:table-cell office:value-type="string">
            <text:p>None</text:p>
          </table:table-cell>
          <table:table-cell office:value-type="float" office:value="3.36">
            <text:p>3.36</text:p>
          </table:table-cell>
          <table:table-cell office:value-type="float" office:value="6.94">
            <text:p>6.94</text:p>
          </table:table-cell>
          <table:table-cell office:value-type="float" office:value="10.5">
            <text:p>10.5</text:p>
          </table:table-cell>
          <table:table-cell office:value-type="float" office:value="14.02">
            <text:p>14.02</text:p>
          </table:table-cell>
          <table:table-cell office:value-type="float" office:value="17.46">
            <text:p>17.46</text:p>
          </table:table-cell>
          <table:table-cell office:value-type="float" office:value="21.18">
            <text:p>21.18</text:p>
          </table:table-cell>
          <table:table-cell office:value-type="float" office:value="24.92">
            <text:p>24.92</text:p>
          </table:table-cell>
          <table:table-cell office:value-type="float" office:value="28.09">
            <text:p>28.09</text:p>
          </table:table-cell>
          <table:table-cell office:value-type="string">
            <text:p>8.0E7</text:p>
          </table:table-cell>
          <table:table-cell/>
          <table:table-cell office:value-type="string">
            <text:p>None</text:p>
          </table:table-cell>
          <table:table-cell office:value-type="float" office:value="0.22">
            <text:p>0.22</text:p>
          </table:table-cell>
          <table:table-cell office:value-type="float" office:value="0.44">
            <text:p>0.44</text:p>
          </table:table-cell>
          <table:table-cell office:value-type="float" office:value="0.66">
            <text:p>0.66</text:p>
          </table:table-cell>
          <table:table-cell office:value-type="float" office:value="0.88">
            <text:p>0.88</text:p>
          </table:table-cell>
          <table:table-cell office:value-type="float" office:value="1.1">
            <text:p>1.1</text:p>
          </table:table-cell>
          <table:table-cell office:value-type="float" office:value="1.3">
            <text:p>1.3</text:p>
          </table:table-cell>
          <table:table-cell office:value-type="float" office:value="1.49">
            <text:p>1.49</text:p>
          </table:table-cell>
          <table:table-cell office:value-type="float" office:value="1.69">
            <text:p>1.69</text:p>
          </table:table-cell>
        </table:table-row>
        <table:table-row table:style-name="ro3">
          <table:table-cell office:value-type="string">
            <text:p>BTree-Seq-CompressNone-25000-avg</text:p>
          </table:table-cell>
          <table:table-cell office:value-type="float" office:value="0.09">
            <text:p>0.09</text:p>
          </table:table-cell>
          <table:table-cell office:value-type="float" office:value="0.18">
            <text:p>0.18</text:p>
          </table:table-cell>
          <table:table-cell office:value-type="float" office:value="0.31">
            <text:p>0.31</text:p>
          </table:table-cell>
          <table:table-cell office:value-type="float" office:value="0.46">
            <text:p>0.46</text:p>
          </table:table-cell>
          <table:table-cell office:value-type="float" office:value="0.61">
            <text:p>0.61</text:p>
          </table:table-cell>
          <table:table-cell office:value-type="float" office:value="0.75">
            <text:p>0.75</text:p>
          </table:table-cell>
          <table:table-cell office:value-type="float" office:value="0.9">
            <text:p>0.9</text:p>
          </table:table-cell>
          <table:table-cell office:value-type="float" office:value="1.04">
            <text:p>1.04</text:p>
          </table:table-cell>
          <table:table-cell/>
          <table:table-cell office:value-type="string">
            <text:p>BTree-Seq-CompressNone-25000-avg</text:p>
          </table:table-cell>
          <table:table-cell office:value-type="float" office:value="15.05">
            <text:p>15.05</text:p>
          </table:table-cell>
          <table:table-cell office:value-type="float" office:value="189.63">
            <text:p>189.63</text:p>
          </table:table-cell>
          <table:table-cell office:value-type="float" office:value="0.08">
            <text:p>0.08</text:p>
          </table:table-cell>
          <table:table-cell office:value-type="float" office:value="80">
            <text:p>80</text:p>
          </table:table-cell>
          <table:table-cell office:value-type="float" office:value="0.28">
            <text:p>0.28</text:p>
          </table:table-cell>
          <table:table-cell office:value-type="float" office:value="0.04">
            <text:p>0.04</text:p>
          </table:table-cell>
          <table:table-cell/>
          <table:table-cell office:value-type="string">
            <text:p>BTree-Seq-CompressNone-25000-avg</text:p>
          </table:table-cell>
          <table:table-cell office:value-type="float" office:value="0.2">
            <text:p>0.2</text:p>
          </table:table-cell>
          <table:table-cell office:value-type="float" office:value="0.39">
            <text:p>0.39</text:p>
          </table:table-cell>
          <table:table-cell office:value-type="float" office:value="0.57">
            <text:p>0.57</text:p>
          </table:table-cell>
          <table:table-cell office:value-type="float" office:value="0.76">
            <text:p>0.76</text:p>
          </table:table-cell>
          <table:table-cell office:value-type="float" office:value="0.94">
            <text:p>0.94</text:p>
          </table:table-cell>
          <table:table-cell office:value-type="float" office:value="1.18">
            <text:p>1.18</text:p>
          </table:table-cell>
          <table:table-cell office:value-type="float" office:value="1.36">
            <text:p>1.36</text:p>
          </table:table-cell>
          <table:table-cell office:value-type="float" office:value="1.54">
            <text:p>1.54</text:p>
          </table:table-cell>
          <table:table-cell/>
          <table:table-cell office:value-type="string">
            <text:p>BTree-Seq-CompressNone-25000-avg</text:p>
          </table:table-cell>
          <table:table-cell office:value-type="float" office:value="3.32">
            <text:p>3.32</text:p>
          </table:table-cell>
          <table:table-cell office:value-type="float" office:value="6.99">
            <text:p>6.99</text:p>
          </table:table-cell>
          <table:table-cell office:value-type="float" office:value="10.68">
            <text:p>10.68</text:p>
          </table:table-cell>
          <table:table-cell office:value-type="float" office:value="14.28">
            <text:p>14.28</text:p>
          </table:table-cell>
          <table:table-cell office:value-type="float" office:value="17.78">
            <text:p>17.78</text:p>
          </table:table-cell>
          <table:table-cell office:value-type="float" office:value="21.49">
            <text:p>21.49</text:p>
          </table:table-cell>
          <table:table-cell office:value-type="float" office:value="25.31">
            <text:p>25.31</text:p>
          </table:table-cell>
          <table:table-cell office:value-type="float" office:value="28.52">
            <text:p>28.52</text:p>
          </table:table-cell>
          <table:table-cell office:value-type="string">
            <text:p>8.0E7</text:p>
          </table:table-cell>
          <table:table-cell/>
          <table:table-cell office:value-type="string">
            <text:p>BTree-Seq-CompressNone-25000-avg</text:p>
          </table:table-cell>
          <table:table-cell office:value-type="float" office:value="0.3">
            <text:p>0.3</text:p>
          </table:table-cell>
          <table:table-cell office:value-type="float" office:value="0.6">
            <text:p>0.6</text:p>
          </table:table-cell>
          <table:table-cell office:value-type="float" office:value="0.9">
            <text:p>0.9</text:p>
          </table:table-cell>
          <table:table-cell office:value-type="float" office:value="1.19">
            <text:p>1.19</text:p>
          </table:table-cell>
          <table:table-cell office:value-type="float" office:value="1.48">
            <text:p>1.48</text:p>
          </table:table-cell>
          <table:table-cell office:value-type="float" office:value="1.76">
            <text:p>1.76</text:p>
          </table:table-cell>
          <table:table-cell office:value-type="float" office:value="2.03">
            <text:p>2.03</text:p>
          </table:table-cell>
          <table:table-cell office:value-type="float" office:value="2.31">
            <text:p>2.31</text:p>
          </table:table-cell>
        </table:table-row>
        <table:table-row table:style-name="ro3">
          <table:table-cell office:value-type="string">
            <text:p>BTree-Word-CompressSnappy-ArrayList-100-avg</text:p>
          </table:table-cell>
          <table:table-cell office:value-type="float" office:value="0.13">
            <text:p>0.13</text:p>
          </table:table-cell>
          <table:table-cell office:value-type="float" office:value="0.25">
            <text:p>0.25</text:p>
          </table:table-cell>
          <table:table-cell office:value-type="float" office:value="1.02">
            <text:p>1.02</text:p>
          </table:table-cell>
          <table:table-cell office:value-type="float" office:value="2.08">
            <text:p>2.08</text:p>
          </table:table-cell>
          <table:table-cell office:value-type="float" office:value="3.9">
            <text:p>3.9</text:p>
          </table:table-cell>
          <table:table-cell office:value-type="float" office:value="6.13">
            <text:p>6.13</text:p>
          </table:table-cell>
          <table:table-cell office:value-type="float" office:value="8.1">
            <text:p>8.1</text:p>
          </table:table-cell>
          <table:table-cell office:value-type="float" office:value="9.32">
            <text:p>9.32</text:p>
          </table:table-cell>
          <table:table-cell/>
          <table:table-cell office:value-type="string">
            <text:p>BTree-Word-CompressSnappy-ArrayList-100-avg</text:p>
          </table:table-cell>
          <table:table-cell office:value-type="float" office:value="14.38">
            <text:p>14.38</text:p>
          </table:table-cell>
          <table:table-cell office:value-type="float" office:value="136.51">
            <text:p>136.51</text:p>
          </table:table-cell>
          <table:table-cell office:value-type="float" office:value="0.11">
            <text:p>0.11</text:p>
          </table:table-cell>
          <table:table-cell office:value-type="float" office:value="17127">
            <text:p>17127</text:p>
          </table:table-cell>
          <table:table-cell office:value-type="float" office:value="0.17">
            <text:p>0.17</text:p>
          </table:table-cell>
          <table:table-cell office:value-type="float" office:value="0.83">
            <text:p>0.83</text:p>
          </table:table-cell>
          <table:table-cell/>
          <table:table-cell office:value-type="string">
            <text:p>BTree-Word-CompressSnappy-ArrayList-100-avg</text:p>
          </table:table-cell>
          <table:table-cell office:value-type="float" office:value="1.05">
            <text:p>1.05</text:p>
          </table:table-cell>
          <table:table-cell office:value-type="float" office:value="1.49">
            <text:p>1.49</text:p>
          </table:table-cell>
          <table:table-cell office:value-type="float" office:value="1.91">
            <text:p>1.91</text:p>
          </table:table-cell>
          <table:table-cell office:value-type="float" office:value="2.28">
            <text:p>2.28</text:p>
          </table:table-cell>
          <table:table-cell office:value-type="float" office:value="2.69">
            <text:p>2.69</text:p>
          </table:table-cell>
          <table:table-cell office:value-type="float" office:value="3.12">
            <text:p>3.12</text:p>
          </table:table-cell>
          <table:table-cell office:value-type="float" office:value="3.47">
            <text:p>3.47</text:p>
          </table:table-cell>
          <table:table-cell office:value-type="float" office:value="3.82">
            <text:p>3.82</text:p>
          </table:table-cell>
          <table:table-cell/>
          <table:table-cell office:value-type="string">
            <text:p>BTree-Word-CompressSnappy-ArrayList-100-avg</text:p>
          </table:table-cell>
          <table:table-cell office:value-type="float" office:value="2.01">
            <text:p>2.01</text:p>
          </table:table-cell>
          <table:table-cell office:value-type="float" office:value="3.62">
            <text:p>3.62</text:p>
          </table:table-cell>
          <table:table-cell office:value-type="float" office:value="5.38">
            <text:p>5.38</text:p>
          </table:table-cell>
          <table:table-cell office:value-type="float" office:value="7.02">
            <text:p>7.02</text:p>
          </table:table-cell>
          <table:table-cell office:value-type="float" office:value="8.56">
            <text:p>8.56</text:p>
          </table:table-cell>
          <table:table-cell office:value-type="float" office:value="10.64">
            <text:p>10.64</text:p>
          </table:table-cell>
          <table:table-cell office:value-type="float" office:value="12.22">
            <text:p>12.22</text:p>
          </table:table-cell>
          <table:table-cell office:value-type="float" office:value="13.81">
            <text:p>13.81</text:p>
          </table:table-cell>
          <table:table-cell office:value-type="string">
            <text:p>1.60779811E8</text:p>
          </table:table-cell>
          <table:table-cell/>
          <table:table-cell office:value-type="string">
            <text:p>BTree-Word-CompressSnappy-ArrayList-100-avg</text:p>
          </table:table-cell>
          <table:table-cell office:value-type="float" office:value="0.54">
            <text:p>0.54</text:p>
          </table:table-cell>
          <table:table-cell office:value-type="float" office:value="0.89">
            <text:p>0.89</text:p>
          </table:table-cell>
          <table:table-cell office:value-type="float" office:value="1.28">
            <text:p>1.28</text:p>
          </table:table-cell>
          <table:table-cell office:value-type="float" office:value="1.77">
            <text:p>1.77</text:p>
          </table:table-cell>
          <table:table-cell office:value-type="float" office:value="2.17">
            <text:p>2.17</text:p>
          </table:table-cell>
          <table:table-cell office:value-type="float" office:value="2.66">
            <text:p>2.66</text:p>
          </table:table-cell>
          <table:table-cell office:value-type="float" office:value="3.16">
            <text:p>3.16</text:p>
          </table:table-cell>
          <table:table-cell office:value-type="float" office:value="3.7">
            <text:p>3.7</text:p>
          </table:table-cell>
        </table:table-row>
        <table:table-row table:style-name="ro3">
          <table:table-cell office:value-type="string">
            <text:p>BTree-Word-CompressSnappy-200-avg</text:p>
          </table:table-cell>
          <table:table-cell office:value-type="float" office:value="0.09">
            <text:p>0.09</text:p>
          </table:table-cell>
          <table:table-cell office:value-type="float" office:value="0.19">
            <text:p>0.19</text:p>
          </table:table-cell>
          <table:table-cell office:value-type="float" office:value="0.58">
            <text:p>0.58</text:p>
          </table:table-cell>
          <table:table-cell office:value-type="float" office:value="1.16">
            <text:p>1.16</text:p>
          </table:table-cell>
          <table:table-cell office:value-type="float" office:value="2.29">
            <text:p>2.29</text:p>
          </table:table-cell>
          <table:table-cell office:value-type="float" office:value="3.69">
            <text:p>3.69</text:p>
          </table:table-cell>
          <table:table-cell office:value-type="float" office:value="4.74">
            <text:p>4.74</text:p>
          </table:table-cell>
          <table:table-cell office:value-type="float" office:value="5.48">
            <text:p>5.48</text:p>
          </table:table-cell>
          <table:table-cell/>
          <table:table-cell office:value-type="string">
            <text:p>BTree-Word-CompressSnappy-200-avg</text:p>
          </table:table-cell>
          <table:table-cell office:value-type="float" office:value="10.23">
            <text:p>10.23</text:p>
          </table:table-cell>
          <table:table-cell office:value-type="float" office:value="127.05">
            <text:p>127.05</text:p>
          </table:table-cell>
          <table:table-cell office:value-type="float" office:value="0.08">
            <text:p>0.08</text:p>
          </table:table-cell>
          <table:table-cell office:value-type="float" office:value="8310">
            <text:p>8310</text:p>
          </table:table-cell>
          <table:table-cell office:value-type="float" office:value="0.23">
            <text:p>0.23</text:p>
          </table:table-cell>
          <table:table-cell office:value-type="float" office:value="0.73">
            <text:p>0.73</text:p>
          </table:table-cell>
          <table:table-cell/>
          <table:table-cell office:value-type="string">
            <text:p>BTree-Word-CompressSnappy-200-avg</text:p>
          </table:table-cell>
          <table:table-cell office:value-type="float" office:value="0.9">
            <text:p>0.9</text:p>
          </table:table-cell>
          <table:table-cell office:value-type="float" office:value="1.33">
            <text:p>1.33</text:p>
          </table:table-cell>
          <table:table-cell office:value-type="float" office:value="1.77">
            <text:p>1.77</text:p>
          </table:table-cell>
          <table:table-cell office:value-type="float" office:value="2.19">
            <text:p>2.19</text:p>
          </table:table-cell>
          <table:table-cell office:value-type="float" office:value="2.68">
            <text:p>2.68</text:p>
          </table:table-cell>
          <table:table-cell office:value-type="float" office:value="3.14">
            <text:p>3.14</text:p>
          </table:table-cell>
          <table:table-cell office:value-type="float" office:value="3.55">
            <text:p>3.55</text:p>
          </table:table-cell>
          <table:table-cell office:value-type="float" office:value="3.94">
            <text:p>3.94</text:p>
          </table:table-cell>
          <table:table-cell/>
          <table:table-cell office:value-type="string">
            <text:p>BTree-Word-CompressSnappy-200-avg</text:p>
          </table:table-cell>
          <table:table-cell office:value-type="float" office:value="2.14">
            <text:p>2.14</text:p>
          </table:table-cell>
          <table:table-cell office:value-type="float" office:value="3.93">
            <text:p>3.93</text:p>
          </table:table-cell>
          <table:table-cell office:value-type="float" office:value="5.78">
            <text:p>5.78</text:p>
          </table:table-cell>
          <table:table-cell office:value-type="float" office:value="7.67">
            <text:p>7.67</text:p>
          </table:table-cell>
          <table:table-cell office:value-type="float" office:value="9.65">
            <text:p>9.65</text:p>
          </table:table-cell>
          <table:table-cell office:value-type="float" office:value="11.97">
            <text:p>11.97</text:p>
          </table:table-cell>
          <table:table-cell office:value-type="float" office:value="13.78">
            <text:p>13.78</text:p>
          </table:table-cell>
          <table:table-cell office:value-type="float" office:value="15.64">
            <text:p>15.64</text:p>
          </table:table-cell>
          <table:table-cell office:value-type="string">
            <text:p>1.60779811E8</text:p>
          </table:table-cell>
          <table:table-cell/>
          <table:table-cell office:value-type="string">
            <text:p>BTree-Word-CompressSnappy-200-avg</text:p>
          </table:table-cell>
          <table:table-cell office:value-type="float" office:value="0.2">
            <text:p>0.2</text:p>
          </table:table-cell>
          <table:table-cell office:value-type="float" office:value="0.41">
            <text:p>0.41</text:p>
          </table:table-cell>
          <table:table-cell office:value-type="float" office:value="0.63">
            <text:p>0.63</text:p>
          </table:table-cell>
          <table:table-cell office:value-type="float" office:value="0.84">
            <text:p>0.84</text:p>
          </table:table-cell>
          <table:table-cell office:value-type="float" office:value="1.06">
            <text:p>1.06</text:p>
          </table:table-cell>
          <table:table-cell office:value-type="float" office:value="1.33">
            <text:p>1.33</text:p>
          </table:table-cell>
          <table:table-cell office:value-type="float" office:value="1.63">
            <text:p>1.63</text:p>
          </table:table-cell>
          <table:table-cell office:value-type="float" office:value="1.96">
            <text:p>1.96</text:p>
          </table:table-cell>
        </table:table-row>
        <table:table-row table:style-name="ro3">
          <table:table-cell office:value-type="string">
            <text:p>BTree-Word-CompressGzip-ArrayList-100-avg</text:p>
          </table:table-cell>
          <table:table-cell office:value-type="float" office:value="0.11">
            <text:p>0.11</text:p>
          </table:table-cell>
          <table:table-cell office:value-type="float" office:value="0.23">
            <text:p>0.23</text:p>
          </table:table-cell>
          <table:table-cell office:value-type="float" office:value="0.99">
            <text:p>0.99</text:p>
          </table:table-cell>
          <table:table-cell office:value-type="float" office:value="2.29">
            <text:p>2.29</text:p>
          </table:table-cell>
          <table:table-cell office:value-type="float" office:value="4.48">
            <text:p>4.48</text:p>
          </table:table-cell>
          <table:table-cell office:value-type="float" office:value="7.25">
            <text:p>7.25</text:p>
          </table:table-cell>
          <table:table-cell office:value-type="float" office:value="9.88">
            <text:p>9.88</text:p>
          </table:table-cell>
          <table:table-cell office:value-type="float" office:value="11.64">
            <text:p>11.64</text:p>
          </table:table-cell>
          <table:table-cell/>
          <table:table-cell office:value-type="string">
            <text:p>BTree-Word-CompressGzip-ArrayList-100-avg</text:p>
          </table:table-cell>
          <table:table-cell office:value-type="float" office:value="10.67">
            <text:p>10.67</text:p>
          </table:table-cell>
          <table:table-cell office:value-type="float" office:value="136.41">
            <text:p>136.41</text:p>
          </table:table-cell>
          <table:table-cell office:value-type="float" office:value="0.08">
            <text:p>0.08</text:p>
          </table:table-cell>
          <table:table-cell office:value-type="float" office:value="17127">
            <text:p>17127</text:p>
          </table:table-cell>
          <table:table-cell office:value-type="float" office:value="0.31">
            <text:p>0.31</text:p>
          </table:table-cell>
          <table:table-cell office:value-type="float" office:value="0.61">
            <text:p>0.61</text:p>
          </table:table-cell>
          <table:table-cell/>
          <table:table-cell office:value-type="string">
            <text:p>BTree-Word-CompressGzip-ArrayList-100-avg</text:p>
          </table:table-cell>
          <table:table-cell office:value-type="float" office:value="1.64">
            <text:p>1.64</text:p>
          </table:table-cell>
          <table:table-cell office:value-type="float" office:value="2.18">
            <text:p>2.18</text:p>
          </table:table-cell>
          <table:table-cell office:value-type="float" office:value="2.66">
            <text:p>2.66</text:p>
          </table:table-cell>
          <table:table-cell office:value-type="float" office:value="3.08">
            <text:p>3.08</text:p>
          </table:table-cell>
          <table:table-cell office:value-type="float" office:value="3.58">
            <text:p>3.58</text:p>
          </table:table-cell>
          <table:table-cell office:value-type="float" office:value="4.02">
            <text:p>4.02</text:p>
          </table:table-cell>
          <table:table-cell office:value-type="float" office:value="4.43">
            <text:p>4.43</text:p>
          </table:table-cell>
          <table:table-cell office:value-type="float" office:value="4.81">
            <text:p>4.81</text:p>
          </table:table-cell>
          <table:table-cell/>
          <table:table-cell office:value-type="string">
            <text:p>BTree-Word-CompressGzip-ArrayList-100-avg</text:p>
          </table:table-cell>
          <table:table-cell office:value-type="float" office:value="2.95">
            <text:p>2.95</text:p>
          </table:table-cell>
          <table:table-cell office:value-type="float" office:value="5.07">
            <text:p>5.07</text:p>
          </table:table-cell>
          <table:table-cell office:value-type="float" office:value="7.47">
            <text:p>7.47</text:p>
          </table:table-cell>
          <table:table-cell office:value-type="float" office:value="9.77">
            <text:p>9.77</text:p>
          </table:table-cell>
          <table:table-cell office:value-type="float" office:value="11.98">
            <text:p>11.98</text:p>
          </table:table-cell>
          <table:table-cell office:value-type="float" office:value="14.97">
            <text:p>14.97</text:p>
          </table:table-cell>
          <table:table-cell office:value-type="float" office:value="17.09">
            <text:p>17.09</text:p>
          </table:table-cell>
          <table:table-cell office:value-type="float" office:value="19.27">
            <text:p>19.27</text:p>
          </table:table-cell>
          <table:table-cell office:value-type="string">
            <text:p>1.60779811E8</text:p>
          </table:table-cell>
          <table:table-cell/>
          <table:table-cell office:value-type="string">
            <text:p>BTree-Word-CompressGzip-ArrayList-100-avg</text:p>
          </table:table-cell>
          <table:table-cell office:value-type="float" office:value="0.53">
            <text:p>0.53</text:p>
          </table:table-cell>
          <table:table-cell office:value-type="float" office:value="0.97">
            <text:p>0.97</text:p>
          </table:table-cell>
          <table:table-cell office:value-type="float" office:value="1.47">
            <text:p>1.47</text:p>
          </table:table-cell>
          <table:table-cell office:value-type="float" office:value="1.95">
            <text:p>1.95</text:p>
          </table:table-cell>
          <table:table-cell office:value-type="float" office:value="2.58">
            <text:p>2.58</text:p>
          </table:table-cell>
          <table:table-cell office:value-type="float" office:value="3.23">
            <text:p>3.23</text:p>
          </table:table-cell>
          <table:table-cell office:value-type="float" office:value="3.79">
            <text:p>3.79</text:p>
          </table:table-cell>
          <table:table-cell office:value-type="float" office:value="4.59">
            <text:p>4.59</text:p>
          </table:table-cell>
        </table:table-row>
        <table:table-row table:style-name="ro3">
          <table:table-cell office:value-type="string">
            <text:p>BTree-Word-CompressGzip-200-avg</text:p>
          </table:table-cell>
          <table:table-cell office:value-type="float" office:value="0.09">
            <text:p>0.09</text:p>
          </table:table-cell>
          <table:table-cell office:value-type="float" office:value="0.19">
            <text:p>0.19</text:p>
          </table:table-cell>
          <table:table-cell office:value-type="float" office:value="0.65">
            <text:p>0.65</text:p>
          </table:table-cell>
          <table:table-cell office:value-type="float" office:value="1.46">
            <text:p>1.46</text:p>
          </table:table-cell>
          <table:table-cell office:value-type="float" office:value="2.98">
            <text:p>2.98</text:p>
          </table:table-cell>
          <table:table-cell office:value-type="float" office:value="5.24">
            <text:p>5.24</text:p>
          </table:table-cell>
          <table:table-cell office:value-type="float" office:value="6.94">
            <text:p>6.94</text:p>
          </table:table-cell>
          <table:table-cell office:value-type="float" office:value="7.91">
            <text:p>7.91</text:p>
          </table:table-cell>
          <table:table-cell/>
          <table:table-cell office:value-type="string">
            <text:p>BTree-Word-CompressGzip-200-avg</text:p>
          </table:table-cell>
          <table:table-cell office:value-type="float" office:value="7.17">
            <text:p>7.17</text:p>
          </table:table-cell>
          <table:table-cell office:value-type="float" office:value="126.93">
            <text:p>126.93</text:p>
          </table:table-cell>
          <table:table-cell office:value-type="float" office:value="0.06">
            <text:p>0.06</text:p>
          </table:table-cell>
          <table:table-cell office:value-type="float" office:value="8310">
            <text:p>8310</text:p>
          </table:table-cell>
          <table:table-cell office:value-type="float" office:value="0.38">
            <text:p>0.38</text:p>
          </table:table-cell>
          <table:table-cell office:value-type="float" office:value="0.49">
            <text:p>0.49</text:p>
          </table:table-cell>
          <table:table-cell/>
          <table:table-cell office:value-type="string">
            <text:p>BTree-Word-CompressGzip-200-avg</text:p>
          </table:table-cell>
          <table:table-cell office:value-type="float" office:value="1.56">
            <text:p>1.56</text:p>
          </table:table-cell>
          <table:table-cell office:value-type="float" office:value="2.11">
            <text:p>2.11</text:p>
          </table:table-cell>
          <table:table-cell office:value-type="float" office:value="2.66">
            <text:p>2.66</text:p>
          </table:table-cell>
          <table:table-cell office:value-type="float" office:value="3.18">
            <text:p>3.18</text:p>
          </table:table-cell>
          <table:table-cell office:value-type="float" office:value="3.88">
            <text:p>3.88</text:p>
          </table:table-cell>
          <table:table-cell office:value-type="float" office:value="4.5">
            <text:p>4.5</text:p>
          </table:table-cell>
          <table:table-cell office:value-type="float" office:value="5.04">
            <text:p>5.04</text:p>
          </table:table-cell>
          <table:table-cell office:value-type="float" office:value="5.55">
            <text:p>5.55</text:p>
          </table:table-cell>
          <table:table-cell/>
          <table:table-cell office:value-type="string">
            <text:p>BTree-Word-CompressGzip-200-avg</text:p>
          </table:table-cell>
          <table:table-cell office:value-type="float" office:value="3.57">
            <text:p>3.57</text:p>
          </table:table-cell>
          <table:table-cell office:value-type="float" office:value="6.28">
            <text:p>6.28</text:p>
          </table:table-cell>
          <table:table-cell office:value-type="float" office:value="9.25">
            <text:p>9.25</text:p>
          </table:table-cell>
          <table:table-cell office:value-type="float" office:value="12.25">
            <text:p>12.25</text:p>
          </table:table-cell>
          <table:table-cell office:value-type="float" office:value="15.36">
            <text:p>15.36</text:p>
          </table:table-cell>
          <table:table-cell office:value-type="float" office:value="19.21">
            <text:p>19.21</text:p>
          </table:table-cell>
          <table:table-cell office:value-type="float" office:value="22.18">
            <text:p>22.18</text:p>
          </table:table-cell>
          <table:table-cell office:value-type="float" office:value="24.94">
            <text:p>24.94</text:p>
          </table:table-cell>
          <table:table-cell office:value-type="string">
            <text:p>1.60779811E8</text:p>
          </table:table-cell>
          <table:table-cell/>
          <table:table-cell office:value-type="string">
            <text:p>BTree-Word-CompressGzip-200-avg</text:p>
          </table:table-cell>
          <table:table-cell office:value-type="float" office:value="0.27">
            <text:p>0.27</text:p>
          </table:table-cell>
          <table:table-cell office:value-type="float" office:value="0.55">
            <text:p>0.55</text:p>
          </table:table-cell>
          <table:table-cell office:value-type="float" office:value="0.85">
            <text:p>0.85</text:p>
          </table:table-cell>
          <table:table-cell office:value-type="float" office:value="1.15">
            <text:p>1.15</text:p>
          </table:table-cell>
          <table:table-cell office:value-type="float" office:value="1.45">
            <text:p>1.45</text:p>
          </table:table-cell>
          <table:table-cell office:value-type="float" office:value="1.76">
            <text:p>1.76</text:p>
          </table:table-cell>
          <table:table-cell office:value-type="float" office:value="2.04">
            <text:p>2.04</text:p>
          </table:table-cell>
          <table:table-cell office:value-type="float" office:value="2.51">
            <text:p>2.51</text:p>
          </table:table-cell>
        </table:table-row>
        <table:table-row table:style-name="ro3">
          <table:table-cell office:value-type="string">
            <text:p>BTree-Word-CompressNone-ArrayList-100-avg</text:p>
          </table:table-cell>
          <table:table-cell office:value-type="float" office:value="0.12">
            <text:p>0.12</text:p>
          </table:table-cell>
          <table:table-cell office:value-type="float" office:value="0.24">
            <text:p>0.24</text:p>
          </table:table-cell>
          <table:table-cell office:value-type="float" office:value="0.84">
            <text:p>0.84</text:p>
          </table:table-cell>
          <table:table-cell office:value-type="float" office:value="1.89">
            <text:p>1.89</text:p>
          </table:table-cell>
          <table:table-cell office:value-type="float" office:value="3.28">
            <text:p>3.28</text:p>
          </table:table-cell>
          <table:table-cell office:value-type="float" office:value="5.68">
            <text:p>5.68</text:p>
          </table:table-cell>
          <table:table-cell office:value-type="float" office:value="7.49">
            <text:p>7.49</text:p>
          </table:table-cell>
          <table:table-cell office:value-type="float" office:value="8.57">
            <text:p>8.57</text:p>
          </table:table-cell>
          <table:table-cell/>
          <table:table-cell office:value-type="string">
            <text:p>BTree-Word-CompressNone-ArrayList-100-avg</text:p>
          </table:table-cell>
          <table:table-cell office:value-type="float" office:value="22.77">
            <text:p>22.77</text:p>
          </table:table-cell>
          <table:table-cell office:value-type="float" office:value="138.76">
            <text:p>138.76</text:p>
          </table:table-cell>
          <table:table-cell office:value-type="float" office:value="0.16">
            <text:p>0.16</text:p>
          </table:table-cell>
          <table:table-cell office:value-type="float" office:value="17127">
            <text:p>17127</text:p>
          </table:table-cell>
          <table:table-cell office:value-type="float" office:value="0.08">
            <text:p>0.08</text:p>
          </table:table-cell>
          <table:table-cell office:value-type="float" office:value="0.95">
            <text:p>0.95</text:p>
          </table:table-cell>
          <table:table-cell/>
          <table:table-cell office:value-type="string">
            <text:p>BTree-Word-CompressNone-ArrayList-100-avg</text:p>
          </table:table-cell>
          <table:table-cell office:value-type="float" office:value="0.96">
            <text:p>0.96</text:p>
          </table:table-cell>
          <table:table-cell office:value-type="float" office:value="1.4">
            <text:p>1.4</text:p>
          </table:table-cell>
          <table:table-cell office:value-type="float" office:value="1.79">
            <text:p>1.79</text:p>
          </table:table-cell>
          <table:table-cell office:value-type="float" office:value="2.17">
            <text:p>2.17</text:p>
          </table:table-cell>
          <table:table-cell office:value-type="float" office:value="2.59">
            <text:p>2.59</text:p>
          </table:table-cell>
          <table:table-cell office:value-type="float" office:value="2.99">
            <text:p>2.99</text:p>
          </table:table-cell>
          <table:table-cell office:value-type="float" office:value="3.35">
            <text:p>3.35</text:p>
          </table:table-cell>
          <table:table-cell office:value-type="float" office:value="3.69">
            <text:p>3.69</text:p>
          </table:table-cell>
          <table:table-cell/>
          <table:table-cell office:value-type="string">
            <text:p>BTree-Word-CompressNone-ArrayList-100-avg</text:p>
          </table:table-cell>
          <table:table-cell office:value-type="float" office:value="1.87">
            <text:p>1.87</text:p>
          </table:table-cell>
          <table:table-cell office:value-type="float" office:value="3.34">
            <text:p>3.34</text:p>
          </table:table-cell>
          <table:table-cell office:value-type="float" office:value="4.95">
            <text:p>4.95</text:p>
          </table:table-cell>
          <table:table-cell office:value-type="float" office:value="6.39">
            <text:p>6.39</text:p>
          </table:table-cell>
          <table:table-cell office:value-type="float" office:value="7.81">
            <text:p>7.81</text:p>
          </table:table-cell>
          <table:table-cell office:value-type="float" office:value="9.7">
            <text:p>9.7</text:p>
          </table:table-cell>
          <table:table-cell office:value-type="float" office:value="11.09">
            <text:p>11.09</text:p>
          </table:table-cell>
          <table:table-cell office:value-type="float" office:value="12.53">
            <text:p>12.53</text:p>
          </table:table-cell>
          <table:table-cell office:value-type="string">
            <text:p>1.60779811E8</text:p>
          </table:table-cell>
          <table:table-cell/>
          <table:table-cell office:value-type="string">
            <text:p>BTree-Word-CompressNone-ArrayList-100-avg</text:p>
          </table:table-cell>
          <table:table-cell office:value-type="float" office:value="0.52">
            <text:p>0.52</text:p>
          </table:table-cell>
          <table:table-cell office:value-type="float" office:value="0.85">
            <text:p>0.85</text:p>
          </table:table-cell>
          <table:table-cell office:value-type="float" office:value="1.72">
            <text:p>1.72</text:p>
          </table:table-cell>
          <table:table-cell office:value-type="float" office:value="2.07">
            <text:p>2.07</text:p>
          </table:table-cell>
          <table:table-cell office:value-type="float" office:value="2.44">
            <text:p>2.44</text:p>
          </table:table-cell>
          <table:table-cell office:value-type="float" office:value="2.91">
            <text:p>2.91</text:p>
          </table:table-cell>
          <table:table-cell office:value-type="float" office:value="3.43">
            <text:p>3.43</text:p>
          </table:table-cell>
          <table:table-cell office:value-type="float" office:value="3.96">
            <text:p>3.96</text:p>
          </table:table-cell>
        </table:table-row>
        <table:table-row table:style-name="ro3">
          <table:table-cell office:value-type="string">
            <text:p>BTree-Word-CompressNone-200-avg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52">
            <text:p>0.52</text:p>
          </table:table-cell>
          <table:table-cell office:value-type="float" office:value="1.1">
            <text:p>1.1</text:p>
          </table:table-cell>
          <table:table-cell office:value-type="float" office:value="2.03">
            <text:p>2.03</text:p>
          </table:table-cell>
          <table:table-cell office:value-type="float" office:value="3.52">
            <text:p>3.52</text:p>
          </table:table-cell>
          <table:table-cell office:value-type="float" office:value="4.32">
            <text:p>4.32</text:p>
          </table:table-cell>
          <table:table-cell office:value-type="float" office:value="4.95">
            <text:p>4.95</text:p>
          </table:table-cell>
          <table:table-cell/>
          <table:table-cell office:value-type="string">
            <text:p>BTree-Word-CompressNone-200-avg</text:p>
          </table:table-cell>
          <table:table-cell office:value-type="float" office:value="17.59">
            <text:p>17.59</text:p>
          </table:table-cell>
          <table:table-cell office:value-type="float" office:value="129.83">
            <text:p>129.83</text:p>
          </table:table-cell>
          <table:table-cell office:value-type="float" office:value="0.14">
            <text:p>0.14</text:p>
          </table:table-cell>
          <table:table-cell office:value-type="float" office:value="8310">
            <text:p>8310</text:p>
          </table:table-cell>
          <table:table-cell office:value-type="float" office:value="0.12">
            <text:p>0.12</text:p>
          </table:table-cell>
          <table:table-cell office:value-type="float" office:value="0.79">
            <text:p>0.79</text:p>
          </table:table-cell>
          <table:table-cell/>
          <table:table-cell office:value-type="string">
            <text:p>BTree-Word-CompressNone-200-avg</text:p>
          </table:table-cell>
          <table:table-cell office:value-type="float" office:value="0.87">
            <text:p>0.87</text:p>
          </table:table-cell>
          <table:table-cell office:value-type="float" office:value="1.28">
            <text:p>1.28</text:p>
          </table:table-cell>
          <table:table-cell office:value-type="float" office:value="1.67">
            <text:p>1.67</text:p>
          </table:table-cell>
          <table:table-cell office:value-type="float" office:value="2.07">
            <text:p>2.07</text:p>
          </table:table-cell>
          <table:table-cell office:value-type="float" office:value="2.54">
            <text:p>2.54</text:p>
          </table:table-cell>
          <table:table-cell office:value-type="float" office:value="2.96">
            <text:p>2.96</text:p>
          </table:table-cell>
          <table:table-cell office:value-type="float" office:value="3.37">
            <text:p>3.37</text:p>
          </table:table-cell>
          <table:table-cell office:value-type="float" office:value="3.74">
            <text:p>3.74</text:p>
          </table:table-cell>
          <table:table-cell/>
          <table:table-cell office:value-type="string">
            <text:p>BTree-Word-CompressNone-200-avg</text:p>
          </table:table-cell>
          <table:table-cell office:value-type="float" office:value="1.84">
            <text:p>1.84</text:p>
          </table:table-cell>
          <table:table-cell office:value-type="float" office:value="3.49">
            <text:p>3.49</text:p>
          </table:table-cell>
          <table:table-cell office:value-type="float" office:value="5.17">
            <text:p>5.17</text:p>
          </table:table-cell>
          <table:table-cell office:value-type="float" office:value="6.75">
            <text:p>6.75</text:p>
          </table:table-cell>
          <table:table-cell office:value-type="float" office:value="8.58">
            <text:p>8.58</text:p>
          </table:table-cell>
          <table:table-cell office:value-type="float" office:value="10.46">
            <text:p>10.46</text:p>
          </table:table-cell>
          <table:table-cell office:value-type="float" office:value="12.27">
            <text:p>12.27</text:p>
          </table:table-cell>
          <table:table-cell office:value-type="float" office:value="13.83">
            <text:p>13.83</text:p>
          </table:table-cell>
          <table:table-cell office:value-type="string">
            <text:p>1.60779811E8</text:p>
          </table:table-cell>
          <table:table-cell/>
          <table:table-cell office:value-type="string">
            <text:p>BTree-Word-CompressNone-200-avg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0.59">
            <text:p>0.59</text:p>
          </table:table-cell>
          <table:table-cell office:value-type="float" office:value="0.8">
            <text:p>0.8</text:p>
          </table:table-cell>
          <table:table-cell office:value-type="float" office:value="1">
            <text:p>1</text:p>
          </table:table-cell>
          <table:table-cell office:value-type="float" office:value="1.33">
            <text:p>1.33</text:p>
          </table:table-cell>
          <table:table-cell office:value-type="float" office:value="1.61">
            <text:p>1.61</text:p>
          </table:table-cell>
          <table:table-cell office:value-type="float" office:value="1.89">
            <text:p>1.89</text:p>
          </table:table-cell>
        </table:table-row>
        <table:table-row table:style-name="ro2">
          <table:table-cell office:value-type="string">
            <text:p>Snappy-70</text:p>
          </table:table-cell>
          <table:table-cell office:value-type="float" office:value="0.22">
            <text:p>0.22</text:p>
          </table:table-cell>
          <table:table-cell office:value-type="float" office:value="0.5">
            <text:p>0.5</text:p>
          </table:table-cell>
          <table:table-cell office:value-type="float" office:value="0.81">
            <text:p>0.81</text:p>
          </table:table-cell>
          <table:table-cell office:value-type="float" office:value="1.13">
            <text:p>1.13</text:p>
          </table:table-cell>
          <table:table-cell office:value-type="float" office:value="8.41">
            <text:p>8.41</text:p>
          </table:table-cell>
          <table:table-cell office:value-type="float" office:value="27.75">
            <text:p>27.75</text:p>
          </table:table-cell>
          <table:table-cell office:value-type="float" office:value="57.07">
            <text:p>57.07</text:p>
          </table:table-cell>
          <table:table-cell office:value-type="float" office:value="94.82">
            <text:p>94.82</text:p>
          </table:table-cell>
          <table:table-cell/>
          <table:table-cell office:value-type="string">
            <text:p>BTree-Rand-CompressSnappy-ArrayList-70-avg</text:p>
          </table:table-cell>
          <table:table-cell office:value-type="float" office:value="16.9">
            <text:p>16.9</text:p>
          </table:table-cell>
          <table:table-cell office:value-type="float" office:value="99.15">
            <text:p>99.15</text:p>
          </table:table-cell>
          <table:table-cell office:value-type="float" office:value="0.17">
            <text:p>0.17</text:p>
          </table:table-cell>
          <table:table-cell office:value-type="float" office:value="20989.33">
            <text:p>20989.33</text:p>
          </table:table-cell>
          <table:table-cell office:value-type="float" office:value="0.1">
            <text:p>0.1</text:p>
          </table:table-cell>
          <table:table-cell office:value-type="float" office:value="0.71">
            <text:p>0.71</text:p>
          </table:table-cell>
          <table:table-cell/>
          <table:table-cell office:value-type="string">
            <text:p>Snappy</text:p>
          </table:table-cell>
          <table:table-cell office:value-type="float" office:value="10.9">
            <text:p>10.9</text:p>
          </table:table-cell>
          <table:table-cell office:value-type="float" office:value="22.23">
            <text:p>22.23</text:p>
          </table:table-cell>
          <table:table-cell office:value-type="float" office:value="33.15">
            <text:p>33.15</text:p>
          </table:table-cell>
          <table:table-cell office:value-type="float" office:value="44.93">
            <text:p>44.93</text:p>
          </table:table-cell>
          <table:table-cell office:value-type="float" office:value="55.84">
            <text:p>55.84</text:p>
          </table:table-cell>
          <table:table-cell office:value-type="float" office:value="66.46">
            <text:p>66.46</text:p>
          </table:table-cell>
          <table:table-cell office:value-type="float" office:value="77.11">
            <text:p>77.11</text:p>
          </table:table-cell>
          <table:table-cell office:value-type="float" office:value="87.83">
            <text:p>87.83</text:p>
          </table:table-cell>
          <table:table-cell/>
          <table:table-cell office:value-type="string">
            <text:p>Snappy</text:p>
          </table:table-cell>
          <table:table-cell office:value-type="float" office:value="10.82">
            <text:p>10.82</text:p>
          </table:table-cell>
          <table:table-cell office:value-type="float" office:value="21.98">
            <text:p>21.98</text:p>
          </table:table-cell>
          <table:table-cell office:value-type="float" office:value="33.15">
            <text:p>33.15</text:p>
          </table:table-cell>
          <table:table-cell office:value-type="float" office:value="44.17">
            <text:p>44.17</text:p>
          </table:table-cell>
          <table:table-cell office:value-type="float" office:value="55.1">
            <text:p>55.1</text:p>
          </table:table-cell>
          <table:table-cell office:value-type="float" office:value="66.07">
            <text:p>66.07</text:p>
          </table:table-cell>
          <table:table-cell office:value-type="float" office:value="77.12">
            <text:p>77.12</text:p>
          </table:table-cell>
          <table:table-cell office:value-type="float" office:value="88.31">
            <text:p>88.31</text:p>
          </table:table-cell>
          <table:table-cell office:value-type="float" office:value="1569037">
            <text:p>1569037</text:p>
          </table:table-cell>
          <table:table-cell/>
          <table:table-cell office:value-type="string">
            <text:p>Snappy</text:p>
          </table:table-cell>
          <table:table-cell office:value-type="float" office:value="20.86">
            <text:p>20.86</text:p>
          </table:table-cell>
          <table:table-cell office:value-type="float" office:value="43.95">
            <text:p>43.95</text:p>
          </table:table-cell>
          <table:table-cell office:value-type="float" office:value="65.32">
            <text:p>65.32</text:p>
          </table:table-cell>
          <table:table-cell office:value-type="float" office:value="82.26">
            <text:p>82.26</text:p>
          </table:table-cell>
          <table:table-cell office:value-type="float" office:value="94.97">
            <text:p>94.97</text:p>
          </table:table-cell>
          <table:table-cell office:value-type="float" office:value="97.98">
            <text:p>97.98</text:p>
          </table:table-cell>
          <table:table-cell office:value-type="float" office:value="98.26">
            <text:p>98.26</text:p>
          </table:table-cell>
          <table:table-cell office:value-type="float" office:value="100.04">
            <text:p>100.04</text:p>
          </table:table-cell>
        </table:table-row>
        <table:table-row table:style-name="ro3">
          <table:table-cell office:value-type="string">
            <text:p>BTree-Rand-CompressSnappy-150-avg</text:p>
          </table:table-cell>
          <table:table-cell office:value-type="float" office:value="0.16">
            <text:p>0.16</text:p>
          </table:table-cell>
          <table:table-cell office:value-type="float" office:value="0.39">
            <text:p>0.39</text:p>
          </table:table-cell>
          <table:table-cell office:value-type="float" office:value="0.64">
            <text:p>0.64</text:p>
          </table:table-cell>
          <table:table-cell office:value-type="float" office:value="0.91">
            <text:p>0.91</text:p>
          </table:table-cell>
          <table:table-cell office:value-type="float" office:value="4.84">
            <text:p>4.84</text:p>
          </table:table-cell>
          <table:table-cell office:value-type="float" office:value="21.93">
            <text:p>21.93</text:p>
          </table:table-cell>
          <table:table-cell office:value-type="float" office:value="52.22">
            <text:p>52.22</text:p>
          </table:table-cell>
          <table:table-cell office:value-type="float" office:value="87.24">
            <text:p>87.24</text:p>
          </table:table-cell>
          <table:table-cell/>
          <table:table-cell office:value-type="string">
            <text:p>BTree-Rand-CompressSnappy-150-avg</text:p>
          </table:table-cell>
          <table:table-cell office:value-type="float" office:value="11.66">
            <text:p>11.66</text:p>
          </table:table-cell>
          <table:table-cell office:value-type="float" office:value="93.02">
            <text:p>93.02</text:p>
          </table:table-cell>
          <table:table-cell office:value-type="float" office:value="0.13">
            <text:p>0.13</text:p>
          </table:table-cell>
          <table:table-cell office:value-type="float" office:value="9569.33">
            <text:p>9569.33</text:p>
          </table:table-cell>
          <table:table-cell office:value-type="float" office:value="0.13">
            <text:p>0.13</text:p>
          </table:table-cell>
          <table:table-cell office:value-type="float" office:value="0.65">
            <text:p>0.65</text:p>
          </table:table-cell>
          <table:table-cell/>
          <table:table-cell office:value-type="string">
            <text:p>BTree-Rand-CompressSnappy-150-avg</text:p>
          </table:table-cell>
          <table:table-cell office:value-type="float" office:value="12.6">
            <text:p>12.6</text:p>
          </table:table-cell>
          <table:table-cell office:value-type="float" office:value="25.83">
            <text:p>25.83</text:p>
          </table:table-cell>
          <table:table-cell office:value-type="float" office:value="37.94">
            <text:p>37.94</text:p>
          </table:table-cell>
          <table:table-cell office:value-type="float" office:value="50.34">
            <text:p>50.34</text:p>
          </table:table-cell>
          <table:table-cell office:value-type="float" office:value="62.86">
            <text:p>62.86</text:p>
          </table:table-cell>
          <table:table-cell office:value-type="float" office:value="75.26">
            <text:p>75.26</text:p>
          </table:table-cell>
          <table:table-cell office:value-type="float" office:value="87.57">
            <text:p>87.57</text:p>
          </table:table-cell>
          <table:table-cell office:value-type="float" office:value="99.89">
            <text:p>99.89</text:p>
          </table:table-cell>
          <table:table-cell/>
          <table:table-cell office:value-type="string">
            <text:p>BTree-Rand-CompressSnappy-150-avg</text:p>
          </table:table-cell>
          <table:table-cell office:value-type="float" office:value="12.29">
            <text:p>12.29</text:p>
          </table:table-cell>
          <table:table-cell office:value-type="float" office:value="24.75">
            <text:p>24.75</text:p>
          </table:table-cell>
          <table:table-cell office:value-type="float" office:value="37.26">
            <text:p>37.26</text:p>
          </table:table-cell>
          <table:table-cell office:value-type="float" office:value="50.03">
            <text:p>50.03</text:p>
          </table:table-cell>
          <table:table-cell office:value-type="float" office:value="62.26">
            <text:p>62.26</text:p>
          </table:table-cell>
          <table:table-cell office:value-type="float" office:value="74.68">
            <text:p>74.68</text:p>
          </table:table-cell>
          <table:table-cell office:value-type="float" office:value="87.01">
            <text:p>87.01</text:p>
          </table:table-cell>
          <table:table-cell office:value-type="float" office:value="99.59">
            <text:p>99.59</text:p>
          </table:table-cell>
          <table:table-cell office:value-type="float" office:value="1569037">
            <text:p>1569037</text:p>
          </table:table-cell>
          <table:table-cell/>
          <table:table-cell office:value-type="string">
            <text:p>BTree-Rand-CompressSnappy-150-avg</text:p>
          </table:table-cell>
          <table:table-cell office:value-type="float" office:value="23.09">
            <text:p>23.09</text:p>
          </table:table-cell>
          <table:table-cell office:value-type="float" office:value="46.16">
            <text:p>46.16</text:p>
          </table:table-cell>
          <table:table-cell office:value-type="float" office:value="65.44">
            <text:p>65.44</text:p>
          </table:table-cell>
          <table:table-cell office:value-type="float" office:value="81.21">
            <text:p>81.21</text:p>
          </table:table-cell>
          <table:table-cell office:value-type="float" office:value="88.58">
            <text:p>88.58</text:p>
          </table:table-cell>
          <table:table-cell office:value-type="float" office:value="88.99">
            <text:p>88.99</text:p>
          </table:table-cell>
          <table:table-cell office:value-type="float" office:value="89.14">
            <text:p>89.14</text:p>
          </table:table-cell>
          <table:table-cell office:value-type="float" office:value="89.53">
            <text:p>89.53</text:p>
          </table:table-cell>
        </table:table-row>
        <table:table-row table:style-name="ro2">
          <table:table-cell office:value-type="string">
            <text:p>Gzip</text:p>
          </table:table-cell>
          <table:table-cell office:value-type="float" office:value="0.22">
            <text:p>0.22</text:p>
          </table:table-cell>
          <table:table-cell office:value-type="float" office:value="0.5">
            <text:p>0.5</text:p>
          </table:table-cell>
          <table:table-cell office:value-type="float" office:value="0.81">
            <text:p>0.81</text:p>
          </table:table-cell>
          <table:table-cell office:value-type="float" office:value="1.16">
            <text:p>1.16</text:p>
          </table:table-cell>
          <table:table-cell office:value-type="float" office:value="9.37">
            <text:p>9.37</text:p>
          </table:table-cell>
          <table:table-cell office:value-type="float" office:value="31.3">
            <text:p>31.3</text:p>
          </table:table-cell>
          <table:table-cell office:value-type="float" office:value="65.59">
            <text:p>65.59</text:p>
          </table:table-cell>
          <table:table-cell office:value-type="float" office:value="109.68">
            <text:p>109.68</text:p>
          </table:table-cell>
          <table:table-cell/>
          <table:table-cell office:value-type="string">
            <text:p>BTree-Rand-CompressGzip-ArrayList-70-avg</text:p>
          </table:table-cell>
          <table:table-cell office:value-type="float" office:value="12.98">
            <text:p>12.98</text:p>
          </table:table-cell>
          <table:table-cell office:value-type="float" office:value="99.14">
            <text:p>99.14</text:p>
          </table:table-cell>
          <table:table-cell office:value-type="float" office:value="0.13">
            <text:p>0.13</text:p>
          </table:table-cell>
          <table:table-cell office:value-type="float" office:value="20989.33">
            <text:p>20989.33</text:p>
          </table:table-cell>
          <table:table-cell office:value-type="float" office:value="0.18">
            <text:p>0.18</text:p>
          </table:table-cell>
          <table:table-cell office:value-type="float" office:value="0.55">
            <text:p>0.55</text:p>
          </table:table-cell>
          <table:table-cell/>
          <table:table-cell office:value-type="string">
            <text:p>Gzip</text:p>
          </table:table-cell>
          <table:table-cell office:value-type="float" office:value="19.14">
            <text:p>19.14</text:p>
          </table:table-cell>
          <table:table-cell office:value-type="float" office:value="37.43">
            <text:p>37.43</text:p>
          </table:table-cell>
          <table:table-cell office:value-type="float" office:value="56.21">
            <text:p>56.21</text:p>
          </table:table-cell>
          <table:table-cell office:value-type="float" office:value="74.74">
            <text:p>74.74</text:p>
          </table:table-cell>
          <table:table-cell office:value-type="float" office:value="93.44">
            <text:p>93.44</text:p>
          </table:table-cell>
          <table:table-cell office:value-type="float" office:value="112.02">
            <text:p>112.02</text:p>
          </table:table-cell>
          <table:table-cell office:value-type="float" office:value="130.75">
            <text:p>130.75</text:p>
          </table:table-cell>
          <table:table-cell office:value-type="float" office:value="149.46">
            <text:p>149.46</text:p>
          </table:table-cell>
          <table:table-cell/>
          <table:table-cell office:value-type="string">
            <text:p>Gzip</text:p>
          </table:table-cell>
          <table:table-cell office:value-type="float" office:value="19.09">
            <text:p>19.09</text:p>
          </table:table-cell>
          <table:table-cell office:value-type="float" office:value="38.32">
            <text:p>38.32</text:p>
          </table:table-cell>
          <table:table-cell office:value-type="float" office:value="57.35">
            <text:p>57.35</text:p>
          </table:table-cell>
          <table:table-cell office:value-type="float" office:value="76.37">
            <text:p>76.37</text:p>
          </table:table-cell>
          <table:table-cell office:value-type="float" office:value="95.89">
            <text:p>95.89</text:p>
          </table:table-cell>
          <table:table-cell office:value-type="float" office:value="115.15">
            <text:p>115.15</text:p>
          </table:table-cell>
          <table:table-cell office:value-type="float" office:value="134.77">
            <text:p>134.77</text:p>
          </table:table-cell>
          <table:table-cell office:value-type="float" office:value="154.35">
            <text:p>154.35</text:p>
          </table:table-cell>
          <table:table-cell office:value-type="float" office:value="1569037">
            <text:p>1569037</text:p>
          </table:table-cell>
          <table:table-cell/>
          <table:table-cell office:value-type="string">
            <text:p>Gzip</text:p>
          </table:table-cell>
          <table:table-cell office:value-type="float" office:value="29.31">
            <text:p>29.31</text:p>
          </table:table-cell>
          <table:table-cell office:value-type="float" office:value="60.9">
            <text:p>60.9</text:p>
          </table:table-cell>
          <table:table-cell office:value-type="float" office:value="88.9">
            <text:p>88.9</text:p>
          </table:table-cell>
          <table:table-cell office:value-type="float" office:value="109.64">
            <text:p>109.64</text:p>
          </table:table-cell>
          <table:table-cell office:value-type="float" office:value="123.29">
            <text:p>123.29</text:p>
          </table:table-cell>
          <table:table-cell office:value-type="float" office:value="127.63">
            <text:p>127.63</text:p>
          </table:table-cell>
          <table:table-cell office:value-type="float" office:value="127.99">
            <text:p>127.99</text:p>
          </table:table-cell>
          <table:table-cell office:value-type="float" office:value="128.76">
            <text:p>128.76</text:p>
          </table:table-cell>
        </table:table-row>
        <table:table-row table:style-name="ro3">
          <table:table-cell office:value-type="string">
            <text:p>BTree-Rand-CompressGzip-150-avg</text:p>
          </table:table-cell>
          <table:table-cell office:value-type="float" office:value="0.17">
            <text:p>0.17</text:p>
          </table:table-cell>
          <table:table-cell office:value-type="float" office:value="0.39">
            <text:p>0.39</text:p>
          </table:table-cell>
          <table:table-cell office:value-type="float" office:value="0.65">
            <text:p>0.65</text:p>
          </table:table-cell>
          <table:table-cell office:value-type="float" office:value="0.93">
            <text:p>0.93</text:p>
          </table:table-cell>
          <table:table-cell office:value-type="float" office:value="6.15">
            <text:p>6.15</text:p>
          </table:table-cell>
          <table:table-cell office:value-type="float" office:value="30.49">
            <text:p>30.49</text:p>
          </table:table-cell>
          <table:table-cell office:value-type="float" office:value="73.55">
            <text:p>73.55</text:p>
          </table:table-cell>
          <table:table-cell office:value-type="float" office:value="123.34">
            <text:p>123.34</text:p>
          </table:table-cell>
          <table:table-cell/>
          <table:table-cell office:value-type="string">
            <text:p>BTree-Rand-CompressGzip-150-avg</text:p>
          </table:table-cell>
          <table:table-cell office:value-type="float" office:value="8.32">
            <text:p>8.32</text:p>
          </table:table-cell>
          <table:table-cell office:value-type="float" office:value="92.92">
            <text:p>92.92</text:p>
          </table:table-cell>
          <table:table-cell office:value-type="float" office:value="0.09">
            <text:p>0.09</text:p>
          </table:table-cell>
          <table:table-cell office:value-type="float" office:value="9569.33">
            <text:p>9569.33</text:p>
          </table:table-cell>
          <table:table-cell office:value-type="float" office:value="0.2">
            <text:p>0.2</text:p>
          </table:table-cell>
          <table:table-cell office:value-type="float" office:value="0.51">
            <text:p>0.51</text:p>
          </table:table-cell>
          <table:table-cell/>
          <table:table-cell office:value-type="string">
            <text:p>BTree-Rand-CompressGzip-150-avg</text:p>
          </table:table-cell>
          <table:table-cell office:value-type="float" office:value="23.6">
            <text:p>23.6</text:p>
          </table:table-cell>
          <table:table-cell office:value-type="float" office:value="47.43">
            <text:p>47.43</text:p>
          </table:table-cell>
          <table:table-cell office:value-type="float" office:value="71.09">
            <text:p>71.09</text:p>
          </table:table-cell>
          <table:table-cell office:value-type="float" office:value="95">
            <text:p>95</text:p>
          </table:table-cell>
          <table:table-cell office:value-type="float" office:value="118.98">
            <text:p>118.98</text:p>
          </table:table-cell>
          <table:table-cell office:value-type="float" office:value="142.65">
            <text:p>142.65</text:p>
          </table:table-cell>
          <table:table-cell office:value-type="float" office:value="166.39">
            <text:p>166.39</text:p>
          </table:table-cell>
          <table:table-cell office:value-type="float" office:value="190">
            <text:p>190</text:p>
          </table:table-cell>
          <table:table-cell/>
          <table:table-cell office:value-type="string">
            <text:p>BTree-Rand-CompressGzip-150-avg</text:p>
          </table:table-cell>
          <table:table-cell office:value-type="float" office:value="23.72">
            <text:p>23.72</text:p>
          </table:table-cell>
          <table:table-cell office:value-type="float" office:value="47.63">
            <text:p>47.63</text:p>
          </table:table-cell>
          <table:table-cell office:value-type="float" office:value="71.61">
            <text:p>71.61</text:p>
          </table:table-cell>
          <table:table-cell office:value-type="float" office:value="95.75">
            <text:p>95.75</text:p>
          </table:table-cell>
          <table:table-cell office:value-type="float" office:value="119.48">
            <text:p>119.48</text:p>
          </table:table-cell>
          <table:table-cell office:value-type="float" office:value="143.55">
            <text:p>143.55</text:p>
          </table:table-cell>
          <table:table-cell office:value-type="float" office:value="167.4">
            <text:p>167.4</text:p>
          </table:table-cell>
          <table:table-cell office:value-type="float" office:value="191.91">
            <text:p>191.91</text:p>
          </table:table-cell>
          <table:table-cell office:value-type="float" office:value="1569037">
            <text:p>1569037</text:p>
          </table:table-cell>
          <table:table-cell/>
          <table:table-cell office:value-type="string">
            <text:p>BTree-Rand-CompressGzip-150-avg</text:p>
          </table:table-cell>
          <table:table-cell office:value-type="float" office:value="33.29">
            <text:p>33.29</text:p>
          </table:table-cell>
          <table:table-cell office:value-type="float" office:value="64.3">
            <text:p>64.3</text:p>
          </table:table-cell>
          <table:table-cell office:value-type="float" office:value="90.93">
            <text:p>90.93</text:p>
          </table:table-cell>
          <table:table-cell office:value-type="float" office:value="109.57">
            <text:p>109.57</text:p>
          </table:table-cell>
          <table:table-cell office:value-type="float" office:value="117.57">
            <text:p>117.57</text:p>
          </table:table-cell>
          <table:table-cell office:value-type="float" office:value="118.17">
            <text:p>118.17</text:p>
          </table:table-cell>
          <table:table-cell office:value-type="float" office:value="118.41">
            <text:p>118.41</text:p>
          </table:table-cell>
          <table:table-cell office:value-type="float" office:value="118.77">
            <text:p>118.77</text:p>
          </table:table-cell>
        </table:table-row>
        <table:table-row table:style-name="ro2">
          <table:table-cell office:value-type="string">
            <text:p>None-70</text:p>
          </table:table-cell>
          <table:table-cell office:value-type="float" office:value="0.2">
            <text:p>0.2</text:p>
          </table:table-cell>
          <table:table-cell office:value-type="float" office:value="0.46">
            <text:p>0.46</text:p>
          </table:table-cell>
          <table:table-cell office:value-type="float" office:value="0.77">
            <text:p>0.77</text:p>
          </table:table-cell>
          <table:table-cell office:value-type="float" office:value="1.09">
            <text:p>1.09</text:p>
          </table:table-cell>
          <table:table-cell office:value-type="float" office:value="7.12">
            <text:p>7.12</text:p>
          </table:table-cell>
          <table:table-cell office:value-type="float" office:value="25.49">
            <text:p>25.49</text:p>
          </table:table-cell>
          <table:table-cell office:value-type="float" office:value="51.16">
            <text:p>51.16</text:p>
          </table:table-cell>
          <table:table-cell office:value-type="float" office:value="82.62">
            <text:p>82.62</text:p>
          </table:table-cell>
          <table:table-cell/>
          <table:table-cell office:value-type="string">
            <text:p>BTree-Rand-CompressNone-ArrayList-70-avg</text:p>
          </table:table-cell>
          <table:table-cell office:value-type="float" office:value="23.97">
            <text:p>23.97</text:p>
          </table:table-cell>
          <table:table-cell office:value-type="float" office:value="99.42">
            <text:p>99.42</text:p>
          </table:table-cell>
          <table:table-cell office:value-type="float" office:value="0.24">
            <text:p>0.24</text:p>
          </table:table-cell>
          <table:table-cell office:value-type="float" office:value="20989.33">
            <text:p>20989.33</text:p>
          </table:table-cell>
          <table:table-cell office:value-type="float" office:value="0.05">
            <text:p>0.05</text:p>
          </table:table-cell>
          <table:table-cell office:value-type="float" office:value="0.77">
            <text:p>0.77</text:p>
          </table:table-cell>
          <table:table-cell/>
          <table:table-cell office:value-type="string">
            <text:p>None</text:p>
          </table:table-cell>
          <table:table-cell office:value-type="float" office:value="9.73">
            <text:p>9.73</text:p>
          </table:table-cell>
          <table:table-cell office:value-type="float" office:value="20.26">
            <text:p>20.26</text:p>
          </table:table-cell>
          <table:table-cell office:value-type="float" office:value="30.6">
            <text:p>30.6</text:p>
          </table:table-cell>
          <table:table-cell office:value-type="float" office:value="40.35">
            <text:p>40.35</text:p>
          </table:table-cell>
          <table:table-cell office:value-type="float" office:value="50.66">
            <text:p>50.66</text:p>
          </table:table-cell>
          <table:table-cell office:value-type="float" office:value="60.88">
            <text:p>60.88</text:p>
          </table:table-cell>
          <table:table-cell office:value-type="float" office:value="70.34">
            <text:p>70.34</text:p>
          </table:table-cell>
          <table:table-cell office:value-type="float" office:value="79.87">
            <text:p>79.87</text:p>
          </table:table-cell>
          <table:table-cell/>
          <table:table-cell office:value-type="string">
            <text:p>None</text:p>
          </table:table-cell>
          <table:table-cell office:value-type="float" office:value="9.48">
            <text:p>9.48</text:p>
          </table:table-cell>
          <table:table-cell office:value-type="float" office:value="19.19">
            <text:p>19.19</text:p>
          </table:table-cell>
          <table:table-cell office:value-type="float" office:value="28.9">
            <text:p>28.9</text:p>
          </table:table-cell>
          <table:table-cell office:value-type="float" office:value="38.59">
            <text:p>38.59</text:p>
          </table:table-cell>
          <table:table-cell office:value-type="float" office:value="48.31">
            <text:p>48.31</text:p>
          </table:table-cell>
          <table:table-cell office:value-type="float" office:value="58.07">
            <text:p>58.07</text:p>
          </table:table-cell>
          <table:table-cell office:value-type="float" office:value="67.52">
            <text:p>67.52</text:p>
          </table:table-cell>
          <table:table-cell office:value-type="float" office:value="77.47">
            <text:p>77.47</text:p>
          </table:table-cell>
          <table:table-cell office:value-type="float" office:value="1569037">
            <text:p>1569037</text:p>
          </table:table-cell>
          <table:table-cell/>
          <table:table-cell office:value-type="string">
            <text:p>None</text:p>
          </table:table-cell>
          <table:table-cell office:value-type="float" office:value="18.44">
            <text:p>18.44</text:p>
          </table:table-cell>
          <table:table-cell office:value-type="float" office:value="40.4">
            <text:p>40.4</text:p>
          </table:table-cell>
          <table:table-cell office:value-type="float" office:value="61.54">
            <text:p>61.54</text:p>
          </table:table-cell>
          <table:table-cell office:value-type="float" office:value="77.73">
            <text:p>77.73</text:p>
          </table:table-cell>
          <table:table-cell office:value-type="float" office:value="89.94">
            <text:p>89.94</text:p>
          </table:table-cell>
          <table:table-cell office:value-type="float" office:value="93.99">
            <text:p>93.99</text:p>
          </table:table-cell>
          <table:table-cell office:value-type="float" office:value="94.32">
            <text:p>94.32</text:p>
          </table:table-cell>
          <table:table-cell office:value-type="float" office:value="95.34">
            <text:p>95.34</text:p>
          </table:table-cell>
        </table:table-row>
        <table:table-row table:style-name="ro3">
          <table:table-cell office:value-type="string">
            <text:p>BTree-Rand-CompressNone-150-avg</text:p>
          </table:table-cell>
          <table:table-cell office:value-type="float" office:value="0.16">
            <text:p>0.16</text:p>
          </table:table-cell>
          <table:table-cell office:value-type="float" office:value="0.39">
            <text:p>0.39</text:p>
          </table:table-cell>
          <table:table-cell office:value-type="float" office:value="0.66">
            <text:p>0.66</text:p>
          </table:table-cell>
          <table:table-cell office:value-type="float" office:value="0.93">
            <text:p>0.93</text:p>
          </table:table-cell>
          <table:table-cell office:value-type="float" office:value="4.16">
            <text:p>4.16</text:p>
          </table:table-cell>
          <table:table-cell office:value-type="float" office:value="17.44">
            <text:p>17.44</text:p>
          </table:table-cell>
          <table:table-cell office:value-type="float" office:value="43.28">
            <text:p>43.28</text:p>
          </table:table-cell>
          <table:table-cell office:value-type="float" office:value="75.54">
            <text:p>75.54</text:p>
          </table:table-cell>
          <table:table-cell/>
          <table:table-cell office:value-type="string">
            <text:p>BTree-Rand-CompressNone-150-avg</text:p>
          </table:table-cell>
          <table:table-cell office:value-type="float" office:value="17.28">
            <text:p>17.28</text:p>
          </table:table-cell>
          <table:table-cell office:value-type="float" office:value="93.56">
            <text:p>93.56</text:p>
          </table:table-cell>
          <table:table-cell office:value-type="float" office:value="0.18">
            <text:p>0.18</text:p>
          </table:table-cell>
          <table:table-cell office:value-type="float" office:value="9569.33">
            <text:p>9569.33</text:p>
          </table:table-cell>
          <table:table-cell office:value-type="float" office:value="0.07">
            <text:p>0.07</text:p>
          </table:table-cell>
          <table:table-cell office:value-type="float" office:value="0.7">
            <text:p>0.7</text:p>
          </table:table-cell>
          <table:table-cell/>
          <table:table-cell office:value-type="string">
            <text:p>BTree-Rand-CompressNone-150-avg</text:p>
          </table:table-cell>
          <table:table-cell office:value-type="float" office:value="10.66">
            <text:p>10.66</text:p>
          </table:table-cell>
          <table:table-cell office:value-type="float" office:value="21.13">
            <text:p>21.13</text:p>
          </table:table-cell>
          <table:table-cell office:value-type="float" office:value="31.37">
            <text:p>31.37</text:p>
          </table:table-cell>
          <table:table-cell office:value-type="float" office:value="41.7">
            <text:p>41.7</text:p>
          </table:table-cell>
          <table:table-cell office:value-type="float" office:value="52.12">
            <text:p>52.12</text:p>
          </table:table-cell>
          <table:table-cell office:value-type="float" office:value="62.43">
            <text:p>62.43</text:p>
          </table:table-cell>
          <table:table-cell office:value-type="float" office:value="72.72">
            <text:p>72.72</text:p>
          </table:table-cell>
          <table:table-cell office:value-type="float" office:value="82.9">
            <text:p>82.9</text:p>
          </table:table-cell>
          <table:table-cell/>
          <table:table-cell office:value-type="string">
            <text:p>BTree-Rand-CompressNone-150-avg</text:p>
          </table:table-cell>
          <table:table-cell office:value-type="float" office:value="10.09">
            <text:p>10.09</text:p>
          </table:table-cell>
          <table:table-cell office:value-type="float" office:value="20.69">
            <text:p>20.69</text:p>
          </table:table-cell>
          <table:table-cell office:value-type="float" office:value="31.08">
            <text:p>31.08</text:p>
          </table:table-cell>
          <table:table-cell office:value-type="float" office:value="41.7">
            <text:p>41.7</text:p>
          </table:table-cell>
          <table:table-cell office:value-type="float" office:value="52.03">
            <text:p>52.03</text:p>
          </table:table-cell>
          <table:table-cell office:value-type="float" office:value="62.48">
            <text:p>62.48</text:p>
          </table:table-cell>
          <table:table-cell office:value-type="float" office:value="72.93">
            <text:p>72.93</text:p>
          </table:table-cell>
          <table:table-cell office:value-type="float" office:value="83.38">
            <text:p>83.38</text:p>
          </table:table-cell>
          <table:table-cell office:value-type="float" office:value="1569037">
            <text:p>1569037</text:p>
          </table:table-cell>
          <table:table-cell/>
          <table:table-cell office:value-type="string">
            <text:p>BTree-Rand-CompressNone-150-avg</text:p>
          </table:table-cell>
          <table:table-cell office:value-type="float" office:value="19">
            <text:p>19</text:p>
          </table:table-cell>
          <table:table-cell office:value-type="float" office:value="40.95">
            <text:p>40.95</text:p>
          </table:table-cell>
          <table:table-cell office:value-type="float" office:value="58.63">
            <text:p>58.63</text:p>
          </table:table-cell>
          <table:table-cell office:value-type="float" office:value="71.23">
            <text:p>71.23</text:p>
          </table:table-cell>
          <table:table-cell office:value-type="float" office:value="77.22">
            <text:p>77.22</text:p>
          </table:table-cell>
          <table:table-cell office:value-type="float" office:value="77.61">
            <text:p>77.61</text:p>
          </table:table-cell>
          <table:table-cell office:value-type="float" office:value="77.81">
            <text:p>77.81</text:p>
          </table:table-cell>
          <table:table-cell office:value-type="float" office:value="78.18">
            <text:p>78.18</text:p>
          </table:table-cell>
        </table:table-row>
        <table:table-row table:style-name="ro2">
          <table:table-cell office:value-type="string">
            <text:p>Snappy-6000</text:p>
          </table:table-cell>
          <table:table-cell office:value-type="float" office:value="0.3">
            <text:p>0.3</text:p>
          </table:table-cell>
          <table:table-cell office:value-type="float" office:value="0.56">
            <text:p>0.56</text:p>
          </table:table-cell>
          <table:table-cell office:value-type="float" office:value="0.89">
            <text:p>0.89</text:p>
          </table:table-cell>
          <table:table-cell office:value-type="float" office:value="1.2">
            <text:p>1.2</text:p>
          </table:table-cell>
          <table:table-cell office:value-type="float" office:value="1.55">
            <text:p>1.55</text:p>
          </table:table-cell>
          <table:table-cell office:value-type="float" office:value="1.9">
            <text:p>1.9</text:p>
          </table:table-cell>
          <table:table-cell office:value-type="float" office:value="2.25">
            <text:p>2.25</text:p>
          </table:table-cell>
          <table:table-cell office:value-type="float" office:value="2.59">
            <text:p>2.59</text:p>
          </table:table-cell>
          <table:table-cell/>
          <table:table-cell office:value-type="string">
            <text:p>PatTrie-Seq-CompressSnappy-6000-avg</text:p>
          </table:table-cell>
          <table:table-cell office:value-type="float" office:value="1">
            <text:p>1</text:p>
          </table:table-cell>
          <table:table-cell office:value-type="float" office:value="161.72">
            <text:p>161.72</text:p>
          </table:table-cell>
          <table:table-cell office:value-type="float" office:value="0.01">
            <text:p>0.01</text:p>
          </table:table-cell>
          <table:table-cell office:value-type="float" office:value="500">
            <text:p>500</text:p>
          </table:table-cell>
          <table:table-cell office:value-type="float" office:value="0.07">
            <text:p>0.07</text:p>
          </table:table-cell>
          <table:table-cell office:value-type="float" office:value="0.05">
            <text:p>0.05</text:p>
          </table:table-cell>
          <table:table-cell/>
          <table:table-cell office:value-type="string">
            <text:p>Snappy</text:p>
          </table:table-cell>
          <table:table-cell office:value-type="float" office:value="1.27">
            <text:p>1.27</text:p>
          </table:table-cell>
          <table:table-cell office:value-type="float" office:value="2.56">
            <text:p>2.56</text:p>
          </table:table-cell>
          <table:table-cell office:value-type="float" office:value="3.79">
            <text:p>3.79</text:p>
          </table:table-cell>
          <table:table-cell office:value-type="float" office:value="5.05">
            <text:p>5.05</text:p>
          </table:table-cell>
          <table:table-cell office:value-type="float" office:value="6.15">
            <text:p>6.15</text:p>
          </table:table-cell>
          <table:table-cell office:value-type="float" office:value="7.4">
            <text:p>7.4</text:p>
          </table:table-cell>
          <table:table-cell office:value-type="float" office:value="8.65">
            <text:p>8.65</text:p>
          </table:table-cell>
          <table:table-cell office:value-type="float" office:value="9.89">
            <text:p>9.89</text:p>
          </table:table-cell>
          <table:table-cell/>
          <table:table-cell office:value-type="string">
            <text:p>Snappy</text:p>
          </table:table-cell>
          <table:table-cell office:value-type="float" office:value="9.45">
            <text:p>9.45</text:p>
          </table:table-cell>
          <table:table-cell office:value-type="float" office:value="18.88">
            <text:p>18.88</text:p>
          </table:table-cell>
          <table:table-cell office:value-type="float" office:value="27.99">
            <text:p>27.99</text:p>
          </table:table-cell>
          <table:table-cell office:value-type="float" office:value="37.26">
            <text:p>37.26</text:p>
          </table:table-cell>
          <table:table-cell office:value-type="float" office:value="46.34">
            <text:p>46.34</text:p>
          </table:table-cell>
          <table:table-cell office:value-type="float" office:value="55.36">
            <text:p>55.36</text:p>
          </table:table-cell>
          <table:table-cell office:value-type="float" office:value="64.47">
            <text:p>64.47</text:p>
          </table:table-cell>
          <table:table-cell office:value-type="float" office:value="73.5">
            <text:p>73.5</text:p>
          </table:table-cell>
          <table:table-cell office:value-type="string">
            <text:p>8.0E7</text:p>
          </table:table-cell>
          <table:table-cell/>
          <table:table-cell office:value-type="string">
            <text:p>Snappy</text:p>
          </table:table-cell>
          <table:table-cell office:value-type="float" office:value="0.49">
            <text:p>0.49</text:p>
          </table:table-cell>
          <table:table-cell office:value-type="float" office:value="0.94">
            <text:p>0.94</text:p>
          </table:table-cell>
          <table:table-cell office:value-type="float" office:value="1.39">
            <text:p>1.39</text:p>
          </table:table-cell>
          <table:table-cell office:value-type="float" office:value="1.82">
            <text:p>1.82</text:p>
          </table:table-cell>
          <table:table-cell office:value-type="float" office:value="2.27">
            <text:p>2.27</text:p>
          </table:table-cell>
          <table:table-cell office:value-type="float" office:value="2.7">
            <text:p>2.7</text:p>
          </table:table-cell>
          <table:table-cell office:value-type="float" office:value="3.13">
            <text:p>3.13</text:p>
          </table:table-cell>
          <table:table-cell office:value-type="float" office:value="3.51">
            <text:p>3.51</text:p>
          </table:table-cell>
        </table:table-row>
        <table:table-row table:style-name="ro3">
          <table:table-cell office:value-type="string">
            <text:p>PatTrie-Seq-CompressSnappy-12000-avg</text:p>
          </table:table-cell>
          <table:table-cell office:value-type="float" office:value="0.28">
            <text:p>0.28</text:p>
          </table:table-cell>
          <table:table-cell office:value-type="float" office:value="0.65">
            <text:p>0.65</text:p>
          </table:table-cell>
          <table:table-cell office:value-type="float" office:value="1.12">
            <text:p>1.12</text:p>
          </table:table-cell>
          <table:table-cell office:value-type="float" office:value="1.54">
            <text:p>1.54</text:p>
          </table:table-cell>
          <table:table-cell office:value-type="float" office:value="2.11">
            <text:p>2.11</text:p>
          </table:table-cell>
          <table:table-cell office:value-type="float" office:value="2.66">
            <text:p>2.66</text:p>
          </table:table-cell>
          <table:table-cell office:value-type="float" office:value="3.15">
            <text:p>3.15</text:p>
          </table:table-cell>
          <table:table-cell office:value-type="float" office:value="3.77">
            <text:p>3.77</text:p>
          </table:table-cell>
          <table:table-cell/>
          <table:table-cell office:value-type="string">
            <text:p>PatTrie-Seq-CompressSnappy-12000-avg</text:p>
          </table:table-cell>
          <table:table-cell office:value-type="float" office:value="0.96">
            <text:p>0.96</text:p>
          </table:table-cell>
          <table:table-cell office:value-type="float" office:value="161.65">
            <text:p>161.65</text:p>
          </table:table-cell>
          <table:table-cell office:value-type="float" office:value="0.01">
            <text:p>0.01</text:p>
          </table:table-cell>
          <table:table-cell office:value-type="float" office:value="260">
            <text:p>260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/>
          <table:table-cell office:value-type="string">
            <text:p>PatTrie-Seq-CompressSnappy-12000-avg</text:p>
          </table:table-cell>
          <table:table-cell office:value-type="float" office:value="1.53">
            <text:p>1.53</text:p>
          </table:table-cell>
          <table:table-cell office:value-type="float" office:value="3.3">
            <text:p>3.3</text:p>
          </table:table-cell>
          <table:table-cell office:value-type="float" office:value="5.28">
            <text:p>5.28</text:p>
          </table:table-cell>
          <table:table-cell office:value-type="float" office:value="7.07">
            <text:p>7.07</text:p>
          </table:table-cell>
          <table:table-cell office:value-type="float" office:value="8.73">
            <text:p>8.73</text:p>
          </table:table-cell>
          <table:table-cell office:value-type="float" office:value="10.3">
            <text:p>10.3</text:p>
          </table:table-cell>
          <table:table-cell office:value-type="float" office:value="12.1">
            <text:p>12.1</text:p>
          </table:table-cell>
          <table:table-cell office:value-type="float" office:value="14.1">
            <text:p>14.1</text:p>
          </table:table-cell>
          <table:table-cell/>
          <table:table-cell office:value-type="string">
            <text:p>PatTrie-Seq-CompressSnappy-12000-avg</text:p>
          </table:table-cell>
          <table:table-cell office:value-type="float" office:value="9.18">
            <text:p>9.18</text:p>
          </table:table-cell>
          <table:table-cell office:value-type="float" office:value="18.71">
            <text:p>18.71</text:p>
          </table:table-cell>
          <table:table-cell office:value-type="float" office:value="28.12">
            <text:p>28.12</text:p>
          </table:table-cell>
          <table:table-cell office:value-type="float" office:value="37.62">
            <text:p>37.62</text:p>
          </table:table-cell>
          <table:table-cell office:value-type="float" office:value="47.02">
            <text:p>47.02</text:p>
          </table:table-cell>
          <table:table-cell office:value-type="float" office:value="56.42">
            <text:p>56.42</text:p>
          </table:table-cell>
          <table:table-cell office:value-type="float" office:value="66.01">
            <text:p>66.01</text:p>
          </table:table-cell>
          <table:table-cell office:value-type="float" office:value="75.38">
            <text:p>75.38</text:p>
          </table:table-cell>
          <table:table-cell office:value-type="string">
            <text:p>8.0E7</text:p>
          </table:table-cell>
          <table:table-cell/>
          <table:table-cell office:value-type="string">
            <text:p>PatTrie-Seq-CompressSnappy-12000-avg</text:p>
          </table:table-cell>
          <table:table-cell office:value-type="float" office:value="0.57">
            <text:p>0.57</text:p>
          </table:table-cell>
          <table:table-cell office:value-type="float" office:value="1.24">
            <text:p>1.24</text:p>
          </table:table-cell>
          <table:table-cell office:value-type="float" office:value="2">
            <text:p>2</text:p>
          </table:table-cell>
          <table:table-cell office:value-type="float" office:value="2.65">
            <text:p>2.65</text:p>
          </table:table-cell>
          <table:table-cell office:value-type="float" office:value="3.45">
            <text:p>3.45</text:p>
          </table:table-cell>
          <table:table-cell office:value-type="float" office:value="4.2">
            <text:p>4.2</text:p>
          </table:table-cell>
          <table:table-cell office:value-type="float" office:value="4.86">
            <text:p>4.86</text:p>
          </table:table-cell>
          <table:table-cell office:value-type="float" office:value="5.56">
            <text:p>5.56</text:p>
          </table:table-cell>
        </table:table-row>
        <table:table-row table:style-name="ro2">
          <table:table-cell office:value-type="string">
            <text:p>Gzip-6000</text:p>
          </table:table-cell>
          <table:table-cell office:value-type="float" office:value="0.23">
            <text:p>0.23</text:p>
          </table:table-cell>
          <table:table-cell office:value-type="float" office:value="0.5">
            <text:p>0.5</text:p>
          </table:table-cell>
          <table:table-cell office:value-type="float" office:value="0.84">
            <text:p>0.84</text:p>
          </table:table-cell>
          <table:table-cell office:value-type="float" office:value="1.18">
            <text:p>1.18</text:p>
          </table:table-cell>
          <table:table-cell office:value-type="float" office:value="1.53">
            <text:p>1.53</text:p>
          </table:table-cell>
          <table:table-cell office:value-type="float" office:value="1.91">
            <text:p>1.91</text:p>
          </table:table-cell>
          <table:table-cell office:value-type="float" office:value="2.27">
            <text:p>2.27</text:p>
          </table:table-cell>
          <table:table-cell office:value-type="float" office:value="2.65">
            <text:p>2.65</text:p>
          </table:table-cell>
          <table:table-cell/>
          <table:table-cell office:value-type="string">
            <text:p>PatTrie-Seq-CompressGzip-6000-avg</text:p>
          </table:table-cell>
          <table:table-cell office:value-type="float" office:value="0.4">
            <text:p>0.4</text:p>
          </table:table-cell>
          <table:table-cell office:value-type="float" office:value="161.72">
            <text:p>161.72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.12">
            <text:p>0.12</text:p>
          </table:table-cell>
          <table:table-cell office:value-type="float" office:value="0.05">
            <text:p>0.05</text:p>
          </table:table-cell>
          <table:table-cell/>
          <table:table-cell office:value-type="string">
            <text:p>Gzip</text:p>
          </table:table-cell>
          <table:table-cell office:value-type="float" office:value="1.27">
            <text:p>1.27</text:p>
          </table:table-cell>
          <table:table-cell office:value-type="float" office:value="2.56">
            <text:p>2.56</text:p>
          </table:table-cell>
          <table:table-cell office:value-type="float" office:value="3.82">
            <text:p>3.82</text:p>
          </table:table-cell>
          <table:table-cell office:value-type="float" office:value="5.1">
            <text:p>5.1</text:p>
          </table:table-cell>
          <table:table-cell office:value-type="float" office:value="6.23">
            <text:p>6.23</text:p>
          </table:table-cell>
          <table:table-cell office:value-type="float" office:value="7.51">
            <text:p>7.51</text:p>
          </table:table-cell>
          <table:table-cell office:value-type="float" office:value="8.79">
            <text:p>8.79</text:p>
          </table:table-cell>
          <table:table-cell office:value-type="float" office:value="10.04">
            <text:p>10.04</text:p>
          </table:table-cell>
          <table:table-cell/>
          <table:table-cell office:value-type="string">
            <text:p>Gzip</text:p>
          </table:table-cell>
          <table:table-cell office:value-type="float" office:value="9.56">
            <text:p>9.56</text:p>
          </table:table-cell>
          <table:table-cell office:value-type="float" office:value="19.28">
            <text:p>19.28</text:p>
          </table:table-cell>
          <table:table-cell office:value-type="float" office:value="28.79">
            <text:p>28.79</text:p>
          </table:table-cell>
          <table:table-cell office:value-type="float" office:value="38.61">
            <text:p>38.61</text:p>
          </table:table-cell>
          <table:table-cell office:value-type="float" office:value="48.2">
            <text:p>48.2</text:p>
          </table:table-cell>
          <table:table-cell office:value-type="float" office:value="57.85">
            <text:p>57.85</text:p>
          </table:table-cell>
          <table:table-cell office:value-type="float" office:value="67.44">
            <text:p>67.44</text:p>
          </table:table-cell>
          <table:table-cell office:value-type="float" office:value="77.19">
            <text:p>77.19</text:p>
          </table:table-cell>
          <table:table-cell office:value-type="string">
            <text:p>8.0E7</text:p>
          </table:table-cell>
          <table:table-cell/>
          <table:table-cell office:value-type="string">
            <text:p>Gzip</text:p>
          </table:table-cell>
          <table:table-cell office:value-type="float" office:value="0.49">
            <text:p>0.49</text:p>
          </table:table-cell>
          <table:table-cell office:value-type="float" office:value="0.95">
            <text:p>0.95</text:p>
          </table:table-cell>
          <table:table-cell office:value-type="float" office:value="1.41">
            <text:p>1.41</text:p>
          </table:table-cell>
          <table:table-cell office:value-type="float" office:value="1.84">
            <text:p>1.84</text:p>
          </table:table-cell>
          <table:table-cell office:value-type="float" office:value="2.3">
            <text:p>2.3</text:p>
          </table:table-cell>
          <table:table-cell office:value-type="float" office:value="2.73">
            <text:p>2.73</text:p>
          </table:table-cell>
          <table:table-cell office:value-type="float" office:value="3.15">
            <text:p>3.15</text:p>
          </table:table-cell>
          <table:table-cell office:value-type="float" office:value="3.55">
            <text:p>3.55</text:p>
          </table:table-cell>
        </table:table-row>
        <table:table-row table:style-name="ro2">
          <table:table-cell office:value-type="string">
            <text:p>PatTrie-Seq-CompressGzip-12000-avg</text:p>
          </table:table-cell>
          <table:table-cell office:value-type="float" office:value="0.28">
            <text:p>0.28</text:p>
          </table:table-cell>
          <table:table-cell office:value-type="float" office:value="0.65">
            <text:p>0.65</text:p>
          </table:table-cell>
          <table:table-cell office:value-type="float" office:value="1.13">
            <text:p>1.13</text:p>
          </table:table-cell>
          <table:table-cell office:value-type="float" office:value="1.58">
            <text:p>1.58</text:p>
          </table:table-cell>
          <table:table-cell office:value-type="float" office:value="2.15">
            <text:p>2.15</text:p>
          </table:table-cell>
          <table:table-cell office:value-type="float" office:value="2.74">
            <text:p>2.74</text:p>
          </table:table-cell>
          <table:table-cell office:value-type="float" office:value="3.24">
            <text:p>3.24</text:p>
          </table:table-cell>
          <table:table-cell office:value-type="float" office:value="3.86">
            <text:p>3.86</text:p>
          </table:table-cell>
          <table:table-cell/>
          <table:table-cell office:value-type="string">
            <text:p>PatTrie-Seq-CompressGzip-12000-avg</text:p>
          </table:table-cell>
          <table:table-cell office:value-type="float" office:value="0.3">
            <text:p>0.3</text:p>
          </table:table-cell>
          <table:table-cell office:value-type="float" office:value="161.65">
            <text:p>161.65</text:p>
          </table:table-cell>
          <table:table-cell office:value-type="float" office:value="0">
            <text:p>0</text:p>
          </table:table-cell>
          <table:table-cell office:value-type="float" office:value="260">
            <text:p>260</text:p>
          </table:table-cell>
          <table:table-cell office:value-type="float" office:value="0.07">
            <text:p>0.07</text:p>
          </table:table-cell>
          <table:table-cell office:value-type="float" office:value="0.03">
            <text:p>0.03</text:p>
          </table:table-cell>
          <table:table-cell/>
          <table:table-cell office:value-type="string">
            <text:p>PatTrie-Seq-CompressGzip-12000-avg</text:p>
          </table:table-cell>
          <table:table-cell office:value-type="float" office:value="1.55">
            <text:p>1.55</text:p>
          </table:table-cell>
          <table:table-cell office:value-type="float" office:value="3.32">
            <text:p>3.32</text:p>
          </table:table-cell>
          <table:table-cell office:value-type="float" office:value="5.29">
            <text:p>5.29</text:p>
          </table:table-cell>
          <table:table-cell office:value-type="float" office:value="7.07">
            <text:p>7.07</text:p>
          </table:table-cell>
          <table:table-cell office:value-type="float" office:value="8.73">
            <text:p>8.73</text:p>
          </table:table-cell>
          <table:table-cell office:value-type="float" office:value="10.28">
            <text:p>10.28</text:p>
          </table:table-cell>
          <table:table-cell office:value-type="float" office:value="12.07">
            <text:p>12.07</text:p>
          </table:table-cell>
          <table:table-cell office:value-type="float" office:value="14.07">
            <text:p>14.07</text:p>
          </table:table-cell>
          <table:table-cell/>
          <table:table-cell office:value-type="string">
            <text:p>PatTrie-Seq-CompressGzip-12000-avg</text:p>
          </table:table-cell>
          <table:table-cell office:value-type="float" office:value="9.55">
            <text:p>9.55</text:p>
          </table:table-cell>
          <table:table-cell office:value-type="float" office:value="19.4">
            <text:p>19.4</text:p>
          </table:table-cell>
          <table:table-cell office:value-type="float" office:value="29.31">
            <text:p>29.31</text:p>
          </table:table-cell>
          <table:table-cell office:value-type="float" office:value="39.34">
            <text:p>39.34</text:p>
          </table:table-cell>
          <table:table-cell office:value-type="float" office:value="48.99">
            <text:p>48.99</text:p>
          </table:table-cell>
          <table:table-cell office:value-type="float" office:value="58.91">
            <text:p>58.91</text:p>
          </table:table-cell>
          <table:table-cell office:value-type="float" office:value="68.66">
            <text:p>68.66</text:p>
          </table:table-cell>
          <table:table-cell office:value-type="float" office:value="78.68">
            <text:p>78.68</text:p>
          </table:table-cell>
          <table:table-cell office:value-type="string">
            <text:p>8.0E7</text:p>
          </table:table-cell>
          <table:table-cell/>
          <table:table-cell office:value-type="string">
            <text:p>PatTrie-Seq-CompressGzip-12000-avg</text:p>
          </table:table-cell>
          <table:table-cell office:value-type="float" office:value="0.57">
            <text:p>0.57</text:p>
          </table:table-cell>
          <table:table-cell office:value-type="float" office:value="1.24">
            <text:p>1.24</text:p>
          </table:table-cell>
          <table:table-cell office:value-type="float" office:value="2.02">
            <text:p>2.02</text:p>
          </table:table-cell>
          <table:table-cell office:value-type="float" office:value="2.67">
            <text:p>2.67</text:p>
          </table:table-cell>
          <table:table-cell office:value-type="float" office:value="3.49">
            <text:p>3.49</text:p>
          </table:table-cell>
          <table:table-cell office:value-type="float" office:value="4.24">
            <text:p>4.24</text:p>
          </table:table-cell>
          <table:table-cell office:value-type="float" office:value="4.89">
            <text:p>4.89</text:p>
          </table:table-cell>
          <table:table-cell office:value-type="float" office:value="5.58">
            <text:p>5.58</text:p>
          </table:table-cell>
        </table:table-row>
        <table:table-row table:style-name="ro2">
          <table:table-cell office:value-type="string">
            <text:p>None-6000</text:p>
          </table:table-cell>
          <table:table-cell office:value-type="float" office:value="0.23">
            <text:p>0.23</text:p>
          </table:table-cell>
          <table:table-cell office:value-type="float" office:value="0.5">
            <text:p>0.5</text:p>
          </table:table-cell>
          <table:table-cell office:value-type="float" office:value="0.82">
            <text:p>0.82</text:p>
          </table:table-cell>
          <table:table-cell office:value-type="float" office:value="1.14">
            <text:p>1.14</text:p>
          </table:table-cell>
          <table:table-cell office:value-type="float" office:value="1.49">
            <text:p>1.49</text:p>
          </table:table-cell>
          <table:table-cell office:value-type="float" office:value="1.85">
            <text:p>1.85</text:p>
          </table:table-cell>
          <table:table-cell office:value-type="float" office:value="2.2">
            <text:p>2.2</text:p>
          </table:table-cell>
          <table:table-cell office:value-type="float" office:value="2.56">
            <text:p>2.56</text:p>
          </table:table-cell>
          <table:table-cell/>
          <table:table-cell office:value-type="string">
            <text:p>PatTrie-Seq-CompressNone-6000-avg</text:p>
          </table:table-cell>
          <table:table-cell office:value-type="float" office:value="12.2">
            <text:p>12.2</text:p>
          </table:table-cell>
          <table:table-cell office:value-type="float" office:value="161.72">
            <text:p>161.72</text:p>
          </table:table-cell>
          <table:table-cell office:value-type="float" office:value="0.08">
            <text:p>0.08</text:p>
          </table:table-cell>
          <table:table-cell office:value-type="float" office:value="500">
            <text:p>500</text:p>
          </table:table-cell>
          <table:table-cell office:value-type="float" office:value="0.07">
            <text:p>0.07</text:p>
          </table:table-cell>
          <table:table-cell office:value-type="float" office:value="0.06">
            <text:p>0.06</text:p>
          </table:table-cell>
          <table:table-cell/>
          <table:table-cell office:value-type="string">
            <text:p>None</text:p>
          </table:table-cell>
          <table:table-cell office:value-type="float" office:value="1.25">
            <text:p>1.25</text:p>
          </table:table-cell>
          <table:table-cell office:value-type="float" office:value="2.53">
            <text:p>2.53</text:p>
          </table:table-cell>
          <table:table-cell office:value-type="float" office:value="3.78">
            <text:p>3.78</text:p>
          </table:table-cell>
          <table:table-cell office:value-type="float" office:value="5.07">
            <text:p>5.07</text:p>
          </table:table-cell>
          <table:table-cell office:value-type="float" office:value="6.21">
            <text:p>6.21</text:p>
          </table:table-cell>
          <table:table-cell office:value-type="float" office:value="7.47">
            <text:p>7.47</text:p>
          </table:table-cell>
          <table:table-cell office:value-type="float" office:value="8.75">
            <text:p>8.75</text:p>
          </table:table-cell>
          <table:table-cell office:value-type="float" office:value="9.99">
            <text:p>9.99</text:p>
          </table:table-cell>
          <table:table-cell/>
          <table:table-cell office:value-type="string">
            <text:p>None</text:p>
          </table:table-cell>
          <table:table-cell office:value-type="float" office:value="9.1">
            <text:p>9.1</text:p>
          </table:table-cell>
          <table:table-cell office:value-type="float" office:value="18.22">
            <text:p>18.22</text:p>
          </table:table-cell>
          <table:table-cell office:value-type="float" office:value="27.24">
            <text:p>27.24</text:p>
          </table:table-cell>
          <table:table-cell office:value-type="float" office:value="36.39">
            <text:p>36.39</text:p>
          </table:table-cell>
          <table:table-cell office:value-type="float" office:value="45.58">
            <text:p>45.58</text:p>
          </table:table-cell>
          <table:table-cell office:value-type="float" office:value="54.7">
            <text:p>54.7</text:p>
          </table:table-cell>
          <table:table-cell office:value-type="float" office:value="63.73">
            <text:p>63.73</text:p>
          </table:table-cell>
          <table:table-cell office:value-type="float" office:value="72.89">
            <text:p>72.89</text:p>
          </table:table-cell>
          <table:table-cell office:value-type="string">
            <text:p>8.0E7</text:p>
          </table:table-cell>
          <table:table-cell/>
          <table:table-cell office:value-type="string">
            <text:p>None</text:p>
          </table:table-cell>
          <table:table-cell office:value-type="float" office:value="0.49">
            <text:p>0.49</text:p>
          </table:table-cell>
          <table:table-cell office:value-type="float" office:value="0.96">
            <text:p>0.96</text:p>
          </table:table-cell>
          <table:table-cell office:value-type="float" office:value="1.41">
            <text:p>1.41</text:p>
          </table:table-cell>
          <table:table-cell office:value-type="float" office:value="1.84">
            <text:p>1.84</text:p>
          </table:table-cell>
          <table:table-cell office:value-type="float" office:value="2.32">
            <text:p>2.32</text:p>
          </table:table-cell>
          <table:table-cell office:value-type="float" office:value="2.76">
            <text:p>2.76</text:p>
          </table:table-cell>
          <table:table-cell office:value-type="float" office:value="3.19">
            <text:p>3.19</text:p>
          </table:table-cell>
          <table:table-cell office:value-type="float" office:value="3.59">
            <text:p>3.59</text:p>
          </table:table-cell>
        </table:table-row>
        <table:table-row table:style-name="ro3">
          <table:table-cell office:value-type="string">
            <text:p>PatTrie-Seq-CompressNone-12000-avg</text:p>
          </table:table-cell>
          <table:table-cell office:value-type="float" office:value="0.28">
            <text:p>0.28</text:p>
          </table:table-cell>
          <table:table-cell office:value-type="float" office:value="0.65">
            <text:p>0.65</text:p>
          </table:table-cell>
          <table:table-cell office:value-type="float" office:value="1.11">
            <text:p>1.11</text:p>
          </table:table-cell>
          <table:table-cell office:value-type="float" office:value="1.54">
            <text:p>1.54</text:p>
          </table:table-cell>
          <table:table-cell office:value-type="float" office:value="2.09">
            <text:p>2.09</text:p>
          </table:table-cell>
          <table:table-cell office:value-type="float" office:value="2.63">
            <text:p>2.63</text:p>
          </table:table-cell>
          <table:table-cell office:value-type="float" office:value="3.12">
            <text:p>3.12</text:p>
          </table:table-cell>
          <table:table-cell office:value-type="float" office:value="3.73">
            <text:p>3.73</text:p>
          </table:table-cell>
          <table:table-cell/>
          <table:table-cell office:value-type="string">
            <text:p>PatTrie-Seq-CompressNone-12000-avg</text:p>
          </table:table-cell>
          <table:table-cell office:value-type="float" office:value="12.13">
            <text:p>12.13</text:p>
          </table:table-cell>
          <table:table-cell office:value-type="float" office:value="161.65">
            <text:p>161.65</text:p>
          </table:table-cell>
          <table:table-cell office:value-type="float" office:value="0.08">
            <text:p>0.08</text:p>
          </table:table-cell>
          <table:table-cell office:value-type="float" office:value="260">
            <text:p>260</text:p>
          </table:table-cell>
          <table:table-cell table:number-columns-repeated="2" office:value-type="float" office:value="0.03">
            <text:p>0.03</text:p>
          </table:table-cell>
          <table:table-cell/>
          <table:table-cell office:value-type="string">
            <text:p>PatTrie-Seq-CompressNone-12000-avg</text:p>
          </table:table-cell>
          <table:table-cell office:value-type="float" office:value="1.56">
            <text:p>1.56</text:p>
          </table:table-cell>
          <table:table-cell office:value-type="float" office:value="3.34">
            <text:p>3.34</text:p>
          </table:table-cell>
          <table:table-cell office:value-type="float" office:value="5.34">
            <text:p>5.34</text:p>
          </table:table-cell>
          <table:table-cell office:value-type="float" office:value="7.15">
            <text:p>7.15</text:p>
          </table:table-cell>
          <table:table-cell office:value-type="float" office:value="8.81">
            <text:p>8.81</text:p>
          </table:table-cell>
          <table:table-cell office:value-type="float" office:value="10.4">
            <text:p>10.4</text:p>
          </table:table-cell>
          <table:table-cell office:value-type="float" office:value="12.23">
            <text:p>12.23</text:p>
          </table:table-cell>
          <table:table-cell office:value-type="float" office:value="14.24">
            <text:p>14.24</text:p>
          </table:table-cell>
          <table:table-cell/>
          <table:table-cell office:value-type="string">
            <text:p>PatTrie-Seq-CompressNone-12000-avg</text:p>
          </table:table-cell>
          <table:table-cell office:value-type="float" office:value="9.3">
            <text:p>9.3</text:p>
          </table:table-cell>
          <table:table-cell office:value-type="float" office:value="18.97">
            <text:p>18.97</text:p>
          </table:table-cell>
          <table:table-cell office:value-type="float" office:value="28.42">
            <text:p>28.42</text:p>
          </table:table-cell>
          <table:table-cell office:value-type="float" office:value="37.99">
            <text:p>37.99</text:p>
          </table:table-cell>
          <table:table-cell office:value-type="float" office:value="47.58">
            <text:p>47.58</text:p>
          </table:table-cell>
          <table:table-cell office:value-type="float" office:value="57.36">
            <text:p>57.36</text:p>
          </table:table-cell>
          <table:table-cell office:value-type="float" office:value="66.82">
            <text:p>66.82</text:p>
          </table:table-cell>
          <table:table-cell office:value-type="float" office:value="76.57">
            <text:p>76.57</text:p>
          </table:table-cell>
          <table:table-cell office:value-type="string">
            <text:p>8.0E7</text:p>
          </table:table-cell>
          <table:table-cell/>
          <table:table-cell office:value-type="string">
            <text:p>PatTrie-Seq-CompressNone-12000-avg</text:p>
          </table:table-cell>
          <table:table-cell office:value-type="float" office:value="0.57">
            <text:p>0.57</text:p>
          </table:table-cell>
          <table:table-cell office:value-type="float" office:value="1.24">
            <text:p>1.24</text:p>
          </table:table-cell>
          <table:table-cell office:value-type="float" office:value="1.99">
            <text:p>1.99</text:p>
          </table:table-cell>
          <table:table-cell office:value-type="float" office:value="2.63">
            <text:p>2.63</text:p>
          </table:table-cell>
          <table:table-cell office:value-type="float" office:value="3.43">
            <text:p>3.43</text:p>
          </table:table-cell>
          <table:table-cell office:value-type="float" office:value="4.17">
            <text:p>4.17</text:p>
          </table:table-cell>
          <table:table-cell office:value-type="float" office:value="4.81">
            <text:p>4.81</text:p>
          </table:table-cell>
          <table:table-cell office:value-type="float" office:value="5.5">
            <text:p>5.5</text:p>
          </table:table-cell>
        </table:table-row>
        <table:table-row table:style-name="ro3">
          <table:table-cell>
            <draw:frame table:end-cell-address="Sheet1.J124" table:end-x="1.724cm" table:end-y="0.411cm" draw:z-index="0" draw:style-name="gr1" draw:text-style-name="P1" svg:width="20.912cm" svg:height="10.839cm" svg:x="2.465cm" svg:y="0.411cm">
              <draw:object draw:notify-on-update-of-ranges="Sheet1.A75:Sheet1.A75 Sheet1.B75:Sheet1.I75 Sheet1.A76:Sheet1.A76 Sheet1.B76:Sheet1.I76 Sheet1.A75:Sheet1.A75 Sheet1.B75:Sheet1.I75 Sheet1.A78:Sheet1.A78 Sheet1.B78:Sheet1.I78 Sheet1.A75:Sheet1.A75 Sheet1.B75:Sheet1.I75 Sheet1.A80:Sheet1.A80 Sheet1.B80:Sheet1.I8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7"/>
          <table:table-cell>
            <draw:frame table:end-cell-address="Sheet1.X120" table:end-x="0.568cm" table:end-y="0.411cm" draw:z-index="3" draw:style-name="gr1" draw:text-style-name="P1" svg:width="15.997cm" svg:height="9.008cm" svg:x="0.155cm" svg:y="0.436cm">
              <draw:object draw:notify-on-update-of-ranges="Sheet1.S75:Sheet1.S75 Sheet1.T75:Sheet1.AA75 Sheet1.S76:Sheet1.S76 Sheet1.T76:Sheet1.AA76 Sheet1.S75:Sheet1.S75 Sheet1.T75:Sheet1.AA75 Sheet1.S78:Sheet1.S78 Sheet1.T78:Sheet1.AA78 Sheet1.S75:Sheet1.S75 Sheet1.T75:Sheet1.AA75 Sheet1.S80:Sheet1.S80 Sheet1.T80:Sheet1.AA8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20"/>
          <table:table-cell>
            <draw:frame table:end-cell-address="Sheet1.AS120" table:end-x="0.791cm" table:end-y="0.355cm" draw:z-index="9" draw:style-name="gr1" draw:text-style-name="P1" svg:width="15.997cm" svg:height="9.008cm" svg:x="0.184cm" svg:y="0.38cm">
              <draw:object draw:notify-on-update-of-ranges="Sheet1.AO75:Sheet1.AV75 Sheet1.AN76:Sheet1.AN76 Sheet1.AO76:Sheet1.AV76 Sheet1.AO75:Sheet1.AV75 Sheet1.AN78:Sheet1.AN78 Sheet1.AO78:Sheet1.AV78 Sheet1.AO75:Sheet1.AV75 Sheet1.AN80:Sheet1.AN80 Sheet1.AO80:Sheet1.AV80" xlink:href="./Object 10" xlink:type="simple" xlink:show="embed" xlink:actuate="onLoad">
                <t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8"/>
        </table:table-row>
        <table:table-row table:style-name="ro3">
          <table:table-cell table:number-columns-repeated="28"/>
          <table:table-cell>
            <draw:frame table:end-cell-address="Sheet1.AH120" table:end-x="0.663cm" table:end-y="0.439cm" draw:z-index="6" draw:style-name="gr1" draw:text-style-name="P1" svg:width="15.997cm" svg:height="9.008cm" svg:x="0.25cm" svg:y="0.012cm">
              <draw:object draw:notify-on-update-of-ranges="Sheet1.AC75:Sheet1.AC75 Sheet1.AD75:Sheet1.AK75 Sheet1.AC76:Sheet1.AC76 Sheet1.AD76:Sheet1.AK76 Sheet1.AC75:Sheet1.AC75 Sheet1.AD75:Sheet1.AK75 Sheet1.AC78:Sheet1.AC78 Sheet1.AD78:Sheet1.AK78 Sheet1.AC75:Sheet1.AC75 Sheet1.AD75:Sheet1.AK75 Sheet1.AC80:Sheet1.AC80 Sheet1.AD80:Sheet1.AK80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9"/>
        </table:table-row>
        <table:table-row table:style-name="ro3" table:number-rows-repeated="19">
          <table:table-cell table:number-columns-repeated="48"/>
        </table:table-row>
        <table:table-row table:style-name="ro3">
          <table:table-cell table:number-columns-repeated="18"/>
          <table:table-cell>
            <draw:frame table:end-cell-address="Sheet1.X141" table:end-x="0.637cm" table:end-y="0.324cm" draw:z-index="4" draw:style-name="gr1" draw:text-style-name="P1" svg:width="15.997cm" svg:height="9.007cm" svg:x="0.224cm" svg:y="0.35cm">
              <draw:object draw:notify-on-update-of-ranges="Sheet1.S75:Sheet1.S75 Sheet1.T75:Sheet1.AA75 Sheet1.S94:Sheet1.S94 Sheet1.T94:Sheet1.AA94 Sheet1.S75:Sheet1.S75 Sheet1.T75:Sheet1.AA75 Sheet1.S96:Sheet1.S96 Sheet1.T96:Sheet1.AA96 Sheet1.S75:Sheet1.S75 Sheet1.T75:Sheet1.AA75 Sheet1.S98:Sheet1.S98 Sheet1.T98:Sheet1.AA98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9"/>
          <table:table-cell>
            <draw:frame table:end-cell-address="Sheet1.AH141" table:end-x="0.663cm" table:end-y="0.099cm" draw:z-index="7" draw:style-name="gr1" draw:text-style-name="P1" svg:width="15.997cm" svg:height="9.007cm" svg:x="0.25cm" svg:y="0.125cm">
              <draw:object draw:notify-on-update-of-ranges="Sheet1.AC75:Sheet1.AC75 Sheet1.AD75:Sheet1.AK75 Sheet1.AC94:Sheet1.AC94 Sheet1.AD94:Sheet1.AK94 Sheet1.AC75:Sheet1.AC75 Sheet1.AD75:Sheet1.AK75 Sheet1.AC96:Sheet1.AC96 Sheet1.AD96:Sheet1.AK96 Sheet1.AC75:Sheet1.AC75 Sheet1.AD75:Sheet1.AK75 Sheet1.AC98:Sheet1.AC98 Sheet1.AD98:Sheet1.AK98"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10"/>
          <table:table-cell>
            <draw:frame table:end-cell-address="Sheet1.AS141" table:end-x="0.791cm" table:end-y="0.255cm" draw:z-index="10" draw:style-name="gr1" draw:text-style-name="P1" svg:width="15.997cm" svg:height="9.007cm" svg:x="0.184cm" svg:y="0.281cm">
              <draw:object draw:notify-on-update-of-ranges="Sheet1.AN75:Sheet1.AN75 Sheet1.AO75:Sheet1.AV75 Sheet1.AN94:Sheet1.AN94 Sheet1.AO94:Sheet1.AV94 Sheet1.AN75:Sheet1.AN75 Sheet1.AO75:Sheet1.AV75 Sheet1.AN96:Sheet1.AN96 Sheet1.AO96:Sheet1.AV96 Sheet1.AN75:Sheet1.AN75 Sheet1.AO75:Sheet1.AV75 Sheet1.AN98:Sheet1.AN98 Sheet1.AO98:Sheet1.AV98" xlink:href="./Object 11" xlink:type="simple" xlink:show="embed" xlink:actuate="onLoad">
                <t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8"/>
        </table:table-row>
        <table:table-row table:style-name="ro3" table:number-rows-repeated="3">
          <table:table-cell table:number-columns-repeated="48"/>
        </table:table-row>
        <table:table-row table:style-name="ro3">
          <table:table-cell>
            <draw:frame table:end-cell-address="Sheet1.J150" table:end-x="1.646cm" table:end-y="0.255cm" draw:z-index="1" draw:style-name="gr1" draw:text-style-name="P1" svg:width="20.746cm" svg:height="11.21cm" svg:x="2.553cm" svg:y="0.335cm">
              <draw:object draw:notify-on-update-of-ranges="Sheet1.A75:Sheet1.A75 Sheet1.B75:Sheet1.I75 Sheet1.A94:Sheet1.A94 Sheet1.B94:Sheet1.I94 Sheet1.A75:Sheet1.A75 Sheet1.B75:Sheet1.I75 Sheet1.A96:Sheet1.A96 Sheet1.B96:Sheet1.I96 Sheet1.A75:Sheet1.A75 Sheet1.B75:Sheet1.I75 Sheet1.A98:Sheet1.A98 Sheet1.B98:Sheet1.I98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47"/>
        </table:table-row>
        <table:table-row table:style-name="ro3" table:number-rows-repeated="15">
          <table:table-cell table:number-columns-repeated="48"/>
        </table:table-row>
        <table:table-row table:style-name="ro3">
          <table:table-cell table:number-columns-repeated="28"/>
          <table:table-cell>
            <draw:frame table:end-cell-address="Sheet1.AH161" table:end-x="0.733cm" table:end-y="0.382cm" draw:z-index="8" draw:style-name="gr1" draw:text-style-name="P1" svg:width="15.997cm" svg:height="9.008cm" svg:x="0.32cm" svg:y="0.406cm">
              <draw:object draw:notify-on-update-of-ranges="Sheet1.AC75:Sheet1.AC75 Sheet1.AD75:Sheet1.AK75 Sheet1.AC88:Sheet1.AC88 Sheet1.AD88:Sheet1.AK88 Sheet1.AC75:Sheet1.AC75 Sheet1.AD75:Sheet1.AK75 Sheet1.AC90:Sheet1.AC90 Sheet1.AD90:Sheet1.AK90 Sheet1.AC75:Sheet1.AC75 Sheet1.AD75:Sheet1.AK75 Sheet1.AC92:Sheet1.AC92 Sheet1.AD92:Sheet1.AK92" xlink:href="./Object 9" xlink:type="simple" xlink:show="embed" xlink:actuate="onLoad">
                <t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19"/>
        </table:table-row>
        <table:table-row table:style-name="ro3">
          <table:table-cell table:number-columns-repeated="18"/>
          <table:table-cell>
            <draw:frame table:end-cell-address="Sheet1.X162" table:end-x="0.672cm" table:end-y="0.34cm" draw:z-index="5" draw:style-name="gr1" draw:text-style-name="P1" svg:width="15.997cm" svg:height="9.007cm" svg:x="0.259cm" svg:y="0.366cm">
              <draw:object draw:notify-on-update-of-ranges="Sheet1.S75:Sheet1.S75 Sheet1.T75:Sheet1.AA75 Sheet1.S88:Sheet1.S88 Sheet1.T88:Sheet1.AA88 Sheet1.S75:Sheet1.S75 Sheet1.T75:Sheet1.AA75 Sheet1.S90:Sheet1.S90 Sheet1.T90:Sheet1.AA90 Sheet1.S75:Sheet1.S75 Sheet1.T75:Sheet1.AA75 Sheet1.S92:Sheet1.S92 Sheet1.T92:Sheet1.AA92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20"/>
          <table:table-cell>
            <draw:frame table:end-cell-address="Sheet1.AS162" table:end-x="0.721cm" table:end-y="0.067cm" draw:z-index="11" draw:style-name="gr1" draw:text-style-name="P1" svg:width="15.997cm" svg:height="9.007cm" svg:x="0.114cm" svg:y="0.093cm">
              <draw:object draw:notify-on-update-of-ranges="Sheet1.AN75:Sheet1.AN75 Sheet1.AO75:Sheet1.AV75 Sheet1.AN88:Sheet1.AN88 Sheet1.AO88:Sheet1.AV88 Sheet1.AN75:Sheet1.AN75 Sheet1.AO75:Sheet1.AV75 Sheet1.AN90:Sheet1.AN90 Sheet1.AO90:Sheet1.AV90 Sheet1.AN75:Sheet1.AN75 Sheet1.AO75:Sheet1.AV75 Sheet1.AN92:Sheet1.AN92 Sheet1.AO92:Sheet1.AV92" xlink:href="./Object 12" xlink:type="simple" xlink:show="embed" xlink:actuate="onLoad">
                <t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8"/>
        </table:table-row>
        <table:table-row table:style-name="ro3" table:number-rows-repeated="8">
          <table:table-cell table:number-columns-repeated="48"/>
        </table:table-row>
        <table:table-row table:style-name="ro3">
          <table:table-cell>
            <draw:frame table:end-cell-address="Sheet1.J176" table:end-x="1.855cm" table:end-y="0.362cm" draw:z-index="2" draw:style-name="gr1" draw:text-style-name="P1" svg:width="20.795cm" svg:height="11.381cm" svg:x="2.713cm" svg:y="0.272cm">
              <draw:object draw:notify-on-update-of-ranges="Sheet1.A75:Sheet1.A75 Sheet1.B75:Sheet1.I75 Sheet1.A88:Sheet1.A88 Sheet1.B88:Sheet1.I88 Sheet1.A75:Sheet1.A75 Sheet1.B75:Sheet1.I75 Sheet1.A90:Sheet1.A90 Sheet1.B90:Sheet1.I90 Sheet1.A75:Sheet1.A75 Sheet1.B75:Sheet1.I75 Sheet1.A92:Sheet1.A92 Sheet1.B92:Sheet1.I92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4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2">2016-08-02</text:date>, <text:time>02:24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dc:date>2016-08-02T02:24:36.22</dc:date>
    <dc:creator>Cory Fraser</dc:creator>
    <meta:editing-duration>PT12H56M7S</meta:editing-duration>
    <meta:editing-cycles>7</meta:editing-cycles>
    <meta:document-statistic meta:table-count="1" meta:cell-count="4312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10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913cm" svg:height="10.84cm" xlink:href=".." xlink:type="simple" chart:class="chart:scatter" chart:style-name="ch1">
        <chart:title svg:x="5.703cm" svg:y="0.352cm" chart:style-name="ch2">
          <text:p>B+ Tree 15000 Block Size, Sequential Insertions</text:p>
        </chart:title>
        <chart:legend chart:legend-position="end" svg:x="17.373cm" svg:y="4.584cm" style:legend-expansion="high" chart:style-name="ch3"/>
        <chart:plot-area chart:style-name="ch4" table:cell-range-address="Sheet1.A75:Sheet1.I76 Sheet1.A78:Sheet1.I78 Sheet1.A80:Sheet1.I80" chart:data-source-has-labels="column" svg:x="1.454cm" svg:y="0.998cm" svg:width="16.372cm" svg:height="8.615cm">
          <chartooo:coordinate-region svg:x="2.181cm" svg:y="1.21cm" svg:width="14.995cm" svg:height="7.73cm"/>
          <chart:axis chart:dimension="x" chart:name="primary-x" chart:style-name="ch5">
            <chart:title svg:x="8.101cm" svg:y="9.83cm" chart:style-name="ch6">
              <text:p>Insertion Operations</text:p>
            </chart:title>
          </chart:axis>
          <chart:axis chart:dimension="y" chart:name="primary-y" chart:style-name="ch5">
            <chart:title svg:x="0.401cm" svg:y="5.991cm" chart:style-name="ch7">
              <text:p>Time (s)</text:p>
            </chart:title>
            <chart:grid chart:style-name="ch8" chart:class="major"/>
          </chart:axis>
          <chart:series chart:style-name="ch9" chart:values-cell-range-address="Sheet1.B76:Sheet1.I76" chart:label-cell-address="Sheet1.A76:Sheet1.A76" chart:class="chart:scatter">
            <chart:domain table:cell-range-address="Sheet1.B75:Sheet1.I75"/>
            <chart:data-point chart:repeated="8"/>
          </chart:series>
          <chart:series chart:style-name="ch10" chart:values-cell-range-address="Sheet1.B78:Sheet1.I78" chart:label-cell-address="Sheet1.A78:Sheet1.A78" chart:class="chart:scatter">
            <chart:data-point chart:repeated="8"/>
          </chart:series>
          <chart:series chart:style-name="ch11" chart:values-cell-range-address="Sheet1.B80:Sheet1.I80" chart:label-cell-address="Sheet1.A80:Sheet1.A80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75</text:p>
                <draw:g>
                  <svg:desc/>
                </draw:g>
              </table:table-cell>
              <table:table-cell office:value-type="float" office:value="125000">
                <text:p>125000</text:p>
                <draw:g>
                  <svg:desc>Sheet1.B75:Sheet1.I75</svg:desc>
                </draw:g>
              </table:table-cell>
              <table:table-cell office:value-type="float" office:value="250000">
                <text:p>250000</text:p>
              </table:table-cell>
              <table:table-cell office:value-type="float" office:value="375000">
                <text:p>375000</text:p>
              </table:table-cell>
              <table:table-cell office:value-type="float" office:value="500000">
                <text:p>500000</text:p>
              </table:table-cell>
              <table:table-cell office:value-type="float" office:value="625000">
                <text:p>625000</text:p>
              </table:table-cell>
              <table:table-cell office:value-type="float" office:value="750000">
                <text:p>750000</text:p>
              </table:table-cell>
              <table:table-cell office:value-type="float" office:value="875000">
                <text:p>875000</text:p>
              </table:table-cell>
              <table:table-cell office:value-type="float" office:value="1000000">
                <text:p>1000000</text:p>
              </table:table-cell>
            </table:table-row>
            <table:table-row>
              <table:table-cell office:value-type="string">
                <text:p>Snappy-15000</text:p>
                <draw:g>
                  <svg:desc>Sheet1.A76:Sheet1.A76</svg:desc>
                </draw:g>
              </table:table-cell>
              <table:table-cell office:value-type="float" office:value="0.1">
                <text:p>0.1</text:p>
                <draw:g>
                  <svg:desc>Sheet1.B76:Sheet1.I76</svg:desc>
                </draw:g>
              </table:table-cell>
              <table:table-cell office:value-type="float" office:value="0.19">
                <text:p>0.19</text:p>
              </table:table-cell>
              <table:table-cell office:value-type="float" office:value="0.35">
                <text:p>0.35</text:p>
              </table:table-cell>
              <table:table-cell office:value-type="float" office:value="0.5">
                <text:p>0.5</text:p>
              </table:table-cell>
              <table:table-cell office:value-type="float" office:value="0.66">
                <text:p>0.66</text:p>
              </table:table-cell>
              <table:table-cell office:value-type="float" office:value="0.82">
                <text:p>0.82</text:p>
              </table:table-cell>
              <table:table-cell office:value-type="float" office:value="0.97">
                <text:p>0.9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Gzip-15000</text:p>
                <draw:g>
                  <svg:desc>Sheet1.A78:Sheet1.A78</svg:desc>
                </draw:g>
              </table:table-cell>
              <table:table-cell office:value-type="float" office:value="0.09">
                <text:p>0.09</text:p>
                <draw:g>
                  <svg:desc>Sheet1.B78:Sheet1.I78</svg:desc>
                </draw:g>
              </table:table-cell>
              <table:table-cell office:value-type="float" office:value="0.19">
                <text:p>0.19</text:p>
              </table:table-cell>
              <table:table-cell office:value-type="float" office:value="0.45">
                <text:p>0.45</text:p>
              </table:table-cell>
              <table:table-cell office:value-type="float" office:value="0.73">
                <text:p>0.73</text:p>
              </table:table-cell>
              <table:table-cell office:value-type="float" office:value="0.99">
                <text:p>0.99</text:p>
              </table:table-cell>
              <table:table-cell office:value-type="float" office:value="1.27">
                <text:p>1.27</text:p>
              </table:table-cell>
              <table:table-cell office:value-type="float" office:value="1.54">
                <text:p>1.54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None-15000</text:p>
                <draw:g>
                  <svg:desc>Sheet1.A80:Sheet1.A80</svg:desc>
                </draw:g>
              </table:table-cell>
              <table:table-cell office:value-type="float" office:value="0.09">
                <text:p>0.09</text:p>
                <draw:g>
                  <svg:desc>Sheet1.B80:Sheet1.I80</svg:desc>
                </draw:g>
              </table:table-cell>
              <table:table-cell office:value-type="float" office:value="0.18">
                <text:p>0.18</text:p>
              </table:table-cell>
              <table:table-cell office:value-type="float" office:value="0.32">
                <text:p>0.32</text:p>
              </table:table-cell>
              <table:table-cell office:value-type="float" office:value="0.46">
                <text:p>0.46</text:p>
              </table:table-cell>
              <table:table-cell office:value-type="float" office:value="0.6">
                <text:p>0.6</text:p>
              </table:table-cell>
              <table:table-cell office:value-type="float" office:value="0.75">
                <text:p>0.75</text:p>
              </table:table-cell>
              <table:table-cell office:value-type="float" office:value="0.89">
                <text:p>0.89</text:p>
              </table:table-cell>
              <table:table-cell office:value-type="float" office:value="1.04">
                <text:p>1.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9cm" xlink:href=".." xlink:type="simple" chart:class="chart:scatter" chart:style-name="ch1">
        <chart:title svg:x="3.272cm" svg:y="0.316cm" chart:style-name="ch2">
          <text:p>B+ Tree 15000 Block Size, Sequential Removals</text:p>
        </chart:title>
        <chart:legend chart:legend-position="end" svg:x="13.49cm" svg:y="3.668cm" style:legend-expansion="high" chart:style-name="ch3"/>
        <chart:plot-area chart:style-name="ch4" table:cell-range-address="Sheet1.AO75:Sheet1.AV76 Sheet1.AN76:Sheet1.AN76 Sheet1.AN78:Sheet1.AV78 Sheet1.AN80:Sheet1.AV80" chart:data-source-has-labels="column" svg:x="1.357cm" svg:y="1.635cm" svg:width="11.495cm" svg:height="6.186cm">
          <chartooo:coordinate-region svg:x="2.084cm" svg:y="1.847cm" svg:width="10.211cm" svg:height="5.301cm"/>
          <chart:axis chart:dimension="x" chart:name="primary-x" chart:style-name="ch5">
            <chart:title svg:x="5.592cm" svg:y="8.002cm" chart:style-name="ch6">
              <text:p>Remove Operations</text:p>
            </chart:title>
          </chart:axis>
          <chart:axis chart:dimension="y" chart:name="primary-y" chart:style-name="ch5">
            <chart:title svg:x="0.451cm" svg:y="5.394cm" chart:style-name="ch7">
              <text:p>Time (s)</text:p>
            </chart:title>
            <chart:grid chart:style-name="ch8" chart:class="major"/>
          </chart:axis>
          <chart:series chart:style-name="ch9" chart:values-cell-range-address="Sheet1.AO76:Sheet1.AV76" chart:label-cell-address="Sheet1.AN76:Sheet1.AN76" chart:class="chart:scatter">
            <chart:domain table:cell-range-address="Sheet1.AO75:Sheet1.AV75"/>
            <chart:data-point chart:repeated="8"/>
          </chart:series>
          <chart:series chart:style-name="ch10" chart:values-cell-range-address="Sheet1.AO78:Sheet1.AV78" chart:label-cell-address="Sheet1.AN78:Sheet1.AN78" chart:class="chart:scatter">
            <chart:data-point chart:repeated="8"/>
          </chart:series>
          <chart:series chart:style-name="ch11" chart:values-cell-range-address="Sheet1.AO80:Sheet1.AV80" chart:label-cell-address="Sheet1.AN80:Sheet1.AN80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75</text:p>
                <draw:g>
                  <svg:desc/>
                </draw:g>
              </table:table-cell>
              <table:table-cell office:value-type="float" office:value="93750">
                <text:p>93750</text:p>
                <draw:g>
                  <svg:desc>Sheet1.AO75:Sheet1.AV75</svg:desc>
                </draw:g>
              </table:table-cell>
              <table:table-cell office:value-type="float" office:value="187500">
                <text:p>187500</text:p>
              </table:table-cell>
              <table:table-cell office:value-type="float" office:value="281250">
                <text:p>281250</text:p>
              </table:table-cell>
              <table:table-cell office:value-type="float" office:value="375000">
                <text:p>375000</text:p>
              </table:table-cell>
              <table:table-cell office:value-type="float" office:value="468750">
                <text:p>468750</text:p>
              </table:table-cell>
              <table:table-cell office:value-type="float" office:value="562500">
                <text:p>562500</text:p>
              </table:table-cell>
              <table:table-cell office:value-type="float" office:value="656250">
                <text:p>656250</text:p>
              </table:table-cell>
              <table:table-cell office:value-type="float" office:value="750000">
                <text:p>750000</text:p>
              </table:table-cell>
            </table:table-row>
            <table:table-row>
              <table:table-cell office:value-type="string">
                <text:p>Snappy</text:p>
                <draw:g>
                  <svg:desc>Sheet1.AN76:Sheet1.AN76</svg:desc>
                </draw:g>
              </table:table-cell>
              <table:table-cell office:value-type="float" office:value="0.23">
                <text:p>0.23</text:p>
                <draw:g>
                  <svg:desc>Sheet1.AO76:Sheet1.AV76</svg:desc>
                </draw:g>
              </table:table-cell>
              <table:table-cell office:value-type="float" office:value="0.48">
                <text:p>0.48</text:p>
              </table:table-cell>
              <table:table-cell office:value-type="float" office:value="0.72">
                <text:p>0.72</text:p>
              </table:table-cell>
              <table:table-cell office:value-type="float" office:value="0.95">
                <text:p>0.95</text:p>
              </table:table-cell>
              <table:table-cell office:value-type="float" office:value="1.18">
                <text:p>1.18</text:p>
              </table:table-cell>
              <table:table-cell office:value-type="float" office:value="1.39">
                <text:p>1.39</text:p>
              </table:table-cell>
              <table:table-cell office:value-type="float" office:value="1.59">
                <text:p>1.59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Gzip</text:p>
                <draw:g>
                  <svg:desc>Sheet1.AN78:Sheet1.AN78</svg:desc>
                </draw:g>
              </table:table-cell>
              <table:table-cell office:value-type="float" office:value="0.34">
                <text:p>0.34</text:p>
                <draw:g>
                  <svg:desc>Sheet1.AO78:Sheet1.AV78</svg:desc>
                </draw:g>
              </table:table-cell>
              <table:table-cell office:value-type="float" office:value="0.69">
                <text:p>0.69</text:p>
              </table:table-cell>
              <table:table-cell office:value-type="float" office:value="1.02">
                <text:p>1.02</text:p>
              </table:table-cell>
              <table:table-cell office:value-type="float" office:value="1.35">
                <text:p>1.35</text:p>
              </table:table-cell>
              <table:table-cell office:value-type="float" office:value="1.69">
                <text:p>1.69</text:p>
              </table:table-cell>
              <table:table-cell office:value-type="float" office:value="1.94">
                <text:p>1.94</text:p>
              </table:table-cell>
              <table:table-cell office:value-type="float" office:value="2.17">
                <text:p>2.17</text:p>
              </table:table-cell>
              <table:table-cell office:value-type="float" office:value="2.41">
                <text:p>2.41</text:p>
              </table:table-cell>
            </table:table-row>
            <table:table-row>
              <table:table-cell office:value-type="string">
                <text:p>None</text:p>
                <draw:g>
                  <svg:desc>Sheet1.AN80:Sheet1.AN80</svg:desc>
                </draw:g>
              </table:table-cell>
              <table:table-cell office:value-type="float" office:value="0.22">
                <text:p>0.22</text:p>
                <draw:g>
                  <svg:desc>Sheet1.AO80:Sheet1.AV80</svg:desc>
                </draw:g>
              </table:table-cell>
              <table:table-cell office:value-type="float" office:value="0.44">
                <text:p>0.44</text:p>
              </table:table-cell>
              <table:table-cell office:value-type="float" office:value="0.66">
                <text:p>0.66</text:p>
              </table:table-cell>
              <table:table-cell office:value-type="float" office:value="0.88">
                <text:p>0.88</text:p>
              </table:table-cell>
              <table:table-cell office:value-type="float" office:value="1.1">
                <text:p>1.1</text:p>
              </table:table-cell>
              <table:table-cell office:value-type="float" office:value="1.3">
                <text:p>1.3</text:p>
              </table:table-cell>
              <table:table-cell office:value-type="float" office:value="1.49">
                <text:p>1.49</text:p>
              </table:table-cell>
              <table:table-cell office:value-type="float" office:value="1.69">
                <text:p>1.6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8cm" xlink:href=".." xlink:type="simple" chart:class="chart:scatter" chart:style-name="ch1">
        <chart:title svg:x="2.994cm" svg:y="0.316cm" chart:style-name="ch2">
          <text:p>Patricia Trie 6000 Block Size, Sequential Removals</text:p>
        </chart:title>
        <chart:legend chart:legend-position="end" svg:x="13.49cm" svg:y="3.668cm" style:legend-expansion="high" chart:style-name="ch3"/>
        <chart:plot-area chart:style-name="ch4" table:cell-range-address="Sheet1.AN75:Sheet1.AV75 Sheet1.AN94:Sheet1.AV94 Sheet1.AN96:Sheet1.AV96 Sheet1.AN98:Sheet1.AV98" chart:data-source-has-labels="column" svg:x="1.357cm" svg:y="1.635cm" svg:width="11.495cm" svg:height="6.185cm">
          <chartooo:coordinate-region svg:x="2.084cm" svg:y="1.847cm" svg:width="10.211cm" svg:height="5.3cm"/>
          <chart:axis chart:dimension="x" chart:name="primary-x" chart:style-name="ch5">
            <chart:title svg:x="5.592cm" svg:y="8.001cm" chart:style-name="ch6">
              <text:p>Remove Operations</text:p>
            </chart:title>
          </chart:axis>
          <chart:axis chart:dimension="y" chart:name="primary-y" chart:style-name="ch5">
            <chart:title svg:x="0.451cm" svg:y="5.393cm" chart:style-name="ch7">
              <text:p>Time (s)</text:p>
            </chart:title>
            <chart:grid chart:style-name="ch8" chart:class="major"/>
          </chart:axis>
          <chart:series chart:style-name="ch9" chart:values-cell-range-address="Sheet1.AO94:Sheet1.AV94" chart:label-cell-address="Sheet1.AN94:Sheet1.AN94" chart:class="chart:scatter">
            <chart:domain table:cell-range-address="Sheet1.AO75:Sheet1.AV75"/>
            <chart:data-point chart:repeated="8"/>
          </chart:series>
          <chart:series chart:style-name="ch10" chart:values-cell-range-address="Sheet1.AO96:Sheet1.AV96" chart:label-cell-address="Sheet1.AN96:Sheet1.AN96" chart:class="chart:scatter">
            <chart:data-point chart:repeated="8"/>
          </chart:series>
          <chart:series chart:style-name="ch11" chart:values-cell-range-address="Sheet1.AO98:Sheet1.AV98" chart:label-cell-address="Sheet1.AN98:Sheet1.AN98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75</text:p>
                <draw:g>
                  <svg:desc/>
                </draw:g>
              </table:table-cell>
              <table:table-cell office:value-type="float" office:value="93750">
                <text:p>93750</text:p>
                <draw:g>
                  <svg:desc>Sheet1.AO75:Sheet1.AV75</svg:desc>
                </draw:g>
              </table:table-cell>
              <table:table-cell office:value-type="float" office:value="187500">
                <text:p>187500</text:p>
              </table:table-cell>
              <table:table-cell office:value-type="float" office:value="281250">
                <text:p>281250</text:p>
              </table:table-cell>
              <table:table-cell office:value-type="float" office:value="375000">
                <text:p>375000</text:p>
              </table:table-cell>
              <table:table-cell office:value-type="float" office:value="468750">
                <text:p>468750</text:p>
              </table:table-cell>
              <table:table-cell office:value-type="float" office:value="562500">
                <text:p>562500</text:p>
              </table:table-cell>
              <table:table-cell office:value-type="float" office:value="656250">
                <text:p>656250</text:p>
              </table:table-cell>
              <table:table-cell office:value-type="float" office:value="750000">
                <text:p>750000</text:p>
              </table:table-cell>
            </table:table-row>
            <table:table-row>
              <table:table-cell office:value-type="string">
                <text:p>Snappy</text:p>
                <draw:g>
                  <svg:desc>Sheet1.AN94:Sheet1.AN94</svg:desc>
                </draw:g>
              </table:table-cell>
              <table:table-cell office:value-type="float" office:value="0.49">
                <text:p>0.49</text:p>
                <draw:g>
                  <svg:desc>Sheet1.AO94:Sheet1.AV94</svg:desc>
                </draw:g>
              </table:table-cell>
              <table:table-cell office:value-type="float" office:value="0.94">
                <text:p>0.94</text:p>
              </table:table-cell>
              <table:table-cell office:value-type="float" office:value="1.39">
                <text:p>1.39</text:p>
              </table:table-cell>
              <table:table-cell office:value-type="float" office:value="1.82">
                <text:p>1.82</text:p>
              </table:table-cell>
              <table:table-cell office:value-type="float" office:value="2.27">
                <text:p>2.27</text:p>
              </table:table-cell>
              <table:table-cell office:value-type="float" office:value="2.7">
                <text:p>2.7</text:p>
              </table:table-cell>
              <table:table-cell office:value-type="float" office:value="3.13">
                <text:p>3.13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Gzip</text:p>
                <draw:g>
                  <svg:desc>Sheet1.AN96:Sheet1.AN96</svg:desc>
                </draw:g>
              </table:table-cell>
              <table:table-cell office:value-type="float" office:value="0.49">
                <text:p>0.49</text:p>
                <draw:g>
                  <svg:desc>Sheet1.AO96:Sheet1.AV96</svg:desc>
                </draw:g>
              </table:table-cell>
              <table:table-cell office:value-type="float" office:value="0.95">
                <text:p>0.95</text:p>
              </table:table-cell>
              <table:table-cell office:value-type="float" office:value="1.41">
                <text:p>1.41</text:p>
              </table:table-cell>
              <table:table-cell office:value-type="float" office:value="1.84">
                <text:p>1.84</text:p>
              </table:table-cell>
              <table:table-cell office:value-type="float" office:value="2.3">
                <text:p>2.3</text:p>
              </table:table-cell>
              <table:table-cell office:value-type="float" office:value="2.73">
                <text:p>2.73</text:p>
              </table:table-cell>
              <table:table-cell office:value-type="float" office:value="3.15">
                <text:p>3.15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None</text:p>
                <draw:g>
                  <svg:desc>Sheet1.AN98:Sheet1.AN98</svg:desc>
                </draw:g>
              </table:table-cell>
              <table:table-cell office:value-type="float" office:value="0.49">
                <text:p>0.49</text:p>
                <draw:g>
                  <svg:desc>Sheet1.AO98:Sheet1.AV98</svg:desc>
                </draw:g>
              </table:table-cell>
              <table:table-cell office:value-type="float" office:value="0.96">
                <text:p>0.96</text:p>
              </table:table-cell>
              <table:table-cell office:value-type="float" office:value="1.41">
                <text:p>1.41</text:p>
              </table:table-cell>
              <table:table-cell office:value-type="float" office:value="1.84">
                <text:p>1.84</text:p>
              </table:table-cell>
              <table:table-cell office:value-type="float" office:value="2.32">
                <text:p>2.32</text:p>
              </table:table-cell>
              <table:table-cell office:value-type="float" office:value="2.76">
                <text:p>2.76</text:p>
              </table:table-cell>
              <table:table-cell office:value-type="float" office:value="3.19">
                <text:p>3.19</text:p>
              </table:table-cell>
              <table:table-cell office:value-type="float" office:value="3.59">
                <text:p>3.5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8cm" xlink:href=".." xlink:type="simple" chart:class="chart:scatter" chart:style-name="ch1">
        <chart:title svg:x="3.841cm" svg:y="0.316cm" chart:style-name="ch2">
          <text:p>B+ Tree 70 Block Size, Random Removals</text:p>
        </chart:title>
        <chart:legend chart:legend-position="end" svg:x="13.49cm" svg:y="3.668cm" style:legend-expansion="high" chart:style-name="ch3"/>
        <chart:plot-area chart:style-name="ch4" table:cell-range-address="Sheet1.AN75:Sheet1.AV75 Sheet1.AN88:Sheet1.AV88 Sheet1.AN90:Sheet1.AV90 Sheet1.AN92:Sheet1.AV92" chart:data-source-has-labels="column" svg:x="1.357cm" svg:y="1.635cm" svg:width="11.495cm" svg:height="6.185cm">
          <chartooo:coordinate-region svg:x="2.164cm" svg:y="1.847cm" svg:width="10.131cm" svg:height="5.3cm"/>
          <chart:axis chart:dimension="x" chart:name="primary-x" chart:style-name="ch5">
            <chart:title svg:x="5.592cm" svg:y="8.001cm" chart:style-name="ch6">
              <text:p>Remove Operations</text:p>
            </chart:title>
          </chart:axis>
          <chart:axis chart:dimension="y" chart:name="primary-y" chart:style-name="ch5">
            <chart:title svg:x="0.451cm" svg:y="5.393cm" chart:style-name="ch7">
              <text:p>Time (s)</text:p>
            </chart:title>
            <chart:grid chart:style-name="ch8" chart:class="major"/>
          </chart:axis>
          <chart:series chart:style-name="ch9" chart:values-cell-range-address="Sheet1.AO88:Sheet1.AV88" chart:label-cell-address="Sheet1.AN88:Sheet1.AN88" chart:class="chart:scatter">
            <chart:domain table:cell-range-address="Sheet1.AO75:Sheet1.AV75"/>
            <chart:data-point chart:repeated="8"/>
          </chart:series>
          <chart:series chart:style-name="ch10" chart:values-cell-range-address="Sheet1.AO90:Sheet1.AV90" chart:label-cell-address="Sheet1.AN90:Sheet1.AN90" chart:class="chart:scatter">
            <chart:data-point chart:repeated="8"/>
          </chart:series>
          <chart:series chart:style-name="ch11" chart:values-cell-range-address="Sheet1.AO92:Sheet1.AV92" chart:label-cell-address="Sheet1.AN92:Sheet1.AN92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75</text:p>
                <draw:g>
                  <svg:desc/>
                </draw:g>
              </table:table-cell>
              <table:table-cell office:value-type="float" office:value="93750">
                <text:p>93750</text:p>
                <draw:g>
                  <svg:desc>Sheet1.AO75:Sheet1.AV75</svg:desc>
                </draw:g>
              </table:table-cell>
              <table:table-cell office:value-type="float" office:value="187500">
                <text:p>187500</text:p>
              </table:table-cell>
              <table:table-cell office:value-type="float" office:value="281250">
                <text:p>281250</text:p>
              </table:table-cell>
              <table:table-cell office:value-type="float" office:value="375000">
                <text:p>375000</text:p>
              </table:table-cell>
              <table:table-cell office:value-type="float" office:value="468750">
                <text:p>468750</text:p>
              </table:table-cell>
              <table:table-cell office:value-type="float" office:value="562500">
                <text:p>562500</text:p>
              </table:table-cell>
              <table:table-cell office:value-type="float" office:value="656250">
                <text:p>656250</text:p>
              </table:table-cell>
              <table:table-cell office:value-type="float" office:value="750000">
                <text:p>750000</text:p>
              </table:table-cell>
            </table:table-row>
            <table:table-row>
              <table:table-cell office:value-type="string">
                <text:p>Snappy</text:p>
                <draw:g>
                  <svg:desc>Sheet1.AN88:Sheet1.AN88</svg:desc>
                </draw:g>
              </table:table-cell>
              <table:table-cell office:value-type="float" office:value="20.86">
                <text:p>20.86</text:p>
                <draw:g>
                  <svg:desc>Sheet1.AO88:Sheet1.AV88</svg:desc>
                </draw:g>
              </table:table-cell>
              <table:table-cell office:value-type="float" office:value="43.95">
                <text:p>43.95</text:p>
              </table:table-cell>
              <table:table-cell office:value-type="float" office:value="65.32">
                <text:p>65.32</text:p>
              </table:table-cell>
              <table:table-cell office:value-type="float" office:value="82.26">
                <text:p>82.26</text:p>
              </table:table-cell>
              <table:table-cell office:value-type="float" office:value="94.97">
                <text:p>94.97</text:p>
              </table:table-cell>
              <table:table-cell office:value-type="float" office:value="97.98">
                <text:p>97.98</text:p>
              </table:table-cell>
              <table:table-cell office:value-type="float" office:value="98.26">
                <text:p>98.26</text:p>
              </table:table-cell>
              <table:table-cell office:value-type="float" office:value="100.04">
                <text:p>100.04</text:p>
              </table:table-cell>
            </table:table-row>
            <table:table-row>
              <table:table-cell office:value-type="string">
                <text:p>Gzip</text:p>
                <draw:g>
                  <svg:desc>Sheet1.AN90:Sheet1.AN90</svg:desc>
                </draw:g>
              </table:table-cell>
              <table:table-cell office:value-type="float" office:value="29.31">
                <text:p>29.31</text:p>
                <draw:g>
                  <svg:desc>Sheet1.AO90:Sheet1.AV90</svg:desc>
                </draw:g>
              </table:table-cell>
              <table:table-cell office:value-type="float" office:value="60.9">
                <text:p>60.9</text:p>
              </table:table-cell>
              <table:table-cell office:value-type="float" office:value="88.9">
                <text:p>88.9</text:p>
              </table:table-cell>
              <table:table-cell office:value-type="float" office:value="109.64">
                <text:p>109.64</text:p>
              </table:table-cell>
              <table:table-cell office:value-type="float" office:value="123.29">
                <text:p>123.29</text:p>
              </table:table-cell>
              <table:table-cell office:value-type="float" office:value="127.63">
                <text:p>127.63</text:p>
              </table:table-cell>
              <table:table-cell office:value-type="float" office:value="127.99">
                <text:p>127.99</text:p>
              </table:table-cell>
              <table:table-cell office:value-type="float" office:value="128.76">
                <text:p>128.76</text:p>
              </table:table-cell>
            </table:table-row>
            <table:table-row>
              <table:table-cell office:value-type="string">
                <text:p>None</text:p>
                <draw:g>
                  <svg:desc>Sheet1.AN92:Sheet1.AN92</svg:desc>
                </draw:g>
              </table:table-cell>
              <table:table-cell office:value-type="float" office:value="18.44">
                <text:p>18.44</text:p>
                <draw:g>
                  <svg:desc>Sheet1.AO92:Sheet1.AV92</svg:desc>
                </draw:g>
              </table:table-cell>
              <table:table-cell office:value-type="float" office:value="40.4">
                <text:p>40.4</text:p>
              </table:table-cell>
              <table:table-cell office:value-type="float" office:value="61.54">
                <text:p>61.54</text:p>
              </table:table-cell>
              <table:table-cell office:value-type="float" office:value="77.73">
                <text:p>77.73</text:p>
              </table:table-cell>
              <table:table-cell office:value-type="float" office:value="89.94">
                <text:p>89.94</text:p>
              </table:table-cell>
              <table:table-cell office:value-type="float" office:value="93.99">
                <text:p>93.99</text:p>
              </table:table-cell>
              <table:table-cell office:value-type="float" office:value="94.32">
                <text:p>94.32</text:p>
              </table:table-cell>
              <table:table-cell office:value-type="float" office:value="95.34">
                <text:p>95.34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747cm" svg:height="11.211cm" xlink:href=".." xlink:type="simple" chart:class="chart:scatter" chart:style-name="ch1">
        <chart:title svg:x="5.342cm" svg:y="0.36cm" chart:style-name="ch2">
          <text:p>Patricia Trie 6000 Block Size, Sequential Insertions</text:p>
        </chart:title>
        <chart:legend chart:legend-position="end" svg:x="17.392cm" svg:y="4.769cm" style:legend-expansion="high" chart:style-name="ch3"/>
        <chart:plot-area chart:style-name="ch4" table:cell-range-address="Sheet1.A75:Sheet1.I75 Sheet1.A94:Sheet1.I94 Sheet1.A96:Sheet1.I96 Sheet1.A98:Sheet1.I98" chart:data-source-has-labels="column" svg:x="1.639cm" svg:y="1.036cm" svg:width="15.808cm" svg:height="8.917cm">
          <chartooo:coordinate-region svg:x="2.366cm" svg:y="1.249cm" svg:width="14.431cm" svg:height="8.031cm"/>
          <chart:axis chart:dimension="x" chart:name="primary-x" chart:style-name="ch5">
            <chart:title svg:x="8.004cm" svg:y="10.178cm" chart:style-name="ch6">
              <text:p>Insertion Operations</text:p>
            </chart:title>
          </chart:axis>
          <chart:axis chart:dimension="y" chart:name="primary-y" chart:style-name="ch5">
            <chart:title svg:x="0.638cm" svg:y="6.16cm" chart:style-name="ch7">
              <text:p>Time (s)</text:p>
            </chart:title>
            <chart:grid chart:style-name="ch8" chart:class="major"/>
          </chart:axis>
          <chart:series chart:style-name="ch9" chart:values-cell-range-address="Sheet1.B94:Sheet1.I94" chart:label-cell-address="Sheet1.A94:Sheet1.A94" chart:class="chart:scatter">
            <chart:domain table:cell-range-address="Sheet1.B75:Sheet1.I75"/>
            <chart:data-point chart:repeated="8"/>
          </chart:series>
          <chart:series chart:style-name="ch10" chart:values-cell-range-address="Sheet1.B96:Sheet1.I96" chart:label-cell-address="Sheet1.A96:Sheet1.A96" chart:class="chart:scatter">
            <chart:data-point chart:repeated="8"/>
          </chart:series>
          <chart:series chart:style-name="ch11" chart:values-cell-range-address="Sheet1.B98:Sheet1.I98" chart:label-cell-address="Sheet1.A98:Sheet1.A98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75</text:p>
                <draw:g>
                  <svg:desc/>
                </draw:g>
              </table:table-cell>
              <table:table-cell office:value-type="float" office:value="125000">
                <text:p>125000</text:p>
                <draw:g>
                  <svg:desc>Sheet1.B75:Sheet1.I75</svg:desc>
                </draw:g>
              </table:table-cell>
              <table:table-cell office:value-type="float" office:value="250000">
                <text:p>250000</text:p>
              </table:table-cell>
              <table:table-cell office:value-type="float" office:value="375000">
                <text:p>375000</text:p>
              </table:table-cell>
              <table:table-cell office:value-type="float" office:value="500000">
                <text:p>500000</text:p>
              </table:table-cell>
              <table:table-cell office:value-type="float" office:value="625000">
                <text:p>625000</text:p>
              </table:table-cell>
              <table:table-cell office:value-type="float" office:value="750000">
                <text:p>750000</text:p>
              </table:table-cell>
              <table:table-cell office:value-type="float" office:value="875000">
                <text:p>875000</text:p>
              </table:table-cell>
              <table:table-cell office:value-type="float" office:value="1000000">
                <text:p>1000000</text:p>
              </table:table-cell>
            </table:table-row>
            <table:table-row>
              <table:table-cell office:value-type="string">
                <text:p>Snappy-6000</text:p>
                <draw:g>
                  <svg:desc>Sheet1.A94:Sheet1.A94</svg:desc>
                </draw:g>
              </table:table-cell>
              <table:table-cell office:value-type="float" office:value="0.3">
                <text:p>0.3</text:p>
                <draw:g>
                  <svg:desc>Sheet1.B94:Sheet1.I94</svg:desc>
                </draw:g>
              </table:table-cell>
              <table:table-cell office:value-type="float" office:value="0.56">
                <text:p>0.56</text:p>
              </table:table-cell>
              <table:table-cell office:value-type="float" office:value="0.89">
                <text:p>0.89</text:p>
              </table:table-cell>
              <table:table-cell office:value-type="float" office:value="1.2">
                <text:p>1.2</text:p>
              </table:table-cell>
              <table:table-cell office:value-type="float" office:value="1.55">
                <text:p>1.55</text:p>
              </table:table-cell>
              <table:table-cell office:value-type="float" office:value="1.9">
                <text:p>1.9</text:p>
              </table:table-cell>
              <table:table-cell office:value-type="float" office:value="2.25">
                <text:p>2.25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string">
                <text:p>Gzip-6000</text:p>
                <draw:g>
                  <svg:desc>Sheet1.A96:Sheet1.A96</svg:desc>
                </draw:g>
              </table:table-cell>
              <table:table-cell office:value-type="float" office:value="0.23">
                <text:p>0.23</text:p>
                <draw:g>
                  <svg:desc>Sheet1.B96:Sheet1.I96</svg:desc>
                </draw:g>
              </table:table-cell>
              <table:table-cell office:value-type="float" office:value="0.5">
                <text:p>0.5</text:p>
              </table:table-cell>
              <table:table-cell office:value-type="float" office:value="0.84">
                <text:p>0.84</text:p>
              </table:table-cell>
              <table:table-cell office:value-type="float" office:value="1.18">
                <text:p>1.18</text:p>
              </table:table-cell>
              <table:table-cell office:value-type="float" office:value="1.53">
                <text:p>1.53</text:p>
              </table:table-cell>
              <table:table-cell office:value-type="float" office:value="1.91">
                <text:p>1.91</text:p>
              </table:table-cell>
              <table:table-cell office:value-type="float" office:value="2.27">
                <text:p>2.27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None-6000</text:p>
                <draw:g>
                  <svg:desc>Sheet1.A98:Sheet1.A98</svg:desc>
                </draw:g>
              </table:table-cell>
              <table:table-cell office:value-type="float" office:value="0.23">
                <text:p>0.23</text:p>
                <draw:g>
                  <svg:desc>Sheet1.B98:Sheet1.I98</svg:desc>
                </draw:g>
              </table:table-cell>
              <table:table-cell office:value-type="float" office:value="0.5">
                <text:p>0.5</text:p>
              </table:table-cell>
              <table:table-cell office:value-type="float" office:value="0.82">
                <text:p>0.82</text:p>
              </table:table-cell>
              <table:table-cell office:value-type="float" office:value="1.14">
                <text:p>1.14</text:p>
              </table:table-cell>
              <table:table-cell office:value-type="float" office:value="1.49">
                <text:p>1.49</text:p>
              </table:table-cell>
              <table:table-cell office:value-type="float" office:value="1.85">
                <text:p>1.85</text:p>
              </table:table-cell>
              <table:table-cell office:value-type="float" office:value="2.2">
                <text:p>2.2</text:p>
              </table:table-cell>
              <table:table-cell office:value-type="float" office:value="2.56">
                <text:p>2.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796cm" svg:height="11.382cm" xlink:href=".." xlink:type="simple" chart:class="chart:scatter" chart:style-name="ch1">
        <chart:title svg:x="6.214cm" svg:y="0.363cm" chart:style-name="ch2">
          <text:p>B+ Tree 70 Block Size, Random Insertions</text:p>
        </chart:title>
        <chart:legend chart:legend-position="end" svg:x="17.812cm" svg:y="4.855cm" style:legend-expansion="high" chart:style-name="ch3"/>
        <chart:plot-area chart:style-name="ch4" table:cell-range-address="Sheet1.A75:Sheet1.I75 Sheet1.A88:Sheet1.I88 Sheet1.A90:Sheet1.I90 Sheet1.A92:Sheet1.I92" chart:data-source-has-labels="column" svg:x="1.766cm" svg:y="1.054cm" svg:width="15.656cm" svg:height="9.038cm">
          <chartooo:coordinate-region svg:x="2.573cm" svg:y="1.266cm" svg:width="14.199cm" svg:height="8.153cm"/>
          <chart:axis chart:dimension="x" chart:name="primary-x" chart:style-name="ch5">
            <chart:title svg:x="8.055cm" svg:y="10.32cm" chart:style-name="ch6">
              <text:p>Insertion Operations</text:p>
            </chart:title>
          </chart:axis>
          <chart:axis chart:dimension="y" chart:name="primary-y" chart:style-name="ch5">
            <chart:title svg:x="0.764cm" svg:y="6.239cm" chart:style-name="ch7">
              <text:p>Time (s)</text:p>
            </chart:title>
            <chart:grid chart:style-name="ch8" chart:class="major"/>
          </chart:axis>
          <chart:series chart:style-name="ch9" chart:values-cell-range-address="Sheet1.B88:Sheet1.I88" chart:label-cell-address="Sheet1.A88:Sheet1.A88" chart:class="chart:scatter">
            <chart:domain table:cell-range-address="Sheet1.B75:Sheet1.I75"/>
            <chart:data-point chart:repeated="8"/>
          </chart:series>
          <chart:series chart:style-name="ch10" chart:values-cell-range-address="Sheet1.B90:Sheet1.I90" chart:label-cell-address="Sheet1.A90:Sheet1.A90" chart:class="chart:scatter">
            <chart:data-point chart:repeated="8"/>
          </chart:series>
          <chart:series chart:style-name="ch11" chart:values-cell-range-address="Sheet1.B92:Sheet1.I92" chart:label-cell-address="Sheet1.A92:Sheet1.A92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75</text:p>
                <draw:g>
                  <svg:desc/>
                </draw:g>
              </table:table-cell>
              <table:table-cell office:value-type="float" office:value="125000">
                <text:p>125000</text:p>
                <draw:g>
                  <svg:desc>Sheet1.B75:Sheet1.I75</svg:desc>
                </draw:g>
              </table:table-cell>
              <table:table-cell office:value-type="float" office:value="250000">
                <text:p>250000</text:p>
              </table:table-cell>
              <table:table-cell office:value-type="float" office:value="375000">
                <text:p>375000</text:p>
              </table:table-cell>
              <table:table-cell office:value-type="float" office:value="500000">
                <text:p>500000</text:p>
              </table:table-cell>
              <table:table-cell office:value-type="float" office:value="625000">
                <text:p>625000</text:p>
              </table:table-cell>
              <table:table-cell office:value-type="float" office:value="750000">
                <text:p>750000</text:p>
              </table:table-cell>
              <table:table-cell office:value-type="float" office:value="875000">
                <text:p>875000</text:p>
              </table:table-cell>
              <table:table-cell office:value-type="float" office:value="1000000">
                <text:p>1000000</text:p>
              </table:table-cell>
            </table:table-row>
            <table:table-row>
              <table:table-cell office:value-type="string">
                <text:p>Snappy-70</text:p>
                <draw:g>
                  <svg:desc>Sheet1.A88:Sheet1.A88</svg:desc>
                </draw:g>
              </table:table-cell>
              <table:table-cell office:value-type="float" office:value="0.22">
                <text:p>0.22</text:p>
                <draw:g>
                  <svg:desc>Sheet1.B88:Sheet1.I88</svg:desc>
                </draw:g>
              </table:table-cell>
              <table:table-cell office:value-type="float" office:value="0.5">
                <text:p>0.5</text:p>
              </table:table-cell>
              <table:table-cell office:value-type="float" office:value="0.81">
                <text:p>0.81</text:p>
              </table:table-cell>
              <table:table-cell office:value-type="float" office:value="1.13">
                <text:p>1.13</text:p>
              </table:table-cell>
              <table:table-cell office:value-type="float" office:value="8.41">
                <text:p>8.41</text:p>
              </table:table-cell>
              <table:table-cell office:value-type="float" office:value="27.75">
                <text:p>27.75</text:p>
              </table:table-cell>
              <table:table-cell office:value-type="float" office:value="57.07">
                <text:p>57.07</text:p>
              </table:table-cell>
              <table:table-cell office:value-type="float" office:value="94.82">
                <text:p>94.82</text:p>
              </table:table-cell>
            </table:table-row>
            <table:table-row>
              <table:table-cell office:value-type="string">
                <text:p>Gzip</text:p>
                <draw:g>
                  <svg:desc>Sheet1.A90:Sheet1.A90</svg:desc>
                </draw:g>
              </table:table-cell>
              <table:table-cell office:value-type="float" office:value="0.22">
                <text:p>0.22</text:p>
                <draw:g>
                  <svg:desc>Sheet1.B90:Sheet1.I90</svg:desc>
                </draw:g>
              </table:table-cell>
              <table:table-cell office:value-type="float" office:value="0.5">
                <text:p>0.5</text:p>
              </table:table-cell>
              <table:table-cell office:value-type="float" office:value="0.81">
                <text:p>0.81</text:p>
              </table:table-cell>
              <table:table-cell office:value-type="float" office:value="1.16">
                <text:p>1.16</text:p>
              </table:table-cell>
              <table:table-cell office:value-type="float" office:value="9.37">
                <text:p>9.37</text:p>
              </table:table-cell>
              <table:table-cell office:value-type="float" office:value="31.3">
                <text:p>31.3</text:p>
              </table:table-cell>
              <table:table-cell office:value-type="float" office:value="65.59">
                <text:p>65.59</text:p>
              </table:table-cell>
              <table:table-cell office:value-type="float" office:value="109.68">
                <text:p>109.68</text:p>
              </table:table-cell>
            </table:table-row>
            <table:table-row>
              <table:table-cell office:value-type="string">
                <text:p>None-70</text:p>
                <draw:g>
                  <svg:desc>Sheet1.A92:Sheet1.A92</svg:desc>
                </draw:g>
              </table:table-cell>
              <table:table-cell office:value-type="float" office:value="0.2">
                <text:p>0.2</text:p>
                <draw:g>
                  <svg:desc>Sheet1.B92:Sheet1.I92</svg:desc>
                </draw:g>
              </table:table-cell>
              <table:table-cell office:value-type="float" office:value="0.46">
                <text:p>0.46</text:p>
              </table:table-cell>
              <table:table-cell office:value-type="float" office:value="0.77">
                <text:p>0.77</text:p>
              </table:table-cell>
              <table:table-cell office:value-type="float" office:value="1.09">
                <text:p>1.09</text:p>
              </table:table-cell>
              <table:table-cell office:value-type="float" office:value="7.12">
                <text:p>7.12</text:p>
              </table:table-cell>
              <table:table-cell office:value-type="float" office:value="25.49">
                <text:p>25.49</text:p>
              </table:table-cell>
              <table:table-cell office:value-type="float" office:value="51.16">
                <text:p>51.16</text:p>
              </table:table-cell>
              <table:table-cell office:value-type="float" office:value="82.62">
                <text:p>82.6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9cm" xlink:href=".." xlink:type="simple" chart:class="chart:scatter" chart:style-name="ch1">
        <chart:title svg:x="3.259cm" svg:y="0.316cm" chart:style-name="ch2">
          <text:p>B+ Tree 15000 Block Size, Sequential Searches</text:p>
        </chart:title>
        <chart:legend chart:legend-position="end" svg:x="13.49cm" svg:y="3.668cm" style:legend-expansion="high" chart:style-name="ch3"/>
        <chart:plot-area chart:style-name="ch4" table:cell-range-address="Sheet1.S75:Sheet1.AA76 Sheet1.S78:Sheet1.AA78 Sheet1.S80:Sheet1.AA80" chart:data-source-has-labels="column" svg:x="1.357cm" svg:y="1.635cm" svg:width="11.495cm" svg:height="6.186cm">
          <chartooo:coordinate-region svg:x="2.084cm" svg:y="1.847cm" svg:width="10.118cm" svg:height="5.301cm"/>
          <chart:axis chart:dimension="x" chart:name="primary-x" chart:style-name="ch5">
            <chart:title svg:x="5.539cm" svg:y="8.002cm" chart:style-name="ch6">
              <text:p>Contains Operations</text:p>
            </chart:title>
          </chart:axis>
          <chart:axis chart:dimension="y" chart:name="primary-y" chart:style-name="ch5">
            <chart:title svg:x="0.451cm" svg:y="5.394cm" chart:style-name="ch7">
              <text:p>Time (s)</text:p>
            </chart:title>
            <chart:grid chart:style-name="ch8" chart:class="major"/>
          </chart:axis>
          <chart:series chart:style-name="ch9" chart:values-cell-range-address="Sheet1.T76:Sheet1.AA76" chart:label-cell-address="Sheet1.S76:Sheet1.S76" chart:class="chart:scatter">
            <chart:domain table:cell-range-address="Sheet1.T75:Sheet1.AA75"/>
            <chart:data-point chart:repeated="8"/>
          </chart:series>
          <chart:series chart:style-name="ch10" chart:values-cell-range-address="Sheet1.T78:Sheet1.AA78" chart:label-cell-address="Sheet1.S78:Sheet1.S78" chart:class="chart:scatter">
            <chart:data-point chart:repeated="8"/>
          </chart:series>
          <chart:series chart:style-name="ch11" chart:values-cell-range-address="Sheet1.T80:Sheet1.AA80" chart:label-cell-address="Sheet1.S80:Sheet1.S80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75</text:p>
                <draw:g>
                  <svg:desc/>
                </draw:g>
              </table:table-cell>
              <table:table-cell office:value-type="float" office:value="200000">
                <text:p>200000</text:p>
                <draw:g>
                  <svg:desc>Sheet1.T75:Sheet1.AA75</svg:desc>
                </draw:g>
              </table:table-cell>
              <table:table-cell office:value-type="float" office:value="400000">
                <text:p>400000</text:p>
              </table:table-cell>
              <table:table-cell office:value-type="float" office:value="600000">
                <text:p>600000</text:p>
              </table:table-cell>
              <table:table-cell office:value-type="float" office:value="800000">
                <text:p>800000</text:p>
              </table:table-cell>
              <table:table-cell office:value-type="float" office:value="1000000">
                <text:p>1000000</text:p>
              </table:table-cell>
              <table:table-cell office:value-type="float" office:value="1200000">
                <text:p>1200000</text:p>
              </table:table-cell>
              <table:table-cell office:value-type="float" office:value="1400000">
                <text:p>1400000</text:p>
              </table:table-cell>
              <table:table-cell office:value-type="float" office:value="1600000">
                <text:p>1600000</text:p>
              </table:table-cell>
            </table:table-row>
            <table:table-row>
              <table:table-cell office:value-type="string">
                <text:p>Snappy</text:p>
                <draw:g>
                  <svg:desc>Sheet1.S76:Sheet1.S76</svg:desc>
                </draw:g>
              </table:table-cell>
              <table:table-cell office:value-type="float" office:value="0.21">
                <text:p>0.21</text:p>
                <draw:g>
                  <svg:desc>Sheet1.T76:Sheet1.AA76</svg:desc>
                </draw:g>
              </table:table-cell>
              <table:table-cell office:value-type="float" office:value="0.42">
                <text:p>0.42</text:p>
              </table:table-cell>
              <table:table-cell office:value-type="float" office:value="0.64">
                <text:p>0.64</text:p>
              </table:table-cell>
              <table:table-cell office:value-type="float" office:value="0.85">
                <text:p>0.85</text:p>
              </table:table-cell>
              <table:table-cell office:value-type="float" office:value="1.08">
                <text:p>1.08</text:p>
              </table:table-cell>
              <table:table-cell office:value-type="float" office:value="1.31">
                <text:p>1.31</text:p>
              </table:table-cell>
              <table:table-cell office:value-type="float" office:value="1.51">
                <text:p>1.51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string">
                <text:p>Gzip</text:p>
                <draw:g>
                  <svg:desc>Sheet1.S78:Sheet1.S78</svg:desc>
                </draw:g>
              </table:table-cell>
              <table:table-cell office:value-type="float" office:value="0.36">
                <text:p>0.36</text:p>
                <draw:g>
                  <svg:desc>Sheet1.T78:Sheet1.AA78</svg:desc>
                </draw:g>
              </table:table-cell>
              <table:table-cell office:value-type="float" office:value="0.7">
                <text:p>0.7</text:p>
              </table:table-cell>
              <table:table-cell office:value-type="float" office:value="1.03">
                <text:p>1.03</text:p>
              </table:table-cell>
              <table:table-cell office:value-type="float" office:value="1.37">
                <text:p>1.37</text:p>
              </table:table-cell>
              <table:table-cell office:value-type="float" office:value="1.7">
                <text:p>1.7</text:p>
              </table:table-cell>
              <table:table-cell office:value-type="float" office:value="2.08">
                <text:p>2.08</text:p>
              </table:table-cell>
              <table:table-cell office:value-type="float" office:value="2.43">
                <text:p>2.43</text:p>
              </table:table-cell>
              <table:table-cell office:value-type="float" office:value="2.77">
                <text:p>2.77</text:p>
              </table:table-cell>
            </table:table-row>
            <table:table-row>
              <table:table-cell office:value-type="string">
                <text:p>None</text:p>
                <draw:g>
                  <svg:desc>Sheet1.S80:Sheet1.S80</svg:desc>
                </draw:g>
              </table:table-cell>
              <table:table-cell office:value-type="float" office:value="0.19">
                <text:p>0.19</text:p>
                <draw:g>
                  <svg:desc>Sheet1.T80:Sheet1.AA80</svg:desc>
                </draw:g>
              </table:table-cell>
              <table:table-cell office:value-type="float" office:value="0.38">
                <text:p>0.38</text:p>
              </table:table-cell>
              <table:table-cell office:value-type="float" office:value="0.57">
                <text:p>0.57</text:p>
              </table:table-cell>
              <table:table-cell office:value-type="float" office:value="0.76">
                <text:p>0.76</text:p>
              </table:table-cell>
              <table:table-cell office:value-type="float" office:value="0.96">
                <text:p>0.96</text:p>
              </table:table-cell>
              <table:table-cell office:value-type="float" office:value="1.2">
                <text:p>1.2</text:p>
              </table:table-cell>
              <table:table-cell office:value-type="float" office:value="1.38">
                <text:p>1.38</text:p>
              </table:table-cell>
              <table:table-cell office:value-type="float" office:value="1.56">
                <text:p>1.5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8cm" xlink:href=".." xlink:type="simple" chart:class="chart:scatter" chart:style-name="ch1">
        <chart:title svg:x="2.981cm" svg:y="0.316cm" chart:style-name="ch2">
          <text:p>Patricia Trie 6000 Block Size, Sequential Searches</text:p>
        </chart:title>
        <chart:legend chart:legend-position="end" svg:x="13.49cm" svg:y="3.668cm" style:legend-expansion="high" chart:style-name="ch3"/>
        <chart:plot-area chart:style-name="ch4" table:cell-range-address="Sheet1.S75:Sheet1.AA75 Sheet1.S94:Sheet1.AA94 Sheet1.S96:Sheet1.AA96 Sheet1.S98:Sheet1.AA98" chart:data-source-has-labels="column" svg:x="1.357cm" svg:y="1.635cm" svg:width="11.495cm" svg:height="6.185cm">
          <chartooo:coordinate-region svg:x="1.978cm" svg:y="1.847cm" svg:width="10.224cm" svg:height="5.3cm"/>
          <chart:axis chart:dimension="x" chart:name="primary-x" chart:style-name="ch5">
            <chart:title svg:x="5.539cm" svg:y="8.001cm" chart:style-name="ch6">
              <text:p>Contains Operations</text:p>
            </chart:title>
          </chart:axis>
          <chart:axis chart:dimension="y" chart:name="primary-y" chart:style-name="ch5">
            <chart:title svg:x="0.451cm" svg:y="5.393cm" chart:style-name="ch7">
              <text:p>Time (s)</text:p>
            </chart:title>
            <chart:grid chart:style-name="ch8" chart:class="major"/>
          </chart:axis>
          <chart:series chart:style-name="ch9" chart:values-cell-range-address="Sheet1.T94:Sheet1.AA94" chart:label-cell-address="Sheet1.S94:Sheet1.S94" chart:class="chart:scatter">
            <chart:domain table:cell-range-address="Sheet1.T75:Sheet1.AA75"/>
            <chart:data-point chart:repeated="8"/>
          </chart:series>
          <chart:series chart:style-name="ch10" chart:values-cell-range-address="Sheet1.T96:Sheet1.AA96" chart:label-cell-address="Sheet1.S96:Sheet1.S96" chart:class="chart:scatter">
            <chart:data-point chart:repeated="8"/>
          </chart:series>
          <chart:series chart:style-name="ch11" chart:values-cell-range-address="Sheet1.T98:Sheet1.AA98" chart:label-cell-address="Sheet1.S98:Sheet1.S98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75</text:p>
                <draw:g>
                  <svg:desc/>
                </draw:g>
              </table:table-cell>
              <table:table-cell office:value-type="float" office:value="200000">
                <text:p>200000</text:p>
                <draw:g>
                  <svg:desc>Sheet1.T75:Sheet1.AA75</svg:desc>
                </draw:g>
              </table:table-cell>
              <table:table-cell office:value-type="float" office:value="400000">
                <text:p>400000</text:p>
              </table:table-cell>
              <table:table-cell office:value-type="float" office:value="600000">
                <text:p>600000</text:p>
              </table:table-cell>
              <table:table-cell office:value-type="float" office:value="800000">
                <text:p>800000</text:p>
              </table:table-cell>
              <table:table-cell office:value-type="float" office:value="1000000">
                <text:p>1000000</text:p>
              </table:table-cell>
              <table:table-cell office:value-type="float" office:value="1200000">
                <text:p>1200000</text:p>
              </table:table-cell>
              <table:table-cell office:value-type="float" office:value="1400000">
                <text:p>1400000</text:p>
              </table:table-cell>
              <table:table-cell office:value-type="float" office:value="1600000">
                <text:p>1600000</text:p>
              </table:table-cell>
            </table:table-row>
            <table:table-row>
              <table:table-cell office:value-type="string">
                <text:p>Snappy</text:p>
                <draw:g>
                  <svg:desc>Sheet1.S94:Sheet1.S94</svg:desc>
                </draw:g>
              </table:table-cell>
              <table:table-cell office:value-type="float" office:value="1.27">
                <text:p>1.27</text:p>
                <draw:g>
                  <svg:desc>Sheet1.T94:Sheet1.AA94</svg:desc>
                </draw:g>
              </table:table-cell>
              <table:table-cell office:value-type="float" office:value="2.56">
                <text:p>2.56</text:p>
              </table:table-cell>
              <table:table-cell office:value-type="float" office:value="3.79">
                <text:p>3.79</text:p>
              </table:table-cell>
              <table:table-cell office:value-type="float" office:value="5.05">
                <text:p>5.05</text:p>
              </table:table-cell>
              <table:table-cell office:value-type="float" office:value="6.15">
                <text:p>6.15</text:p>
              </table:table-cell>
              <table:table-cell office:value-type="float" office:value="7.4">
                <text:p>7.4</text:p>
              </table:table-cell>
              <table:table-cell office:value-type="float" office:value="8.65">
                <text:p>8.65</text:p>
              </table:table-cell>
              <table:table-cell office:value-type="float" office:value="9.89">
                <text:p>9.89</text:p>
              </table:table-cell>
            </table:table-row>
            <table:table-row>
              <table:table-cell office:value-type="string">
                <text:p>Gzip</text:p>
                <draw:g>
                  <svg:desc>Sheet1.S96:Sheet1.S96</svg:desc>
                </draw:g>
              </table:table-cell>
              <table:table-cell office:value-type="float" office:value="1.27">
                <text:p>1.27</text:p>
                <draw:g>
                  <svg:desc>Sheet1.T96:Sheet1.AA96</svg:desc>
                </draw:g>
              </table:table-cell>
              <table:table-cell office:value-type="float" office:value="2.56">
                <text:p>2.56</text:p>
              </table:table-cell>
              <table:table-cell office:value-type="float" office:value="3.82">
                <text:p>3.82</text:p>
              </table:table-cell>
              <table:table-cell office:value-type="float" office:value="5.1">
                <text:p>5.1</text:p>
              </table:table-cell>
              <table:table-cell office:value-type="float" office:value="6.23">
                <text:p>6.23</text:p>
              </table:table-cell>
              <table:table-cell office:value-type="float" office:value="7.51">
                <text:p>7.51</text:p>
              </table:table-cell>
              <table:table-cell office:value-type="float" office:value="8.79">
                <text:p>8.79</text:p>
              </table:table-cell>
              <table:table-cell office:value-type="float" office:value="10.04">
                <text:p>10.04</text:p>
              </table:table-cell>
            </table:table-row>
            <table:table-row>
              <table:table-cell office:value-type="string">
                <text:p>None</text:p>
                <draw:g>
                  <svg:desc>Sheet1.S98:Sheet1.S98</svg:desc>
                </draw:g>
              </table:table-cell>
              <table:table-cell office:value-type="float" office:value="1.25">
                <text:p>1.25</text:p>
                <draw:g>
                  <svg:desc>Sheet1.T98:Sheet1.AA98</svg:desc>
                </draw:g>
              </table:table-cell>
              <table:table-cell office:value-type="float" office:value="2.53">
                <text:p>2.53</text:p>
              </table:table-cell>
              <table:table-cell office:value-type="float" office:value="3.78">
                <text:p>3.78</text:p>
              </table:table-cell>
              <table:table-cell office:value-type="float" office:value="5.07">
                <text:p>5.07</text:p>
              </table:table-cell>
              <table:table-cell office:value-type="float" office:value="6.21">
                <text:p>6.21</text:p>
              </table:table-cell>
              <table:table-cell office:value-type="float" office:value="7.47">
                <text:p>7.47</text:p>
              </table:table-cell>
              <table:table-cell office:value-type="float" office:value="8.75">
                <text:p>8.75</text:p>
              </table:table-cell>
              <table:table-cell office:value-type="float" office:value="9.99">
                <text:p>9.9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8cm" xlink:href=".." xlink:type="simple" chart:class="chart:scatter" chart:style-name="ch1">
        <chart:title svg:x="3.828cm" svg:y="0.316cm" chart:style-name="ch2">
          <text:p>B+ Tree 70 Block Size, Random Searches</text:p>
        </chart:title>
        <chart:legend chart:legend-position="end" svg:x="13.49cm" svg:y="3.668cm" style:legend-expansion="high" chart:style-name="ch3"/>
        <chart:plot-area chart:style-name="ch4" table:cell-range-address="Sheet1.S75:Sheet1.AA75 Sheet1.S88:Sheet1.AA88 Sheet1.S90:Sheet1.AA90 Sheet1.S92:Sheet1.AA92" chart:data-source-has-labels="column" svg:x="1.357cm" svg:y="1.635cm" svg:width="11.495cm" svg:height="6.185cm">
          <chartooo:coordinate-region svg:x="2.164cm" svg:y="1.847cm" svg:width="10.038cm" svg:height="5.3cm"/>
          <chart:axis chart:dimension="x" chart:name="primary-x" chart:style-name="ch5">
            <chart:title svg:x="5.539cm" svg:y="8.001cm" chart:style-name="ch6">
              <text:p>Contains Operations</text:p>
            </chart:title>
          </chart:axis>
          <chart:axis chart:dimension="y" chart:name="primary-y" chart:style-name="ch5">
            <chart:title svg:x="0.451cm" svg:y="5.393cm" chart:style-name="ch7">
              <text:p>Time (s)</text:p>
            </chart:title>
            <chart:grid chart:style-name="ch8" chart:class="major"/>
          </chart:axis>
          <chart:series chart:style-name="ch9" chart:values-cell-range-address="Sheet1.T88:Sheet1.AA88" chart:label-cell-address="Sheet1.S88:Sheet1.S88" chart:class="chart:scatter">
            <chart:domain table:cell-range-address="Sheet1.T75:Sheet1.AA75"/>
            <chart:data-point chart:repeated="8"/>
          </chart:series>
          <chart:series chart:style-name="ch10" chart:values-cell-range-address="Sheet1.T90:Sheet1.AA90" chart:label-cell-address="Sheet1.S90:Sheet1.S90" chart:class="chart:scatter">
            <chart:data-point chart:repeated="8"/>
          </chart:series>
          <chart:series chart:style-name="ch11" chart:values-cell-range-address="Sheet1.T92:Sheet1.AA92" chart:label-cell-address="Sheet1.S92:Sheet1.S92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75</text:p>
                <draw:g>
                  <svg:desc/>
                </draw:g>
              </table:table-cell>
              <table:table-cell office:value-type="float" office:value="200000">
                <text:p>200000</text:p>
                <draw:g>
                  <svg:desc>Sheet1.T75:Sheet1.AA75</svg:desc>
                </draw:g>
              </table:table-cell>
              <table:table-cell office:value-type="float" office:value="400000">
                <text:p>400000</text:p>
              </table:table-cell>
              <table:table-cell office:value-type="float" office:value="600000">
                <text:p>600000</text:p>
              </table:table-cell>
              <table:table-cell office:value-type="float" office:value="800000">
                <text:p>800000</text:p>
              </table:table-cell>
              <table:table-cell office:value-type="float" office:value="1000000">
                <text:p>1000000</text:p>
              </table:table-cell>
              <table:table-cell office:value-type="float" office:value="1200000">
                <text:p>1200000</text:p>
              </table:table-cell>
              <table:table-cell office:value-type="float" office:value="1400000">
                <text:p>1400000</text:p>
              </table:table-cell>
              <table:table-cell office:value-type="float" office:value="1600000">
                <text:p>1600000</text:p>
              </table:table-cell>
            </table:table-row>
            <table:table-row>
              <table:table-cell office:value-type="string">
                <text:p>Snappy</text:p>
                <draw:g>
                  <svg:desc>Sheet1.S88:Sheet1.S88</svg:desc>
                </draw:g>
              </table:table-cell>
              <table:table-cell office:value-type="float" office:value="10.9">
                <text:p>10.9</text:p>
                <draw:g>
                  <svg:desc>Sheet1.T88:Sheet1.AA88</svg:desc>
                </draw:g>
              </table:table-cell>
              <table:table-cell office:value-type="float" office:value="22.23">
                <text:p>22.23</text:p>
              </table:table-cell>
              <table:table-cell office:value-type="float" office:value="33.15">
                <text:p>33.15</text:p>
              </table:table-cell>
              <table:table-cell office:value-type="float" office:value="44.93">
                <text:p>44.93</text:p>
              </table:table-cell>
              <table:table-cell office:value-type="float" office:value="55.84">
                <text:p>55.84</text:p>
              </table:table-cell>
              <table:table-cell office:value-type="float" office:value="66.46">
                <text:p>66.46</text:p>
              </table:table-cell>
              <table:table-cell office:value-type="float" office:value="77.11">
                <text:p>77.11</text:p>
              </table:table-cell>
              <table:table-cell office:value-type="float" office:value="87.83">
                <text:p>87.83</text:p>
              </table:table-cell>
            </table:table-row>
            <table:table-row>
              <table:table-cell office:value-type="string">
                <text:p>Gzip</text:p>
                <draw:g>
                  <svg:desc>Sheet1.S90:Sheet1.S90</svg:desc>
                </draw:g>
              </table:table-cell>
              <table:table-cell office:value-type="float" office:value="19.14">
                <text:p>19.14</text:p>
                <draw:g>
                  <svg:desc>Sheet1.T90:Sheet1.AA90</svg:desc>
                </draw:g>
              </table:table-cell>
              <table:table-cell office:value-type="float" office:value="37.43">
                <text:p>37.43</text:p>
              </table:table-cell>
              <table:table-cell office:value-type="float" office:value="56.21">
                <text:p>56.21</text:p>
              </table:table-cell>
              <table:table-cell office:value-type="float" office:value="74.74">
                <text:p>74.74</text:p>
              </table:table-cell>
              <table:table-cell office:value-type="float" office:value="93.44">
                <text:p>93.44</text:p>
              </table:table-cell>
              <table:table-cell office:value-type="float" office:value="112.02">
                <text:p>112.02</text:p>
              </table:table-cell>
              <table:table-cell office:value-type="float" office:value="130.75">
                <text:p>130.75</text:p>
              </table:table-cell>
              <table:table-cell office:value-type="float" office:value="149.46">
                <text:p>149.46</text:p>
              </table:table-cell>
            </table:table-row>
            <table:table-row>
              <table:table-cell office:value-type="string">
                <text:p>None</text:p>
                <draw:g>
                  <svg:desc>Sheet1.S92:Sheet1.S92</svg:desc>
                </draw:g>
              </table:table-cell>
              <table:table-cell office:value-type="float" office:value="9.73">
                <text:p>9.73</text:p>
                <draw:g>
                  <svg:desc>Sheet1.T92:Sheet1.AA92</svg:desc>
                </draw:g>
              </table:table-cell>
              <table:table-cell office:value-type="float" office:value="20.26">
                <text:p>20.26</text:p>
              </table:table-cell>
              <table:table-cell office:value-type="float" office:value="30.6">
                <text:p>30.6</text:p>
              </table:table-cell>
              <table:table-cell office:value-type="float" office:value="40.35">
                <text:p>40.35</text:p>
              </table:table-cell>
              <table:table-cell office:value-type="float" office:value="50.66">
                <text:p>50.66</text:p>
              </table:table-cell>
              <table:table-cell office:value-type="float" office:value="60.88">
                <text:p>60.88</text:p>
              </table:table-cell>
              <table:table-cell office:value-type="float" office:value="70.34">
                <text:p>70.34</text:p>
              </table:table-cell>
              <table:table-cell office:value-type="float" office:value="79.87">
                <text:p>79.8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interval-major="20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9cm" xlink:href=".." xlink:type="simple" chart:class="chart:scatter" chart:style-name="ch1">
        <chart:title svg:x="2.637cm" svg:y="0.316cm" chart:style-name="ch2">
          <text:p>B+ Tree 15000 Block Size, Sequential Prefix Searches</text:p>
        </chart:title>
        <chart:legend chart:legend-position="end" svg:x="13.49cm" svg:y="3.668cm" style:legend-expansion="high" chart:style-name="ch3"/>
        <chart:plot-area chart:style-name="ch4" table:cell-range-address="Sheet1.AC75:Sheet1.AK76 Sheet1.AC78:Sheet1.AK78 Sheet1.AC80:Sheet1.AK80" chart:data-source-has-labels="column" svg:x="1.357cm" svg:y="1.635cm" svg:width="11.495cm" svg:height="6.186cm">
          <chartooo:coordinate-region svg:x="2.164cm" svg:y="1.847cm" svg:width="10.038cm" svg:height="5.301cm"/>
          <chart:axis chart:dimension="x" chart:name="primary-x" chart:style-name="ch5">
            <chart:title svg:x="5.909cm" svg:y="8.002cm" chart:style-name="ch6">
              <text:p>Prefix Searches</text:p>
            </chart:title>
          </chart:axis>
          <chart:axis chart:dimension="y" chart:name="primary-y" chart:style-name="ch7">
            <chart:title svg:x="0.451cm" svg:y="5.394cm" chart:style-name="ch8">
              <text:p>Time (s)</text:p>
            </chart:title>
            <chart:grid chart:style-name="ch9" chart:class="major"/>
          </chart:axis>
          <chart:series chart:style-name="ch10" chart:values-cell-range-address="Sheet1.AD76:Sheet1.AK76" chart:label-cell-address="Sheet1.AC76:Sheet1.AC76" chart:class="chart:scatter">
            <chart:domain table:cell-range-address="Sheet1.AD75:Sheet1.AK75"/>
            <chart:data-point chart:repeated="8"/>
          </chart:series>
          <chart:series chart:style-name="ch11" chart:values-cell-range-address="Sheet1.AD78:Sheet1.AK78" chart:label-cell-address="Sheet1.AC78:Sheet1.AC78" chart:class="chart:scatter">
            <chart:data-point chart:repeated="8"/>
          </chart:series>
          <chart:series chart:style-name="ch12" chart:values-cell-range-address="Sheet1.AD80:Sheet1.AK80" chart:label-cell-address="Sheet1.AC80:Sheet1.AC80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75</text:p>
                <draw:g>
                  <svg:desc/>
                </draw:g>
              </table:table-cell>
              <table:table-cell office:value-type="float" office:value="100000">
                <text:p>100000</text:p>
                <draw:g>
                  <svg:desc>Sheet1.AD75:Sheet1.AK75</svg:desc>
                </draw:g>
              </table:table-cell>
              <table:table-cell office:value-type="float" office:value="200000">
                <text:p>200000</text:p>
              </table:table-cell>
              <table:table-cell office:value-type="float" office:value="300000">
                <text:p>300000</text:p>
              </table:table-cell>
              <table:table-cell office:value-type="float" office:value="400000">
                <text:p>400000</text:p>
              </table:table-cell>
              <table:table-cell office:value-type="float" office:value="500000">
                <text:p>500000</text:p>
              </table:table-cell>
              <table:table-cell office:value-type="float" office:value="600000">
                <text:p>600000</text:p>
              </table:table-cell>
              <table:table-cell office:value-type="float" office:value="700000">
                <text:p>700000</text:p>
              </table:table-cell>
              <table:table-cell office:value-type="float" office:value="800000">
                <text:p>800000</text:p>
              </table:table-cell>
            </table:table-row>
            <table:table-row>
              <table:table-cell office:value-type="string">
                <text:p>Snappy</text:p>
                <draw:g>
                  <svg:desc>Sheet1.AC76:Sheet1.AC76</svg:desc>
                </draw:g>
              </table:table-cell>
              <table:table-cell office:value-type="float" office:value="4.65">
                <text:p>4.65</text:p>
                <draw:g>
                  <svg:desc>Sheet1.AD76:Sheet1.AK76</svg:desc>
                </draw:g>
              </table:table-cell>
              <table:table-cell office:value-type="float" office:value="9.61">
                <text:p>9.61</text:p>
              </table:table-cell>
              <table:table-cell office:value-type="float" office:value="14.61">
                <text:p>14.61</text:p>
              </table:table-cell>
              <table:table-cell office:value-type="float" office:value="19.65">
                <text:p>19.65</text:p>
              </table:table-cell>
              <table:table-cell office:value-type="float" office:value="24.42">
                <text:p>24.42</text:p>
              </table:table-cell>
              <table:table-cell office:value-type="float" office:value="29.42">
                <text:p>29.42</text:p>
              </table:table-cell>
              <table:table-cell office:value-type="float" office:value="34.43">
                <text:p>34.43</text:p>
              </table:table-cell>
              <table:table-cell office:value-type="float" office:value="39.17">
                <text:p>39.17</text:p>
              </table:table-cell>
            </table:table-row>
            <table:table-row>
              <table:table-cell office:value-type="string">
                <text:p>Gzip</text:p>
                <draw:g>
                  <svg:desc>Sheet1.AC78:Sheet1.AC78</svg:desc>
                </draw:g>
              </table:table-cell>
              <table:table-cell office:value-type="float" office:value="11.43">
                <text:p>11.43</text:p>
                <draw:g>
                  <svg:desc>Sheet1.AD78:Sheet1.AK78</svg:desc>
                </draw:g>
              </table:table-cell>
              <table:table-cell office:value-type="float" office:value="23.08">
                <text:p>23.08</text:p>
              </table:table-cell>
              <table:table-cell office:value-type="float" office:value="34.74">
                <text:p>34.74</text:p>
              </table:table-cell>
              <table:table-cell office:value-type="float" office:value="46.41">
                <text:p>46.41</text:p>
              </table:table-cell>
              <table:table-cell office:value-type="float" office:value="57.86">
                <text:p>57.86</text:p>
              </table:table-cell>
              <table:table-cell office:value-type="float" office:value="69.71">
                <text:p>69.71</text:p>
              </table:table-cell>
              <table:table-cell office:value-type="float" office:value="81.36">
                <text:p>81.36</text:p>
              </table:table-cell>
              <table:table-cell office:value-type="float" office:value="92.72">
                <text:p>92.72</text:p>
              </table:table-cell>
            </table:table-row>
            <table:table-row>
              <table:table-cell office:value-type="string">
                <text:p>None</text:p>
                <draw:g>
                  <svg:desc>Sheet1.AC80:Sheet1.AC80</svg:desc>
                </draw:g>
              </table:table-cell>
              <table:table-cell office:value-type="float" office:value="3.36">
                <text:p>3.36</text:p>
                <draw:g>
                  <svg:desc>Sheet1.AD80:Sheet1.AK80</svg:desc>
                </draw:g>
              </table:table-cell>
              <table:table-cell office:value-type="float" office:value="6.94">
                <text:p>6.94</text:p>
              </table:table-cell>
              <table:table-cell office:value-type="float" office:value="10.5">
                <text:p>10.5</text:p>
              </table:table-cell>
              <table:table-cell office:value-type="float" office:value="14.02">
                <text:p>14.02</text:p>
              </table:table-cell>
              <table:table-cell office:value-type="float" office:value="17.46">
                <text:p>17.46</text:p>
              </table:table-cell>
              <table:table-cell office:value-type="float" office:value="21.18">
                <text:p>21.18</text:p>
              </table:table-cell>
              <table:table-cell office:value-type="float" office:value="24.92">
                <text:p>24.92</text:p>
              </table:table-cell>
              <table:table-cell office:value-type="float" office:value="28.09">
                <text:p>28.0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interval-major="20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8cm" xlink:href=".." xlink:type="simple" chart:class="chart:scatter" chart:style-name="ch1">
        <chart:title svg:x="2.359cm" svg:y="0.316cm" chart:style-name="ch2">
          <text:p>Patricia Trie 6000 Block Size, Sequential Prefix Searches</text:p>
        </chart:title>
        <chart:legend chart:legend-position="end" svg:x="13.49cm" svg:y="3.668cm" style:legend-expansion="high" chart:style-name="ch3"/>
        <chart:plot-area chart:style-name="ch4" table:cell-range-address="Sheet1.AC75:Sheet1.AK75 Sheet1.AC94:Sheet1.AK94 Sheet1.AC96:Sheet1.AK96 Sheet1.AC98:Sheet1.AK98" chart:data-source-has-labels="column" svg:x="1.357cm" svg:y="1.635cm" svg:width="11.495cm" svg:height="6.185cm">
          <chartooo:coordinate-region svg:x="1.978cm" svg:y="1.847cm" svg:width="10.224cm" svg:height="5.3cm"/>
          <chart:axis chart:dimension="x" chart:name="primary-x" chart:style-name="ch5">
            <chart:title svg:x="5.909cm" svg:y="8.001cm" chart:style-name="ch6">
              <text:p>Prefix Searches</text:p>
            </chart:title>
          </chart:axis>
          <chart:axis chart:dimension="y" chart:name="primary-y" chart:style-name="ch7">
            <chart:title svg:x="0.451cm" svg:y="5.393cm" chart:style-name="ch8">
              <text:p>Time (s)</text:p>
            </chart:title>
            <chart:grid chart:style-name="ch9" chart:class="major"/>
          </chart:axis>
          <chart:series chart:style-name="ch10" chart:values-cell-range-address="Sheet1.AD94:Sheet1.AK94" chart:label-cell-address="Sheet1.AC94:Sheet1.AC94" chart:class="chart:scatter">
            <chart:domain table:cell-range-address="Sheet1.AD75:Sheet1.AK75"/>
            <chart:data-point chart:repeated="8"/>
          </chart:series>
          <chart:series chart:style-name="ch11" chart:values-cell-range-address="Sheet1.AD96:Sheet1.AK96" chart:label-cell-address="Sheet1.AC96:Sheet1.AC96" chart:class="chart:scatter">
            <chart:data-point chart:repeated="8"/>
          </chart:series>
          <chart:series chart:style-name="ch12" chart:values-cell-range-address="Sheet1.AD98:Sheet1.AK98" chart:label-cell-address="Sheet1.AC98:Sheet1.AC98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75</text:p>
                <draw:g>
                  <svg:desc/>
                </draw:g>
              </table:table-cell>
              <table:table-cell office:value-type="float" office:value="100000">
                <text:p>100000</text:p>
                <draw:g>
                  <svg:desc>Sheet1.AD75:Sheet1.AK75</svg:desc>
                </draw:g>
              </table:table-cell>
              <table:table-cell office:value-type="float" office:value="200000">
                <text:p>200000</text:p>
              </table:table-cell>
              <table:table-cell office:value-type="float" office:value="300000">
                <text:p>300000</text:p>
              </table:table-cell>
              <table:table-cell office:value-type="float" office:value="400000">
                <text:p>400000</text:p>
              </table:table-cell>
              <table:table-cell office:value-type="float" office:value="500000">
                <text:p>500000</text:p>
              </table:table-cell>
              <table:table-cell office:value-type="float" office:value="600000">
                <text:p>600000</text:p>
              </table:table-cell>
              <table:table-cell office:value-type="float" office:value="700000">
                <text:p>700000</text:p>
              </table:table-cell>
              <table:table-cell office:value-type="float" office:value="800000">
                <text:p>800000</text:p>
              </table:table-cell>
            </table:table-row>
            <table:table-row>
              <table:table-cell office:value-type="string">
                <text:p>Snappy</text:p>
                <draw:g>
                  <svg:desc>Sheet1.AC94:Sheet1.AC94</svg:desc>
                </draw:g>
              </table:table-cell>
              <table:table-cell office:value-type="float" office:value="9.45">
                <text:p>9.45</text:p>
                <draw:g>
                  <svg:desc>Sheet1.AD94:Sheet1.AK94</svg:desc>
                </draw:g>
              </table:table-cell>
              <table:table-cell office:value-type="float" office:value="18.88">
                <text:p>18.88</text:p>
              </table:table-cell>
              <table:table-cell office:value-type="float" office:value="27.99">
                <text:p>27.99</text:p>
              </table:table-cell>
              <table:table-cell office:value-type="float" office:value="37.26">
                <text:p>37.26</text:p>
              </table:table-cell>
              <table:table-cell office:value-type="float" office:value="46.34">
                <text:p>46.34</text:p>
              </table:table-cell>
              <table:table-cell office:value-type="float" office:value="55.36">
                <text:p>55.36</text:p>
              </table:table-cell>
              <table:table-cell office:value-type="float" office:value="64.47">
                <text:p>64.47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Gzip</text:p>
                <draw:g>
                  <svg:desc>Sheet1.AC96:Sheet1.AC96</svg:desc>
                </draw:g>
              </table:table-cell>
              <table:table-cell office:value-type="float" office:value="9.56">
                <text:p>9.56</text:p>
                <draw:g>
                  <svg:desc>Sheet1.AD96:Sheet1.AK96</svg:desc>
                </draw:g>
              </table:table-cell>
              <table:table-cell office:value-type="float" office:value="19.28">
                <text:p>19.28</text:p>
              </table:table-cell>
              <table:table-cell office:value-type="float" office:value="28.79">
                <text:p>28.79</text:p>
              </table:table-cell>
              <table:table-cell office:value-type="float" office:value="38.61">
                <text:p>38.61</text:p>
              </table:table-cell>
              <table:table-cell office:value-type="float" office:value="48.2">
                <text:p>48.2</text:p>
              </table:table-cell>
              <table:table-cell office:value-type="float" office:value="57.85">
                <text:p>57.85</text:p>
              </table:table-cell>
              <table:table-cell office:value-type="float" office:value="67.44">
                <text:p>67.44</text:p>
              </table:table-cell>
              <table:table-cell office:value-type="float" office:value="77.19">
                <text:p>77.19</text:p>
              </table:table-cell>
            </table:table-row>
            <table:table-row>
              <table:table-cell office:value-type="string">
                <text:p>None</text:p>
                <draw:g>
                  <svg:desc>Sheet1.AC98:Sheet1.AC98</svg:desc>
                </draw:g>
              </table:table-cell>
              <table:table-cell office:value-type="float" office:value="9.1">
                <text:p>9.1</text:p>
                <draw:g>
                  <svg:desc>Sheet1.AD98:Sheet1.AK98</svg:desc>
                </draw:g>
              </table:table-cell>
              <table:table-cell office:value-type="float" office:value="18.22">
                <text:p>18.22</text:p>
              </table:table-cell>
              <table:table-cell office:value-type="float" office:value="27.24">
                <text:p>27.24</text:p>
              </table:table-cell>
              <table:table-cell office:value-type="float" office:value="36.39">
                <text:p>36.39</text:p>
              </table:table-cell>
              <table:table-cell office:value-type="float" office:value="45.58">
                <text:p>45.58</text:p>
              </table:table-cell>
              <table:table-cell office:value-type="float" office:value="54.7">
                <text:p>54.7</text:p>
              </table:table-cell>
              <table:table-cell office:value-type="float" office:value="63.73">
                <text:p>63.73</text:p>
              </table:table-cell>
              <table:table-cell office:value-type="float" office:value="72.89">
                <text:p>72.8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interval-major="20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9cm" xlink:href=".." xlink:type="simple" chart:class="chart:scatter" chart:style-name="ch1">
        <chart:title svg:x="3.206cm" svg:y="0.316cm" chart:style-name="ch2">
          <text:p>B+ Tree 70 Block Size, Random Prefix Searches</text:p>
        </chart:title>
        <chart:legend chart:legend-position="end" svg:x="13.49cm" svg:y="3.668cm" style:legend-expansion="high" chart:style-name="ch3"/>
        <chart:plot-area chart:style-name="ch4" table:cell-range-address="Sheet1.AC75:Sheet1.AK75 Sheet1.AC88:Sheet1.AK88 Sheet1.AC90:Sheet1.AK90 Sheet1.AC92:Sheet1.AK92" chart:data-source-has-labels="column" svg:x="1.357cm" svg:y="1.635cm" svg:width="11.495cm" svg:height="6.186cm">
          <chartooo:coordinate-region svg:x="2.164cm" svg:y="1.847cm" svg:width="10.038cm" svg:height="5.301cm"/>
          <chart:axis chart:dimension="x" chart:name="primary-x" chart:style-name="ch5">
            <chart:title svg:x="5.909cm" svg:y="8.002cm" chart:style-name="ch6">
              <text:p>Prefix Searches</text:p>
            </chart:title>
          </chart:axis>
          <chart:axis chart:dimension="y" chart:name="primary-y" chart:style-name="ch7">
            <chart:title svg:x="0.451cm" svg:y="5.394cm" chart:style-name="ch8">
              <text:p>Time (s)</text:p>
            </chart:title>
            <chart:grid chart:style-name="ch9" chart:class="major"/>
          </chart:axis>
          <chart:series chart:style-name="ch10" chart:values-cell-range-address="Sheet1.AD88:Sheet1.AK88" chart:label-cell-address="Sheet1.AC88:Sheet1.AC88" chart:class="chart:scatter">
            <chart:domain table:cell-range-address="Sheet1.AD75:Sheet1.AK75"/>
            <chart:data-point chart:repeated="8"/>
          </chart:series>
          <chart:series chart:style-name="ch11" chart:values-cell-range-address="Sheet1.AD90:Sheet1.AK90" chart:label-cell-address="Sheet1.AC90:Sheet1.AC90" chart:class="chart:scatter">
            <chart:data-point chart:repeated="8"/>
          </chart:series>
          <chart:series chart:style-name="ch12" chart:values-cell-range-address="Sheet1.AD92:Sheet1.AK92" chart:label-cell-address="Sheet1.AC92:Sheet1.AC92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75</text:p>
                <draw:g>
                  <svg:desc/>
                </draw:g>
              </table:table-cell>
              <table:table-cell office:value-type="float" office:value="100000">
                <text:p>100000</text:p>
                <draw:g>
                  <svg:desc>Sheet1.AD75:Sheet1.AK75</svg:desc>
                </draw:g>
              </table:table-cell>
              <table:table-cell office:value-type="float" office:value="200000">
                <text:p>200000</text:p>
              </table:table-cell>
              <table:table-cell office:value-type="float" office:value="300000">
                <text:p>300000</text:p>
              </table:table-cell>
              <table:table-cell office:value-type="float" office:value="400000">
                <text:p>400000</text:p>
              </table:table-cell>
              <table:table-cell office:value-type="float" office:value="500000">
                <text:p>500000</text:p>
              </table:table-cell>
              <table:table-cell office:value-type="float" office:value="600000">
                <text:p>600000</text:p>
              </table:table-cell>
              <table:table-cell office:value-type="float" office:value="700000">
                <text:p>700000</text:p>
              </table:table-cell>
              <table:table-cell office:value-type="float" office:value="800000">
                <text:p>800000</text:p>
              </table:table-cell>
            </table:table-row>
            <table:table-row>
              <table:table-cell office:value-type="string">
                <text:p>Snappy</text:p>
                <draw:g>
                  <svg:desc>Sheet1.AC88:Sheet1.AC88</svg:desc>
                </draw:g>
              </table:table-cell>
              <table:table-cell office:value-type="float" office:value="10.82">
                <text:p>10.82</text:p>
                <draw:g>
                  <svg:desc>Sheet1.AD88:Sheet1.AK88</svg:desc>
                </draw:g>
              </table:table-cell>
              <table:table-cell office:value-type="float" office:value="21.98">
                <text:p>21.98</text:p>
              </table:table-cell>
              <table:table-cell office:value-type="float" office:value="33.15">
                <text:p>33.15</text:p>
              </table:table-cell>
              <table:table-cell office:value-type="float" office:value="44.17">
                <text:p>44.17</text:p>
              </table:table-cell>
              <table:table-cell office:value-type="float" office:value="55.1">
                <text:p>55.1</text:p>
              </table:table-cell>
              <table:table-cell office:value-type="float" office:value="66.07">
                <text:p>66.07</text:p>
              </table:table-cell>
              <table:table-cell office:value-type="float" office:value="77.12">
                <text:p>77.12</text:p>
              </table:table-cell>
              <table:table-cell office:value-type="float" office:value="88.31">
                <text:p>88.31</text:p>
              </table:table-cell>
            </table:table-row>
            <table:table-row>
              <table:table-cell office:value-type="string">
                <text:p>Gzip</text:p>
                <draw:g>
                  <svg:desc>Sheet1.AC90:Sheet1.AC90</svg:desc>
                </draw:g>
              </table:table-cell>
              <table:table-cell office:value-type="float" office:value="19.09">
                <text:p>19.09</text:p>
                <draw:g>
                  <svg:desc>Sheet1.AD90:Sheet1.AK90</svg:desc>
                </draw:g>
              </table:table-cell>
              <table:table-cell office:value-type="float" office:value="38.32">
                <text:p>38.32</text:p>
              </table:table-cell>
              <table:table-cell office:value-type="float" office:value="57.35">
                <text:p>57.35</text:p>
              </table:table-cell>
              <table:table-cell office:value-type="float" office:value="76.37">
                <text:p>76.37</text:p>
              </table:table-cell>
              <table:table-cell office:value-type="float" office:value="95.89">
                <text:p>95.89</text:p>
              </table:table-cell>
              <table:table-cell office:value-type="float" office:value="115.15">
                <text:p>115.15</text:p>
              </table:table-cell>
              <table:table-cell office:value-type="float" office:value="134.77">
                <text:p>134.77</text:p>
              </table:table-cell>
              <table:table-cell office:value-type="float" office:value="154.35">
                <text:p>154.35</text:p>
              </table:table-cell>
            </table:table-row>
            <table:table-row>
              <table:table-cell office:value-type="string">
                <text:p>None</text:p>
                <draw:g>
                  <svg:desc>Sheet1.AC92:Sheet1.AC92</svg:desc>
                </draw:g>
              </table:table-cell>
              <table:table-cell office:value-type="float" office:value="9.48">
                <text:p>9.48</text:p>
                <draw:g>
                  <svg:desc>Sheet1.AD92:Sheet1.AK92</svg:desc>
                </draw:g>
              </table:table-cell>
              <table:table-cell office:value-type="float" office:value="19.19">
                <text:p>19.19</text:p>
              </table:table-cell>
              <table:table-cell office:value-type="float" office:value="28.9">
                <text:p>28.9</text:p>
              </table:table-cell>
              <table:table-cell office:value-type="float" office:value="38.59">
                <text:p>38.59</text:p>
              </table:table-cell>
              <table:table-cell office:value-type="float" office:value="48.31">
                <text:p>48.31</text:p>
              </table:table-cell>
              <table:table-cell office:value-type="float" office:value="58.07">
                <text:p>58.07</text:p>
              </table:table-cell>
              <table:table-cell office:value-type="float" office:value="67.52">
                <text:p>67.52</text:p>
              </table:table-cell>
              <table:table-cell office:value-type="float" office:value="77.47">
                <text:p>77.4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